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dimer_all.dat">
        <table:table-row>
          <table:table-cell table:style-name="pd1" office:value-type="string" office:value="quantity">
            <text:p>quantity</text:p>
          </table:table-cell>
          <table:table-cell table:style-name="pd1" office:value-type="string" office:value="A01">
            <text:p>A01</text:p>
          </table:table-cell>
          <table:table-cell table:style-name="pd1" office:value-type="string" office:value="dlength">
            <text:p>dlength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njobs">
            <text:p>njobs</text:p>
          </table:table-cell>
          <table:table-cell table:style-name="pd1" office:value-type="string" office:value="file">
            <text:p>file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0a_mu.dat">
            <text:p>dimer0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0a_mu.dat">
            <text:p>dimer0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6.28258">
            <text:p>6.28258</text:p>
          </table:table-cell>
          <table:table-cell office:value-type="float" office:value="0.000305">
            <text:p>0.000305</text:p>
          </table:table-cell>
          <table:table-cell office:value-type="float" office:value="40">
            <text:p>40</text:p>
          </table:table-cell>
          <table:table-cell office:value-type="string" office:value="dimer00a_mu.dat">
            <text:p>dimer0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5.67216">
            <text:p>5.67216</text:p>
          </table:table-cell>
          <table:table-cell office:value-type="float" office:value="0.000462">
            <text:p>0.000462</text:p>
          </table:table-cell>
          <table:table-cell office:value-type="float" office:value="40">
            <text:p>40</text:p>
          </table:table-cell>
          <table:table-cell office:value-type="string" office:value="dimer00a_mu.dat">
            <text:p>dimer0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2.5652">
            <text:p>12.5652</text:p>
          </table:table-cell>
          <table:table-cell office:value-type="float" office:value="0.000611">
            <text:p>0.000611</text:p>
          </table:table-cell>
          <table:table-cell office:value-type="float" office:value="40">
            <text:p>40</text:p>
          </table:table-cell>
          <table:table-cell office:value-type="string" office:value="dimer00a_mu.dat">
            <text:p>dimer0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0.2401">
            <text:p>10.2401</text:p>
          </table:table-cell>
          <table:table-cell office:value-type="float" office:value="0.002438">
            <text:p>0.002438</text:p>
          </table:table-cell>
          <table:table-cell office:value-type="float" office:value="40">
            <text:p>40</text:p>
          </table:table-cell>
          <table:table-cell office:value-type="string" office:value="dimer00a_mu.dat">
            <text:p>dimer0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8.8477">
            <text:p>18.8477</text:p>
          </table:table-cell>
          <table:table-cell office:value-type="float" office:value="0.000916">
            <text:p>0.000916</text:p>
          </table:table-cell>
          <table:table-cell office:value-type="float" office:value="40">
            <text:p>40</text:p>
          </table:table-cell>
          <table:table-cell office:value-type="string" office:value="dimer00a_mu.dat">
            <text:p>dimer0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3.8809">
            <text:p>13.8809</text:p>
          </table:table-cell>
          <table:table-cell office:value-type="float" office:value="0.011363">
            <text:p>0.011363</text:p>
          </table:table-cell>
          <table:table-cell office:value-type="float" office:value="40">
            <text:p>40</text:p>
          </table:table-cell>
          <table:table-cell office:value-type="string" office:value="dimer00a_mu.dat">
            <text:p>dimer0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float" office:value="25.1303">
            <text:p>25.1303</text:p>
          </table:table-cell>
          <table:table-cell office:value-type="float" office:value="0.001223">
            <text:p>0.001223</text:p>
          </table:table-cell>
          <table:table-cell office:value-type="float" office:value="40">
            <text:p>40</text:p>
          </table:table-cell>
          <table:table-cell office:value-type="string" office:value="dimer00a_mu.dat">
            <text:p>dimer0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float" office:value="16.7866">
            <text:p>16.7866</text:p>
          </table:table-cell>
          <table:table-cell office:value-type="float" office:value="0.039207">
            <text:p>0.039207</text:p>
          </table:table-cell>
          <table:table-cell office:value-type="float" office:value="40">
            <text:p>40</text:p>
          </table:table-cell>
          <table:table-cell office:value-type="string" office:value="dimer00a_mu.dat">
            <text:p>dimer0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31.4129">
            <text:p>31.4129</text:p>
          </table:table-cell>
          <table:table-cell office:value-type="float" office:value="0.001526">
            <text:p>0.001526</text:p>
          </table:table-cell>
          <table:table-cell office:value-type="float" office:value="40">
            <text:p>40</text:p>
          </table:table-cell>
          <table:table-cell office:value-type="string" office:value="dimer00a_mu.dat">
            <text:p>dimer0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19.1896">
            <text:p>19.1896</text:p>
          </table:table-cell>
          <table:table-cell office:value-type="float" office:value="0.086364">
            <text:p>0.086364</text:p>
          </table:table-cell>
          <table:table-cell office:value-type="float" office:value="40">
            <text:p>40</text:p>
          </table:table-cell>
          <table:table-cell office:value-type="string" office:value="dimer00a_mu.dat">
            <text:p>dimer0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0b_mu.dat">
            <text:p>dimer0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0b_mu.dat">
            <text:p>dimer0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6.2838">
            <text:p>6.2838</text:p>
          </table:table-cell>
          <table:table-cell office:value-type="float" office:value="0.000352">
            <text:p>0.000352</text:p>
          </table:table-cell>
          <table:table-cell office:value-type="float" office:value="40">
            <text:p>40</text:p>
          </table:table-cell>
          <table:table-cell office:value-type="string" office:value="dimer00b_mu.dat">
            <text:p>dimer0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5.67347">
            <text:p>5.67347</text:p>
          </table:table-cell>
          <table:table-cell office:value-type="float" office:value="0.000455">
            <text:p>0.000455</text:p>
          </table:table-cell>
          <table:table-cell office:value-type="float" office:value="40">
            <text:p>40</text:p>
          </table:table-cell>
          <table:table-cell office:value-type="string" office:value="dimer00b_mu.dat">
            <text:p>dimer0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2.5676">
            <text:p>12.5676</text:p>
          </table:table-cell>
          <table:table-cell office:value-type="float" office:value="0.000704">
            <text:p>0.000704</text:p>
          </table:table-cell>
          <table:table-cell office:value-type="float" office:value="40">
            <text:p>40</text:p>
          </table:table-cell>
          <table:table-cell office:value-type="string" office:value="dimer00b_mu.dat">
            <text:p>dimer0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0.2397">
            <text:p>10.2397</text:p>
          </table:table-cell>
          <table:table-cell office:value-type="float" office:value="0.001949">
            <text:p>0.001949</text:p>
          </table:table-cell>
          <table:table-cell office:value-type="float" office:value="40">
            <text:p>40</text:p>
          </table:table-cell>
          <table:table-cell office:value-type="string" office:value="dimer00b_mu.dat">
            <text:p>dimer0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8.8514">
            <text:p>18.8514</text:p>
          </table:table-cell>
          <table:table-cell office:value-type="float" office:value="0.001057">
            <text:p>0.001057</text:p>
          </table:table-cell>
          <table:table-cell office:value-type="float" office:value="40">
            <text:p>40</text:p>
          </table:table-cell>
          <table:table-cell office:value-type="string" office:value="dimer00b_mu.dat">
            <text:p>dimer0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3.8712">
            <text:p>13.8712</text:p>
          </table:table-cell>
          <table:table-cell office:value-type="float" office:value="0.00925">
            <text:p>0.00925</text:p>
          </table:table-cell>
          <table:table-cell office:value-type="float" office:value="40">
            <text:p>40</text:p>
          </table:table-cell>
          <table:table-cell office:value-type="string" office:value="dimer00b_mu.dat">
            <text:p>dimer0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float" office:value="25.1352">
            <text:p>25.1352</text:p>
          </table:table-cell>
          <table:table-cell office:value-type="float" office:value="0.001411">
            <text:p>0.001411</text:p>
          </table:table-cell>
          <table:table-cell office:value-type="float" office:value="40">
            <text:p>40</text:p>
          </table:table-cell>
          <table:table-cell office:value-type="string" office:value="dimer00b_mu.dat">
            <text:p>dimer0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float" office:value="16.7704">
            <text:p>16.7704</text:p>
          </table:table-cell>
          <table:table-cell office:value-type="float" office:value="0.032091">
            <text:p>0.032091</text:p>
          </table:table-cell>
          <table:table-cell office:value-type="float" office:value="40">
            <text:p>40</text:p>
          </table:table-cell>
          <table:table-cell office:value-type="string" office:value="dimer00b_mu.dat">
            <text:p>dimer0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31.419">
            <text:p>31.419</text:p>
          </table:table-cell>
          <table:table-cell office:value-type="float" office:value="0.001764">
            <text:p>0.001764</text:p>
          </table:table-cell>
          <table:table-cell office:value-type="float" office:value="40">
            <text:p>40</text:p>
          </table:table-cell>
          <table:table-cell office:value-type="string" office:value="dimer00b_mu.dat">
            <text:p>dimer0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19.1818">
            <text:p>19.1818</text:p>
          </table:table-cell>
          <table:table-cell office:value-type="float" office:value="0.069135">
            <text:p>0.069135</text:p>
          </table:table-cell>
          <table:table-cell office:value-type="float" office:value="40">
            <text:p>40</text:p>
          </table:table-cell>
          <table:table-cell office:value-type="string" office:value="dimer00b_mu.dat">
            <text:p>dimer0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1a_mu.dat">
            <text:p>dimer0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1a_mu.dat">
            <text:p>dimer0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1">
            <text:p>0.1</text:p>
          </table:table-cell>
          <table:table-cell office:value-type="float" office:value="6.28251">
            <text:p>6.28251</text:p>
          </table:table-cell>
          <table:table-cell office:value-type="float" office:value="0.000299">
            <text:p>0.000299</text:p>
          </table:table-cell>
          <table:table-cell office:value-type="float" office:value="40">
            <text:p>40</text:p>
          </table:table-cell>
          <table:table-cell office:value-type="string" office:value="dimer01a_mu.dat">
            <text:p>dimer0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1">
            <text:p>0.1</text:p>
          </table:table-cell>
          <table:table-cell office:value-type="float" office:value="5.68206">
            <text:p>5.68206</text:p>
          </table:table-cell>
          <table:table-cell office:value-type="float" office:value="0.000463">
            <text:p>0.000463</text:p>
          </table:table-cell>
          <table:table-cell office:value-type="float" office:value="40">
            <text:p>40</text:p>
          </table:table-cell>
          <table:table-cell office:value-type="string" office:value="dimer01a_mu.dat">
            <text:p>dimer0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1">
            <text:p>0.1</text:p>
          </table:table-cell>
          <table:table-cell office:value-type="float" office:value="12.565">
            <text:p>12.565</text:p>
          </table:table-cell>
          <table:table-cell office:value-type="float" office:value="0.000598">
            <text:p>0.000598</text:p>
          </table:table-cell>
          <table:table-cell office:value-type="float" office:value="40">
            <text:p>40</text:p>
          </table:table-cell>
          <table:table-cell office:value-type="string" office:value="dimer01a_mu.dat">
            <text:p>dimer0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1">
            <text:p>0.1</text:p>
          </table:table-cell>
          <table:table-cell office:value-type="float" office:value="10.2735">
            <text:p>10.2735</text:p>
          </table:table-cell>
          <table:table-cell office:value-type="float" office:value="0.002498">
            <text:p>0.002498</text:p>
          </table:table-cell>
          <table:table-cell office:value-type="float" office:value="40">
            <text:p>40</text:p>
          </table:table-cell>
          <table:table-cell office:value-type="string" office:value="dimer01a_mu.dat">
            <text:p>dimer0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1">
            <text:p>0.1</text:p>
          </table:table-cell>
          <table:table-cell office:value-type="float" office:value="18.8475">
            <text:p>18.8475</text:p>
          </table:table-cell>
          <table:table-cell office:value-type="float" office:value="0.000896">
            <text:p>0.000896</text:p>
          </table:table-cell>
          <table:table-cell office:value-type="float" office:value="40">
            <text:p>40</text:p>
          </table:table-cell>
          <table:table-cell office:value-type="string" office:value="dimer01a_mu.dat">
            <text:p>dimer0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1">
            <text:p>0.1</text:p>
          </table:table-cell>
          <table:table-cell office:value-type="float" office:value="13.9494">
            <text:p>13.9494</text:p>
          </table:table-cell>
          <table:table-cell office:value-type="float" office:value="0.010963">
            <text:p>0.010963</text:p>
          </table:table-cell>
          <table:table-cell office:value-type="float" office:value="40">
            <text:p>40</text:p>
          </table:table-cell>
          <table:table-cell office:value-type="string" office:value="dimer01a_mu.dat">
            <text:p>dimer0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1">
            <text:p>0.1</text:p>
          </table:table-cell>
          <table:table-cell office:value-type="float" office:value="25.13">
            <text:p>25.13</text:p>
          </table:table-cell>
          <table:table-cell office:value-type="float" office:value="0.001195">
            <text:p>0.001195</text:p>
          </table:table-cell>
          <table:table-cell office:value-type="float" office:value="40">
            <text:p>40</text:p>
          </table:table-cell>
          <table:table-cell office:value-type="string" office:value="dimer01a_mu.dat">
            <text:p>dimer0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1">
            <text:p>0.1</text:p>
          </table:table-cell>
          <table:table-cell office:value-type="float" office:value="16.9126">
            <text:p>16.9126</text:p>
          </table:table-cell>
          <table:table-cell office:value-type="float" office:value="0.034225">
            <text:p>0.034225</text:p>
          </table:table-cell>
          <table:table-cell office:value-type="float" office:value="40">
            <text:p>40</text:p>
          </table:table-cell>
          <table:table-cell office:value-type="string" office:value="dimer01a_mu.dat">
            <text:p>dimer0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1">
            <text:p>0.1</text:p>
          </table:table-cell>
          <table:table-cell office:value-type="float" office:value="31.4125">
            <text:p>31.4125</text:p>
          </table:table-cell>
          <table:table-cell office:value-type="float" office:value="0.001495">
            <text:p>0.001495</text:p>
          </table:table-cell>
          <table:table-cell office:value-type="float" office:value="40">
            <text:p>40</text:p>
          </table:table-cell>
          <table:table-cell office:value-type="string" office:value="dimer01a_mu.dat">
            <text:p>dimer0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1">
            <text:p>0.1</text:p>
          </table:table-cell>
          <table:table-cell office:value-type="float" office:value="19.3928">
            <text:p>19.3928</text:p>
          </table:table-cell>
          <table:table-cell office:value-type="float" office:value="0.073181">
            <text:p>0.073181</text:p>
          </table:table-cell>
          <table:table-cell office:value-type="float" office:value="40">
            <text:p>40</text:p>
          </table:table-cell>
          <table:table-cell office:value-type="string" office:value="dimer01a_mu.dat">
            <text:p>dimer0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1b_mu.dat">
            <text:p>dimer0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1b_mu.dat">
            <text:p>dimer0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1">
            <text:p>0.1</text:p>
          </table:table-cell>
          <table:table-cell office:value-type="float" office:value="6.28376">
            <text:p>6.28376</text:p>
          </table:table-cell>
          <table:table-cell office:value-type="float" office:value="0.000352">
            <text:p>0.000352</text:p>
          </table:table-cell>
          <table:table-cell office:value-type="float" office:value="40">
            <text:p>40</text:p>
          </table:table-cell>
          <table:table-cell office:value-type="string" office:value="dimer01b_mu.dat">
            <text:p>dimer0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1">
            <text:p>0.1</text:p>
          </table:table-cell>
          <table:table-cell office:value-type="float" office:value="5.68346">
            <text:p>5.68346</text:p>
          </table:table-cell>
          <table:table-cell office:value-type="float" office:value="0.000452">
            <text:p>0.000452</text:p>
          </table:table-cell>
          <table:table-cell office:value-type="float" office:value="40">
            <text:p>40</text:p>
          </table:table-cell>
          <table:table-cell office:value-type="string" office:value="dimer01b_mu.dat">
            <text:p>dimer0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1">
            <text:p>0.1</text:p>
          </table:table-cell>
          <table:table-cell office:value-type="float" office:value="12.5675">
            <text:p>12.5675</text:p>
          </table:table-cell>
          <table:table-cell office:value-type="float" office:value="0.000704">
            <text:p>0.000704</text:p>
          </table:table-cell>
          <table:table-cell office:value-type="float" office:value="40">
            <text:p>40</text:p>
          </table:table-cell>
          <table:table-cell office:value-type="string" office:value="dimer01b_mu.dat">
            <text:p>dimer0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1">
            <text:p>0.1</text:p>
          </table:table-cell>
          <table:table-cell office:value-type="float" office:value="10.274">
            <text:p>10.274</text:p>
          </table:table-cell>
          <table:table-cell office:value-type="float" office:value="0.001891">
            <text:p>0.001891</text:p>
          </table:table-cell>
          <table:table-cell office:value-type="float" office:value="40">
            <text:p>40</text:p>
          </table:table-cell>
          <table:table-cell office:value-type="string" office:value="dimer01b_mu.dat">
            <text:p>dimer0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1">
            <text:p>0.1</text:p>
          </table:table-cell>
          <table:table-cell office:value-type="float" office:value="18.8513">
            <text:p>18.8513</text:p>
          </table:table-cell>
          <table:table-cell office:value-type="float" office:value="0.001054">
            <text:p>0.001054</text:p>
          </table:table-cell>
          <table:table-cell office:value-type="float" office:value="40">
            <text:p>40</text:p>
          </table:table-cell>
          <table:table-cell office:value-type="string" office:value="dimer01b_mu.dat">
            <text:p>dimer0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1">
            <text:p>0.1</text:p>
          </table:table-cell>
          <table:table-cell office:value-type="float" office:value="13.9417">
            <text:p>13.9417</text:p>
          </table:table-cell>
          <table:table-cell office:value-type="float" office:value="0.008584">
            <text:p>0.008584</text:p>
          </table:table-cell>
          <table:table-cell office:value-type="float" office:value="40">
            <text:p>40</text:p>
          </table:table-cell>
          <table:table-cell office:value-type="string" office:value="dimer01b_mu.dat">
            <text:p>dimer0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1">
            <text:p>0.1</text:p>
          </table:table-cell>
          <table:table-cell office:value-type="float" office:value="25.135">
            <text:p>25.135</text:p>
          </table:table-cell>
          <table:table-cell office:value-type="float" office:value="0.001405">
            <text:p>0.001405</text:p>
          </table:table-cell>
          <table:table-cell office:value-type="float" office:value="40">
            <text:p>40</text:p>
          </table:table-cell>
          <table:table-cell office:value-type="string" office:value="dimer01b_mu.dat">
            <text:p>dimer0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1">
            <text:p>0.1</text:p>
          </table:table-cell>
          <table:table-cell office:value-type="float" office:value="16.8872">
            <text:p>16.8872</text:p>
          </table:table-cell>
          <table:table-cell office:value-type="float" office:value="0.029089">
            <text:p>0.029089</text:p>
          </table:table-cell>
          <table:table-cell office:value-type="float" office:value="40">
            <text:p>40</text:p>
          </table:table-cell>
          <table:table-cell office:value-type="string" office:value="dimer01b_mu.dat">
            <text:p>dimer0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1">
            <text:p>0.1</text:p>
          </table:table-cell>
          <table:table-cell office:value-type="float" office:value="31.4188">
            <text:p>31.4188</text:p>
          </table:table-cell>
          <table:table-cell office:value-type="float" office:value="0.00176">
            <text:p>0.00176</text:p>
          </table:table-cell>
          <table:table-cell office:value-type="float" office:value="40">
            <text:p>40</text:p>
          </table:table-cell>
          <table:table-cell office:value-type="string" office:value="dimer01b_mu.dat">
            <text:p>dimer0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1">
            <text:p>0.1</text:p>
          </table:table-cell>
          <table:table-cell office:value-type="float" office:value="19.3457">
            <text:p>19.3457</text:p>
          </table:table-cell>
          <table:table-cell office:value-type="float" office:value="0.063109">
            <text:p>0.063109</text:p>
          </table:table-cell>
          <table:table-cell office:value-type="float" office:value="40">
            <text:p>40</text:p>
          </table:table-cell>
          <table:table-cell office:value-type="string" office:value="dimer01b_mu.dat">
            <text:p>dimer0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2a_mu.dat">
            <text:p>dimer0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2a_mu.dat">
            <text:p>dimer0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2">
            <text:p>0.2</text:p>
          </table:table-cell>
          <table:table-cell office:value-type="float" office:value="6.28246">
            <text:p>6.28246</text:p>
          </table:table-cell>
          <table:table-cell office:value-type="float" office:value="0.000281">
            <text:p>0.000281</text:p>
          </table:table-cell>
          <table:table-cell office:value-type="float" office:value="40">
            <text:p>40</text:p>
          </table:table-cell>
          <table:table-cell office:value-type="string" office:value="dimer02a_mu.dat">
            <text:p>dimer0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2">
            <text:p>0.2</text:p>
          </table:table-cell>
          <table:table-cell office:value-type="float" office:value="5.71004">
            <text:p>5.71004</text:p>
          </table:table-cell>
          <table:table-cell office:value-type="float" office:value="0.000451">
            <text:p>0.000451</text:p>
          </table:table-cell>
          <table:table-cell office:value-type="float" office:value="40">
            <text:p>40</text:p>
          </table:table-cell>
          <table:table-cell office:value-type="string" office:value="dimer02a_mu.dat">
            <text:p>dimer0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2">
            <text:p>0.2</text:p>
          </table:table-cell>
          <table:table-cell office:value-type="float" office:value="12.5649">
            <text:p>12.5649</text:p>
          </table:table-cell>
          <table:table-cell office:value-type="float" office:value="0.000563">
            <text:p>0.000563</text:p>
          </table:table-cell>
          <table:table-cell office:value-type="float" office:value="40">
            <text:p>40</text:p>
          </table:table-cell>
          <table:table-cell office:value-type="string" office:value="dimer02a_mu.dat">
            <text:p>dimer0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2">
            <text:p>0.2</text:p>
          </table:table-cell>
          <table:table-cell office:value-type="float" office:value="10.369">
            <text:p>10.369</text:p>
          </table:table-cell>
          <table:table-cell office:value-type="float" office:value="0.002448">
            <text:p>0.002448</text:p>
          </table:table-cell>
          <table:table-cell office:value-type="float" office:value="40">
            <text:p>40</text:p>
          </table:table-cell>
          <table:table-cell office:value-type="string" office:value="dimer02a_mu.dat">
            <text:p>dimer0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2">
            <text:p>0.2</text:p>
          </table:table-cell>
          <table:table-cell office:value-type="float" office:value="18.8474">
            <text:p>18.8474</text:p>
          </table:table-cell>
          <table:table-cell office:value-type="float" office:value="0.000845">
            <text:p>0.000845</text:p>
          </table:table-cell>
          <table:table-cell office:value-type="float" office:value="40">
            <text:p>40</text:p>
          </table:table-cell>
          <table:table-cell office:value-type="string" office:value="dimer02a_mu.dat">
            <text:p>dimer0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2">
            <text:p>0.2</text:p>
          </table:table-cell>
          <table:table-cell office:value-type="float" office:value="14.137">
            <text:p>14.137</text:p>
          </table:table-cell>
          <table:table-cell office:value-type="float" office:value="0.010273">
            <text:p>0.010273</text:p>
          </table:table-cell>
          <table:table-cell office:value-type="float" office:value="40">
            <text:p>40</text:p>
          </table:table-cell>
          <table:table-cell office:value-type="string" office:value="dimer02a_mu.dat">
            <text:p>dimer0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2">
            <text:p>0.2</text:p>
          </table:table-cell>
          <table:table-cell office:value-type="float" office:value="25.1298">
            <text:p>25.1298</text:p>
          </table:table-cell>
          <table:table-cell office:value-type="float" office:value="0.001124">
            <text:p>0.001124</text:p>
          </table:table-cell>
          <table:table-cell office:value-type="float" office:value="40">
            <text:p>40</text:p>
          </table:table-cell>
          <table:table-cell office:value-type="string" office:value="dimer02a_mu.dat">
            <text:p>dimer0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2">
            <text:p>0.2</text:p>
          </table:table-cell>
          <table:table-cell office:value-type="float" office:value="17.2129">
            <text:p>17.2129</text:p>
          </table:table-cell>
          <table:table-cell office:value-type="float" office:value="0.030203">
            <text:p>0.030203</text:p>
          </table:table-cell>
          <table:table-cell office:value-type="float" office:value="40">
            <text:p>40</text:p>
          </table:table-cell>
          <table:table-cell office:value-type="string" office:value="dimer02a_mu.dat">
            <text:p>dimer0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2">
            <text:p>0.2</text:p>
          </table:table-cell>
          <table:table-cell office:value-type="float" office:value="31.4123">
            <text:p>31.4123</text:p>
          </table:table-cell>
          <table:table-cell office:value-type="float" office:value="0.001407">
            <text:p>0.001407</text:p>
          </table:table-cell>
          <table:table-cell office:value-type="float" office:value="40">
            <text:p>40</text:p>
          </table:table-cell>
          <table:table-cell office:value-type="string" office:value="dimer02a_mu.dat">
            <text:p>dimer0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2">
            <text:p>0.2</text:p>
          </table:table-cell>
          <table:table-cell office:value-type="float" office:value="19.8211">
            <text:p>19.8211</text:p>
          </table:table-cell>
          <table:table-cell office:value-type="float" office:value="0.062344">
            <text:p>0.062344</text:p>
          </table:table-cell>
          <table:table-cell office:value-type="float" office:value="40">
            <text:p>40</text:p>
          </table:table-cell>
          <table:table-cell office:value-type="string" office:value="dimer02a_mu.dat">
            <text:p>dimer0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2b_mu.dat">
            <text:p>dimer0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2b_mu.dat">
            <text:p>dimer0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2">
            <text:p>0.2</text:p>
          </table:table-cell>
          <table:table-cell office:value-type="float" office:value="6.28371">
            <text:p>6.28371</text:p>
          </table:table-cell>
          <table:table-cell office:value-type="float" office:value="0.000336">
            <text:p>0.000336</text:p>
          </table:table-cell>
          <table:table-cell office:value-type="float" office:value="40">
            <text:p>40</text:p>
          </table:table-cell>
          <table:table-cell office:value-type="string" office:value="dimer02b_mu.dat">
            <text:p>dimer0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2">
            <text:p>0.2</text:p>
          </table:table-cell>
          <table:table-cell office:value-type="float" office:value="5.71151">
            <text:p>5.71151</text:p>
          </table:table-cell>
          <table:table-cell office:value-type="float" office:value="0.000437">
            <text:p>0.000437</text:p>
          </table:table-cell>
          <table:table-cell office:value-type="float" office:value="40">
            <text:p>40</text:p>
          </table:table-cell>
          <table:table-cell office:value-type="string" office:value="dimer02b_mu.dat">
            <text:p>dimer0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2">
            <text:p>0.2</text:p>
          </table:table-cell>
          <table:table-cell office:value-type="float" office:value="12.5674">
            <text:p>12.5674</text:p>
          </table:table-cell>
          <table:table-cell office:value-type="float" office:value="0.000671">
            <text:p>0.000671</text:p>
          </table:table-cell>
          <table:table-cell office:value-type="float" office:value="40">
            <text:p>40</text:p>
          </table:table-cell>
          <table:table-cell office:value-type="string" office:value="dimer02b_mu.dat">
            <text:p>dimer0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2">
            <text:p>0.2</text:p>
          </table:table-cell>
          <table:table-cell office:value-type="float" office:value="10.3707">
            <text:p>10.3707</text:p>
          </table:table-cell>
          <table:table-cell office:value-type="float" office:value="0.001775">
            <text:p>0.001775</text:p>
          </table:table-cell>
          <table:table-cell office:value-type="float" office:value="40">
            <text:p>40</text:p>
          </table:table-cell>
          <table:table-cell office:value-type="string" office:value="dimer02b_mu.dat">
            <text:p>dimer0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2">
            <text:p>0.2</text:p>
          </table:table-cell>
          <table:table-cell office:value-type="float" office:value="18.8511">
            <text:p>18.8511</text:p>
          </table:table-cell>
          <table:table-cell office:value-type="float" office:value="0.001009">
            <text:p>0.001009</text:p>
          </table:table-cell>
          <table:table-cell office:value-type="float" office:value="40">
            <text:p>40</text:p>
          </table:table-cell>
          <table:table-cell office:value-type="string" office:value="dimer02b_mu.dat">
            <text:p>dimer0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2">
            <text:p>0.2</text:p>
          </table:table-cell>
          <table:table-cell office:value-type="float" office:value="14.1327">
            <text:p>14.1327</text:p>
          </table:table-cell>
          <table:table-cell office:value-type="float" office:value="0.007463">
            <text:p>0.007463</text:p>
          </table:table-cell>
          <table:table-cell office:value-type="float" office:value="40">
            <text:p>40</text:p>
          </table:table-cell>
          <table:table-cell office:value-type="string" office:value="dimer02b_mu.dat">
            <text:p>dimer0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2">
            <text:p>0.2</text:p>
          </table:table-cell>
          <table:table-cell office:value-type="float" office:value="25.1349">
            <text:p>25.1349</text:p>
          </table:table-cell>
          <table:table-cell office:value-type="float" office:value="0.001346">
            <text:p>0.001346</text:p>
          </table:table-cell>
          <table:table-cell office:value-type="float" office:value="40">
            <text:p>40</text:p>
          </table:table-cell>
          <table:table-cell office:value-type="string" office:value="dimer02b_mu.dat">
            <text:p>dimer0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2">
            <text:p>0.2</text:p>
          </table:table-cell>
          <table:table-cell office:value-type="float" office:value="17.1856">
            <text:p>17.1856</text:p>
          </table:table-cell>
          <table:table-cell office:value-type="float" office:value="0.024188">
            <text:p>0.024188</text:p>
          </table:table-cell>
          <table:table-cell office:value-type="float" office:value="40">
            <text:p>40</text:p>
          </table:table-cell>
          <table:table-cell office:value-type="string" office:value="dimer02b_mu.dat">
            <text:p>dimer0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2">
            <text:p>0.2</text:p>
          </table:table-cell>
          <table:table-cell office:value-type="float" office:value="31.4186">
            <text:p>31.4186</text:p>
          </table:table-cell>
          <table:table-cell office:value-type="float" office:value="0.001682">
            <text:p>0.001682</text:p>
          </table:table-cell>
          <table:table-cell office:value-type="float" office:value="40">
            <text:p>40</text:p>
          </table:table-cell>
          <table:table-cell office:value-type="string" office:value="dimer02b_mu.dat">
            <text:p>dimer0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2">
            <text:p>0.2</text:p>
          </table:table-cell>
          <table:table-cell office:value-type="float" office:value="19.7478">
            <text:p>19.7478</text:p>
          </table:table-cell>
          <table:table-cell office:value-type="float" office:value="0.052866">
            <text:p>0.052866</text:p>
          </table:table-cell>
          <table:table-cell office:value-type="float" office:value="40">
            <text:p>40</text:p>
          </table:table-cell>
          <table:table-cell office:value-type="string" office:value="dimer02b_mu.dat">
            <text:p>dimer0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3a_mu.dat">
            <text:p>dimer03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3a_mu.dat">
            <text:p>dimer03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3">
            <text:p>0.3</text:p>
          </table:table-cell>
          <table:table-cell office:value-type="float" office:value="6.28245">
            <text:p>6.28245</text:p>
          </table:table-cell>
          <table:table-cell office:value-type="float" office:value="0.000256">
            <text:p>0.000256</text:p>
          </table:table-cell>
          <table:table-cell office:value-type="float" office:value="40">
            <text:p>40</text:p>
          </table:table-cell>
          <table:table-cell office:value-type="string" office:value="dimer03a_mu.dat">
            <text:p>dimer03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3">
            <text:p>0.3</text:p>
          </table:table-cell>
          <table:table-cell office:value-type="float" office:value="5.75108">
            <text:p>5.75108</text:p>
          </table:table-cell>
          <table:table-cell office:value-type="float" office:value="0.000419">
            <text:p>0.000419</text:p>
          </table:table-cell>
          <table:table-cell office:value-type="float" office:value="40">
            <text:p>40</text:p>
          </table:table-cell>
          <table:table-cell office:value-type="string" office:value="dimer03a_mu.dat">
            <text:p>dimer03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3">
            <text:p>0.3</text:p>
          </table:table-cell>
          <table:table-cell office:value-type="float" office:value="12.5649">
            <text:p>12.5649</text:p>
          </table:table-cell>
          <table:table-cell office:value-type="float" office:value="0.000512">
            <text:p>0.000512</text:p>
          </table:table-cell>
          <table:table-cell office:value-type="float" office:value="40">
            <text:p>40</text:p>
          </table:table-cell>
          <table:table-cell office:value-type="string" office:value="dimer03a_mu.dat">
            <text:p>dimer03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3">
            <text:p>0.3</text:p>
          </table:table-cell>
          <table:table-cell office:value-type="float" office:value="10.5124">
            <text:p>10.5124</text:p>
          </table:table-cell>
          <table:table-cell office:value-type="float" office:value="0.002278">
            <text:p>0.002278</text:p>
          </table:table-cell>
          <table:table-cell office:value-type="float" office:value="40">
            <text:p>40</text:p>
          </table:table-cell>
          <table:table-cell office:value-type="string" office:value="dimer03a_mu.dat">
            <text:p>dimer03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3">
            <text:p>0.3</text:p>
          </table:table-cell>
          <table:table-cell office:value-type="float" office:value="18.8474">
            <text:p>18.8474</text:p>
          </table:table-cell>
          <table:table-cell office:value-type="float" office:value="0.000769">
            <text:p>0.000769</text:p>
          </table:table-cell>
          <table:table-cell office:value-type="float" office:value="40">
            <text:p>40</text:p>
          </table:table-cell>
          <table:table-cell office:value-type="string" office:value="dimer03a_mu.dat">
            <text:p>dimer03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3">
            <text:p>0.3</text:p>
          </table:table-cell>
          <table:table-cell office:value-type="float" office:value="14.4176">
            <text:p>14.4176</text:p>
          </table:table-cell>
          <table:table-cell office:value-type="float" office:value="0.009288">
            <text:p>0.009288</text:p>
          </table:table-cell>
          <table:table-cell office:value-type="float" office:value="40">
            <text:p>40</text:p>
          </table:table-cell>
          <table:table-cell office:value-type="string" office:value="dimer03a_mu.dat">
            <text:p>dimer03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3">
            <text:p>0.3</text:p>
          </table:table-cell>
          <table:table-cell office:value-type="float" office:value="25.1298">
            <text:p>25.1298</text:p>
          </table:table-cell>
          <table:table-cell office:value-type="float" office:value="0.001026">
            <text:p>0.001026</text:p>
          </table:table-cell>
          <table:table-cell office:value-type="float" office:value="40">
            <text:p>40</text:p>
          </table:table-cell>
          <table:table-cell office:value-type="string" office:value="dimer03a_mu.dat">
            <text:p>dimer03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3">
            <text:p>0.3</text:p>
          </table:table-cell>
          <table:table-cell office:value-type="float" office:value="17.6442">
            <text:p>17.6442</text:p>
          </table:table-cell>
          <table:table-cell office:value-type="float" office:value="0.02734">
            <text:p>0.02734</text:p>
          </table:table-cell>
          <table:table-cell office:value-type="float" office:value="40">
            <text:p>40</text:p>
          </table:table-cell>
          <table:table-cell office:value-type="string" office:value="dimer03a_mu.dat">
            <text:p>dimer03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3">
            <text:p>0.3</text:p>
          </table:table-cell>
          <table:table-cell office:value-type="float" office:value="31.4123">
            <text:p>31.4123</text:p>
          </table:table-cell>
          <table:table-cell office:value-type="float" office:value="0.001282">
            <text:p>0.001282</text:p>
          </table:table-cell>
          <table:table-cell office:value-type="float" office:value="40">
            <text:p>40</text:p>
          </table:table-cell>
          <table:table-cell office:value-type="string" office:value="dimer03a_mu.dat">
            <text:p>dimer03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3">
            <text:p>0.3</text:p>
          </table:table-cell>
          <table:table-cell office:value-type="float" office:value="20.4035">
            <text:p>20.4035</text:p>
          </table:table-cell>
          <table:table-cell office:value-type="float" office:value="0.057566">
            <text:p>0.057566</text:p>
          </table:table-cell>
          <table:table-cell office:value-type="float" office:value="40">
            <text:p>40</text:p>
          </table:table-cell>
          <table:table-cell office:value-type="string" office:value="dimer03a_mu.dat">
            <text:p>dimer03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3b_mu.dat">
            <text:p>dimer03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3b_mu.dat">
            <text:p>dimer03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3">
            <text:p>0.3</text:p>
          </table:table-cell>
          <table:table-cell office:value-type="float" office:value="6.28364">
            <text:p>6.28364</text:p>
          </table:table-cell>
          <table:table-cell office:value-type="float" office:value="0.000311">
            <text:p>0.000311</text:p>
          </table:table-cell>
          <table:table-cell office:value-type="float" office:value="40">
            <text:p>40</text:p>
          </table:table-cell>
          <table:table-cell office:value-type="string" office:value="dimer03b_mu.dat">
            <text:p>dimer03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3">
            <text:p>0.3</text:p>
          </table:table-cell>
          <table:table-cell office:value-type="float" office:value="5.75261">
            <text:p>5.75261</text:p>
          </table:table-cell>
          <table:table-cell office:value-type="float" office:value="0.000411">
            <text:p>0.000411</text:p>
          </table:table-cell>
          <table:table-cell office:value-type="float" office:value="40">
            <text:p>40</text:p>
          </table:table-cell>
          <table:table-cell office:value-type="string" office:value="dimer03b_mu.dat">
            <text:p>dimer03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3">
            <text:p>0.3</text:p>
          </table:table-cell>
          <table:table-cell office:value-type="float" office:value="12.5673">
            <text:p>12.5673</text:p>
          </table:table-cell>
          <table:table-cell office:value-type="float" office:value="0.000622">
            <text:p>0.000622</text:p>
          </table:table-cell>
          <table:table-cell office:value-type="float" office:value="40">
            <text:p>40</text:p>
          </table:table-cell>
          <table:table-cell office:value-type="string" office:value="dimer03b_mu.dat">
            <text:p>dimer03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3">
            <text:p>0.3</text:p>
          </table:table-cell>
          <table:table-cell office:value-type="float" office:value="10.5152">
            <text:p>10.5152</text:p>
          </table:table-cell>
          <table:table-cell office:value-type="float" office:value="0.001613">
            <text:p>0.001613</text:p>
          </table:table-cell>
          <table:table-cell office:value-type="float" office:value="40">
            <text:p>40</text:p>
          </table:table-cell>
          <table:table-cell office:value-type="string" office:value="dimer03b_mu.dat">
            <text:p>dimer03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3">
            <text:p>0.3</text:p>
          </table:table-cell>
          <table:table-cell office:value-type="float" office:value="18.8509">
            <text:p>18.8509</text:p>
          </table:table-cell>
          <table:table-cell office:value-type="float" office:value="0.000934">
            <text:p>0.000934</text:p>
          </table:table-cell>
          <table:table-cell office:value-type="float" office:value="40">
            <text:p>40</text:p>
          </table:table-cell>
          <table:table-cell office:value-type="string" office:value="dimer03b_mu.dat">
            <text:p>dimer03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3">
            <text:p>0.3</text:p>
          </table:table-cell>
          <table:table-cell office:value-type="float" office:value="14.4185">
            <text:p>14.4185</text:p>
          </table:table-cell>
          <table:table-cell office:value-type="float" office:value="0.006471">
            <text:p>0.006471</text:p>
          </table:table-cell>
          <table:table-cell office:value-type="float" office:value="40">
            <text:p>40</text:p>
          </table:table-cell>
          <table:table-cell office:value-type="string" office:value="dimer03b_mu.dat">
            <text:p>dimer03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3">
            <text:p>0.3</text:p>
          </table:table-cell>
          <table:table-cell office:value-type="float" office:value="25.1346">
            <text:p>25.1346</text:p>
          </table:table-cell>
          <table:table-cell office:value-type="float" office:value="0.001244">
            <text:p>0.001244</text:p>
          </table:table-cell>
          <table:table-cell office:value-type="float" office:value="40">
            <text:p>40</text:p>
          </table:table-cell>
          <table:table-cell office:value-type="string" office:value="dimer03b_mu.dat">
            <text:p>dimer03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3">
            <text:p>0.3</text:p>
          </table:table-cell>
          <table:table-cell office:value-type="float" office:value="17.6303">
            <text:p>17.6303</text:p>
          </table:table-cell>
          <table:table-cell office:value-type="float" office:value="0.019804">
            <text:p>0.019804</text:p>
          </table:table-cell>
          <table:table-cell office:value-type="float" office:value="40">
            <text:p>40</text:p>
          </table:table-cell>
          <table:table-cell office:value-type="string" office:value="dimer03b_mu.dat">
            <text:p>dimer03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3">
            <text:p>0.3</text:p>
          </table:table-cell>
          <table:table-cell office:value-type="float" office:value="31.4182">
            <text:p>31.4182</text:p>
          </table:table-cell>
          <table:table-cell office:value-type="float" office:value="0.001555">
            <text:p>0.001555</text:p>
          </table:table-cell>
          <table:table-cell office:value-type="float" office:value="40">
            <text:p>40</text:p>
          </table:table-cell>
          <table:table-cell office:value-type="string" office:value="dimer03b_mu.dat">
            <text:p>dimer03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3">
            <text:p>0.3</text:p>
          </table:table-cell>
          <table:table-cell office:value-type="float" office:value="20.3507">
            <text:p>20.3507</text:p>
          </table:table-cell>
          <table:table-cell office:value-type="float" office:value="0.043273">
            <text:p>0.043273</text:p>
          </table:table-cell>
          <table:table-cell office:value-type="float" office:value="40">
            <text:p>40</text:p>
          </table:table-cell>
          <table:table-cell office:value-type="string" office:value="dimer03b_mu.dat">
            <text:p>dimer03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4a_mu.dat">
            <text:p>dimer04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4a_mu.dat">
            <text:p>dimer04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4">
            <text:p>0.4</text:p>
          </table:table-cell>
          <table:table-cell office:value-type="float" office:value="6.28249">
            <text:p>6.28249</text:p>
          </table:table-cell>
          <table:table-cell office:value-type="float" office:value="0.000231">
            <text:p>0.000231</text:p>
          </table:table-cell>
          <table:table-cell office:value-type="float" office:value="40">
            <text:p>40</text:p>
          </table:table-cell>
          <table:table-cell office:value-type="string" office:value="dimer04a_mu.dat">
            <text:p>dimer04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4">
            <text:p>0.4</text:p>
          </table:table-cell>
          <table:table-cell office:value-type="float" office:value="5.79871">
            <text:p>5.79871</text:p>
          </table:table-cell>
          <table:table-cell office:value-type="float" office:value="0.000376">
            <text:p>0.000376</text:p>
          </table:table-cell>
          <table:table-cell office:value-type="float" office:value="40">
            <text:p>40</text:p>
          </table:table-cell>
          <table:table-cell office:value-type="string" office:value="dimer04a_mu.dat">
            <text:p>dimer04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4">
            <text:p>0.4</text:p>
          </table:table-cell>
          <table:table-cell office:value-type="float" office:value="12.565">
            <text:p>12.565</text:p>
          </table:table-cell>
          <table:table-cell office:value-type="float" office:value="0.000461">
            <text:p>0.000461</text:p>
          </table:table-cell>
          <table:table-cell office:value-type="float" office:value="40">
            <text:p>40</text:p>
          </table:table-cell>
          <table:table-cell office:value-type="string" office:value="dimer04a_mu.dat">
            <text:p>dimer04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4">
            <text:p>0.4</text:p>
          </table:table-cell>
          <table:table-cell office:value-type="float" office:value="10.6835">
            <text:p>10.6835</text:p>
          </table:table-cell>
          <table:table-cell office:value-type="float" office:value="0.002023">
            <text:p>0.002023</text:p>
          </table:table-cell>
          <table:table-cell office:value-type="float" office:value="40">
            <text:p>40</text:p>
          </table:table-cell>
          <table:table-cell office:value-type="string" office:value="dimer04a_mu.dat">
            <text:p>dimer04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4">
            <text:p>0.4</text:p>
          </table:table-cell>
          <table:table-cell office:value-type="float" office:value="18.8475">
            <text:p>18.8475</text:p>
          </table:table-cell>
          <table:table-cell office:value-type="float" office:value="0.000692">
            <text:p>0.000692</text:p>
          </table:table-cell>
          <table:table-cell office:value-type="float" office:value="40">
            <text:p>40</text:p>
          </table:table-cell>
          <table:table-cell office:value-type="string" office:value="dimer04a_mu.dat">
            <text:p>dimer04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4">
            <text:p>0.4</text:p>
          </table:table-cell>
          <table:table-cell office:value-type="float" office:value="14.7568">
            <text:p>14.7568</text:p>
          </table:table-cell>
          <table:table-cell office:value-type="float" office:value="0.008088">
            <text:p>0.008088</text:p>
          </table:table-cell>
          <table:table-cell office:value-type="float" office:value="40">
            <text:p>40</text:p>
          </table:table-cell>
          <table:table-cell office:value-type="string" office:value="dimer04a_mu.dat">
            <text:p>dimer04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4">
            <text:p>0.4</text:p>
          </table:table-cell>
          <table:table-cell office:value-type="float" office:value="25.13">
            <text:p>25.13</text:p>
          </table:table-cell>
          <table:table-cell office:value-type="float" office:value="0.000922">
            <text:p>0.000922</text:p>
          </table:table-cell>
          <table:table-cell office:value-type="float" office:value="40">
            <text:p>40</text:p>
          </table:table-cell>
          <table:table-cell office:value-type="string" office:value="dimer04a_mu.dat">
            <text:p>dimer04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4">
            <text:p>0.4</text:p>
          </table:table-cell>
          <table:table-cell office:value-type="float" office:value="18.1624">
            <text:p>18.1624</text:p>
          </table:table-cell>
          <table:table-cell office:value-type="float" office:value="0.024557">
            <text:p>0.024557</text:p>
          </table:table-cell>
          <table:table-cell office:value-type="float" office:value="40">
            <text:p>40</text:p>
          </table:table-cell>
          <table:table-cell office:value-type="string" office:value="dimer04a_mu.dat">
            <text:p>dimer04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4">
            <text:p>0.4</text:p>
          </table:table-cell>
          <table:table-cell office:value-type="float" office:value="31.4124">
            <text:p>31.4124</text:p>
          </table:table-cell>
          <table:table-cell office:value-type="float" office:value="0.001154">
            <text:p>0.001154</text:p>
          </table:table-cell>
          <table:table-cell office:value-type="float" office:value="40">
            <text:p>40</text:p>
          </table:table-cell>
          <table:table-cell office:value-type="string" office:value="dimer04a_mu.dat">
            <text:p>dimer04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4">
            <text:p>0.4</text:p>
          </table:table-cell>
          <table:table-cell office:value-type="float" office:value="21.0884">
            <text:p>21.0884</text:p>
          </table:table-cell>
          <table:table-cell office:value-type="float" office:value="0.05418">
            <text:p>0.05418</text:p>
          </table:table-cell>
          <table:table-cell office:value-type="float" office:value="40">
            <text:p>40</text:p>
          </table:table-cell>
          <table:table-cell office:value-type="string" office:value="dimer04a_mu.dat">
            <text:p>dimer04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4b_mu.dat">
            <text:p>dimer04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4b_mu.dat">
            <text:p>dimer04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4">
            <text:p>0.4</text:p>
          </table:table-cell>
          <table:table-cell office:value-type="float" office:value="6.28357">
            <text:p>6.28357</text:p>
          </table:table-cell>
          <table:table-cell office:value-type="float" office:value="0.000285">
            <text:p>0.000285</text:p>
          </table:table-cell>
          <table:table-cell office:value-type="float" office:value="40">
            <text:p>40</text:p>
          </table:table-cell>
          <table:table-cell office:value-type="string" office:value="dimer04b_mu.dat">
            <text:p>dimer04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4">
            <text:p>0.4</text:p>
          </table:table-cell>
          <table:table-cell office:value-type="float" office:value="5.80026">
            <text:p>5.80026</text:p>
          </table:table-cell>
          <table:table-cell office:value-type="float" office:value="0.000379">
            <text:p>0.000379</text:p>
          </table:table-cell>
          <table:table-cell office:value-type="float" office:value="40">
            <text:p>40</text:p>
          </table:table-cell>
          <table:table-cell office:value-type="string" office:value="dimer04b_mu.dat">
            <text:p>dimer04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4">
            <text:p>0.4</text:p>
          </table:table-cell>
          <table:table-cell office:value-type="float" office:value="12.5672">
            <text:p>12.5672</text:p>
          </table:table-cell>
          <table:table-cell office:value-type="float" office:value="0.000569">
            <text:p>0.000569</text:p>
          </table:table-cell>
          <table:table-cell office:value-type="float" office:value="40">
            <text:p>40</text:p>
          </table:table-cell>
          <table:table-cell office:value-type="string" office:value="dimer04b_mu.dat">
            <text:p>dimer04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4">
            <text:p>0.4</text:p>
          </table:table-cell>
          <table:table-cell office:value-type="float" office:value="10.6872">
            <text:p>10.6872</text:p>
          </table:table-cell>
          <table:table-cell office:value-type="float" office:value="0.001462">
            <text:p>0.001462</text:p>
          </table:table-cell>
          <table:table-cell office:value-type="float" office:value="40">
            <text:p>40</text:p>
          </table:table-cell>
          <table:table-cell office:value-type="string" office:value="dimer04b_mu.dat">
            <text:p>dimer04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4">
            <text:p>0.4</text:p>
          </table:table-cell>
          <table:table-cell office:value-type="float" office:value="18.8507">
            <text:p>18.8507</text:p>
          </table:table-cell>
          <table:table-cell office:value-type="float" office:value="0.000853">
            <text:p>0.000853</text:p>
          </table:table-cell>
          <table:table-cell office:value-type="float" office:value="40">
            <text:p>40</text:p>
          </table:table-cell>
          <table:table-cell office:value-type="string" office:value="dimer04b_mu.dat">
            <text:p>dimer04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4">
            <text:p>0.4</text:p>
          </table:table-cell>
          <table:table-cell office:value-type="float" office:value="14.7625">
            <text:p>14.7625</text:p>
          </table:table-cell>
          <table:table-cell office:value-type="float" office:value="0.005939">
            <text:p>0.005939</text:p>
          </table:table-cell>
          <table:table-cell office:value-type="float" office:value="40">
            <text:p>40</text:p>
          </table:table-cell>
          <table:table-cell office:value-type="string" office:value="dimer04b_mu.dat">
            <text:p>dimer04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4">
            <text:p>0.4</text:p>
          </table:table-cell>
          <table:table-cell office:value-type="float" office:value="25.1343">
            <text:p>25.1343</text:p>
          </table:table-cell>
          <table:table-cell office:value-type="float" office:value="0.001138">
            <text:p>0.001138</text:p>
          </table:table-cell>
          <table:table-cell office:value-type="float" office:value="40">
            <text:p>40</text:p>
          </table:table-cell>
          <table:table-cell office:value-type="string" office:value="dimer04b_mu.dat">
            <text:p>dimer04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4">
            <text:p>0.4</text:p>
          </table:table-cell>
          <table:table-cell office:value-type="float" office:value="18.1665">
            <text:p>18.1665</text:p>
          </table:table-cell>
          <table:table-cell office:value-type="float" office:value="0.018216">
            <text:p>0.018216</text:p>
          </table:table-cell>
          <table:table-cell office:value-type="float" office:value="40">
            <text:p>40</text:p>
          </table:table-cell>
          <table:table-cell office:value-type="string" office:value="dimer04b_mu.dat">
            <text:p>dimer04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4">
            <text:p>0.4</text:p>
          </table:table-cell>
          <table:table-cell office:value-type="float" office:value="31.4179">
            <text:p>31.4179</text:p>
          </table:table-cell>
          <table:table-cell office:value-type="float" office:value="0.001424">
            <text:p>0.001424</text:p>
          </table:table-cell>
          <table:table-cell office:value-type="float" office:value="40">
            <text:p>40</text:p>
          </table:table-cell>
          <table:table-cell office:value-type="string" office:value="dimer04b_mu.dat">
            <text:p>dimer04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4">
            <text:p>0.4</text:p>
          </table:table-cell>
          <table:table-cell office:value-type="float" office:value="21.0799">
            <text:p>21.0799</text:p>
          </table:table-cell>
          <table:table-cell office:value-type="float" office:value="0.039997">
            <text:p>0.039997</text:p>
          </table:table-cell>
          <table:table-cell office:value-type="float" office:value="40">
            <text:p>40</text:p>
          </table:table-cell>
          <table:table-cell office:value-type="string" office:value="dimer04b_mu.dat">
            <text:p>dimer04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5a_mu.dat">
            <text:p>dimer0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5a_mu.dat">
            <text:p>dimer0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5">
            <text:p>0.5</text:p>
          </table:table-cell>
          <table:table-cell office:value-type="float" office:value="6.28253">
            <text:p>6.28253</text:p>
          </table:table-cell>
          <table:table-cell office:value-type="float" office:value="0.000204">
            <text:p>0.000204</text:p>
          </table:table-cell>
          <table:table-cell office:value-type="float" office:value="40">
            <text:p>40</text:p>
          </table:table-cell>
          <table:table-cell office:value-type="string" office:value="dimer05a_mu.dat">
            <text:p>dimer0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5">
            <text:p>0.5</text:p>
          </table:table-cell>
          <table:table-cell office:value-type="float" office:value="5.84644">
            <text:p>5.84644</text:p>
          </table:table-cell>
          <table:table-cell office:value-type="float" office:value="0.000331">
            <text:p>0.000331</text:p>
          </table:table-cell>
          <table:table-cell office:value-type="float" office:value="40">
            <text:p>40</text:p>
          </table:table-cell>
          <table:table-cell office:value-type="string" office:value="dimer05a_mu.dat">
            <text:p>dimer0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5">
            <text:p>0.5</text:p>
          </table:table-cell>
          <table:table-cell office:value-type="float" office:value="12.5651">
            <text:p>12.5651</text:p>
          </table:table-cell>
          <table:table-cell office:value-type="float" office:value="0.000407">
            <text:p>0.000407</text:p>
          </table:table-cell>
          <table:table-cell office:value-type="float" office:value="40">
            <text:p>40</text:p>
          </table:table-cell>
          <table:table-cell office:value-type="string" office:value="dimer05a_mu.dat">
            <text:p>dimer0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5">
            <text:p>0.5</text:p>
          </table:table-cell>
          <table:table-cell office:value-type="float" office:value="10.8602">
            <text:p>10.8602</text:p>
          </table:table-cell>
          <table:table-cell office:value-type="float" office:value="0.001758">
            <text:p>0.001758</text:p>
          </table:table-cell>
          <table:table-cell office:value-type="float" office:value="40">
            <text:p>40</text:p>
          </table:table-cell>
          <table:table-cell office:value-type="string" office:value="dimer05a_mu.dat">
            <text:p>dimer0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5">
            <text:p>0.5</text:p>
          </table:table-cell>
          <table:table-cell office:value-type="float" office:value="18.8476">
            <text:p>18.8476</text:p>
          </table:table-cell>
          <table:table-cell office:value-type="float" office:value="0.000612">
            <text:p>0.000612</text:p>
          </table:table-cell>
          <table:table-cell office:value-type="float" office:value="40">
            <text:p>40</text:p>
          </table:table-cell>
          <table:table-cell office:value-type="string" office:value="dimer05a_mu.dat">
            <text:p>dimer0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5">
            <text:p>0.5</text:p>
          </table:table-cell>
          <table:table-cell office:value-type="float" office:value="15.115">
            <text:p>15.115</text:p>
          </table:table-cell>
          <table:table-cell office:value-type="float" office:value="0.006948">
            <text:p>0.006948</text:p>
          </table:table-cell>
          <table:table-cell office:value-type="float" office:value="40">
            <text:p>40</text:p>
          </table:table-cell>
          <table:table-cell office:value-type="string" office:value="dimer05a_mu.dat">
            <text:p>dimer0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5">
            <text:p>0.5</text:p>
          </table:table-cell>
          <table:table-cell office:value-type="float" office:value="25.1301">
            <text:p>25.1301</text:p>
          </table:table-cell>
          <table:table-cell office:value-type="float" office:value="0.000815">
            <text:p>0.000815</text:p>
          </table:table-cell>
          <table:table-cell office:value-type="float" office:value="40">
            <text:p>40</text:p>
          </table:table-cell>
          <table:table-cell office:value-type="string" office:value="dimer05a_mu.dat">
            <text:p>dimer0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5">
            <text:p>0.5</text:p>
          </table:table-cell>
          <table:table-cell office:value-type="float" office:value="18.7191">
            <text:p>18.7191</text:p>
          </table:table-cell>
          <table:table-cell office:value-type="float" office:value="0.021535">
            <text:p>0.021535</text:p>
          </table:table-cell>
          <table:table-cell office:value-type="float" office:value="40">
            <text:p>40</text:p>
          </table:table-cell>
          <table:table-cell office:value-type="string" office:value="dimer05a_mu.dat">
            <text:p>dimer0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5">
            <text:p>0.5</text:p>
          </table:table-cell>
          <table:table-cell office:value-type="float" office:value="31.4127">
            <text:p>31.4127</text:p>
          </table:table-cell>
          <table:table-cell office:value-type="float" office:value="0.001018">
            <text:p>0.001018</text:p>
          </table:table-cell>
          <table:table-cell office:value-type="float" office:value="40">
            <text:p>40</text:p>
          </table:table-cell>
          <table:table-cell office:value-type="string" office:value="dimer05a_mu.dat">
            <text:p>dimer0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5">
            <text:p>0.5</text:p>
          </table:table-cell>
          <table:table-cell office:value-type="float" office:value="21.8321">
            <text:p>21.8321</text:p>
          </table:table-cell>
          <table:table-cell office:value-type="float" office:value="0.049103">
            <text:p>0.049103</text:p>
          </table:table-cell>
          <table:table-cell office:value-type="float" office:value="40">
            <text:p>40</text:p>
          </table:table-cell>
          <table:table-cell office:value-type="string" office:value="dimer05a_mu.dat">
            <text:p>dimer0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5b_mu.dat">
            <text:p>dimer05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5b_mu.dat">
            <text:p>dimer05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5">
            <text:p>0.5</text:p>
          </table:table-cell>
          <table:table-cell office:value-type="float" office:value="6.28355">
            <text:p>6.28355</text:p>
          </table:table-cell>
          <table:table-cell office:value-type="float" office:value="0.000261">
            <text:p>0.000261</text:p>
          </table:table-cell>
          <table:table-cell office:value-type="float" office:value="40">
            <text:p>40</text:p>
          </table:table-cell>
          <table:table-cell office:value-type="string" office:value="dimer05b_mu.dat">
            <text:p>dimer05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5">
            <text:p>0.5</text:p>
          </table:table-cell>
          <table:table-cell office:value-type="float" office:value="5.848">
            <text:p>5.848</text:p>
          </table:table-cell>
          <table:table-cell office:value-type="float" office:value="0.000347">
            <text:p>0.000347</text:p>
          </table:table-cell>
          <table:table-cell office:value-type="float" office:value="40">
            <text:p>40</text:p>
          </table:table-cell>
          <table:table-cell office:value-type="string" office:value="dimer05b_mu.dat">
            <text:p>dimer05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5">
            <text:p>0.5</text:p>
          </table:table-cell>
          <table:table-cell office:value-type="float" office:value="12.5671">
            <text:p>12.5671</text:p>
          </table:table-cell>
          <table:table-cell office:value-type="float" office:value="0.000522">
            <text:p>0.000522</text:p>
          </table:table-cell>
          <table:table-cell office:value-type="float" office:value="40">
            <text:p>40</text:p>
          </table:table-cell>
          <table:table-cell office:value-type="string" office:value="dimer05b_mu.dat">
            <text:p>dimer05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5">
            <text:p>0.5</text:p>
          </table:table-cell>
          <table:table-cell office:value-type="float" office:value="10.8644">
            <text:p>10.8644</text:p>
          </table:table-cell>
          <table:table-cell office:value-type="float" office:value="0.001352">
            <text:p>0.001352</text:p>
          </table:table-cell>
          <table:table-cell office:value-type="float" office:value="40">
            <text:p>40</text:p>
          </table:table-cell>
          <table:table-cell office:value-type="string" office:value="dimer05b_mu.dat">
            <text:p>dimer05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5">
            <text:p>0.5</text:p>
          </table:table-cell>
          <table:table-cell office:value-type="float" office:value="18.8506">
            <text:p>18.8506</text:p>
          </table:table-cell>
          <table:table-cell office:value-type="float" office:value="0.000782">
            <text:p>0.000782</text:p>
          </table:table-cell>
          <table:table-cell office:value-type="float" office:value="40">
            <text:p>40</text:p>
          </table:table-cell>
          <table:table-cell office:value-type="string" office:value="dimer05b_mu.dat">
            <text:p>dimer05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5">
            <text:p>0.5</text:p>
          </table:table-cell>
          <table:table-cell office:value-type="float" office:value="15.1231">
            <text:p>15.1231</text:p>
          </table:table-cell>
          <table:table-cell office:value-type="float" office:value="0.005837">
            <text:p>0.005837</text:p>
          </table:table-cell>
          <table:table-cell office:value-type="float" office:value="40">
            <text:p>40</text:p>
          </table:table-cell>
          <table:table-cell office:value-type="string" office:value="dimer05b_mu.dat">
            <text:p>dimer05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5">
            <text:p>0.5</text:p>
          </table:table-cell>
          <table:table-cell office:value-type="float" office:value="25.1342">
            <text:p>25.1342</text:p>
          </table:table-cell>
          <table:table-cell office:value-type="float" office:value="0.001044">
            <text:p>0.001044</text:p>
          </table:table-cell>
          <table:table-cell office:value-type="float" office:value="40">
            <text:p>40</text:p>
          </table:table-cell>
          <table:table-cell office:value-type="string" office:value="dimer05b_mu.dat">
            <text:p>dimer05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5">
            <text:p>0.5</text:p>
          </table:table-cell>
          <table:table-cell office:value-type="float" office:value="18.7315">
            <text:p>18.7315</text:p>
          </table:table-cell>
          <table:table-cell office:value-type="float" office:value="0.019754">
            <text:p>0.019754</text:p>
          </table:table-cell>
          <table:table-cell office:value-type="float" office:value="40">
            <text:p>40</text:p>
          </table:table-cell>
          <table:table-cell office:value-type="string" office:value="dimer05b_mu.dat">
            <text:p>dimer05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5">
            <text:p>0.5</text:p>
          </table:table-cell>
          <table:table-cell office:value-type="float" office:value="31.4177">
            <text:p>31.4177</text:p>
          </table:table-cell>
          <table:table-cell office:value-type="float" office:value="0.001305">
            <text:p>0.001305</text:p>
          </table:table-cell>
          <table:table-cell office:value-type="float" office:value="40">
            <text:p>40</text:p>
          </table:table-cell>
          <table:table-cell office:value-type="string" office:value="dimer05b_mu.dat">
            <text:p>dimer05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5">
            <text:p>0.5</text:p>
          </table:table-cell>
          <table:table-cell office:value-type="float" office:value="21.8455">
            <text:p>21.8455</text:p>
          </table:table-cell>
          <table:table-cell office:value-type="float" office:value="0.0457">
            <text:p>0.0457</text:p>
          </table:table-cell>
          <table:table-cell office:value-type="float" office:value="40">
            <text:p>40</text:p>
          </table:table-cell>
          <table:table-cell office:value-type="string" office:value="dimer05b_mu.dat">
            <text:p>dimer05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6a_mu.dat">
            <text:p>dimer06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6a_mu.dat">
            <text:p>dimer06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6">
            <text:p>0.6</text:p>
          </table:table-cell>
          <table:table-cell office:value-type="float" office:value="6.28261">
            <text:p>6.28261</text:p>
          </table:table-cell>
          <table:table-cell office:value-type="float" office:value="0.000179">
            <text:p>0.000179</text:p>
          </table:table-cell>
          <table:table-cell office:value-type="float" office:value="40">
            <text:p>40</text:p>
          </table:table-cell>
          <table:table-cell office:value-type="string" office:value="dimer06a_mu.dat">
            <text:p>dimer06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6">
            <text:p>0.6</text:p>
          </table:table-cell>
          <table:table-cell office:value-type="float" office:value="5.88907">
            <text:p>5.88907</text:p>
          </table:table-cell>
          <table:table-cell office:value-type="float" office:value="0.00029">
            <text:p>0.00029</text:p>
          </table:table-cell>
          <table:table-cell office:value-type="float" office:value="40">
            <text:p>40</text:p>
          </table:table-cell>
          <table:table-cell office:value-type="string" office:value="dimer06a_mu.dat">
            <text:p>dimer06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6">
            <text:p>0.6</text:p>
          </table:table-cell>
          <table:table-cell office:value-type="float" office:value="12.5652">
            <text:p>12.5652</text:p>
          </table:table-cell>
          <table:table-cell office:value-type="float" office:value="0.000358">
            <text:p>0.000358</text:p>
          </table:table-cell>
          <table:table-cell office:value-type="float" office:value="40">
            <text:p>40</text:p>
          </table:table-cell>
          <table:table-cell office:value-type="string" office:value="dimer06a_mu.dat">
            <text:p>dimer06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6">
            <text:p>0.6</text:p>
          </table:table-cell>
          <table:table-cell office:value-type="float" office:value="11.0222">
            <text:p>11.0222</text:p>
          </table:table-cell>
          <table:table-cell office:value-type="float" office:value="0.001507">
            <text:p>0.001507</text:p>
          </table:table-cell>
          <table:table-cell office:value-type="float" office:value="40">
            <text:p>40</text:p>
          </table:table-cell>
          <table:table-cell office:value-type="string" office:value="dimer06a_mu.dat">
            <text:p>dimer06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6">
            <text:p>0.6</text:p>
          </table:table-cell>
          <table:table-cell office:value-type="float" office:value="18.8478">
            <text:p>18.8478</text:p>
          </table:table-cell>
          <table:table-cell office:value-type="float" office:value="0.000538">
            <text:p>0.000538</text:p>
          </table:table-cell>
          <table:table-cell office:value-type="float" office:value="40">
            <text:p>40</text:p>
          </table:table-cell>
          <table:table-cell office:value-type="string" office:value="dimer06a_mu.dat">
            <text:p>dimer06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6">
            <text:p>0.6</text:p>
          </table:table-cell>
          <table:table-cell office:value-type="float" office:value="15.4528">
            <text:p>15.4528</text:p>
          </table:table-cell>
          <table:table-cell office:value-type="float" office:value="0.005957">
            <text:p>0.005957</text:p>
          </table:table-cell>
          <table:table-cell office:value-type="float" office:value="40">
            <text:p>40</text:p>
          </table:table-cell>
          <table:table-cell office:value-type="string" office:value="dimer06a_mu.dat">
            <text:p>dimer06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6">
            <text:p>0.6</text:p>
          </table:table-cell>
          <table:table-cell office:value-type="float" office:value="25.1305">
            <text:p>25.1305</text:p>
          </table:table-cell>
          <table:table-cell office:value-type="float" office:value="0.000716">
            <text:p>0.000716</text:p>
          </table:table-cell>
          <table:table-cell office:value-type="float" office:value="40">
            <text:p>40</text:p>
          </table:table-cell>
          <table:table-cell office:value-type="string" office:value="dimer06a_mu.dat">
            <text:p>dimer06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6">
            <text:p>0.6</text:p>
          </table:table-cell>
          <table:table-cell office:value-type="float" office:value="19.2593">
            <text:p>19.2593</text:p>
          </table:table-cell>
          <table:table-cell office:value-type="float" office:value="0.019017">
            <text:p>0.019017</text:p>
          </table:table-cell>
          <table:table-cell office:value-type="float" office:value="40">
            <text:p>40</text:p>
          </table:table-cell>
          <table:table-cell office:value-type="string" office:value="dimer06a_mu.dat">
            <text:p>dimer06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6">
            <text:p>0.6</text:p>
          </table:table-cell>
          <table:table-cell office:value-type="float" office:value="31.4131">
            <text:p>31.4131</text:p>
          </table:table-cell>
          <table:table-cell office:value-type="float" office:value="0.000894">
            <text:p>0.000894</text:p>
          </table:table-cell>
          <table:table-cell office:value-type="float" office:value="40">
            <text:p>40</text:p>
          </table:table-cell>
          <table:table-cell office:value-type="string" office:value="dimer06a_mu.dat">
            <text:p>dimer06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6">
            <text:p>0.6</text:p>
          </table:table-cell>
          <table:table-cell office:value-type="float" office:value="22.5732">
            <text:p>22.5732</text:p>
          </table:table-cell>
          <table:table-cell office:value-type="float" office:value="0.045059">
            <text:p>0.045059</text:p>
          </table:table-cell>
          <table:table-cell office:value-type="float" office:value="40">
            <text:p>40</text:p>
          </table:table-cell>
          <table:table-cell office:value-type="string" office:value="dimer06a_mu.dat">
            <text:p>dimer06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6b_mu.dat">
            <text:p>dimer06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6b_mu.dat">
            <text:p>dimer06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6">
            <text:p>0.6</text:p>
          </table:table-cell>
          <table:table-cell office:value-type="float" office:value="6.28356">
            <text:p>6.28356</text:p>
          </table:table-cell>
          <table:table-cell office:value-type="float" office:value="0.000232">
            <text:p>0.000232</text:p>
          </table:table-cell>
          <table:table-cell office:value-type="float" office:value="40">
            <text:p>40</text:p>
          </table:table-cell>
          <table:table-cell office:value-type="string" office:value="dimer06b_mu.dat">
            <text:p>dimer06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6">
            <text:p>0.6</text:p>
          </table:table-cell>
          <table:table-cell office:value-type="float" office:value="5.89058">
            <text:p>5.89058</text:p>
          </table:table-cell>
          <table:table-cell office:value-type="float" office:value="0.000311">
            <text:p>0.000311</text:p>
          </table:table-cell>
          <table:table-cell office:value-type="float" office:value="40">
            <text:p>40</text:p>
          </table:table-cell>
          <table:table-cell office:value-type="string" office:value="dimer06b_mu.dat">
            <text:p>dimer06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6">
            <text:p>0.6</text:p>
          </table:table-cell>
          <table:table-cell office:value-type="float" office:value="12.5671">
            <text:p>12.5671</text:p>
          </table:table-cell>
          <table:table-cell office:value-type="float" office:value="0.000464">
            <text:p>0.000464</text:p>
          </table:table-cell>
          <table:table-cell office:value-type="float" office:value="40">
            <text:p>40</text:p>
          </table:table-cell>
          <table:table-cell office:value-type="string" office:value="dimer06b_mu.dat">
            <text:p>dimer06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6">
            <text:p>0.6</text:p>
          </table:table-cell>
          <table:table-cell office:value-type="float" office:value="11.0264">
            <text:p>11.0264</text:p>
          </table:table-cell>
          <table:table-cell office:value-type="float" office:value="0.001222">
            <text:p>0.001222</text:p>
          </table:table-cell>
          <table:table-cell office:value-type="float" office:value="40">
            <text:p>40</text:p>
          </table:table-cell>
          <table:table-cell office:value-type="string" office:value="dimer06b_mu.dat">
            <text:p>dimer06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6">
            <text:p>0.6</text:p>
          </table:table-cell>
          <table:table-cell office:value-type="float" office:value="18.8507">
            <text:p>18.8507</text:p>
          </table:table-cell>
          <table:table-cell office:value-type="float" office:value="0.000695">
            <text:p>0.000695</text:p>
          </table:table-cell>
          <table:table-cell office:value-type="float" office:value="40">
            <text:p>40</text:p>
          </table:table-cell>
          <table:table-cell office:value-type="string" office:value="dimer06b_mu.dat">
            <text:p>dimer06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6">
            <text:p>0.6</text:p>
          </table:table-cell>
          <table:table-cell office:value-type="float" office:value="15.4608">
            <text:p>15.4608</text:p>
          </table:table-cell>
          <table:table-cell office:value-type="float" office:value="0.00561">
            <text:p>0.00561</text:p>
          </table:table-cell>
          <table:table-cell office:value-type="float" office:value="40">
            <text:p>40</text:p>
          </table:table-cell>
          <table:table-cell office:value-type="string" office:value="dimer06b_mu.dat">
            <text:p>dimer06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6">
            <text:p>0.6</text:p>
          </table:table-cell>
          <table:table-cell office:value-type="float" office:value="25.1342">
            <text:p>25.1342</text:p>
          </table:table-cell>
          <table:table-cell office:value-type="float" office:value="0.000928">
            <text:p>0.000928</text:p>
          </table:table-cell>
          <table:table-cell office:value-type="float" office:value="40">
            <text:p>40</text:p>
          </table:table-cell>
          <table:table-cell office:value-type="string" office:value="dimer06b_mu.dat">
            <text:p>dimer06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6">
            <text:p>0.6</text:p>
          </table:table-cell>
          <table:table-cell office:value-type="float" office:value="19.2682">
            <text:p>19.2682</text:p>
          </table:table-cell>
          <table:table-cell office:value-type="float" office:value="0.021869">
            <text:p>0.021869</text:p>
          </table:table-cell>
          <table:table-cell office:value-type="float" office:value="40">
            <text:p>40</text:p>
          </table:table-cell>
          <table:table-cell office:value-type="string" office:value="dimer06b_mu.dat">
            <text:p>dimer06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6">
            <text:p>0.6</text:p>
          </table:table-cell>
          <table:table-cell office:value-type="float" office:value="31.4178">
            <text:p>31.4178</text:p>
          </table:table-cell>
          <table:table-cell office:value-type="float" office:value="0.001159">
            <text:p>0.001159</text:p>
          </table:table-cell>
          <table:table-cell office:value-type="float" office:value="40">
            <text:p>40</text:p>
          </table:table-cell>
          <table:table-cell office:value-type="string" office:value="dimer06b_mu.dat">
            <text:p>dimer06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6">
            <text:p>0.6</text:p>
          </table:table-cell>
          <table:table-cell office:value-type="float" office:value="22.5759">
            <text:p>22.5759</text:p>
          </table:table-cell>
          <table:table-cell office:value-type="float" office:value="0.054383">
            <text:p>0.054383</text:p>
          </table:table-cell>
          <table:table-cell office:value-type="float" office:value="40">
            <text:p>40</text:p>
          </table:table-cell>
          <table:table-cell office:value-type="string" office:value="dimer06b_mu.dat">
            <text:p>dimer06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7a_mu.dat">
            <text:p>dimer07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7a_mu.dat">
            <text:p>dimer07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7">
            <text:p>0.7</text:p>
          </table:table-cell>
          <table:table-cell office:value-type="float" office:value="6.28269">
            <text:p>6.28269</text:p>
          </table:table-cell>
          <table:table-cell office:value-type="float" office:value="0.000158">
            <text:p>0.000158</text:p>
          </table:table-cell>
          <table:table-cell office:value-type="float" office:value="40">
            <text:p>40</text:p>
          </table:table-cell>
          <table:table-cell office:value-type="string" office:value="dimer07a_mu.dat">
            <text:p>dimer07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7">
            <text:p>0.7</text:p>
          </table:table-cell>
          <table:table-cell office:value-type="float" office:value="5.92317">
            <text:p>5.92317</text:p>
          </table:table-cell>
          <table:table-cell office:value-type="float" office:value="0.000257">
            <text:p>0.000257</text:p>
          </table:table-cell>
          <table:table-cell office:value-type="float" office:value="40">
            <text:p>40</text:p>
          </table:table-cell>
          <table:table-cell office:value-type="string" office:value="dimer07a_mu.dat">
            <text:p>dimer07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12.5654">
            <text:p>12.5654</text:p>
          </table:table-cell>
          <table:table-cell office:value-type="float" office:value="0.000315">
            <text:p>0.000315</text:p>
          </table:table-cell>
          <table:table-cell office:value-type="float" office:value="40">
            <text:p>40</text:p>
          </table:table-cell>
          <table:table-cell office:value-type="string" office:value="dimer07a_mu.dat">
            <text:p>dimer07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11.1546">
            <text:p>11.1546</text:p>
          </table:table-cell>
          <table:table-cell office:value-type="float" office:value="0.001275">
            <text:p>0.001275</text:p>
          </table:table-cell>
          <table:table-cell office:value-type="float" office:value="40">
            <text:p>40</text:p>
          </table:table-cell>
          <table:table-cell office:value-type="string" office:value="dimer07a_mu.dat">
            <text:p>dimer07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7">
            <text:p>0.7</text:p>
          </table:table-cell>
          <table:table-cell office:value-type="float" office:value="18.8481">
            <text:p>18.8481</text:p>
          </table:table-cell>
          <table:table-cell office:value-type="float" office:value="0.000473">
            <text:p>0.000473</text:p>
          </table:table-cell>
          <table:table-cell office:value-type="float" office:value="40">
            <text:p>40</text:p>
          </table:table-cell>
          <table:table-cell office:value-type="string" office:value="dimer07a_mu.dat">
            <text:p>dimer07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7">
            <text:p>0.7</text:p>
          </table:table-cell>
          <table:table-cell office:value-type="float" office:value="15.7374">
            <text:p>15.7374</text:p>
          </table:table-cell>
          <table:table-cell office:value-type="float" office:value="0.005013">
            <text:p>0.005013</text:p>
          </table:table-cell>
          <table:table-cell office:value-type="float" office:value="40">
            <text:p>40</text:p>
          </table:table-cell>
          <table:table-cell office:value-type="string" office:value="dimer07a_mu.dat">
            <text:p>dimer07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7">
            <text:p>0.7</text:p>
          </table:table-cell>
          <table:table-cell office:value-type="float" office:value="25.1308">
            <text:p>25.1308</text:p>
          </table:table-cell>
          <table:table-cell office:value-type="float" office:value="0.000631">
            <text:p>0.000631</text:p>
          </table:table-cell>
          <table:table-cell office:value-type="float" office:value="40">
            <text:p>40</text:p>
          </table:table-cell>
          <table:table-cell office:value-type="string" office:value="dimer07a_mu.dat">
            <text:p>dimer07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7">
            <text:p>0.7</text:p>
          </table:table-cell>
          <table:table-cell office:value-type="float" office:value="19.731">
            <text:p>19.731</text:p>
          </table:table-cell>
          <table:table-cell office:value-type="float" office:value="0.016666">
            <text:p>0.016666</text:p>
          </table:table-cell>
          <table:table-cell office:value-type="float" office:value="40">
            <text:p>40</text:p>
          </table:table-cell>
          <table:table-cell office:value-type="string" office:value="dimer07a_mu.dat">
            <text:p>dimer07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7">
            <text:p>0.7</text:p>
          </table:table-cell>
          <table:table-cell office:value-type="float" office:value="31.4135">
            <text:p>31.4135</text:p>
          </table:table-cell>
          <table:table-cell office:value-type="float" office:value="0.000788">
            <text:p>0.000788</text:p>
          </table:table-cell>
          <table:table-cell office:value-type="float" office:value="40">
            <text:p>40</text:p>
          </table:table-cell>
          <table:table-cell office:value-type="string" office:value="dimer07a_mu.dat">
            <text:p>dimer07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7">
            <text:p>0.7</text:p>
          </table:table-cell>
          <table:table-cell office:value-type="float" office:value="23.2416">
            <text:p>23.2416</text:p>
          </table:table-cell>
          <table:table-cell office:value-type="float" office:value="0.041628">
            <text:p>0.041628</text:p>
          </table:table-cell>
          <table:table-cell office:value-type="float" office:value="40">
            <text:p>40</text:p>
          </table:table-cell>
          <table:table-cell office:value-type="string" office:value="dimer07a_mu.dat">
            <text:p>dimer07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7b_mu.dat">
            <text:p>dimer07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7b_mu.dat">
            <text:p>dimer07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7">
            <text:p>0.7</text:p>
          </table:table-cell>
          <table:table-cell office:value-type="float" office:value="6.28356">
            <text:p>6.28356</text:p>
          </table:table-cell>
          <table:table-cell office:value-type="float" office:value="0.000202">
            <text:p>0.000202</text:p>
          </table:table-cell>
          <table:table-cell office:value-type="float" office:value="40">
            <text:p>40</text:p>
          </table:table-cell>
          <table:table-cell office:value-type="string" office:value="dimer07b_mu.dat">
            <text:p>dimer07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7">
            <text:p>0.7</text:p>
          </table:table-cell>
          <table:table-cell office:value-type="float" office:value="5.92458">
            <text:p>5.92458</text:p>
          </table:table-cell>
          <table:table-cell office:value-type="float" office:value="0.000267">
            <text:p>0.000267</text:p>
          </table:table-cell>
          <table:table-cell office:value-type="float" office:value="40">
            <text:p>40</text:p>
          </table:table-cell>
          <table:table-cell office:value-type="string" office:value="dimer07b_mu.dat">
            <text:p>dimer07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12.5671">
            <text:p>12.5671</text:p>
          </table:table-cell>
          <table:table-cell office:value-type="float" office:value="0.000404">
            <text:p>0.000404</text:p>
          </table:table-cell>
          <table:table-cell office:value-type="float" office:value="40">
            <text:p>40</text:p>
          </table:table-cell>
          <table:table-cell office:value-type="string" office:value="dimer07b_mu.dat">
            <text:p>dimer07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11.1584">
            <text:p>11.1584</text:p>
          </table:table-cell>
          <table:table-cell office:value-type="float" office:value="0.001017">
            <text:p>0.001017</text:p>
          </table:table-cell>
          <table:table-cell office:value-type="float" office:value="40">
            <text:p>40</text:p>
          </table:table-cell>
          <table:table-cell office:value-type="string" office:value="dimer07b_mu.dat">
            <text:p>dimer07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7">
            <text:p>0.7</text:p>
          </table:table-cell>
          <table:table-cell office:value-type="float" office:value="18.8507">
            <text:p>18.8507</text:p>
          </table:table-cell>
          <table:table-cell office:value-type="float" office:value="0.000606">
            <text:p>0.000606</text:p>
          </table:table-cell>
          <table:table-cell office:value-type="float" office:value="40">
            <text:p>40</text:p>
          </table:table-cell>
          <table:table-cell office:value-type="string" office:value="dimer07b_mu.dat">
            <text:p>dimer07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7">
            <text:p>0.7</text:p>
          </table:table-cell>
          <table:table-cell office:value-type="float" office:value="15.7434">
            <text:p>15.7434</text:p>
          </table:table-cell>
          <table:table-cell office:value-type="float" office:value="0.004614">
            <text:p>0.004614</text:p>
          </table:table-cell>
          <table:table-cell office:value-type="float" office:value="40">
            <text:p>40</text:p>
          </table:table-cell>
          <table:table-cell office:value-type="string" office:value="dimer07b_mu.dat">
            <text:p>dimer07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7">
            <text:p>0.7</text:p>
          </table:table-cell>
          <table:table-cell office:value-type="float" office:value="25.1342">
            <text:p>25.1342</text:p>
          </table:table-cell>
          <table:table-cell office:value-type="float" office:value="0.000809">
            <text:p>0.000809</text:p>
          </table:table-cell>
          <table:table-cell office:value-type="float" office:value="40">
            <text:p>40</text:p>
          </table:table-cell>
          <table:table-cell office:value-type="string" office:value="dimer07b_mu.dat">
            <text:p>dimer07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7">
            <text:p>0.7</text:p>
          </table:table-cell>
          <table:table-cell office:value-type="float" office:value="19.7314">
            <text:p>19.7314</text:p>
          </table:table-cell>
          <table:table-cell office:value-type="float" office:value="0.01946">
            <text:p>0.01946</text:p>
          </table:table-cell>
          <table:table-cell office:value-type="float" office:value="40">
            <text:p>40</text:p>
          </table:table-cell>
          <table:table-cell office:value-type="string" office:value="dimer07b_mu.dat">
            <text:p>dimer07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7">
            <text:p>0.7</text:p>
          </table:table-cell>
          <table:table-cell office:value-type="float" office:value="31.4178">
            <text:p>31.4178</text:p>
          </table:table-cell>
          <table:table-cell office:value-type="float" office:value="0.00101">
            <text:p>0.00101</text:p>
          </table:table-cell>
          <table:table-cell office:value-type="float" office:value="40">
            <text:p>40</text:p>
          </table:table-cell>
          <table:table-cell office:value-type="string" office:value="dimer07b_mu.dat">
            <text:p>dimer07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7">
            <text:p>0.7</text:p>
          </table:table-cell>
          <table:table-cell office:value-type="float" office:value="23.2185">
            <text:p>23.2185</text:p>
          </table:table-cell>
          <table:table-cell office:value-type="float" office:value="0.052396">
            <text:p>0.052396</text:p>
          </table:table-cell>
          <table:table-cell office:value-type="float" office:value="40">
            <text:p>40</text:p>
          </table:table-cell>
          <table:table-cell office:value-type="string" office:value="dimer07b_mu.dat">
            <text:p>dimer07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8a_mu.dat">
            <text:p>dimer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8a_mu.dat">
            <text:p>dimer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8">
            <text:p>0.8</text:p>
          </table:table-cell>
          <table:table-cell office:value-type="float" office:value="6.28274">
            <text:p>6.28274</text:p>
          </table:table-cell>
          <table:table-cell office:value-type="float" office:value="0.00015">
            <text:p>0.00015</text:p>
          </table:table-cell>
          <table:table-cell office:value-type="float" office:value="40">
            <text:p>40</text:p>
          </table:table-cell>
          <table:table-cell office:value-type="string" office:value="dimer08a_mu.dat">
            <text:p>dimer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8">
            <text:p>0.8</text:p>
          </table:table-cell>
          <table:table-cell office:value-type="float" office:value="5.94737">
            <text:p>5.94737</text:p>
          </table:table-cell>
          <table:table-cell office:value-type="float" office:value="0.000236">
            <text:p>0.000236</text:p>
          </table:table-cell>
          <table:table-cell office:value-type="float" office:value="40">
            <text:p>40</text:p>
          </table:table-cell>
          <table:table-cell office:value-type="string" office:value="dimer08a_mu.dat">
            <text:p>dimer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8">
            <text:p>0.8</text:p>
          </table:table-cell>
          <table:table-cell office:value-type="float" office:value="12.5655">
            <text:p>12.5655</text:p>
          </table:table-cell>
          <table:table-cell office:value-type="float" office:value="0.0003">
            <text:p>0.0003</text:p>
          </table:table-cell>
          <table:table-cell office:value-type="float" office:value="40">
            <text:p>40</text:p>
          </table:table-cell>
          <table:table-cell office:value-type="string" office:value="dimer08a_mu.dat">
            <text:p>dimer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8">
            <text:p>0.8</text:p>
          </table:table-cell>
          <table:table-cell office:value-type="float" office:value="11.2502">
            <text:p>11.2502</text:p>
          </table:table-cell>
          <table:table-cell office:value-type="float" office:value="0.001079">
            <text:p>0.001079</text:p>
          </table:table-cell>
          <table:table-cell office:value-type="float" office:value="40">
            <text:p>40</text:p>
          </table:table-cell>
          <table:table-cell office:value-type="string" office:value="dimer08a_mu.dat">
            <text:p>dimer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8">
            <text:p>0.8</text:p>
          </table:table-cell>
          <table:table-cell office:value-type="float" office:value="18.8482">
            <text:p>18.8482</text:p>
          </table:table-cell>
          <table:table-cell office:value-type="float" office:value="0.00045">
            <text:p>0.00045</text:p>
          </table:table-cell>
          <table:table-cell office:value-type="float" office:value="40">
            <text:p>40</text:p>
          </table:table-cell>
          <table:table-cell office:value-type="string" office:value="dimer08a_mu.dat">
            <text:p>dimer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8">
            <text:p>0.8</text:p>
          </table:table-cell>
          <table:table-cell office:value-type="float" office:value="15.9489">
            <text:p>15.9489</text:p>
          </table:table-cell>
          <table:table-cell office:value-type="float" office:value="0.004033">
            <text:p>0.004033</text:p>
          </table:table-cell>
          <table:table-cell office:value-type="float" office:value="40">
            <text:p>40</text:p>
          </table:table-cell>
          <table:table-cell office:value-type="string" office:value="dimer08a_mu.dat">
            <text:p>dimer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8">
            <text:p>0.8</text:p>
          </table:table-cell>
          <table:table-cell office:value-type="float" office:value="25.131">
            <text:p>25.131</text:p>
          </table:table-cell>
          <table:table-cell office:value-type="float" office:value="0.000601">
            <text:p>0.000601</text:p>
          </table:table-cell>
          <table:table-cell office:value-type="float" office:value="40">
            <text:p>40</text:p>
          </table:table-cell>
          <table:table-cell office:value-type="string" office:value="dimer08a_mu.dat">
            <text:p>dimer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8">
            <text:p>0.8</text:p>
          </table:table-cell>
          <table:table-cell office:value-type="float" office:value="20.0951">
            <text:p>20.0951</text:p>
          </table:table-cell>
          <table:table-cell office:value-type="float" office:value="0.013486">
            <text:p>0.013486</text:p>
          </table:table-cell>
          <table:table-cell office:value-type="float" office:value="40">
            <text:p>40</text:p>
          </table:table-cell>
          <table:table-cell office:value-type="string" office:value="dimer08a_mu.dat">
            <text:p>dimer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8">
            <text:p>0.8</text:p>
          </table:table-cell>
          <table:table-cell office:value-type="float" office:value="31.4137">
            <text:p>31.4137</text:p>
          </table:table-cell>
          <table:table-cell office:value-type="float" office:value="0.000751">
            <text:p>0.000751</text:p>
          </table:table-cell>
          <table:table-cell office:value-type="float" office:value="40">
            <text:p>40</text:p>
          </table:table-cell>
          <table:table-cell office:value-type="string" office:value="dimer08a_mu.dat">
            <text:p>dimer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8">
            <text:p>0.8</text:p>
          </table:table-cell>
          <table:table-cell office:value-type="float" office:value="23.7764">
            <text:p>23.7764</text:p>
          </table:table-cell>
          <table:table-cell office:value-type="float" office:value="0.035361">
            <text:p>0.035361</text:p>
          </table:table-cell>
          <table:table-cell office:value-type="float" office:value="40">
            <text:p>40</text:p>
          </table:table-cell>
          <table:table-cell office:value-type="string" office:value="dimer08a_mu.dat">
            <text:p>dimer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8b_mu.dat">
            <text:p>dimer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8b_mu.dat">
            <text:p>dimer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8">
            <text:p>0.8</text:p>
          </table:table-cell>
          <table:table-cell office:value-type="float" office:value="6.28353">
            <text:p>6.28353</text:p>
          </table:table-cell>
          <table:table-cell office:value-type="float" office:value="0.000179">
            <text:p>0.000179</text:p>
          </table:table-cell>
          <table:table-cell office:value-type="float" office:value="40">
            <text:p>40</text:p>
          </table:table-cell>
          <table:table-cell office:value-type="string" office:value="dimer08b_mu.dat">
            <text:p>dimer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8">
            <text:p>0.8</text:p>
          </table:table-cell>
          <table:table-cell office:value-type="float" office:value="5.94863">
            <text:p>5.94863</text:p>
          </table:table-cell>
          <table:table-cell office:value-type="float" office:value="0.000219">
            <text:p>0.000219</text:p>
          </table:table-cell>
          <table:table-cell office:value-type="float" office:value="40">
            <text:p>40</text:p>
          </table:table-cell>
          <table:table-cell office:value-type="string" office:value="dimer08b_mu.dat">
            <text:p>dimer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8">
            <text:p>0.8</text:p>
          </table:table-cell>
          <table:table-cell office:value-type="float" office:value="12.5671">
            <text:p>12.5671</text:p>
          </table:table-cell>
          <table:table-cell office:value-type="float" office:value="0.000357">
            <text:p>0.000357</text:p>
          </table:table-cell>
          <table:table-cell office:value-type="float" office:value="40">
            <text:p>40</text:p>
          </table:table-cell>
          <table:table-cell office:value-type="string" office:value="dimer08b_mu.dat">
            <text:p>dimer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8">
            <text:p>0.8</text:p>
          </table:table-cell>
          <table:table-cell office:value-type="float" office:value="11.2534">
            <text:p>11.2534</text:p>
          </table:table-cell>
          <table:table-cell office:value-type="float" office:value="0.000792">
            <text:p>0.000792</text:p>
          </table:table-cell>
          <table:table-cell office:value-type="float" office:value="40">
            <text:p>40</text:p>
          </table:table-cell>
          <table:table-cell office:value-type="string" office:value="dimer08b_mu.dat">
            <text:p>dimer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8">
            <text:p>0.8</text:p>
          </table:table-cell>
          <table:table-cell office:value-type="float" office:value="18.8506">
            <text:p>18.8506</text:p>
          </table:table-cell>
          <table:table-cell office:value-type="float" office:value="0.000536">
            <text:p>0.000536</text:p>
          </table:table-cell>
          <table:table-cell office:value-type="float" office:value="40">
            <text:p>40</text:p>
          </table:table-cell>
          <table:table-cell office:value-type="string" office:value="dimer08b_mu.dat">
            <text:p>dimer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8">
            <text:p>0.8</text:p>
          </table:table-cell>
          <table:table-cell office:value-type="float" office:value="15.9522">
            <text:p>15.9522</text:p>
          </table:table-cell>
          <table:table-cell office:value-type="float" office:value="0.003372">
            <text:p>0.003372</text:p>
          </table:table-cell>
          <table:table-cell office:value-type="float" office:value="40">
            <text:p>40</text:p>
          </table:table-cell>
          <table:table-cell office:value-type="string" office:value="dimer08b_mu.dat">
            <text:p>dimer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8">
            <text:p>0.8</text:p>
          </table:table-cell>
          <table:table-cell office:value-type="float" office:value="25.1341">
            <text:p>25.1341</text:p>
          </table:table-cell>
          <table:table-cell office:value-type="float" office:value="0.000717">
            <text:p>0.000717</text:p>
          </table:table-cell>
          <table:table-cell office:value-type="float" office:value="40">
            <text:p>40</text:p>
          </table:table-cell>
          <table:table-cell office:value-type="string" office:value="dimer08b_mu.dat">
            <text:p>dimer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8">
            <text:p>0.8</text:p>
          </table:table-cell>
          <table:table-cell office:value-type="float" office:value="20.0863">
            <text:p>20.0863</text:p>
          </table:table-cell>
          <table:table-cell office:value-type="float" office:value="0.014412">
            <text:p>0.014412</text:p>
          </table:table-cell>
          <table:table-cell office:value-type="float" office:value="40">
            <text:p>40</text:p>
          </table:table-cell>
          <table:table-cell office:value-type="string" office:value="dimer08b_mu.dat">
            <text:p>dimer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8">
            <text:p>0.8</text:p>
          </table:table-cell>
          <table:table-cell office:value-type="float" office:value="31.4177">
            <text:p>31.4177</text:p>
          </table:table-cell>
          <table:table-cell office:value-type="float" office:value="0.000895">
            <text:p>0.000895</text:p>
          </table:table-cell>
          <table:table-cell office:value-type="float" office:value="40">
            <text:p>40</text:p>
          </table:table-cell>
          <table:table-cell office:value-type="string" office:value="dimer08b_mu.dat">
            <text:p>dimer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8">
            <text:p>0.8</text:p>
          </table:table-cell>
          <table:table-cell office:value-type="float" office:value="23.7309">
            <text:p>23.7309</text:p>
          </table:table-cell>
          <table:table-cell office:value-type="float" office:value="0.041604">
            <text:p>0.041604</text:p>
          </table:table-cell>
          <table:table-cell office:value-type="float" office:value="40">
            <text:p>40</text:p>
          </table:table-cell>
          <table:table-cell office:value-type="string" office:value="dimer08b_mu.dat">
            <text:p>dimer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9a_mu.dat">
            <text:p>dimer09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9a_mu.dat">
            <text:p>dimer09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9">
            <text:p>0.9</text:p>
          </table:table-cell>
          <table:table-cell office:value-type="float" office:value="6.28276">
            <text:p>6.28276</text:p>
          </table:table-cell>
          <table:table-cell office:value-type="float" office:value="0.000152">
            <text:p>0.000152</text:p>
          </table:table-cell>
          <table:table-cell office:value-type="float" office:value="40">
            <text:p>40</text:p>
          </table:table-cell>
          <table:table-cell office:value-type="string" office:value="dimer09a_mu.dat">
            <text:p>dimer09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9">
            <text:p>0.9</text:p>
          </table:table-cell>
          <table:table-cell office:value-type="float" office:value="5.96214">
            <text:p>5.96214</text:p>
          </table:table-cell>
          <table:table-cell office:value-type="float" office:value="0.000225">
            <text:p>0.000225</text:p>
          </table:table-cell>
          <table:table-cell office:value-type="float" office:value="40">
            <text:p>40</text:p>
          </table:table-cell>
          <table:table-cell office:value-type="string" office:value="dimer09a_mu.dat">
            <text:p>dimer09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9">
            <text:p>0.9</text:p>
          </table:table-cell>
          <table:table-cell office:value-type="float" office:value="12.5655">
            <text:p>12.5655</text:p>
          </table:table-cell>
          <table:table-cell office:value-type="float" office:value="0.000305">
            <text:p>0.000305</text:p>
          </table:table-cell>
          <table:table-cell office:value-type="float" office:value="40">
            <text:p>40</text:p>
          </table:table-cell>
          <table:table-cell office:value-type="string" office:value="dimer09a_mu.dat">
            <text:p>dimer09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9">
            <text:p>0.9</text:p>
          </table:table-cell>
          <table:table-cell office:value-type="float" office:value="11.3099">
            <text:p>11.3099</text:p>
          </table:table-cell>
          <table:table-cell office:value-type="float" office:value="0.000964">
            <text:p>0.000964</text:p>
          </table:table-cell>
          <table:table-cell office:value-type="float" office:value="40">
            <text:p>40</text:p>
          </table:table-cell>
          <table:table-cell office:value-type="string" office:value="dimer09a_mu.dat">
            <text:p>dimer09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9">
            <text:p>0.9</text:p>
          </table:table-cell>
          <table:table-cell office:value-type="float" office:value="18.8483">
            <text:p>18.8483</text:p>
          </table:table-cell>
          <table:table-cell office:value-type="float" office:value="0.000455">
            <text:p>0.000455</text:p>
          </table:table-cell>
          <table:table-cell office:value-type="float" office:value="40">
            <text:p>40</text:p>
          </table:table-cell>
          <table:table-cell office:value-type="string" office:value="dimer09a_mu.dat">
            <text:p>dimer09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9">
            <text:p>0.9</text:p>
          </table:table-cell>
          <table:table-cell office:value-type="float" office:value="16.0846">
            <text:p>16.0846</text:p>
          </table:table-cell>
          <table:table-cell office:value-type="float" office:value="0.00329">
            <text:p>0.00329</text:p>
          </table:table-cell>
          <table:table-cell office:value-type="float" office:value="40">
            <text:p>40</text:p>
          </table:table-cell>
          <table:table-cell office:value-type="string" office:value="dimer09a_mu.dat">
            <text:p>dimer09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9">
            <text:p>0.9</text:p>
          </table:table-cell>
          <table:table-cell office:value-type="float" office:value="25.1311">
            <text:p>25.1311</text:p>
          </table:table-cell>
          <table:table-cell office:value-type="float" office:value="0.000609">
            <text:p>0.000609</text:p>
          </table:table-cell>
          <table:table-cell office:value-type="float" office:value="40">
            <text:p>40</text:p>
          </table:table-cell>
          <table:table-cell office:value-type="string" office:value="dimer09a_mu.dat">
            <text:p>dimer09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9">
            <text:p>0.9</text:p>
          </table:table-cell>
          <table:table-cell office:value-type="float" office:value="20.3369">
            <text:p>20.3369</text:p>
          </table:table-cell>
          <table:table-cell office:value-type="float" office:value="0.010476">
            <text:p>0.010476</text:p>
          </table:table-cell>
          <table:table-cell office:value-type="float" office:value="40">
            <text:p>40</text:p>
          </table:table-cell>
          <table:table-cell office:value-type="string" office:value="dimer09a_mu.dat">
            <text:p>dimer09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9">
            <text:p>0.9</text:p>
          </table:table-cell>
          <table:table-cell office:value-type="float" office:value="31.4138">
            <text:p>31.4138</text:p>
          </table:table-cell>
          <table:table-cell office:value-type="float" office:value="0.00076">
            <text:p>0.00076</text:p>
          </table:table-cell>
          <table:table-cell office:value-type="float" office:value="40">
            <text:p>40</text:p>
          </table:table-cell>
          <table:table-cell office:value-type="string" office:value="dimer09a_mu.dat">
            <text:p>dimer09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9">
            <text:p>0.9</text:p>
          </table:table-cell>
          <table:table-cell office:value-type="float" office:value="24.1439">
            <text:p>24.1439</text:p>
          </table:table-cell>
          <table:table-cell office:value-type="float" office:value="0.028103">
            <text:p>0.028103</text:p>
          </table:table-cell>
          <table:table-cell office:value-type="float" office:value="40">
            <text:p>40</text:p>
          </table:table-cell>
          <table:table-cell office:value-type="string" office:value="dimer09a_mu.dat">
            <text:p>dimer09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9b_mu.dat">
            <text:p>dimer09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09b_mu.dat">
            <text:p>dimer09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9">
            <text:p>0.9</text:p>
          </table:table-cell>
          <table:table-cell office:value-type="float" office:value="6.28349">
            <text:p>6.28349</text:p>
          </table:table-cell>
          <table:table-cell office:value-type="float" office:value="0.000161">
            <text:p>0.000161</text:p>
          </table:table-cell>
          <table:table-cell office:value-type="float" office:value="40">
            <text:p>40</text:p>
          </table:table-cell>
          <table:table-cell office:value-type="string" office:value="dimer09b_mu.dat">
            <text:p>dimer09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9">
            <text:p>0.9</text:p>
          </table:table-cell>
          <table:table-cell office:value-type="float" office:value="5.96326">
            <text:p>5.96326</text:p>
          </table:table-cell>
          <table:table-cell office:value-type="float" office:value="0.000183">
            <text:p>0.000183</text:p>
          </table:table-cell>
          <table:table-cell office:value-type="float" office:value="40">
            <text:p>40</text:p>
          </table:table-cell>
          <table:table-cell office:value-type="string" office:value="dimer09b_mu.dat">
            <text:p>dimer09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9">
            <text:p>0.9</text:p>
          </table:table-cell>
          <table:table-cell office:value-type="float" office:value="12.567">
            <text:p>12.567</text:p>
          </table:table-cell>
          <table:table-cell office:value-type="float" office:value="0.000322">
            <text:p>0.000322</text:p>
          </table:table-cell>
          <table:table-cell office:value-type="float" office:value="40">
            <text:p>40</text:p>
          </table:table-cell>
          <table:table-cell office:value-type="string" office:value="dimer09b_mu.dat">
            <text:p>dimer09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9">
            <text:p>0.9</text:p>
          </table:table-cell>
          <table:table-cell office:value-type="float" office:value="11.3125">
            <text:p>11.3125</text:p>
          </table:table-cell>
          <table:table-cell office:value-type="float" office:value="0.000634">
            <text:p>0.000634</text:p>
          </table:table-cell>
          <table:table-cell office:value-type="float" office:value="40">
            <text:p>40</text:p>
          </table:table-cell>
          <table:table-cell office:value-type="string" office:value="dimer09b_mu.dat">
            <text:p>dimer09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9">
            <text:p>0.9</text:p>
          </table:table-cell>
          <table:table-cell office:value-type="float" office:value="18.8505">
            <text:p>18.8505</text:p>
          </table:table-cell>
          <table:table-cell office:value-type="float" office:value="0.000484">
            <text:p>0.000484</text:p>
          </table:table-cell>
          <table:table-cell office:value-type="float" office:value="40">
            <text:p>40</text:p>
          </table:table-cell>
          <table:table-cell office:value-type="string" office:value="dimer09b_mu.dat">
            <text:p>dimer09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9">
            <text:p>0.9</text:p>
          </table:table-cell>
          <table:table-cell office:value-type="float" office:value="16.0854">
            <text:p>16.0854</text:p>
          </table:table-cell>
          <table:table-cell office:value-type="float" office:value="0.00266">
            <text:p>0.00266</text:p>
          </table:table-cell>
          <table:table-cell office:value-type="float" office:value="40">
            <text:p>40</text:p>
          </table:table-cell>
          <table:table-cell office:value-type="string" office:value="dimer09b_mu.dat">
            <text:p>dimer09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9">
            <text:p>0.9</text:p>
          </table:table-cell>
          <table:table-cell office:value-type="float" office:value="25.134">
            <text:p>25.134</text:p>
          </table:table-cell>
          <table:table-cell office:value-type="float" office:value="0.000646">
            <text:p>0.000646</text:p>
          </table:table-cell>
          <table:table-cell office:value-type="float" office:value="40">
            <text:p>40</text:p>
          </table:table-cell>
          <table:table-cell office:value-type="string" office:value="dimer09b_mu.dat">
            <text:p>dimer09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9">
            <text:p>0.9</text:p>
          </table:table-cell>
          <table:table-cell office:value-type="float" office:value="20.3214">
            <text:p>20.3214</text:p>
          </table:table-cell>
          <table:table-cell office:value-type="float" office:value="0.010741">
            <text:p>0.010741</text:p>
          </table:table-cell>
          <table:table-cell office:value-type="float" office:value="40">
            <text:p>40</text:p>
          </table:table-cell>
          <table:table-cell office:value-type="string" office:value="dimer09b_mu.dat">
            <text:p>dimer09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9">
            <text:p>0.9</text:p>
          </table:table-cell>
          <table:table-cell office:value-type="float" office:value="31.4175">
            <text:p>31.4175</text:p>
          </table:table-cell>
          <table:table-cell office:value-type="float" office:value="0.000806">
            <text:p>0.000806</text:p>
          </table:table-cell>
          <table:table-cell office:value-type="float" office:value="40">
            <text:p>40</text:p>
          </table:table-cell>
          <table:table-cell office:value-type="string" office:value="dimer09b_mu.dat">
            <text:p>dimer09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9">
            <text:p>0.9</text:p>
          </table:table-cell>
          <table:table-cell office:value-type="float" office:value="24.0873">
            <text:p>24.0873</text:p>
          </table:table-cell>
          <table:table-cell office:value-type="float" office:value="0.031387">
            <text:p>0.031387</text:p>
          </table:table-cell>
          <table:table-cell office:value-type="float" office:value="40">
            <text:p>40</text:p>
          </table:table-cell>
          <table:table-cell office:value-type="string" office:value="dimer09b_mu.dat">
            <text:p>dimer09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0a_mu.dat">
            <text:p>dimer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0a_mu.dat">
            <text:p>dimer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6.2828">
            <text:p>6.2828</text:p>
          </table:table-cell>
          <table:table-cell office:value-type="float" office:value="0.000163">
            <text:p>0.000163</text:p>
          </table:table-cell>
          <table:table-cell office:value-type="float" office:value="40">
            <text:p>40</text:p>
          </table:table-cell>
          <table:table-cell office:value-type="string" office:value="dimer10a_mu.dat">
            <text:p>dimer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5.96941">
            <text:p>5.96941</text:p>
          </table:table-cell>
          <table:table-cell office:value-type="float" office:value="0.000222">
            <text:p>0.000222</text:p>
          </table:table-cell>
          <table:table-cell office:value-type="float" office:value="40">
            <text:p>40</text:p>
          </table:table-cell>
          <table:table-cell office:value-type="string" office:value="dimer10a_mu.dat">
            <text:p>dimer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2.5656">
            <text:p>12.5656</text:p>
          </table:table-cell>
          <table:table-cell office:value-type="float" office:value="0.000327">
            <text:p>0.000327</text:p>
          </table:table-cell>
          <table:table-cell office:value-type="float" office:value="40">
            <text:p>40</text:p>
          </table:table-cell>
          <table:table-cell office:value-type="string" office:value="dimer10a_mu.dat">
            <text:p>dimer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3404">
            <text:p>11.3404</text:p>
          </table:table-cell>
          <table:table-cell office:value-type="float" office:value="0.000935">
            <text:p>0.000935</text:p>
          </table:table-cell>
          <table:table-cell office:value-type="float" office:value="40">
            <text:p>40</text:p>
          </table:table-cell>
          <table:table-cell office:value-type="string" office:value="dimer10a_mu.dat">
            <text:p>dimer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8.8484">
            <text:p>18.8484</text:p>
          </table:table-cell>
          <table:table-cell office:value-type="float" office:value="0.00049">
            <text:p>0.00049</text:p>
          </table:table-cell>
          <table:table-cell office:value-type="float" office:value="40">
            <text:p>40</text:p>
          </table:table-cell>
          <table:table-cell office:value-type="string" office:value="dimer10a_mu.dat">
            <text:p>dimer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6.1561">
            <text:p>16.1561</text:p>
          </table:table-cell>
          <table:table-cell office:value-type="float" office:value="0.003097">
            <text:p>0.003097</text:p>
          </table:table-cell>
          <table:table-cell office:value-type="float" office:value="40">
            <text:p>40</text:p>
          </table:table-cell>
          <table:table-cell office:value-type="string" office:value="dimer10a_mu.dat">
            <text:p>dimer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5.1312">
            <text:p>25.1312</text:p>
          </table:table-cell>
          <table:table-cell office:value-type="float" office:value="0.000652">
            <text:p>0.000652</text:p>
          </table:table-cell>
          <table:table-cell office:value-type="float" office:value="40">
            <text:p>40</text:p>
          </table:table-cell>
          <table:table-cell office:value-type="string" office:value="dimer10a_mu.dat">
            <text:p>dimer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4674">
            <text:p>20.4674</text:p>
          </table:table-cell>
          <table:table-cell office:value-type="float" office:value="0.009819">
            <text:p>0.009819</text:p>
          </table:table-cell>
          <table:table-cell office:value-type="float" office:value="40">
            <text:p>40</text:p>
          </table:table-cell>
          <table:table-cell office:value-type="string" office:value="dimer10a_mu.dat">
            <text:p>dimer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31.414">
            <text:p>31.414</text:p>
          </table:table-cell>
          <table:table-cell office:value-type="float" office:value="0.000815">
            <text:p>0.000815</text:p>
          </table:table-cell>
          <table:table-cell office:value-type="float" office:value="40">
            <text:p>40</text:p>
          </table:table-cell>
          <table:table-cell office:value-type="string" office:value="dimer10a_mu.dat">
            <text:p>dimer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24.347">
            <text:p>24.347</text:p>
          </table:table-cell>
          <table:table-cell office:value-type="float" office:value="0.026814">
            <text:p>0.026814</text:p>
          </table:table-cell>
          <table:table-cell office:value-type="float" office:value="40">
            <text:p>40</text:p>
          </table:table-cell>
          <table:table-cell office:value-type="string" office:value="dimer10a_mu.dat">
            <text:p>dimer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0b_mu.dat">
            <text:p>dimer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0b_mu.dat">
            <text:p>dimer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6.28345">
            <text:p>6.28345</text:p>
          </table:table-cell>
          <table:table-cell office:value-type="float" office:value="0.00015">
            <text:p>0.00015</text:p>
          </table:table-cell>
          <table:table-cell office:value-type="float" office:value="40">
            <text:p>40</text:p>
          </table:table-cell>
          <table:table-cell office:value-type="string" office:value="dimer10b_mu.dat">
            <text:p>dimer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5.97038">
            <text:p>5.97038</text:p>
          </table:table-cell>
          <table:table-cell office:value-type="float" office:value="0.000167">
            <text:p>0.000167</text:p>
          </table:table-cell>
          <table:table-cell office:value-type="float" office:value="40">
            <text:p>40</text:p>
          </table:table-cell>
          <table:table-cell office:value-type="string" office:value="dimer10b_mu.dat">
            <text:p>dimer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2.5669">
            <text:p>12.5669</text:p>
          </table:table-cell>
          <table:table-cell office:value-type="float" office:value="0.000301">
            <text:p>0.000301</text:p>
          </table:table-cell>
          <table:table-cell office:value-type="float" office:value="40">
            <text:p>40</text:p>
          </table:table-cell>
          <table:table-cell office:value-type="string" office:value="dimer10b_mu.dat">
            <text:p>dimer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3425">
            <text:p>11.3425</text:p>
          </table:table-cell>
          <table:table-cell office:value-type="float" office:value="0.000597">
            <text:p>0.000597</text:p>
          </table:table-cell>
          <table:table-cell office:value-type="float" office:value="40">
            <text:p>40</text:p>
          </table:table-cell>
          <table:table-cell office:value-type="string" office:value="dimer10b_mu.dat">
            <text:p>dimer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8.8503">
            <text:p>18.8503</text:p>
          </table:table-cell>
          <table:table-cell office:value-type="float" office:value="0.000452">
            <text:p>0.000452</text:p>
          </table:table-cell>
          <table:table-cell office:value-type="float" office:value="40">
            <text:p>40</text:p>
          </table:table-cell>
          <table:table-cell office:value-type="string" office:value="dimer10b_mu.dat">
            <text:p>dimer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6.1561">
            <text:p>16.1561</text:p>
          </table:table-cell>
          <table:table-cell office:value-type="float" office:value="0.002591">
            <text:p>0.002591</text:p>
          </table:table-cell>
          <table:table-cell office:value-type="float" office:value="40">
            <text:p>40</text:p>
          </table:table-cell>
          <table:table-cell office:value-type="string" office:value="dimer10b_mu.dat">
            <text:p>dimer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5.1338">
            <text:p>25.1338</text:p>
          </table:table-cell>
          <table:table-cell office:value-type="float" office:value="0.000602">
            <text:p>0.000602</text:p>
          </table:table-cell>
          <table:table-cell office:value-type="float" office:value="40">
            <text:p>40</text:p>
          </table:table-cell>
          <table:table-cell office:value-type="string" office:value="dimer10b_mu.dat">
            <text:p>dimer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4526">
            <text:p>20.4526</text:p>
          </table:table-cell>
          <table:table-cell office:value-type="float" office:value="0.009528">
            <text:p>0.009528</text:p>
          </table:table-cell>
          <table:table-cell office:value-type="float" office:value="40">
            <text:p>40</text:p>
          </table:table-cell>
          <table:table-cell office:value-type="string" office:value="dimer10b_mu.dat">
            <text:p>dimer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31.4172">
            <text:p>31.4172</text:p>
          </table:table-cell>
          <table:table-cell office:value-type="float" office:value="0.000751">
            <text:p>0.000751</text:p>
          </table:table-cell>
          <table:table-cell office:value-type="float" office:value="40">
            <text:p>40</text:p>
          </table:table-cell>
          <table:table-cell office:value-type="string" office:value="dimer10b_mu.dat">
            <text:p>dimer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24.2973">
            <text:p>24.2973</text:p>
          </table:table-cell>
          <table:table-cell office:value-type="float" office:value="0.026169">
            <text:p>0.026169</text:p>
          </table:table-cell>
          <table:table-cell office:value-type="float" office:value="40">
            <text:p>40</text:p>
          </table:table-cell>
          <table:table-cell office:value-type="string" office:value="dimer10b_mu.dat">
            <text:p>dimer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1a_mu.dat">
            <text:p>dimer1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1a_mu.dat">
            <text:p>dimer1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1">
            <text:p>1.1</text:p>
          </table:table-cell>
          <table:table-cell office:value-type="float" office:value="6.28283">
            <text:p>6.28283</text:p>
          </table:table-cell>
          <table:table-cell office:value-type="float" office:value="0.000178">
            <text:p>0.000178</text:p>
          </table:table-cell>
          <table:table-cell office:value-type="float" office:value="40">
            <text:p>40</text:p>
          </table:table-cell>
          <table:table-cell office:value-type="string" office:value="dimer11a_mu.dat">
            <text:p>dimer1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1">
            <text:p>1.1</text:p>
          </table:table-cell>
          <table:table-cell office:value-type="float" office:value="5.97178">
            <text:p>5.97178</text:p>
          </table:table-cell>
          <table:table-cell office:value-type="float" office:value="0.000219">
            <text:p>0.000219</text:p>
          </table:table-cell>
          <table:table-cell office:value-type="float" office:value="40">
            <text:p>40</text:p>
          </table:table-cell>
          <table:table-cell office:value-type="string" office:value="dimer11a_mu.dat">
            <text:p>dimer1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1">
            <text:p>1.1</text:p>
          </table:table-cell>
          <table:table-cell office:value-type="float" office:value="12.5657">
            <text:p>12.5657</text:p>
          </table:table-cell>
          <table:table-cell office:value-type="float" office:value="0.000357">
            <text:p>0.000357</text:p>
          </table:table-cell>
          <table:table-cell office:value-type="float" office:value="40">
            <text:p>40</text:p>
          </table:table-cell>
          <table:table-cell office:value-type="string" office:value="dimer11a_mu.dat">
            <text:p>dimer1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1">
            <text:p>1.1</text:p>
          </table:table-cell>
          <table:table-cell office:value-type="float" office:value="11.3512">
            <text:p>11.3512</text:p>
          </table:table-cell>
          <table:table-cell office:value-type="float" office:value="0.00092">
            <text:p>0.00092</text:p>
          </table:table-cell>
          <table:table-cell office:value-type="float" office:value="40">
            <text:p>40</text:p>
          </table:table-cell>
          <table:table-cell office:value-type="string" office:value="dimer11a_mu.dat">
            <text:p>dimer1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1">
            <text:p>1.1</text:p>
          </table:table-cell>
          <table:table-cell office:value-type="float" office:value="18.8485">
            <text:p>18.8485</text:p>
          </table:table-cell>
          <table:table-cell office:value-type="float" office:value="0.000535">
            <text:p>0.000535</text:p>
          </table:table-cell>
          <table:table-cell office:value-type="float" office:value="40">
            <text:p>40</text:p>
          </table:table-cell>
          <table:table-cell office:value-type="string" office:value="dimer11a_mu.dat">
            <text:p>dimer1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1">
            <text:p>1.1</text:p>
          </table:table-cell>
          <table:table-cell office:value-type="float" office:value="16.1827">
            <text:p>16.1827</text:p>
          </table:table-cell>
          <table:table-cell office:value-type="float" office:value="0.00323">
            <text:p>0.00323</text:p>
          </table:table-cell>
          <table:table-cell office:value-type="float" office:value="40">
            <text:p>40</text:p>
          </table:table-cell>
          <table:table-cell office:value-type="string" office:value="dimer11a_mu.dat">
            <text:p>dimer1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25.1313">
            <text:p>25.1313</text:p>
          </table:table-cell>
          <table:table-cell office:value-type="float" office:value="0.000714">
            <text:p>0.000714</text:p>
          </table:table-cell>
          <table:table-cell office:value-type="float" office:value="40">
            <text:p>40</text:p>
          </table:table-cell>
          <table:table-cell office:value-type="string" office:value="dimer11a_mu.dat">
            <text:p>dimer1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20.5165">
            <text:p>20.5165</text:p>
          </table:table-cell>
          <table:table-cell office:value-type="float" office:value="0.010936">
            <text:p>0.010936</text:p>
          </table:table-cell>
          <table:table-cell office:value-type="float" office:value="40">
            <text:p>40</text:p>
          </table:table-cell>
          <table:table-cell office:value-type="string" office:value="dimer11a_mu.dat">
            <text:p>dimer1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1">
            <text:p>1.1</text:p>
          </table:table-cell>
          <table:table-cell office:value-type="float" office:value="31.4141">
            <text:p>31.4141</text:p>
          </table:table-cell>
          <table:table-cell office:value-type="float" office:value="0.000892">
            <text:p>0.000892</text:p>
          </table:table-cell>
          <table:table-cell office:value-type="float" office:value="40">
            <text:p>40</text:p>
          </table:table-cell>
          <table:table-cell office:value-type="string" office:value="dimer11a_mu.dat">
            <text:p>dimer1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1">
            <text:p>1.1</text:p>
          </table:table-cell>
          <table:table-cell office:value-type="float" office:value="24.4234">
            <text:p>24.4234</text:p>
          </table:table-cell>
          <table:table-cell office:value-type="float" office:value="0.030855">
            <text:p>0.030855</text:p>
          </table:table-cell>
          <table:table-cell office:value-type="float" office:value="40">
            <text:p>40</text:p>
          </table:table-cell>
          <table:table-cell office:value-type="string" office:value="dimer11a_mu.dat">
            <text:p>dimer1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1b_mu.dat">
            <text:p>dimer1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1b_mu.dat">
            <text:p>dimer1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1">
            <text:p>1.1</text:p>
          </table:table-cell>
          <table:table-cell office:value-type="float" office:value="6.2834">
            <text:p>6.2834</text:p>
          </table:table-cell>
          <table:table-cell office:value-type="float" office:value="0.000149">
            <text:p>0.000149</text:p>
          </table:table-cell>
          <table:table-cell office:value-type="float" office:value="40">
            <text:p>40</text:p>
          </table:table-cell>
          <table:table-cell office:value-type="string" office:value="dimer11b_mu.dat">
            <text:p>dimer1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1">
            <text:p>1.1</text:p>
          </table:table-cell>
          <table:table-cell office:value-type="float" office:value="5.97264">
            <text:p>5.97264</text:p>
          </table:table-cell>
          <table:table-cell office:value-type="float" office:value="0.000174">
            <text:p>0.000174</text:p>
          </table:table-cell>
          <table:table-cell office:value-type="float" office:value="40">
            <text:p>40</text:p>
          </table:table-cell>
          <table:table-cell office:value-type="string" office:value="dimer11b_mu.dat">
            <text:p>dimer1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1">
            <text:p>1.1</text:p>
          </table:table-cell>
          <table:table-cell office:value-type="float" office:value="12.5668">
            <text:p>12.5668</text:p>
          </table:table-cell>
          <table:table-cell office:value-type="float" office:value="0.000298">
            <text:p>0.000298</text:p>
          </table:table-cell>
          <table:table-cell office:value-type="float" office:value="40">
            <text:p>40</text:p>
          </table:table-cell>
          <table:table-cell office:value-type="string" office:value="dimer11b_mu.dat">
            <text:p>dimer1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1">
            <text:p>1.1</text:p>
          </table:table-cell>
          <table:table-cell office:value-type="float" office:value="11.3531">
            <text:p>11.3531</text:p>
          </table:table-cell>
          <table:table-cell office:value-type="float" office:value="0.000672">
            <text:p>0.000672</text:p>
          </table:table-cell>
          <table:table-cell office:value-type="float" office:value="40">
            <text:p>40</text:p>
          </table:table-cell>
          <table:table-cell office:value-type="string" office:value="dimer11b_mu.dat">
            <text:p>dimer1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1">
            <text:p>1.1</text:p>
          </table:table-cell>
          <table:table-cell office:value-type="float" office:value="18.8502">
            <text:p>18.8502</text:p>
          </table:table-cell>
          <table:table-cell office:value-type="float" office:value="0.000448">
            <text:p>0.000448</text:p>
          </table:table-cell>
          <table:table-cell office:value-type="float" office:value="40">
            <text:p>40</text:p>
          </table:table-cell>
          <table:table-cell office:value-type="string" office:value="dimer11b_mu.dat">
            <text:p>dimer1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1">
            <text:p>1.1</text:p>
          </table:table-cell>
          <table:table-cell office:value-type="float" office:value="16.1834">
            <text:p>16.1834</text:p>
          </table:table-cell>
          <table:table-cell office:value-type="float" office:value="0.002842">
            <text:p>0.002842</text:p>
          </table:table-cell>
          <table:table-cell office:value-type="float" office:value="40">
            <text:p>40</text:p>
          </table:table-cell>
          <table:table-cell office:value-type="string" office:value="dimer11b_mu.dat">
            <text:p>dimer1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25.1336">
            <text:p>25.1336</text:p>
          </table:table-cell>
          <table:table-cell office:value-type="float" office:value="0.000598">
            <text:p>0.000598</text:p>
          </table:table-cell>
          <table:table-cell office:value-type="float" office:value="40">
            <text:p>40</text:p>
          </table:table-cell>
          <table:table-cell office:value-type="string" office:value="dimer11b_mu.dat">
            <text:p>dimer1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20.5074">
            <text:p>20.5074</text:p>
          </table:table-cell>
          <table:table-cell office:value-type="float" office:value="0.010111">
            <text:p>0.010111</text:p>
          </table:table-cell>
          <table:table-cell office:value-type="float" office:value="40">
            <text:p>40</text:p>
          </table:table-cell>
          <table:table-cell office:value-type="string" office:value="dimer11b_mu.dat">
            <text:p>dimer1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1">
            <text:p>1.1</text:p>
          </table:table-cell>
          <table:table-cell office:value-type="float" office:value="31.417">
            <text:p>31.417</text:p>
          </table:table-cell>
          <table:table-cell office:value-type="float" office:value="0.000746">
            <text:p>0.000746</text:p>
          </table:table-cell>
          <table:table-cell office:value-type="float" office:value="40">
            <text:p>40</text:p>
          </table:table-cell>
          <table:table-cell office:value-type="string" office:value="dimer11b_mu.dat">
            <text:p>dimer1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1">
            <text:p>1.1</text:p>
          </table:table-cell>
          <table:table-cell office:value-type="float" office:value="24.3889">
            <text:p>24.3889</text:p>
          </table:table-cell>
          <table:table-cell office:value-type="float" office:value="0.026985">
            <text:p>0.026985</text:p>
          </table:table-cell>
          <table:table-cell office:value-type="float" office:value="40">
            <text:p>40</text:p>
          </table:table-cell>
          <table:table-cell office:value-type="string" office:value="dimer11b_mu.dat">
            <text:p>dimer1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2a_mu.dat">
            <text:p>dimer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2a_mu.dat">
            <text:p>dimer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2">
            <text:p>1.2</text:p>
          </table:table-cell>
          <table:table-cell office:value-type="float" office:value="6.28286">
            <text:p>6.28286</text:p>
          </table:table-cell>
          <table:table-cell office:value-type="float" office:value="0.000187">
            <text:p>0.000187</text:p>
          </table:table-cell>
          <table:table-cell office:value-type="float" office:value="40">
            <text:p>40</text:p>
          </table:table-cell>
          <table:table-cell office:value-type="string" office:value="dimer12a_mu.dat">
            <text:p>dimer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2">
            <text:p>1.2</text:p>
          </table:table-cell>
          <table:table-cell office:value-type="float" office:value="5.97175">
            <text:p>5.97175</text:p>
          </table:table-cell>
          <table:table-cell office:value-type="float" office:value="0.000215">
            <text:p>0.000215</text:p>
          </table:table-cell>
          <table:table-cell office:value-type="float" office:value="40">
            <text:p>40</text:p>
          </table:table-cell>
          <table:table-cell office:value-type="string" office:value="dimer12a_mu.dat">
            <text:p>dimer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2">
            <text:p>1.2</text:p>
          </table:table-cell>
          <table:table-cell office:value-type="float" office:value="12.5657">
            <text:p>12.5657</text:p>
          </table:table-cell>
          <table:table-cell office:value-type="float" office:value="0.000376">
            <text:p>0.000376</text:p>
          </table:table-cell>
          <table:table-cell office:value-type="float" office:value="40">
            <text:p>40</text:p>
          </table:table-cell>
          <table:table-cell office:value-type="string" office:value="dimer12a_mu.dat">
            <text:p>dimer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2">
            <text:p>1.2</text:p>
          </table:table-cell>
          <table:table-cell office:value-type="float" office:value="11.3515">
            <text:p>11.3515</text:p>
          </table:table-cell>
          <table:table-cell office:value-type="float" office:value="0.000888">
            <text:p>0.000888</text:p>
          </table:table-cell>
          <table:table-cell office:value-type="float" office:value="40">
            <text:p>40</text:p>
          </table:table-cell>
          <table:table-cell office:value-type="string" office:value="dimer12a_mu.dat">
            <text:p>dimer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2">
            <text:p>1.2</text:p>
          </table:table-cell>
          <table:table-cell office:value-type="float" office:value="18.8486">
            <text:p>18.8486</text:p>
          </table:table-cell>
          <table:table-cell office:value-type="float" office:value="0.000562">
            <text:p>0.000562</text:p>
          </table:table-cell>
          <table:table-cell office:value-type="float" office:value="40">
            <text:p>40</text:p>
          </table:table-cell>
          <table:table-cell office:value-type="string" office:value="dimer12a_mu.dat">
            <text:p>dimer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2">
            <text:p>1.2</text:p>
          </table:table-cell>
          <table:table-cell office:value-type="float" office:value="16.1841">
            <text:p>16.1841</text:p>
          </table:table-cell>
          <table:table-cell office:value-type="float" office:value="0.003353">
            <text:p>0.003353</text:p>
          </table:table-cell>
          <table:table-cell office:value-type="float" office:value="40">
            <text:p>40</text:p>
          </table:table-cell>
          <table:table-cell office:value-type="string" office:value="dimer12a_mu.dat">
            <text:p>dimer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2">
            <text:p>1.2</text:p>
          </table:table-cell>
          <table:table-cell office:value-type="float" office:value="25.1314">
            <text:p>25.1314</text:p>
          </table:table-cell>
          <table:table-cell office:value-type="float" office:value="0.000749">
            <text:p>0.000749</text:p>
          </table:table-cell>
          <table:table-cell office:value-type="float" office:value="40">
            <text:p>40</text:p>
          </table:table-cell>
          <table:table-cell office:value-type="string" office:value="dimer12a_mu.dat">
            <text:p>dimer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2">
            <text:p>1.2</text:p>
          </table:table-cell>
          <table:table-cell office:value-type="float" office:value="20.5189">
            <text:p>20.5189</text:p>
          </table:table-cell>
          <table:table-cell office:value-type="float" office:value="0.011652">
            <text:p>0.011652</text:p>
          </table:table-cell>
          <table:table-cell office:value-type="float" office:value="40">
            <text:p>40</text:p>
          </table:table-cell>
          <table:table-cell office:value-type="string" office:value="dimer12a_mu.dat">
            <text:p>dimer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2">
            <text:p>1.2</text:p>
          </table:table-cell>
          <table:table-cell office:value-type="float" office:value="31.4143">
            <text:p>31.4143</text:p>
          </table:table-cell>
          <table:table-cell office:value-type="float" office:value="0.000936">
            <text:p>0.000936</text:p>
          </table:table-cell>
          <table:table-cell office:value-type="float" office:value="40">
            <text:p>40</text:p>
          </table:table-cell>
          <table:table-cell office:value-type="string" office:value="dimer12a_mu.dat">
            <text:p>dimer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2">
            <text:p>1.2</text:p>
          </table:table-cell>
          <table:table-cell office:value-type="float" office:value="24.4261">
            <text:p>24.4261</text:p>
          </table:table-cell>
          <table:table-cell office:value-type="float" office:value="0.032103">
            <text:p>0.032103</text:p>
          </table:table-cell>
          <table:table-cell office:value-type="float" office:value="40">
            <text:p>40</text:p>
          </table:table-cell>
          <table:table-cell office:value-type="string" office:value="dimer12a_mu.dat">
            <text:p>dimer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2b_mu.dat">
            <text:p>dimer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2b_mu.dat">
            <text:p>dimer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2">
            <text:p>1.2</text:p>
          </table:table-cell>
          <table:table-cell office:value-type="float" office:value="6.28336">
            <text:p>6.28336</text:p>
          </table:table-cell>
          <table:table-cell office:value-type="float" office:value="0.000159">
            <text:p>0.000159</text:p>
          </table:table-cell>
          <table:table-cell office:value-type="float" office:value="40">
            <text:p>40</text:p>
          </table:table-cell>
          <table:table-cell office:value-type="string" office:value="dimer12b_mu.dat">
            <text:p>dimer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2">
            <text:p>1.2</text:p>
          </table:table-cell>
          <table:table-cell office:value-type="float" office:value="5.97251">
            <text:p>5.97251</text:p>
          </table:table-cell>
          <table:table-cell office:value-type="float" office:value="0.000195">
            <text:p>0.000195</text:p>
          </table:table-cell>
          <table:table-cell office:value-type="float" office:value="40">
            <text:p>40</text:p>
          </table:table-cell>
          <table:table-cell office:value-type="string" office:value="dimer12b_mu.dat">
            <text:p>dimer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2">
            <text:p>1.2</text:p>
          </table:table-cell>
          <table:table-cell office:value-type="float" office:value="12.5667">
            <text:p>12.5667</text:p>
          </table:table-cell>
          <table:table-cell office:value-type="float" office:value="0.000319">
            <text:p>0.000319</text:p>
          </table:table-cell>
          <table:table-cell office:value-type="float" office:value="40">
            <text:p>40</text:p>
          </table:table-cell>
          <table:table-cell office:value-type="string" office:value="dimer12b_mu.dat">
            <text:p>dimer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2">
            <text:p>1.2</text:p>
          </table:table-cell>
          <table:table-cell office:value-type="float" office:value="11.3533">
            <text:p>11.3533</text:p>
          </table:table-cell>
          <table:table-cell office:value-type="float" office:value="0.000798">
            <text:p>0.000798</text:p>
          </table:table-cell>
          <table:table-cell office:value-type="float" office:value="40">
            <text:p>40</text:p>
          </table:table-cell>
          <table:table-cell office:value-type="string" office:value="dimer12b_mu.dat">
            <text:p>dimer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2">
            <text:p>1.2</text:p>
          </table:table-cell>
          <table:table-cell office:value-type="float" office:value="18.8501">
            <text:p>18.8501</text:p>
          </table:table-cell>
          <table:table-cell office:value-type="float" office:value="0.000478">
            <text:p>0.000478</text:p>
          </table:table-cell>
          <table:table-cell office:value-type="float" office:value="40">
            <text:p>40</text:p>
          </table:table-cell>
          <table:table-cell office:value-type="string" office:value="dimer12b_mu.dat">
            <text:p>dimer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2">
            <text:p>1.2</text:p>
          </table:table-cell>
          <table:table-cell office:value-type="float" office:value="16.186">
            <text:p>16.186</text:p>
          </table:table-cell>
          <table:table-cell office:value-type="float" office:value="0.00306">
            <text:p>0.00306</text:p>
          </table:table-cell>
          <table:table-cell office:value-type="float" office:value="40">
            <text:p>40</text:p>
          </table:table-cell>
          <table:table-cell office:value-type="string" office:value="dimer12b_mu.dat">
            <text:p>dimer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2">
            <text:p>1.2</text:p>
          </table:table-cell>
          <table:table-cell office:value-type="float" office:value="25.1334">
            <text:p>25.1334</text:p>
          </table:table-cell>
          <table:table-cell office:value-type="float" office:value="0.000638">
            <text:p>0.000638</text:p>
          </table:table-cell>
          <table:table-cell office:value-type="float" office:value="40">
            <text:p>40</text:p>
          </table:table-cell>
          <table:table-cell office:value-type="string" office:value="dimer12b_mu.dat">
            <text:p>dimer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2">
            <text:p>1.2</text:p>
          </table:table-cell>
          <table:table-cell office:value-type="float" office:value="20.5164">
            <text:p>20.5164</text:p>
          </table:table-cell>
          <table:table-cell office:value-type="float" office:value="0.009917">
            <text:p>0.009917</text:p>
          </table:table-cell>
          <table:table-cell office:value-type="float" office:value="40">
            <text:p>40</text:p>
          </table:table-cell>
          <table:table-cell office:value-type="string" office:value="dimer12b_mu.dat">
            <text:p>dimer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2">
            <text:p>1.2</text:p>
          </table:table-cell>
          <table:table-cell office:value-type="float" office:value="31.4168">
            <text:p>31.4168</text:p>
          </table:table-cell>
          <table:table-cell office:value-type="float" office:value="0.000798">
            <text:p>0.000798</text:p>
          </table:table-cell>
          <table:table-cell office:value-type="float" office:value="40">
            <text:p>40</text:p>
          </table:table-cell>
          <table:table-cell office:value-type="string" office:value="dimer12b_mu.dat">
            <text:p>dimer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2">
            <text:p>1.2</text:p>
          </table:table-cell>
          <table:table-cell office:value-type="float" office:value="24.4067">
            <text:p>24.4067</text:p>
          </table:table-cell>
          <table:table-cell office:value-type="float" office:value="0.026089">
            <text:p>0.026089</text:p>
          </table:table-cell>
          <table:table-cell office:value-type="float" office:value="40">
            <text:p>40</text:p>
          </table:table-cell>
          <table:table-cell office:value-type="string" office:value="dimer12b_mu.dat">
            <text:p>dimer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3a_mu.dat">
            <text:p>dimer13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3a_mu.dat">
            <text:p>dimer13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3">
            <text:p>1.3</text:p>
          </table:table-cell>
          <table:table-cell office:value-type="float" office:value="6.2829">
            <text:p>6.2829</text:p>
          </table:table-cell>
          <table:table-cell office:value-type="float" office:value="0.000197">
            <text:p>0.000197</text:p>
          </table:table-cell>
          <table:table-cell office:value-type="float" office:value="40">
            <text:p>40</text:p>
          </table:table-cell>
          <table:table-cell office:value-type="string" office:value="dimer13a_mu.dat">
            <text:p>dimer13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3">
            <text:p>1.3</text:p>
          </table:table-cell>
          <table:table-cell office:value-type="float" office:value="5.971">
            <text:p>5.971</text:p>
          </table:table-cell>
          <table:table-cell office:value-type="float" office:value="0.000215">
            <text:p>0.000215</text:p>
          </table:table-cell>
          <table:table-cell office:value-type="float" office:value="40">
            <text:p>40</text:p>
          </table:table-cell>
          <table:table-cell office:value-type="string" office:value="dimer13a_mu.dat">
            <text:p>dimer13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3">
            <text:p>1.3</text:p>
          </table:table-cell>
          <table:table-cell office:value-type="float" office:value="12.5658">
            <text:p>12.5658</text:p>
          </table:table-cell>
          <table:table-cell office:value-type="float" office:value="0.000394">
            <text:p>0.000394</text:p>
          </table:table-cell>
          <table:table-cell office:value-type="float" office:value="40">
            <text:p>40</text:p>
          </table:table-cell>
          <table:table-cell office:value-type="string" office:value="dimer13a_mu.dat">
            <text:p>dimer13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3">
            <text:p>1.3</text:p>
          </table:table-cell>
          <table:table-cell office:value-type="float" office:value="11.3482">
            <text:p>11.3482</text:p>
          </table:table-cell>
          <table:table-cell office:value-type="float" office:value="0.000857">
            <text:p>0.000857</text:p>
          </table:table-cell>
          <table:table-cell office:value-type="float" office:value="40">
            <text:p>40</text:p>
          </table:table-cell>
          <table:table-cell office:value-type="string" office:value="dimer13a_mu.dat">
            <text:p>dimer13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3">
            <text:p>1.3</text:p>
          </table:table-cell>
          <table:table-cell office:value-type="float" office:value="18.8487">
            <text:p>18.8487</text:p>
          </table:table-cell>
          <table:table-cell office:value-type="float" office:value="0.000592">
            <text:p>0.000592</text:p>
          </table:table-cell>
          <table:table-cell office:value-type="float" office:value="40">
            <text:p>40</text:p>
          </table:table-cell>
          <table:table-cell office:value-type="string" office:value="dimer13a_mu.dat">
            <text:p>dimer13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3">
            <text:p>1.3</text:p>
          </table:table-cell>
          <table:table-cell office:value-type="float" office:value="16.1757">
            <text:p>16.1757</text:p>
          </table:table-cell>
          <table:table-cell office:value-type="float" office:value="0.003513">
            <text:p>0.003513</text:p>
          </table:table-cell>
          <table:table-cell office:value-type="float" office:value="40">
            <text:p>40</text:p>
          </table:table-cell>
          <table:table-cell office:value-type="string" office:value="dimer13a_mu.dat">
            <text:p>dimer13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3">
            <text:p>1.3</text:p>
          </table:table-cell>
          <table:table-cell office:value-type="float" office:value="25.1316">
            <text:p>25.1316</text:p>
          </table:table-cell>
          <table:table-cell office:value-type="float" office:value="0.00079">
            <text:p>0.00079</text:p>
          </table:table-cell>
          <table:table-cell office:value-type="float" office:value="40">
            <text:p>40</text:p>
          </table:table-cell>
          <table:table-cell office:value-type="string" office:value="dimer13a_mu.dat">
            <text:p>dimer13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3">
            <text:p>1.3</text:p>
          </table:table-cell>
          <table:table-cell office:value-type="float" office:value="20.5009">
            <text:p>20.5009</text:p>
          </table:table-cell>
          <table:table-cell office:value-type="float" office:value="0.013126">
            <text:p>0.013126</text:p>
          </table:table-cell>
          <table:table-cell office:value-type="float" office:value="40">
            <text:p>40</text:p>
          </table:table-cell>
          <table:table-cell office:value-type="string" office:value="dimer13a_mu.dat">
            <text:p>dimer13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3">
            <text:p>1.3</text:p>
          </table:table-cell>
          <table:table-cell office:value-type="float" office:value="31.4145">
            <text:p>31.4145</text:p>
          </table:table-cell>
          <table:table-cell office:value-type="float" office:value="0.000987">
            <text:p>0.000987</text:p>
          </table:table-cell>
          <table:table-cell office:value-type="float" office:value="40">
            <text:p>40</text:p>
          </table:table-cell>
          <table:table-cell office:value-type="string" office:value="dimer13a_mu.dat">
            <text:p>dimer13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3">
            <text:p>1.3</text:p>
          </table:table-cell>
          <table:table-cell office:value-type="float" office:value="24.392">
            <text:p>24.392</text:p>
          </table:table-cell>
          <table:table-cell office:value-type="float" office:value="0.035787">
            <text:p>0.035787</text:p>
          </table:table-cell>
          <table:table-cell office:value-type="float" office:value="40">
            <text:p>40</text:p>
          </table:table-cell>
          <table:table-cell office:value-type="string" office:value="dimer13a_mu.dat">
            <text:p>dimer13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3b_mu.dat">
            <text:p>dimer13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3b_mu.dat">
            <text:p>dimer13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3">
            <text:p>1.3</text:p>
          </table:table-cell>
          <table:table-cell office:value-type="float" office:value="6.28336">
            <text:p>6.28336</text:p>
          </table:table-cell>
          <table:table-cell office:value-type="float" office:value="0.000176">
            <text:p>0.000176</text:p>
          </table:table-cell>
          <table:table-cell office:value-type="float" office:value="40">
            <text:p>40</text:p>
          </table:table-cell>
          <table:table-cell office:value-type="string" office:value="dimer13b_mu.dat">
            <text:p>dimer13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3">
            <text:p>1.3</text:p>
          </table:table-cell>
          <table:table-cell office:value-type="float" office:value="5.97171">
            <text:p>5.97171</text:p>
          </table:table-cell>
          <table:table-cell office:value-type="float" office:value="0.000221">
            <text:p>0.000221</text:p>
          </table:table-cell>
          <table:table-cell office:value-type="float" office:value="40">
            <text:p>40</text:p>
          </table:table-cell>
          <table:table-cell office:value-type="string" office:value="dimer13b_mu.dat">
            <text:p>dimer13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3">
            <text:p>1.3</text:p>
          </table:table-cell>
          <table:table-cell office:value-type="float" office:value="12.5667">
            <text:p>12.5667</text:p>
          </table:table-cell>
          <table:table-cell office:value-type="float" office:value="0.000354">
            <text:p>0.000354</text:p>
          </table:table-cell>
          <table:table-cell office:value-type="float" office:value="40">
            <text:p>40</text:p>
          </table:table-cell>
          <table:table-cell office:value-type="string" office:value="dimer13b_mu.dat">
            <text:p>dimer13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3">
            <text:p>1.3</text:p>
          </table:table-cell>
          <table:table-cell office:value-type="float" office:value="11.3499">
            <text:p>11.3499</text:p>
          </table:table-cell>
          <table:table-cell office:value-type="float" office:value="0.000914">
            <text:p>0.000914</text:p>
          </table:table-cell>
          <table:table-cell office:value-type="float" office:value="40">
            <text:p>40</text:p>
          </table:table-cell>
          <table:table-cell office:value-type="string" office:value="dimer13b_mu.dat">
            <text:p>dimer13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3">
            <text:p>1.3</text:p>
          </table:table-cell>
          <table:table-cell office:value-type="float" office:value="18.8501">
            <text:p>18.8501</text:p>
          </table:table-cell>
          <table:table-cell office:value-type="float" office:value="0.000527">
            <text:p>0.000527</text:p>
          </table:table-cell>
          <table:table-cell office:value-type="float" office:value="40">
            <text:p>40</text:p>
          </table:table-cell>
          <table:table-cell office:value-type="string" office:value="dimer13b_mu.dat">
            <text:p>dimer13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3">
            <text:p>1.3</text:p>
          </table:table-cell>
          <table:table-cell office:value-type="float" office:value="16.1789">
            <text:p>16.1789</text:p>
          </table:table-cell>
          <table:table-cell office:value-type="float" office:value="0.003116">
            <text:p>0.003116</text:p>
          </table:table-cell>
          <table:table-cell office:value-type="float" office:value="40">
            <text:p>40</text:p>
          </table:table-cell>
          <table:table-cell office:value-type="string" office:value="dimer13b_mu.dat">
            <text:p>dimer13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3">
            <text:p>1.3</text:p>
          </table:table-cell>
          <table:table-cell office:value-type="float" office:value="25.1334">
            <text:p>25.1334</text:p>
          </table:table-cell>
          <table:table-cell office:value-type="float" office:value="0.000703">
            <text:p>0.000703</text:p>
          </table:table-cell>
          <table:table-cell office:value-type="float" office:value="40">
            <text:p>40</text:p>
          </table:table-cell>
          <table:table-cell office:value-type="string" office:value="dimer13b_mu.dat">
            <text:p>dimer13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3">
            <text:p>1.3</text:p>
          </table:table-cell>
          <table:table-cell office:value-type="float" office:value="20.5079">
            <text:p>20.5079</text:p>
          </table:table-cell>
          <table:table-cell office:value-type="float" office:value="0.008886">
            <text:p>0.008886</text:p>
          </table:table-cell>
          <table:table-cell office:value-type="float" office:value="40">
            <text:p>40</text:p>
          </table:table-cell>
          <table:table-cell office:value-type="string" office:value="dimer13b_mu.dat">
            <text:p>dimer13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3">
            <text:p>1.3</text:p>
          </table:table-cell>
          <table:table-cell office:value-type="float" office:value="31.4168">
            <text:p>31.4168</text:p>
          </table:table-cell>
          <table:table-cell office:value-type="float" office:value="0.00088">
            <text:p>0.00088</text:p>
          </table:table-cell>
          <table:table-cell office:value-type="float" office:value="40">
            <text:p>40</text:p>
          </table:table-cell>
          <table:table-cell office:value-type="string" office:value="dimer13b_mu.dat">
            <text:p>dimer13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3">
            <text:p>1.3</text:p>
          </table:table-cell>
          <table:table-cell office:value-type="float" office:value="24.4034">
            <text:p>24.4034</text:p>
          </table:table-cell>
          <table:table-cell office:value-type="float" office:value="0.022433">
            <text:p>0.022433</text:p>
          </table:table-cell>
          <table:table-cell office:value-type="float" office:value="40">
            <text:p>40</text:p>
          </table:table-cell>
          <table:table-cell office:value-type="string" office:value="dimer13b_mu.dat">
            <text:p>dimer13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4a_mu.dat">
            <text:p>dimer14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4a_mu.dat">
            <text:p>dimer14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4">
            <text:p>1.4</text:p>
          </table:table-cell>
          <table:table-cell office:value-type="float" office:value="6.28295">
            <text:p>6.28295</text:p>
          </table:table-cell>
          <table:table-cell office:value-type="float" office:value="0.000215">
            <text:p>0.000215</text:p>
          </table:table-cell>
          <table:table-cell office:value-type="float" office:value="40">
            <text:p>40</text:p>
          </table:table-cell>
          <table:table-cell office:value-type="string" office:value="dimer14a_mu.dat">
            <text:p>dimer14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4">
            <text:p>1.4</text:p>
          </table:table-cell>
          <table:table-cell office:value-type="float" office:value="5.97041">
            <text:p>5.97041</text:p>
          </table:table-cell>
          <table:table-cell office:value-type="float" office:value="0.000227">
            <text:p>0.000227</text:p>
          </table:table-cell>
          <table:table-cell office:value-type="float" office:value="40">
            <text:p>40</text:p>
          </table:table-cell>
          <table:table-cell office:value-type="string" office:value="dimer14a_mu.dat">
            <text:p>dimer14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4">
            <text:p>1.4</text:p>
          </table:table-cell>
          <table:table-cell office:value-type="float" office:value="12.5659">
            <text:p>12.5659</text:p>
          </table:table-cell>
          <table:table-cell office:value-type="float" office:value="0.000431">
            <text:p>0.000431</text:p>
          </table:table-cell>
          <table:table-cell office:value-type="float" office:value="40">
            <text:p>40</text:p>
          </table:table-cell>
          <table:table-cell office:value-type="string" office:value="dimer14a_mu.dat">
            <text:p>dimer14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4">
            <text:p>1.4</text:p>
          </table:table-cell>
          <table:table-cell office:value-type="float" office:value="11.3451">
            <text:p>11.3451</text:p>
          </table:table-cell>
          <table:table-cell office:value-type="float" office:value="0.00086">
            <text:p>0.00086</text:p>
          </table:table-cell>
          <table:table-cell office:value-type="float" office:value="40">
            <text:p>40</text:p>
          </table:table-cell>
          <table:table-cell office:value-type="string" office:value="dimer14a_mu.dat">
            <text:p>dimer14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4">
            <text:p>1.4</text:p>
          </table:table-cell>
          <table:table-cell office:value-type="float" office:value="18.8489">
            <text:p>18.8489</text:p>
          </table:table-cell>
          <table:table-cell office:value-type="float" office:value="0.000646">
            <text:p>0.000646</text:p>
          </table:table-cell>
          <table:table-cell office:value-type="float" office:value="40">
            <text:p>40</text:p>
          </table:table-cell>
          <table:table-cell office:value-type="string" office:value="dimer14a_mu.dat">
            <text:p>dimer14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4">
            <text:p>1.4</text:p>
          </table:table-cell>
          <table:table-cell office:value-type="float" office:value="16.167">
            <text:p>16.167</text:p>
          </table:table-cell>
          <table:table-cell office:value-type="float" office:value="0.00394">
            <text:p>0.00394</text:p>
          </table:table-cell>
          <table:table-cell office:value-type="float" office:value="40">
            <text:p>40</text:p>
          </table:table-cell>
          <table:table-cell office:value-type="string" office:value="dimer14a_mu.dat">
            <text:p>dimer14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4">
            <text:p>1.4</text:p>
          </table:table-cell>
          <table:table-cell office:value-type="float" office:value="25.1318">
            <text:p>25.1318</text:p>
          </table:table-cell>
          <table:table-cell office:value-type="float" office:value="0.000863">
            <text:p>0.000863</text:p>
          </table:table-cell>
          <table:table-cell office:value-type="float" office:value="40">
            <text:p>40</text:p>
          </table:table-cell>
          <table:table-cell office:value-type="string" office:value="dimer14a_mu.dat">
            <text:p>dimer14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4">
            <text:p>1.4</text:p>
          </table:table-cell>
          <table:table-cell office:value-type="float" office:value="20.4782">
            <text:p>20.4782</text:p>
          </table:table-cell>
          <table:table-cell office:value-type="float" office:value="0.017931">
            <text:p>0.017931</text:p>
          </table:table-cell>
          <table:table-cell office:value-type="float" office:value="40">
            <text:p>40</text:p>
          </table:table-cell>
          <table:table-cell office:value-type="string" office:value="dimer14a_mu.dat">
            <text:p>dimer14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31.4148">
            <text:p>31.4148</text:p>
          </table:table-cell>
          <table:table-cell office:value-type="float" office:value="0.001079">
            <text:p>0.001079</text:p>
          </table:table-cell>
          <table:table-cell office:value-type="float" office:value="40">
            <text:p>40</text:p>
          </table:table-cell>
          <table:table-cell office:value-type="string" office:value="dimer14a_mu.dat">
            <text:p>dimer14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24.3447">
            <text:p>24.3447</text:p>
          </table:table-cell>
          <table:table-cell office:value-type="float" office:value="0.050439">
            <text:p>0.050439</text:p>
          </table:table-cell>
          <table:table-cell office:value-type="float" office:value="40">
            <text:p>40</text:p>
          </table:table-cell>
          <table:table-cell office:value-type="string" office:value="dimer14a_mu.dat">
            <text:p>dimer14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4b_mu.dat">
            <text:p>dimer14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4b_mu.dat">
            <text:p>dimer14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4">
            <text:p>1.4</text:p>
          </table:table-cell>
          <table:table-cell office:value-type="float" office:value="6.2834">
            <text:p>6.2834</text:p>
          </table:table-cell>
          <table:table-cell office:value-type="float" office:value="0.000195">
            <text:p>0.000195</text:p>
          </table:table-cell>
          <table:table-cell office:value-type="float" office:value="40">
            <text:p>40</text:p>
          </table:table-cell>
          <table:table-cell office:value-type="string" office:value="dimer14b_mu.dat">
            <text:p>dimer14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4">
            <text:p>1.4</text:p>
          </table:table-cell>
          <table:table-cell office:value-type="float" office:value="5.9711">
            <text:p>5.9711</text:p>
          </table:table-cell>
          <table:table-cell office:value-type="float" office:value="0.000249">
            <text:p>0.000249</text:p>
          </table:table-cell>
          <table:table-cell office:value-type="float" office:value="40">
            <text:p>40</text:p>
          </table:table-cell>
          <table:table-cell office:value-type="string" office:value="dimer14b_mu.dat">
            <text:p>dimer14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4">
            <text:p>1.4</text:p>
          </table:table-cell>
          <table:table-cell office:value-type="float" office:value="12.5668">
            <text:p>12.5668</text:p>
          </table:table-cell>
          <table:table-cell office:value-type="float" office:value="0.000391">
            <text:p>0.000391</text:p>
          </table:table-cell>
          <table:table-cell office:value-type="float" office:value="40">
            <text:p>40</text:p>
          </table:table-cell>
          <table:table-cell office:value-type="string" office:value="dimer14b_mu.dat">
            <text:p>dimer14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4">
            <text:p>1.4</text:p>
          </table:table-cell>
          <table:table-cell office:value-type="float" office:value="11.3467">
            <text:p>11.3467</text:p>
          </table:table-cell>
          <table:table-cell office:value-type="float" office:value="0.000989">
            <text:p>0.000989</text:p>
          </table:table-cell>
          <table:table-cell office:value-type="float" office:value="40">
            <text:p>40</text:p>
          </table:table-cell>
          <table:table-cell office:value-type="string" office:value="dimer14b_mu.dat">
            <text:p>dimer14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4">
            <text:p>1.4</text:p>
          </table:table-cell>
          <table:table-cell office:value-type="float" office:value="18.8502">
            <text:p>18.8502</text:p>
          </table:table-cell>
          <table:table-cell office:value-type="float" office:value="0.000586">
            <text:p>0.000586</text:p>
          </table:table-cell>
          <table:table-cell office:value-type="float" office:value="40">
            <text:p>40</text:p>
          </table:table-cell>
          <table:table-cell office:value-type="string" office:value="dimer14b_mu.dat">
            <text:p>dimer14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4">
            <text:p>1.4</text:p>
          </table:table-cell>
          <table:table-cell office:value-type="float" office:value="16.1708">
            <text:p>16.1708</text:p>
          </table:table-cell>
          <table:table-cell office:value-type="float" office:value="0.003077">
            <text:p>0.003077</text:p>
          </table:table-cell>
          <table:table-cell office:value-type="float" office:value="40">
            <text:p>40</text:p>
          </table:table-cell>
          <table:table-cell office:value-type="string" office:value="dimer14b_mu.dat">
            <text:p>dimer14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4">
            <text:p>1.4</text:p>
          </table:table-cell>
          <table:table-cell office:value-type="float" office:value="25.1336">
            <text:p>25.1336</text:p>
          </table:table-cell>
          <table:table-cell office:value-type="float" office:value="0.000782">
            <text:p>0.000782</text:p>
          </table:table-cell>
          <table:table-cell office:value-type="float" office:value="40">
            <text:p>40</text:p>
          </table:table-cell>
          <table:table-cell office:value-type="string" office:value="dimer14b_mu.dat">
            <text:p>dimer14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4">
            <text:p>1.4</text:p>
          </table:table-cell>
          <table:table-cell office:value-type="float" office:value="20.4949">
            <text:p>20.4949</text:p>
          </table:table-cell>
          <table:table-cell office:value-type="float" office:value="0.0086">
            <text:p>0.0086</text:p>
          </table:table-cell>
          <table:table-cell office:value-type="float" office:value="40">
            <text:p>40</text:p>
          </table:table-cell>
          <table:table-cell office:value-type="string" office:value="dimer14b_mu.dat">
            <text:p>dimer14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31.417">
            <text:p>31.417</text:p>
          </table:table-cell>
          <table:table-cell office:value-type="float" office:value="0.000976">
            <text:p>0.000976</text:p>
          </table:table-cell>
          <table:table-cell office:value-type="float" office:value="40">
            <text:p>40</text:p>
          </table:table-cell>
          <table:table-cell office:value-type="string" office:value="dimer14b_mu.dat">
            <text:p>dimer14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24.3915">
            <text:p>24.3915</text:p>
          </table:table-cell>
          <table:table-cell office:value-type="float" office:value="0.022702">
            <text:p>0.022702</text:p>
          </table:table-cell>
          <table:table-cell office:value-type="float" office:value="40">
            <text:p>40</text:p>
          </table:table-cell>
          <table:table-cell office:value-type="string" office:value="dimer14b_mu.dat">
            <text:p>dimer14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5a_mu.dat">
            <text:p>dimer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5a_mu.dat">
            <text:p>dimer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5">
            <text:p>1.5</text:p>
          </table:table-cell>
          <table:table-cell office:value-type="float" office:value="6.28297">
            <text:p>6.28297</text:p>
          </table:table-cell>
          <table:table-cell office:value-type="float" office:value="0.000234">
            <text:p>0.000234</text:p>
          </table:table-cell>
          <table:table-cell office:value-type="float" office:value="40">
            <text:p>40</text:p>
          </table:table-cell>
          <table:table-cell office:value-type="string" office:value="dimer15a_mu.dat">
            <text:p>dimer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5">
            <text:p>1.5</text:p>
          </table:table-cell>
          <table:table-cell office:value-type="float" office:value="5.9702">
            <text:p>5.9702</text:p>
          </table:table-cell>
          <table:table-cell office:value-type="float" office:value="0.000253">
            <text:p>0.000253</text:p>
          </table:table-cell>
          <table:table-cell office:value-type="float" office:value="40">
            <text:p>40</text:p>
          </table:table-cell>
          <table:table-cell office:value-type="string" office:value="dimer15a_mu.dat">
            <text:p>dimer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5">
            <text:p>1.5</text:p>
          </table:table-cell>
          <table:table-cell office:value-type="float" office:value="12.5659">
            <text:p>12.5659</text:p>
          </table:table-cell>
          <table:table-cell office:value-type="float" office:value="0.00047">
            <text:p>0.00047</text:p>
          </table:table-cell>
          <table:table-cell office:value-type="float" office:value="40">
            <text:p>40</text:p>
          </table:table-cell>
          <table:table-cell office:value-type="string" office:value="dimer15a_mu.dat">
            <text:p>dimer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5">
            <text:p>1.5</text:p>
          </table:table-cell>
          <table:table-cell office:value-type="float" office:value="11.3438">
            <text:p>11.3438</text:p>
          </table:table-cell>
          <table:table-cell office:value-type="float" office:value="0.000924">
            <text:p>0.000924</text:p>
          </table:table-cell>
          <table:table-cell office:value-type="float" office:value="40">
            <text:p>40</text:p>
          </table:table-cell>
          <table:table-cell office:value-type="string" office:value="dimer15a_mu.dat">
            <text:p>dimer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5">
            <text:p>1.5</text:p>
          </table:table-cell>
          <table:table-cell office:value-type="float" office:value="18.8489">
            <text:p>18.8489</text:p>
          </table:table-cell>
          <table:table-cell office:value-type="float" office:value="0.000703">
            <text:p>0.000703</text:p>
          </table:table-cell>
          <table:table-cell office:value-type="float" office:value="40">
            <text:p>40</text:p>
          </table:table-cell>
          <table:table-cell office:value-type="string" office:value="dimer15a_mu.dat">
            <text:p>dimer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5">
            <text:p>1.5</text:p>
          </table:table-cell>
          <table:table-cell office:value-type="float" office:value="16.1623">
            <text:p>16.1623</text:p>
          </table:table-cell>
          <table:table-cell office:value-type="float" office:value="0.004232">
            <text:p>0.004232</text:p>
          </table:table-cell>
          <table:table-cell office:value-type="float" office:value="40">
            <text:p>40</text:p>
          </table:table-cell>
          <table:table-cell office:value-type="string" office:value="dimer15a_mu.dat">
            <text:p>dimer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5">
            <text:p>1.5</text:p>
          </table:table-cell>
          <table:table-cell office:value-type="float" office:value="25.1319">
            <text:p>25.1319</text:p>
          </table:table-cell>
          <table:table-cell office:value-type="float" office:value="0.000937">
            <text:p>0.000937</text:p>
          </table:table-cell>
          <table:table-cell office:value-type="float" office:value="40">
            <text:p>40</text:p>
          </table:table-cell>
          <table:table-cell office:value-type="string" office:value="dimer15a_mu.dat">
            <text:p>dimer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5">
            <text:p>1.5</text:p>
          </table:table-cell>
          <table:table-cell office:value-type="float" office:value="20.4626">
            <text:p>20.4626</text:p>
          </table:table-cell>
          <table:table-cell office:value-type="float" office:value="0.020841">
            <text:p>0.020841</text:p>
          </table:table-cell>
          <table:table-cell office:value-type="float" office:value="40">
            <text:p>40</text:p>
          </table:table-cell>
          <table:table-cell office:value-type="string" office:value="dimer15a_mu.dat">
            <text:p>dimer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5">
            <text:p>1.5</text:p>
          </table:table-cell>
          <table:table-cell office:value-type="float" office:value="31.4149">
            <text:p>31.4149</text:p>
          </table:table-cell>
          <table:table-cell office:value-type="float" office:value="0.001172">
            <text:p>0.001172</text:p>
          </table:table-cell>
          <table:table-cell office:value-type="float" office:value="40">
            <text:p>40</text:p>
          </table:table-cell>
          <table:table-cell office:value-type="string" office:value="dimer15a_mu.dat">
            <text:p>dimer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5">
            <text:p>1.5</text:p>
          </table:table-cell>
          <table:table-cell office:value-type="float" office:value="24.3078">
            <text:p>24.3078</text:p>
          </table:table-cell>
          <table:table-cell office:value-type="float" office:value="0.059213">
            <text:p>0.059213</text:p>
          </table:table-cell>
          <table:table-cell office:value-type="float" office:value="40">
            <text:p>40</text:p>
          </table:table-cell>
          <table:table-cell office:value-type="string" office:value="dimer15a_mu.dat">
            <text:p>dimer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5b_mu.dat">
            <text:p>dimer15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5b_mu.dat">
            <text:p>dimer15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5">
            <text:p>1.5</text:p>
          </table:table-cell>
          <table:table-cell office:value-type="float" office:value="6.28349">
            <text:p>6.28349</text:p>
          </table:table-cell>
          <table:table-cell office:value-type="float" office:value="0.000212">
            <text:p>0.000212</text:p>
          </table:table-cell>
          <table:table-cell office:value-type="float" office:value="40">
            <text:p>40</text:p>
          </table:table-cell>
          <table:table-cell office:value-type="string" office:value="dimer15b_mu.dat">
            <text:p>dimer15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5">
            <text:p>1.5</text:p>
          </table:table-cell>
          <table:table-cell office:value-type="float" office:value="5.97091">
            <text:p>5.97091</text:p>
          </table:table-cell>
          <table:table-cell office:value-type="float" office:value="0.000279">
            <text:p>0.000279</text:p>
          </table:table-cell>
          <table:table-cell office:value-type="float" office:value="40">
            <text:p>40</text:p>
          </table:table-cell>
          <table:table-cell office:value-type="string" office:value="dimer15b_mu.dat">
            <text:p>dimer15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5">
            <text:p>1.5</text:p>
          </table:table-cell>
          <table:table-cell office:value-type="float" office:value="12.567">
            <text:p>12.567</text:p>
          </table:table-cell>
          <table:table-cell office:value-type="float" office:value="0.000424">
            <text:p>0.000424</text:p>
          </table:table-cell>
          <table:table-cell office:value-type="float" office:value="40">
            <text:p>40</text:p>
          </table:table-cell>
          <table:table-cell office:value-type="string" office:value="dimer15b_mu.dat">
            <text:p>dimer15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5">
            <text:p>1.5</text:p>
          </table:table-cell>
          <table:table-cell office:value-type="float" office:value="11.3451">
            <text:p>11.3451</text:p>
          </table:table-cell>
          <table:table-cell office:value-type="float" office:value="0.001038">
            <text:p>0.001038</text:p>
          </table:table-cell>
          <table:table-cell office:value-type="float" office:value="40">
            <text:p>40</text:p>
          </table:table-cell>
          <table:table-cell office:value-type="string" office:value="dimer15b_mu.dat">
            <text:p>dimer15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5">
            <text:p>1.5</text:p>
          </table:table-cell>
          <table:table-cell office:value-type="float" office:value="18.8505">
            <text:p>18.8505</text:p>
          </table:table-cell>
          <table:table-cell office:value-type="float" office:value="0.000637">
            <text:p>0.000637</text:p>
          </table:table-cell>
          <table:table-cell office:value-type="float" office:value="40">
            <text:p>40</text:p>
          </table:table-cell>
          <table:table-cell office:value-type="string" office:value="dimer15b_mu.dat">
            <text:p>dimer15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5">
            <text:p>1.5</text:p>
          </table:table-cell>
          <table:table-cell office:value-type="float" office:value="16.1655">
            <text:p>16.1655</text:p>
          </table:table-cell>
          <table:table-cell office:value-type="float" office:value="0.003022">
            <text:p>0.003022</text:p>
          </table:table-cell>
          <table:table-cell office:value-type="float" office:value="40">
            <text:p>40</text:p>
          </table:table-cell>
          <table:table-cell office:value-type="string" office:value="dimer15b_mu.dat">
            <text:p>dimer15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5">
            <text:p>1.5</text:p>
          </table:table-cell>
          <table:table-cell office:value-type="float" office:value="25.1339">
            <text:p>25.1339</text:p>
          </table:table-cell>
          <table:table-cell office:value-type="float" office:value="0.000847">
            <text:p>0.000847</text:p>
          </table:table-cell>
          <table:table-cell office:value-type="float" office:value="40">
            <text:p>40</text:p>
          </table:table-cell>
          <table:table-cell office:value-type="string" office:value="dimer15b_mu.dat">
            <text:p>dimer15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5">
            <text:p>1.5</text:p>
          </table:table-cell>
          <table:table-cell office:value-type="float" office:value="20.4829">
            <text:p>20.4829</text:p>
          </table:table-cell>
          <table:table-cell office:value-type="float" office:value="0.008851">
            <text:p>0.008851</text:p>
          </table:table-cell>
          <table:table-cell office:value-type="float" office:value="40">
            <text:p>40</text:p>
          </table:table-cell>
          <table:table-cell office:value-type="string" office:value="dimer15b_mu.dat">
            <text:p>dimer15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5">
            <text:p>1.5</text:p>
          </table:table-cell>
          <table:table-cell office:value-type="float" office:value="31.4174">
            <text:p>31.4174</text:p>
          </table:table-cell>
          <table:table-cell office:value-type="float" office:value="0.001061">
            <text:p>0.001061</text:p>
          </table:table-cell>
          <table:table-cell office:value-type="float" office:value="40">
            <text:p>40</text:p>
          </table:table-cell>
          <table:table-cell office:value-type="string" office:value="dimer15b_mu.dat">
            <text:p>dimer15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5">
            <text:p>1.5</text:p>
          </table:table-cell>
          <table:table-cell office:value-type="float" office:value="24.371">
            <text:p>24.371</text:p>
          </table:table-cell>
          <table:table-cell office:value-type="float" office:value="0.024264">
            <text:p>0.024264</text:p>
          </table:table-cell>
          <table:table-cell office:value-type="float" office:value="40">
            <text:p>40</text:p>
          </table:table-cell>
          <table:table-cell office:value-type="string" office:value="dimer15b_mu.dat">
            <text:p>dimer15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6a_mu.dat">
            <text:p>dimer16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6a_mu.dat">
            <text:p>dimer16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6">
            <text:p>1.6</text:p>
          </table:table-cell>
          <table:table-cell office:value-type="float" office:value="6.28295">
            <text:p>6.28295</text:p>
          </table:table-cell>
          <table:table-cell office:value-type="float" office:value="0.000252">
            <text:p>0.000252</text:p>
          </table:table-cell>
          <table:table-cell office:value-type="float" office:value="40">
            <text:p>40</text:p>
          </table:table-cell>
          <table:table-cell office:value-type="string" office:value="dimer16a_mu.dat">
            <text:p>dimer16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6">
            <text:p>1.6</text:p>
          </table:table-cell>
          <table:table-cell office:value-type="float" office:value="5.97028">
            <text:p>5.97028</text:p>
          </table:table-cell>
          <table:table-cell office:value-type="float" office:value="0.000289">
            <text:p>0.000289</text:p>
          </table:table-cell>
          <table:table-cell office:value-type="float" office:value="40">
            <text:p>40</text:p>
          </table:table-cell>
          <table:table-cell office:value-type="string" office:value="dimer16a_mu.dat">
            <text:p>dimer16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6">
            <text:p>1.6</text:p>
          </table:table-cell>
          <table:table-cell office:value-type="float" office:value="12.5659">
            <text:p>12.5659</text:p>
          </table:table-cell>
          <table:table-cell office:value-type="float" office:value="0.000503">
            <text:p>0.000503</text:p>
          </table:table-cell>
          <table:table-cell office:value-type="float" office:value="40">
            <text:p>40</text:p>
          </table:table-cell>
          <table:table-cell office:value-type="string" office:value="dimer16a_mu.dat">
            <text:p>dimer16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6">
            <text:p>1.6</text:p>
          </table:table-cell>
          <table:table-cell office:value-type="float" office:value="11.3442">
            <text:p>11.3442</text:p>
          </table:table-cell>
          <table:table-cell office:value-type="float" office:value="0.001044">
            <text:p>0.001044</text:p>
          </table:table-cell>
          <table:table-cell office:value-type="float" office:value="40">
            <text:p>40</text:p>
          </table:table-cell>
          <table:table-cell office:value-type="string" office:value="dimer16a_mu.dat">
            <text:p>dimer16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6">
            <text:p>1.6</text:p>
          </table:table-cell>
          <table:table-cell office:value-type="float" office:value="18.8488">
            <text:p>18.8488</text:p>
          </table:table-cell>
          <table:table-cell office:value-type="float" office:value="0.000755">
            <text:p>0.000755</text:p>
          </table:table-cell>
          <table:table-cell office:value-type="float" office:value="40">
            <text:p>40</text:p>
          </table:table-cell>
          <table:table-cell office:value-type="string" office:value="dimer16a_mu.dat">
            <text:p>dimer16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6">
            <text:p>1.6</text:p>
          </table:table-cell>
          <table:table-cell office:value-type="float" office:value="16.163">
            <text:p>16.163</text:p>
          </table:table-cell>
          <table:table-cell office:value-type="float" office:value="0.004241">
            <text:p>0.004241</text:p>
          </table:table-cell>
          <table:table-cell office:value-type="float" office:value="40">
            <text:p>40</text:p>
          </table:table-cell>
          <table:table-cell office:value-type="string" office:value="dimer16a_mu.dat">
            <text:p>dimer16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6">
            <text:p>1.6</text:p>
          </table:table-cell>
          <table:table-cell office:value-type="float" office:value="25.1318">
            <text:p>25.1318</text:p>
          </table:table-cell>
          <table:table-cell office:value-type="float" office:value="0.001008">
            <text:p>0.001008</text:p>
          </table:table-cell>
          <table:table-cell office:value-type="float" office:value="40">
            <text:p>40</text:p>
          </table:table-cell>
          <table:table-cell office:value-type="string" office:value="dimer16a_mu.dat">
            <text:p>dimer16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6">
            <text:p>1.6</text:p>
          </table:table-cell>
          <table:table-cell office:value-type="float" office:value="20.4636">
            <text:p>20.4636</text:p>
          </table:table-cell>
          <table:table-cell office:value-type="float" office:value="0.019519">
            <text:p>0.019519</text:p>
          </table:table-cell>
          <table:table-cell office:value-type="float" office:value="40">
            <text:p>40</text:p>
          </table:table-cell>
          <table:table-cell office:value-type="string" office:value="dimer16a_mu.dat">
            <text:p>dimer16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6">
            <text:p>1.6</text:p>
          </table:table-cell>
          <table:table-cell office:value-type="float" office:value="31.4147">
            <text:p>31.4147</text:p>
          </table:table-cell>
          <table:table-cell office:value-type="float" office:value="0.001259">
            <text:p>0.001259</text:p>
          </table:table-cell>
          <table:table-cell office:value-type="float" office:value="40">
            <text:p>40</text:p>
          </table:table-cell>
          <table:table-cell office:value-type="string" office:value="dimer16a_mu.dat">
            <text:p>dimer16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6">
            <text:p>1.6</text:p>
          </table:table-cell>
          <table:table-cell office:value-type="float" office:value="24.307">
            <text:p>24.307</text:p>
          </table:table-cell>
          <table:table-cell office:value-type="float" office:value="0.055932">
            <text:p>0.055932</text:p>
          </table:table-cell>
          <table:table-cell office:value-type="float" office:value="40">
            <text:p>40</text:p>
          </table:table-cell>
          <table:table-cell office:value-type="string" office:value="dimer16a_mu.dat">
            <text:p>dimer16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6b_mu.dat">
            <text:p>dimer16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6b_mu.dat">
            <text:p>dimer16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6">
            <text:p>1.6</text:p>
          </table:table-cell>
          <table:table-cell office:value-type="float" office:value="6.28357">
            <text:p>6.28357</text:p>
          </table:table-cell>
          <table:table-cell office:value-type="float" office:value="0.000232">
            <text:p>0.000232</text:p>
          </table:table-cell>
          <table:table-cell office:value-type="float" office:value="40">
            <text:p>40</text:p>
          </table:table-cell>
          <table:table-cell office:value-type="string" office:value="dimer16b_mu.dat">
            <text:p>dimer16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6">
            <text:p>1.6</text:p>
          </table:table-cell>
          <table:table-cell office:value-type="float" office:value="5.97106">
            <text:p>5.97106</text:p>
          </table:table-cell>
          <table:table-cell office:value-type="float" office:value="0.00031">
            <text:p>0.00031</text:p>
          </table:table-cell>
          <table:table-cell office:value-type="float" office:value="40">
            <text:p>40</text:p>
          </table:table-cell>
          <table:table-cell office:value-type="string" office:value="dimer16b_mu.dat">
            <text:p>dimer16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6">
            <text:p>1.6</text:p>
          </table:table-cell>
          <table:table-cell office:value-type="float" office:value="12.5671">
            <text:p>12.5671</text:p>
          </table:table-cell>
          <table:table-cell office:value-type="float" office:value="0.000463">
            <text:p>0.000463</text:p>
          </table:table-cell>
          <table:table-cell office:value-type="float" office:value="40">
            <text:p>40</text:p>
          </table:table-cell>
          <table:table-cell office:value-type="string" office:value="dimer16b_mu.dat">
            <text:p>dimer16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6">
            <text:p>1.6</text:p>
          </table:table-cell>
          <table:table-cell office:value-type="float" office:value="11.3451">
            <text:p>11.3451</text:p>
          </table:table-cell>
          <table:table-cell office:value-type="float" office:value="0.001092">
            <text:p>0.001092</text:p>
          </table:table-cell>
          <table:table-cell office:value-type="float" office:value="40">
            <text:p>40</text:p>
          </table:table-cell>
          <table:table-cell office:value-type="string" office:value="dimer16b_mu.dat">
            <text:p>dimer16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6">
            <text:p>1.6</text:p>
          </table:table-cell>
          <table:table-cell office:value-type="float" office:value="18.8507">
            <text:p>18.8507</text:p>
          </table:table-cell>
          <table:table-cell office:value-type="float" office:value="0.000697">
            <text:p>0.000697</text:p>
          </table:table-cell>
          <table:table-cell office:value-type="float" office:value="40">
            <text:p>40</text:p>
          </table:table-cell>
          <table:table-cell office:value-type="string" office:value="dimer16b_mu.dat">
            <text:p>dimer16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6">
            <text:p>1.6</text:p>
          </table:table-cell>
          <table:table-cell office:value-type="float" office:value="16.1639">
            <text:p>16.1639</text:p>
          </table:table-cell>
          <table:table-cell office:value-type="float" office:value="0.003174">
            <text:p>0.003174</text:p>
          </table:table-cell>
          <table:table-cell office:value-type="float" office:value="40">
            <text:p>40</text:p>
          </table:table-cell>
          <table:table-cell office:value-type="string" office:value="dimer16b_mu.dat">
            <text:p>dimer16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6">
            <text:p>1.6</text:p>
          </table:table-cell>
          <table:table-cell office:value-type="float" office:value="25.1343">
            <text:p>25.1343</text:p>
          </table:table-cell>
          <table:table-cell office:value-type="float" office:value="0.000928">
            <text:p>0.000928</text:p>
          </table:table-cell>
          <table:table-cell office:value-type="float" office:value="40">
            <text:p>40</text:p>
          </table:table-cell>
          <table:table-cell office:value-type="string" office:value="dimer16b_mu.dat">
            <text:p>dimer16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6">
            <text:p>1.6</text:p>
          </table:table-cell>
          <table:table-cell office:value-type="float" office:value="20.4748">
            <text:p>20.4748</text:p>
          </table:table-cell>
          <table:table-cell office:value-type="float" office:value="0.009874">
            <text:p>0.009874</text:p>
          </table:table-cell>
          <table:table-cell office:value-type="float" office:value="40">
            <text:p>40</text:p>
          </table:table-cell>
          <table:table-cell office:value-type="string" office:value="dimer16b_mu.dat">
            <text:p>dimer16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6">
            <text:p>1.6</text:p>
          </table:table-cell>
          <table:table-cell office:value-type="float" office:value="31.4179">
            <text:p>31.4179</text:p>
          </table:table-cell>
          <table:table-cell office:value-type="float" office:value="0.001159">
            <text:p>0.001159</text:p>
          </table:table-cell>
          <table:table-cell office:value-type="float" office:value="40">
            <text:p>40</text:p>
          </table:table-cell>
          <table:table-cell office:value-type="string" office:value="dimer16b_mu.dat">
            <text:p>dimer16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6">
            <text:p>1.6</text:p>
          </table:table-cell>
          <table:table-cell office:value-type="float" office:value="24.3475">
            <text:p>24.3475</text:p>
          </table:table-cell>
          <table:table-cell office:value-type="float" office:value="0.026428">
            <text:p>0.026428</text:p>
          </table:table-cell>
          <table:table-cell office:value-type="float" office:value="40">
            <text:p>40</text:p>
          </table:table-cell>
          <table:table-cell office:value-type="string" office:value="dimer16b_mu.dat">
            <text:p>dimer16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7a_mu.dat">
            <text:p>dimer17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7a_mu.dat">
            <text:p>dimer17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7">
            <text:p>1.7</text:p>
          </table:table-cell>
          <table:table-cell office:value-type="float" office:value="6.28289">
            <text:p>6.28289</text:p>
          </table:table-cell>
          <table:table-cell office:value-type="float" office:value="0.000274">
            <text:p>0.000274</text:p>
          </table:table-cell>
          <table:table-cell office:value-type="float" office:value="40">
            <text:p>40</text:p>
          </table:table-cell>
          <table:table-cell office:value-type="string" office:value="dimer17a_mu.dat">
            <text:p>dimer17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7">
            <text:p>1.7</text:p>
          </table:table-cell>
          <table:table-cell office:value-type="float" office:value="5.97046">
            <text:p>5.97046</text:p>
          </table:table-cell>
          <table:table-cell office:value-type="float" office:value="0.00033">
            <text:p>0.00033</text:p>
          </table:table-cell>
          <table:table-cell office:value-type="float" office:value="40">
            <text:p>40</text:p>
          </table:table-cell>
          <table:table-cell office:value-type="string" office:value="dimer17a_mu.dat">
            <text:p>dimer17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7">
            <text:p>1.7</text:p>
          </table:table-cell>
          <table:table-cell office:value-type="float" office:value="12.5658">
            <text:p>12.5658</text:p>
          </table:table-cell>
          <table:table-cell office:value-type="float" office:value="0.000548">
            <text:p>0.000548</text:p>
          </table:table-cell>
          <table:table-cell office:value-type="float" office:value="40">
            <text:p>40</text:p>
          </table:table-cell>
          <table:table-cell office:value-type="string" office:value="dimer17a_mu.dat">
            <text:p>dimer17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7">
            <text:p>1.7</text:p>
          </table:table-cell>
          <table:table-cell office:value-type="float" office:value="11.3454">
            <text:p>11.3454</text:p>
          </table:table-cell>
          <table:table-cell office:value-type="float" office:value="0.001184">
            <text:p>0.001184</text:p>
          </table:table-cell>
          <table:table-cell office:value-type="float" office:value="40">
            <text:p>40</text:p>
          </table:table-cell>
          <table:table-cell office:value-type="string" office:value="dimer17a_mu.dat">
            <text:p>dimer17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7">
            <text:p>1.7</text:p>
          </table:table-cell>
          <table:table-cell office:value-type="float" office:value="18.8487">
            <text:p>18.8487</text:p>
          </table:table-cell>
          <table:table-cell office:value-type="float" office:value="0.00082">
            <text:p>0.00082</text:p>
          </table:table-cell>
          <table:table-cell office:value-type="float" office:value="40">
            <text:p>40</text:p>
          </table:table-cell>
          <table:table-cell office:value-type="string" office:value="dimer17a_mu.dat">
            <text:p>dimer17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7">
            <text:p>1.7</text:p>
          </table:table-cell>
          <table:table-cell office:value-type="float" office:value="16.1677">
            <text:p>16.1677</text:p>
          </table:table-cell>
          <table:table-cell office:value-type="float" office:value="0.004334">
            <text:p>0.004334</text:p>
          </table:table-cell>
          <table:table-cell office:value-type="float" office:value="40">
            <text:p>40</text:p>
          </table:table-cell>
          <table:table-cell office:value-type="string" office:value="dimer17a_mu.dat">
            <text:p>dimer17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7">
            <text:p>1.7</text:p>
          </table:table-cell>
          <table:table-cell office:value-type="float" office:value="25.1316">
            <text:p>25.1316</text:p>
          </table:table-cell>
          <table:table-cell office:value-type="float" office:value="0.001093">
            <text:p>0.001093</text:p>
          </table:table-cell>
          <table:table-cell office:value-type="float" office:value="40">
            <text:p>40</text:p>
          </table:table-cell>
          <table:table-cell office:value-type="string" office:value="dimer17a_mu.dat">
            <text:p>dimer17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7">
            <text:p>1.7</text:p>
          </table:table-cell>
          <table:table-cell office:value-type="float" office:value="20.4791">
            <text:p>20.4791</text:p>
          </table:table-cell>
          <table:table-cell office:value-type="float" office:value="0.017436">
            <text:p>0.017436</text:p>
          </table:table-cell>
          <table:table-cell office:value-type="float" office:value="40">
            <text:p>40</text:p>
          </table:table-cell>
          <table:table-cell office:value-type="string" office:value="dimer17a_mu.dat">
            <text:p>dimer17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7">
            <text:p>1.7</text:p>
          </table:table-cell>
          <table:table-cell office:value-type="float" office:value="31.4145">
            <text:p>31.4145</text:p>
          </table:table-cell>
          <table:table-cell office:value-type="float" office:value="0.001368">
            <text:p>0.001368</text:p>
          </table:table-cell>
          <table:table-cell office:value-type="float" office:value="40">
            <text:p>40</text:p>
          </table:table-cell>
          <table:table-cell office:value-type="string" office:value="dimer17a_mu.dat">
            <text:p>dimer17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7">
            <text:p>1.7</text:p>
          </table:table-cell>
          <table:table-cell office:value-type="float" office:value="24.3426">
            <text:p>24.3426</text:p>
          </table:table-cell>
          <table:table-cell office:value-type="float" office:value="0.048072">
            <text:p>0.048072</text:p>
          </table:table-cell>
          <table:table-cell office:value-type="float" office:value="40">
            <text:p>40</text:p>
          </table:table-cell>
          <table:table-cell office:value-type="string" office:value="dimer17a_mu.dat">
            <text:p>dimer17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7b_mu.dat">
            <text:p>dimer17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7b_mu.dat">
            <text:p>dimer17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7">
            <text:p>1.7</text:p>
          </table:table-cell>
          <table:table-cell office:value-type="float" office:value="6.28367">
            <text:p>6.28367</text:p>
          </table:table-cell>
          <table:table-cell office:value-type="float" office:value="0.000263">
            <text:p>0.000263</text:p>
          </table:table-cell>
          <table:table-cell office:value-type="float" office:value="40">
            <text:p>40</text:p>
          </table:table-cell>
          <table:table-cell office:value-type="string" office:value="dimer17b_mu.dat">
            <text:p>dimer17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7">
            <text:p>1.7</text:p>
          </table:table-cell>
          <table:table-cell office:value-type="float" office:value="5.97136">
            <text:p>5.97136</text:p>
          </table:table-cell>
          <table:table-cell office:value-type="float" office:value="0.000341">
            <text:p>0.000341</text:p>
          </table:table-cell>
          <table:table-cell office:value-type="float" office:value="40">
            <text:p>40</text:p>
          </table:table-cell>
          <table:table-cell office:value-type="string" office:value="dimer17b_mu.dat">
            <text:p>dimer17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7">
            <text:p>1.7</text:p>
          </table:table-cell>
          <table:table-cell office:value-type="float" office:value="12.5673">
            <text:p>12.5673</text:p>
          </table:table-cell>
          <table:table-cell office:value-type="float" office:value="0.000525">
            <text:p>0.000525</text:p>
          </table:table-cell>
          <table:table-cell office:value-type="float" office:value="40">
            <text:p>40</text:p>
          </table:table-cell>
          <table:table-cell office:value-type="string" office:value="dimer17b_mu.dat">
            <text:p>dimer17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7">
            <text:p>1.7</text:p>
          </table:table-cell>
          <table:table-cell office:value-type="float" office:value="11.3461">
            <text:p>11.3461</text:p>
          </table:table-cell>
          <table:table-cell office:value-type="float" office:value="0.001158">
            <text:p>0.001158</text:p>
          </table:table-cell>
          <table:table-cell office:value-type="float" office:value="40">
            <text:p>40</text:p>
          </table:table-cell>
          <table:table-cell office:value-type="string" office:value="dimer17b_mu.dat">
            <text:p>dimer17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7">
            <text:p>1.7</text:p>
          </table:table-cell>
          <table:table-cell office:value-type="float" office:value="18.851">
            <text:p>18.851</text:p>
          </table:table-cell>
          <table:table-cell office:value-type="float" office:value="0.000789">
            <text:p>0.000789</text:p>
          </table:table-cell>
          <table:table-cell office:value-type="float" office:value="40">
            <text:p>40</text:p>
          </table:table-cell>
          <table:table-cell office:value-type="string" office:value="dimer17b_mu.dat">
            <text:p>dimer17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7">
            <text:p>1.7</text:p>
          </table:table-cell>
          <table:table-cell office:value-type="float" office:value="16.1656">
            <text:p>16.1656</text:p>
          </table:table-cell>
          <table:table-cell office:value-type="float" office:value="0.003452">
            <text:p>0.003452</text:p>
          </table:table-cell>
          <table:table-cell office:value-type="float" office:value="40">
            <text:p>40</text:p>
          </table:table-cell>
          <table:table-cell office:value-type="string" office:value="dimer17b_mu.dat">
            <text:p>dimer17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7">
            <text:p>1.7</text:p>
          </table:table-cell>
          <table:table-cell office:value-type="float" office:value="25.1347">
            <text:p>25.1347</text:p>
          </table:table-cell>
          <table:table-cell office:value-type="float" office:value="0.00105">
            <text:p>0.00105</text:p>
          </table:table-cell>
          <table:table-cell office:value-type="float" office:value="40">
            <text:p>40</text:p>
          </table:table-cell>
          <table:table-cell office:value-type="string" office:value="dimer17b_mu.dat">
            <text:p>dimer17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7">
            <text:p>1.7</text:p>
          </table:table-cell>
          <table:table-cell office:value-type="float" office:value="20.4752">
            <text:p>20.4752</text:p>
          </table:table-cell>
          <table:table-cell office:value-type="float" office:value="0.010974">
            <text:p>0.010974</text:p>
          </table:table-cell>
          <table:table-cell office:value-type="float" office:value="40">
            <text:p>40</text:p>
          </table:table-cell>
          <table:table-cell office:value-type="string" office:value="dimer17b_mu.dat">
            <text:p>dimer17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7">
            <text:p>1.7</text:p>
          </table:table-cell>
          <table:table-cell office:value-type="float" office:value="31.4183">
            <text:p>31.4183</text:p>
          </table:table-cell>
          <table:table-cell office:value-type="float" office:value="0.001315">
            <text:p>0.001315</text:p>
          </table:table-cell>
          <table:table-cell office:value-type="float" office:value="40">
            <text:p>40</text:p>
          </table:table-cell>
          <table:table-cell office:value-type="string" office:value="dimer17b_mu.dat">
            <text:p>dimer17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7">
            <text:p>1.7</text:p>
          </table:table-cell>
          <table:table-cell office:value-type="float" office:value="24.341">
            <text:p>24.341</text:p>
          </table:table-cell>
          <table:table-cell office:value-type="float" office:value="0.029049">
            <text:p>0.029049</text:p>
          </table:table-cell>
          <table:table-cell office:value-type="float" office:value="40">
            <text:p>40</text:p>
          </table:table-cell>
          <table:table-cell office:value-type="string" office:value="dimer17b_mu.dat">
            <text:p>dimer17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8a_mu.dat">
            <text:p>dimer1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8a_mu.dat">
            <text:p>dimer1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8">
            <text:p>1.8</text:p>
          </table:table-cell>
          <table:table-cell office:value-type="float" office:value="6.28281">
            <text:p>6.28281</text:p>
          </table:table-cell>
          <table:table-cell office:value-type="float" office:value="0.000293">
            <text:p>0.000293</text:p>
          </table:table-cell>
          <table:table-cell office:value-type="float" office:value="40">
            <text:p>40</text:p>
          </table:table-cell>
          <table:table-cell office:value-type="string" office:value="dimer18a_mu.dat">
            <text:p>dimer1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8">
            <text:p>1.8</text:p>
          </table:table-cell>
          <table:table-cell office:value-type="float" office:value="5.97059">
            <text:p>5.97059</text:p>
          </table:table-cell>
          <table:table-cell office:value-type="float" office:value="0.00036">
            <text:p>0.00036</text:p>
          </table:table-cell>
          <table:table-cell office:value-type="float" office:value="40">
            <text:p>40</text:p>
          </table:table-cell>
          <table:table-cell office:value-type="string" office:value="dimer18a_mu.dat">
            <text:p>dimer1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8">
            <text:p>1.8</text:p>
          </table:table-cell>
          <table:table-cell office:value-type="float" office:value="12.5656">
            <text:p>12.5656</text:p>
          </table:table-cell>
          <table:table-cell office:value-type="float" office:value="0.000586">
            <text:p>0.000586</text:p>
          </table:table-cell>
          <table:table-cell office:value-type="float" office:value="40">
            <text:p>40</text:p>
          </table:table-cell>
          <table:table-cell office:value-type="string" office:value="dimer18a_mu.dat">
            <text:p>dimer1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8">
            <text:p>1.8</text:p>
          </table:table-cell>
          <table:table-cell office:value-type="float" office:value="11.3465">
            <text:p>11.3465</text:p>
          </table:table-cell>
          <table:table-cell office:value-type="float" office:value="0.001278">
            <text:p>0.001278</text:p>
          </table:table-cell>
          <table:table-cell office:value-type="float" office:value="40">
            <text:p>40</text:p>
          </table:table-cell>
          <table:table-cell office:value-type="string" office:value="dimer18a_mu.dat">
            <text:p>dimer1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8">
            <text:p>1.8</text:p>
          </table:table-cell>
          <table:table-cell office:value-type="float" office:value="18.8484">
            <text:p>18.8484</text:p>
          </table:table-cell>
          <table:table-cell office:value-type="float" office:value="0.000878">
            <text:p>0.000878</text:p>
          </table:table-cell>
          <table:table-cell office:value-type="float" office:value="40">
            <text:p>40</text:p>
          </table:table-cell>
          <table:table-cell office:value-type="string" office:value="dimer18a_mu.dat">
            <text:p>dimer1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8">
            <text:p>1.8</text:p>
          </table:table-cell>
          <table:table-cell office:value-type="float" office:value="16.1725">
            <text:p>16.1725</text:p>
          </table:table-cell>
          <table:table-cell office:value-type="float" office:value="0.004388">
            <text:p>0.004388</text:p>
          </table:table-cell>
          <table:table-cell office:value-type="float" office:value="40">
            <text:p>40</text:p>
          </table:table-cell>
          <table:table-cell office:value-type="string" office:value="dimer18a_mu.dat">
            <text:p>dimer1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8">
            <text:p>1.8</text:p>
          </table:table-cell>
          <table:table-cell office:value-type="float" office:value="25.1312">
            <text:p>25.1312</text:p>
          </table:table-cell>
          <table:table-cell office:value-type="float" office:value="0.00117">
            <text:p>0.00117</text:p>
          </table:table-cell>
          <table:table-cell office:value-type="float" office:value="40">
            <text:p>40</text:p>
          </table:table-cell>
          <table:table-cell office:value-type="string" office:value="dimer18a_mu.dat">
            <text:p>dimer1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8">
            <text:p>1.8</text:p>
          </table:table-cell>
          <table:table-cell office:value-type="float" office:value="20.4971">
            <text:p>20.4971</text:p>
          </table:table-cell>
          <table:table-cell office:value-type="float" office:value="0.014988">
            <text:p>0.014988</text:p>
          </table:table-cell>
          <table:table-cell office:value-type="float" office:value="40">
            <text:p>40</text:p>
          </table:table-cell>
          <table:table-cell office:value-type="string" office:value="dimer18a_mu.dat">
            <text:p>dimer1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8">
            <text:p>1.8</text:p>
          </table:table-cell>
          <table:table-cell office:value-type="float" office:value="31.414">
            <text:p>31.414</text:p>
          </table:table-cell>
          <table:table-cell office:value-type="float" office:value="0.001464">
            <text:p>0.001464</text:p>
          </table:table-cell>
          <table:table-cell office:value-type="float" office:value="40">
            <text:p>40</text:p>
          </table:table-cell>
          <table:table-cell office:value-type="string" office:value="dimer18a_mu.dat">
            <text:p>dimer1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8">
            <text:p>1.8</text:p>
          </table:table-cell>
          <table:table-cell office:value-type="float" office:value="24.3881">
            <text:p>24.3881</text:p>
          </table:table-cell>
          <table:table-cell office:value-type="float" office:value="0.040027">
            <text:p>0.040027</text:p>
          </table:table-cell>
          <table:table-cell office:value-type="float" office:value="40">
            <text:p>40</text:p>
          </table:table-cell>
          <table:table-cell office:value-type="string" office:value="dimer18a_mu.dat">
            <text:p>dimer1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8b_mu.dat">
            <text:p>dimer1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8b_mu.dat">
            <text:p>dimer1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8">
            <text:p>1.8</text:p>
          </table:table-cell>
          <table:table-cell office:value-type="float" office:value="6.28376">
            <text:p>6.28376</text:p>
          </table:table-cell>
          <table:table-cell office:value-type="float" office:value="0.000301">
            <text:p>0.000301</text:p>
          </table:table-cell>
          <table:table-cell office:value-type="float" office:value="40">
            <text:p>40</text:p>
          </table:table-cell>
          <table:table-cell office:value-type="string" office:value="dimer18b_mu.dat">
            <text:p>dimer1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8">
            <text:p>1.8</text:p>
          </table:table-cell>
          <table:table-cell office:value-type="float" office:value="5.97163">
            <text:p>5.97163</text:p>
          </table:table-cell>
          <table:table-cell office:value-type="float" office:value="0.000369">
            <text:p>0.000369</text:p>
          </table:table-cell>
          <table:table-cell office:value-type="float" office:value="40">
            <text:p>40</text:p>
          </table:table-cell>
          <table:table-cell office:value-type="string" office:value="dimer18b_mu.dat">
            <text:p>dimer1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8">
            <text:p>1.8</text:p>
          </table:table-cell>
          <table:table-cell office:value-type="float" office:value="12.5675">
            <text:p>12.5675</text:p>
          </table:table-cell>
          <table:table-cell office:value-type="float" office:value="0.000601">
            <text:p>0.000601</text:p>
          </table:table-cell>
          <table:table-cell office:value-type="float" office:value="40">
            <text:p>40</text:p>
          </table:table-cell>
          <table:table-cell office:value-type="string" office:value="dimer18b_mu.dat">
            <text:p>dimer1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8">
            <text:p>1.8</text:p>
          </table:table-cell>
          <table:table-cell office:value-type="float" office:value="11.3474">
            <text:p>11.3474</text:p>
          </table:table-cell>
          <table:table-cell office:value-type="float" office:value="0.001212">
            <text:p>0.001212</text:p>
          </table:table-cell>
          <table:table-cell office:value-type="float" office:value="40">
            <text:p>40</text:p>
          </table:table-cell>
          <table:table-cell office:value-type="string" office:value="dimer18b_mu.dat">
            <text:p>dimer1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8">
            <text:p>1.8</text:p>
          </table:table-cell>
          <table:table-cell office:value-type="float" office:value="18.8513">
            <text:p>18.8513</text:p>
          </table:table-cell>
          <table:table-cell office:value-type="float" office:value="0.000903">
            <text:p>0.000903</text:p>
          </table:table-cell>
          <table:table-cell office:value-type="float" office:value="40">
            <text:p>40</text:p>
          </table:table-cell>
          <table:table-cell office:value-type="string" office:value="dimer18b_mu.dat">
            <text:p>dimer1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8">
            <text:p>1.8</text:p>
          </table:table-cell>
          <table:table-cell office:value-type="float" office:value="16.1695">
            <text:p>16.1695</text:p>
          </table:table-cell>
          <table:table-cell office:value-type="float" office:value="0.003656">
            <text:p>0.003656</text:p>
          </table:table-cell>
          <table:table-cell office:value-type="float" office:value="40">
            <text:p>40</text:p>
          </table:table-cell>
          <table:table-cell office:value-type="string" office:value="dimer18b_mu.dat">
            <text:p>dimer1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8">
            <text:p>1.8</text:p>
          </table:table-cell>
          <table:table-cell office:value-type="float" office:value="25.135">
            <text:p>25.135</text:p>
          </table:table-cell>
          <table:table-cell office:value-type="float" office:value="0.001202">
            <text:p>0.001202</text:p>
          </table:table-cell>
          <table:table-cell office:value-type="float" office:value="40">
            <text:p>40</text:p>
          </table:table-cell>
          <table:table-cell office:value-type="string" office:value="dimer18b_mu.dat">
            <text:p>dimer1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8">
            <text:p>1.8</text:p>
          </table:table-cell>
          <table:table-cell office:value-type="float" office:value="20.4849">
            <text:p>20.4849</text:p>
          </table:table-cell>
          <table:table-cell office:value-type="float" office:value="0.011312">
            <text:p>0.011312</text:p>
          </table:table-cell>
          <table:table-cell office:value-type="float" office:value="40">
            <text:p>40</text:p>
          </table:table-cell>
          <table:table-cell office:value-type="string" office:value="dimer18b_mu.dat">
            <text:p>dimer1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8">
            <text:p>1.8</text:p>
          </table:table-cell>
          <table:table-cell office:value-type="float" office:value="31.4188">
            <text:p>31.4188</text:p>
          </table:table-cell>
          <table:table-cell office:value-type="float" office:value="0.001504">
            <text:p>0.001504</text:p>
          </table:table-cell>
          <table:table-cell office:value-type="float" office:value="40">
            <text:p>40</text:p>
          </table:table-cell>
          <table:table-cell office:value-type="string" office:value="dimer18b_mu.dat">
            <text:p>dimer1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8">
            <text:p>1.8</text:p>
          </table:table-cell>
          <table:table-cell office:value-type="float" office:value="24.3617">
            <text:p>24.3617</text:p>
          </table:table-cell>
          <table:table-cell office:value-type="float" office:value="0.029637">
            <text:p>0.029637</text:p>
          </table:table-cell>
          <table:table-cell office:value-type="float" office:value="40">
            <text:p>40</text:p>
          </table:table-cell>
          <table:table-cell office:value-type="string" office:value="dimer18b_mu.dat">
            <text:p>dimer1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9a_mu.dat">
            <text:p>dimer19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9a_mu.dat">
            <text:p>dimer19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9">
            <text:p>1.9</text:p>
          </table:table-cell>
          <table:table-cell office:value-type="float" office:value="6.28269">
            <text:p>6.28269</text:p>
          </table:table-cell>
          <table:table-cell office:value-type="float" office:value="0.000304">
            <text:p>0.000304</text:p>
          </table:table-cell>
          <table:table-cell office:value-type="float" office:value="40">
            <text:p>40</text:p>
          </table:table-cell>
          <table:table-cell office:value-type="string" office:value="dimer19a_mu.dat">
            <text:p>dimer19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9">
            <text:p>1.9</text:p>
          </table:table-cell>
          <table:table-cell office:value-type="float" office:value="5.97055">
            <text:p>5.97055</text:p>
          </table:table-cell>
          <table:table-cell office:value-type="float" office:value="0.000373">
            <text:p>0.000373</text:p>
          </table:table-cell>
          <table:table-cell office:value-type="float" office:value="40">
            <text:p>40</text:p>
          </table:table-cell>
          <table:table-cell office:value-type="string" office:value="dimer19a_mu.dat">
            <text:p>dimer19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9">
            <text:p>1.9</text:p>
          </table:table-cell>
          <table:table-cell office:value-type="float" office:value="12.5654">
            <text:p>12.5654</text:p>
          </table:table-cell>
          <table:table-cell office:value-type="float" office:value="0.000607">
            <text:p>0.000607</text:p>
          </table:table-cell>
          <table:table-cell office:value-type="float" office:value="40">
            <text:p>40</text:p>
          </table:table-cell>
          <table:table-cell office:value-type="string" office:value="dimer19a_mu.dat">
            <text:p>dimer19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9">
            <text:p>1.9</text:p>
          </table:table-cell>
          <table:table-cell office:value-type="float" office:value="11.3468">
            <text:p>11.3468</text:p>
          </table:table-cell>
          <table:table-cell office:value-type="float" office:value="0.001311">
            <text:p>0.001311</text:p>
          </table:table-cell>
          <table:table-cell office:value-type="float" office:value="40">
            <text:p>40</text:p>
          </table:table-cell>
          <table:table-cell office:value-type="string" office:value="dimer19a_mu.dat">
            <text:p>dimer19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9">
            <text:p>1.9</text:p>
          </table:table-cell>
          <table:table-cell office:value-type="float" office:value="18.8481">
            <text:p>18.8481</text:p>
          </table:table-cell>
          <table:table-cell office:value-type="float" office:value="0.000912">
            <text:p>0.000912</text:p>
          </table:table-cell>
          <table:table-cell office:value-type="float" office:value="40">
            <text:p>40</text:p>
          </table:table-cell>
          <table:table-cell office:value-type="string" office:value="dimer19a_mu.dat">
            <text:p>dimer19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9">
            <text:p>1.9</text:p>
          </table:table-cell>
          <table:table-cell office:value-type="float" office:value="16.1748">
            <text:p>16.1748</text:p>
          </table:table-cell>
          <table:table-cell office:value-type="float" office:value="0.004373">
            <text:p>0.004373</text:p>
          </table:table-cell>
          <table:table-cell office:value-type="float" office:value="40">
            <text:p>40</text:p>
          </table:table-cell>
          <table:table-cell office:value-type="string" office:value="dimer19a_mu.dat">
            <text:p>dimer19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9">
            <text:p>1.9</text:p>
          </table:table-cell>
          <table:table-cell office:value-type="float" office:value="25.1307">
            <text:p>25.1307</text:p>
          </table:table-cell>
          <table:table-cell office:value-type="float" office:value="0.001213">
            <text:p>0.001213</text:p>
          </table:table-cell>
          <table:table-cell office:value-type="float" office:value="40">
            <text:p>40</text:p>
          </table:table-cell>
          <table:table-cell office:value-type="string" office:value="dimer19a_mu.dat">
            <text:p>dimer19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9">
            <text:p>1.9</text:p>
          </table:table-cell>
          <table:table-cell office:value-type="float" office:value="20.5075">
            <text:p>20.5075</text:p>
          </table:table-cell>
          <table:table-cell office:value-type="float" office:value="0.013091">
            <text:p>0.013091</text:p>
          </table:table-cell>
          <table:table-cell office:value-type="float" office:value="40">
            <text:p>40</text:p>
          </table:table-cell>
          <table:table-cell office:value-type="string" office:value="dimer19a_mu.dat">
            <text:p>dimer19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9">
            <text:p>1.9</text:p>
          </table:table-cell>
          <table:table-cell office:value-type="float" office:value="31.4134">
            <text:p>31.4134</text:p>
          </table:table-cell>
          <table:table-cell office:value-type="float" office:value="0.001517">
            <text:p>0.001517</text:p>
          </table:table-cell>
          <table:table-cell office:value-type="float" office:value="40">
            <text:p>40</text:p>
          </table:table-cell>
          <table:table-cell office:value-type="string" office:value="dimer19a_mu.dat">
            <text:p>dimer19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9">
            <text:p>1.9</text:p>
          </table:table-cell>
          <table:table-cell office:value-type="float" office:value="24.4181">
            <text:p>24.4181</text:p>
          </table:table-cell>
          <table:table-cell office:value-type="float" office:value="0.032262">
            <text:p>0.032262</text:p>
          </table:table-cell>
          <table:table-cell office:value-type="float" office:value="40">
            <text:p>40</text:p>
          </table:table-cell>
          <table:table-cell office:value-type="string" office:value="dimer19a_mu.dat">
            <text:p>dimer19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9b_mu.dat">
            <text:p>dimer19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19b_mu.dat">
            <text:p>dimer19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9">
            <text:p>1.9</text:p>
          </table:table-cell>
          <table:table-cell office:value-type="float" office:value="6.2838">
            <text:p>6.2838</text:p>
          </table:table-cell>
          <table:table-cell office:value-type="float" office:value="0.000334">
            <text:p>0.000334</text:p>
          </table:table-cell>
          <table:table-cell office:value-type="float" office:value="40">
            <text:p>40</text:p>
          </table:table-cell>
          <table:table-cell office:value-type="string" office:value="dimer19b_mu.dat">
            <text:p>dimer19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9">
            <text:p>1.9</text:p>
          </table:table-cell>
          <table:table-cell office:value-type="float" office:value="5.97175">
            <text:p>5.97175</text:p>
          </table:table-cell>
          <table:table-cell office:value-type="float" office:value="0.000391">
            <text:p>0.000391</text:p>
          </table:table-cell>
          <table:table-cell office:value-type="float" office:value="40">
            <text:p>40</text:p>
          </table:table-cell>
          <table:table-cell office:value-type="string" office:value="dimer19b_mu.dat">
            <text:p>dimer19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9">
            <text:p>1.9</text:p>
          </table:table-cell>
          <table:table-cell office:value-type="float" office:value="12.5676">
            <text:p>12.5676</text:p>
          </table:table-cell>
          <table:table-cell office:value-type="float" office:value="0.000669">
            <text:p>0.000669</text:p>
          </table:table-cell>
          <table:table-cell office:value-type="float" office:value="40">
            <text:p>40</text:p>
          </table:table-cell>
          <table:table-cell office:value-type="string" office:value="dimer19b_mu.dat">
            <text:p>dimer19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9">
            <text:p>1.9</text:p>
          </table:table-cell>
          <table:table-cell office:value-type="float" office:value="11.3482">
            <text:p>11.3482</text:p>
          </table:table-cell>
          <table:table-cell office:value-type="float" office:value="0.001218">
            <text:p>0.001218</text:p>
          </table:table-cell>
          <table:table-cell office:value-type="float" office:value="40">
            <text:p>40</text:p>
          </table:table-cell>
          <table:table-cell office:value-type="string" office:value="dimer19b_mu.dat">
            <text:p>dimer19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9">
            <text:p>1.9</text:p>
          </table:table-cell>
          <table:table-cell office:value-type="float" office:value="18.8514">
            <text:p>18.8514</text:p>
          </table:table-cell>
          <table:table-cell office:value-type="float" office:value="0.001002">
            <text:p>0.001002</text:p>
          </table:table-cell>
          <table:table-cell office:value-type="float" office:value="40">
            <text:p>40</text:p>
          </table:table-cell>
          <table:table-cell office:value-type="string" office:value="dimer19b_mu.dat">
            <text:p>dimer19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9">
            <text:p>1.9</text:p>
          </table:table-cell>
          <table:table-cell office:value-type="float" office:value="16.1729">
            <text:p>16.1729</text:p>
          </table:table-cell>
          <table:table-cell office:value-type="float" office:value="0.003647">
            <text:p>0.003647</text:p>
          </table:table-cell>
          <table:table-cell office:value-type="float" office:value="40">
            <text:p>40</text:p>
          </table:table-cell>
          <table:table-cell office:value-type="string" office:value="dimer19b_mu.dat">
            <text:p>dimer19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9">
            <text:p>1.9</text:p>
          </table:table-cell>
          <table:table-cell office:value-type="float" office:value="25.1352">
            <text:p>25.1352</text:p>
          </table:table-cell>
          <table:table-cell office:value-type="float" office:value="0.001336">
            <text:p>0.001336</text:p>
          </table:table-cell>
          <table:table-cell office:value-type="float" office:value="40">
            <text:p>40</text:p>
          </table:table-cell>
          <table:table-cell office:value-type="string" office:value="dimer19b_mu.dat">
            <text:p>dimer19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9">
            <text:p>1.9</text:p>
          </table:table-cell>
          <table:table-cell office:value-type="float" office:value="20.4952">
            <text:p>20.4952</text:p>
          </table:table-cell>
          <table:table-cell office:value-type="float" office:value="0.01142">
            <text:p>0.01142</text:p>
          </table:table-cell>
          <table:table-cell office:value-type="float" office:value="40">
            <text:p>40</text:p>
          </table:table-cell>
          <table:table-cell office:value-type="string" office:value="dimer19b_mu.dat">
            <text:p>dimer19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9">
            <text:p>1.9</text:p>
          </table:table-cell>
          <table:table-cell office:value-type="float" office:value="31.419">
            <text:p>31.419</text:p>
          </table:table-cell>
          <table:table-cell office:value-type="float" office:value="0.00167">
            <text:p>0.00167</text:p>
          </table:table-cell>
          <table:table-cell office:value-type="float" office:value="40">
            <text:p>40</text:p>
          </table:table-cell>
          <table:table-cell office:value-type="string" office:value="dimer19b_mu.dat">
            <text:p>dimer19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9">
            <text:p>1.9</text:p>
          </table:table-cell>
          <table:table-cell office:value-type="float" office:value="24.3852">
            <text:p>24.3852</text:p>
          </table:table-cell>
          <table:table-cell office:value-type="float" office:value="0.030536">
            <text:p>0.030536</text:p>
          </table:table-cell>
          <table:table-cell office:value-type="float" office:value="40">
            <text:p>40</text:p>
          </table:table-cell>
          <table:table-cell office:value-type="string" office:value="dimer19b_mu.dat">
            <text:p>dimer19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20a_mu.dat">
            <text:p>dimer2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20a_mu.dat">
            <text:p>dimer2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6.28258">
            <text:p>6.28258</text:p>
          </table:table-cell>
          <table:table-cell office:value-type="float" office:value="0.000305">
            <text:p>0.000305</text:p>
          </table:table-cell>
          <table:table-cell office:value-type="float" office:value="40">
            <text:p>40</text:p>
          </table:table-cell>
          <table:table-cell office:value-type="string" office:value="dimer20a_mu.dat">
            <text:p>dimer2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5.9704">
            <text:p>5.9704</text:p>
          </table:table-cell>
          <table:table-cell office:value-type="float" office:value="0.000373">
            <text:p>0.000373</text:p>
          </table:table-cell>
          <table:table-cell office:value-type="float" office:value="40">
            <text:p>40</text:p>
          </table:table-cell>
          <table:table-cell office:value-type="string" office:value="dimer20a_mu.dat">
            <text:p>dimer2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2.5652">
            <text:p>12.5652</text:p>
          </table:table-cell>
          <table:table-cell office:value-type="float" office:value="0.000611">
            <text:p>0.000611</text:p>
          </table:table-cell>
          <table:table-cell office:value-type="float" office:value="40">
            <text:p>40</text:p>
          </table:table-cell>
          <table:table-cell office:value-type="string" office:value="dimer20a_mu.dat">
            <text:p>dimer2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1.3464">
            <text:p>11.3464</text:p>
          </table:table-cell>
          <table:table-cell office:value-type="float" office:value="0.001305">
            <text:p>0.001305</text:p>
          </table:table-cell>
          <table:table-cell office:value-type="float" office:value="40">
            <text:p>40</text:p>
          </table:table-cell>
          <table:table-cell office:value-type="string" office:value="dimer20a_mu.dat">
            <text:p>dimer2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2.0">
            <text:p>2.0</text:p>
          </table:table-cell>
          <table:table-cell office:value-type="float" office:value="18.8477">
            <text:p>18.8477</text:p>
          </table:table-cell>
          <table:table-cell office:value-type="float" office:value="0.000916">
            <text:p>0.000916</text:p>
          </table:table-cell>
          <table:table-cell office:value-type="float" office:value="40">
            <text:p>40</text:p>
          </table:table-cell>
          <table:table-cell office:value-type="string" office:value="dimer20a_mu.dat">
            <text:p>dimer2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2.0">
            <text:p>2.0</text:p>
          </table:table-cell>
          <table:table-cell office:value-type="float" office:value="16.1744">
            <text:p>16.1744</text:p>
          </table:table-cell>
          <table:table-cell office:value-type="float" office:value="0.004327">
            <text:p>0.004327</text:p>
          </table:table-cell>
          <table:table-cell office:value-type="float" office:value="40">
            <text:p>40</text:p>
          </table:table-cell>
          <table:table-cell office:value-type="string" office:value="dimer20a_mu.dat">
            <text:p>dimer2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5.1303">
            <text:p>25.1303</text:p>
          </table:table-cell>
          <table:table-cell office:value-type="float" office:value="0.001223">
            <text:p>0.001223</text:p>
          </table:table-cell>
          <table:table-cell office:value-type="float" office:value="40">
            <text:p>40</text:p>
          </table:table-cell>
          <table:table-cell office:value-type="string" office:value="dimer20a_mu.dat">
            <text:p>dimer2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0.5093">
            <text:p>20.5093</text:p>
          </table:table-cell>
          <table:table-cell office:value-type="float" office:value="0.012591">
            <text:p>0.012591</text:p>
          </table:table-cell>
          <table:table-cell office:value-type="float" office:value="40">
            <text:p>40</text:p>
          </table:table-cell>
          <table:table-cell office:value-type="string" office:value="dimer20a_mu.dat">
            <text:p>dimer2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31.4129">
            <text:p>31.4129</text:p>
          </table:table-cell>
          <table:table-cell office:value-type="float" office:value="0.001526">
            <text:p>0.001526</text:p>
          </table:table-cell>
          <table:table-cell office:value-type="float" office:value="40">
            <text:p>40</text:p>
          </table:table-cell>
          <table:table-cell office:value-type="string" office:value="dimer20a_mu.dat">
            <text:p>dimer2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24.428">
            <text:p>24.428</text:p>
          </table:table-cell>
          <table:table-cell office:value-type="float" office:value="0.029255">
            <text:p>0.029255</text:p>
          </table:table-cell>
          <table:table-cell office:value-type="float" office:value="40">
            <text:p>40</text:p>
          </table:table-cell>
          <table:table-cell office:value-type="string" office:value="dimer20a_mu.dat">
            <text:p>dimer2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20b_mu.dat">
            <text:p>dimer2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20b_mu.dat">
            <text:p>dimer2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6.2838">
            <text:p>6.2838</text:p>
          </table:table-cell>
          <table:table-cell office:value-type="float" office:value="0.000352">
            <text:p>0.000352</text:p>
          </table:table-cell>
          <table:table-cell office:value-type="float" office:value="40">
            <text:p>40</text:p>
          </table:table-cell>
          <table:table-cell office:value-type="string" office:value="dimer20b_mu.dat">
            <text:p>dimer2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5.97171">
            <text:p>5.97171</text:p>
          </table:table-cell>
          <table:table-cell office:value-type="float" office:value="0.000401">
            <text:p>0.000401</text:p>
          </table:table-cell>
          <table:table-cell office:value-type="float" office:value="40">
            <text:p>40</text:p>
          </table:table-cell>
          <table:table-cell office:value-type="string" office:value="dimer20b_mu.dat">
            <text:p>dimer2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2.5676">
            <text:p>12.5676</text:p>
          </table:table-cell>
          <table:table-cell office:value-type="float" office:value="0.000704">
            <text:p>0.000704</text:p>
          </table:table-cell>
          <table:table-cell office:value-type="float" office:value="40">
            <text:p>40</text:p>
          </table:table-cell>
          <table:table-cell office:value-type="string" office:value="dimer20b_mu.dat">
            <text:p>dimer2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1.3483">
            <text:p>11.3483</text:p>
          </table:table-cell>
          <table:table-cell office:value-type="float" office:value="0.001169">
            <text:p>0.001169</text:p>
          </table:table-cell>
          <table:table-cell office:value-type="float" office:value="40">
            <text:p>40</text:p>
          </table:table-cell>
          <table:table-cell office:value-type="string" office:value="dimer20b_mu.dat">
            <text:p>dimer2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2.0">
            <text:p>2.0</text:p>
          </table:table-cell>
          <table:table-cell office:value-type="float" office:value="18.8514">
            <text:p>18.8514</text:p>
          </table:table-cell>
          <table:table-cell office:value-type="float" office:value="0.001057">
            <text:p>0.001057</text:p>
          </table:table-cell>
          <table:table-cell office:value-type="float" office:value="40">
            <text:p>40</text:p>
          </table:table-cell>
          <table:table-cell office:value-type="string" office:value="dimer20b_mu.dat">
            <text:p>dimer2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2.0">
            <text:p>2.0</text:p>
          </table:table-cell>
          <table:table-cell office:value-type="float" office:value="16.1742">
            <text:p>16.1742</text:p>
          </table:table-cell>
          <table:table-cell office:value-type="float" office:value="0.003372">
            <text:p>0.003372</text:p>
          </table:table-cell>
          <table:table-cell office:value-type="float" office:value="40">
            <text:p>40</text:p>
          </table:table-cell>
          <table:table-cell office:value-type="string" office:value="dimer20b_mu.dat">
            <text:p>dimer2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5.1352">
            <text:p>25.1352</text:p>
          </table:table-cell>
          <table:table-cell office:value-type="float" office:value="0.001411">
            <text:p>0.001411</text:p>
          </table:table-cell>
          <table:table-cell office:value-type="float" office:value="40">
            <text:p>40</text:p>
          </table:table-cell>
          <table:table-cell office:value-type="string" office:value="dimer20b_mu.dat">
            <text:p>dimer2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0.5008">
            <text:p>20.5008</text:p>
          </table:table-cell>
          <table:table-cell office:value-type="float" office:value="0.010541">
            <text:p>0.010541</text:p>
          </table:table-cell>
          <table:table-cell office:value-type="float" office:value="40">
            <text:p>40</text:p>
          </table:table-cell>
          <table:table-cell office:value-type="string" office:value="dimer20b_mu.dat">
            <text:p>dimer2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31.419">
            <text:p>31.419</text:p>
          </table:table-cell>
          <table:table-cell office:value-type="float" office:value="0.001764">
            <text:p>0.001764</text:p>
          </table:table-cell>
          <table:table-cell office:value-type="float" office:value="40">
            <text:p>40</text:p>
          </table:table-cell>
          <table:table-cell office:value-type="string" office:value="dimer20b_mu.dat">
            <text:p>dimer2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24.4">
            <text:p>24.4</text:p>
          </table:table-cell>
          <table:table-cell office:value-type="float" office:value="0.028821">
            <text:p>0.028821</text:p>
          </table:table-cell>
          <table:table-cell office:value-type="float" office:value="40">
            <text:p>40</text:p>
          </table:table-cell>
          <table:table-cell office:value-type="string" office:value="dimer20b_mu.dat">
            <text:p>dimer20b_mu.dat</text:p>
          </table:table-cell>
        </table:table-row>
      </table:table>
      <table:table table:name="dimers_all.dat">
        <table:table-row>
          <table:table-cell table:style-name="pd1" office:value-type="string" office:value="quantity">
            <text:p>quantity</text:p>
          </table:table-cell>
          <table:table-cell table:style-name="pd1" office:value-type="string" office:value="A01">
            <text:p>A01</text:p>
          </table:table-cell>
          <table:table-cell table:style-name="pd1" office:value-type="string" office:value="dlength">
            <text:p>dlength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njobs">
            <text:p>njobs</text:p>
          </table:table-cell>
          <table:table-cell table:style-name="pd1" office:value-type="string" office:value="file">
            <text:p>file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31.419">
            <text:p>31.419</text:p>
          </table:table-cell>
          <table:table-cell office:value-type="float" office:value="0.001764">
            <text:p>0.00176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19.1818">
            <text:p>19.1818</text:p>
          </table:table-cell>
          <table:table-cell office:value-type="float" office:value="0.069135">
            <text:p>0.069135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37.7028">
            <text:p>37.7028</text:p>
          </table:table-cell>
          <table:table-cell office:value-type="float" office:value="0.002116">
            <text:p>0.00211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21.3183">
            <text:p>21.3183</text:p>
          </table:table-cell>
          <table:table-cell office:value-type="float" office:value="0.111053">
            <text:p>0.11105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0">
            <text:p/>
          </table:table-cell>
          <table:table-cell office:value-type="float" office:value="43.9866">
            <text:p>43.9866</text:p>
          </table:table-cell>
          <table:table-cell office:value-type="float" office:value="0.002466">
            <text:p>0.00246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0">
            <text:p/>
          </table:table-cell>
          <table:table-cell office:value-type="float" office:value="23.3065">
            <text:p>23.3065</text:p>
          </table:table-cell>
          <table:table-cell office:value-type="float" office:value="0.152951">
            <text:p>0.152951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1">
            <text:p>0.1</text:p>
          </table:table-cell>
          <table:table-cell office:value-type="float" office:value="31.4188">
            <text:p>31.4188</text:p>
          </table:table-cell>
          <table:table-cell office:value-type="float" office:value="0.00176">
            <text:p>0.0017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1">
            <text:p>0.1</text:p>
          </table:table-cell>
          <table:table-cell office:value-type="float" office:value="19.3457">
            <text:p>19.3457</text:p>
          </table:table-cell>
          <table:table-cell office:value-type="float" office:value="0.063109">
            <text:p>0.063109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1">
            <text:p>0.1</text:p>
          </table:table-cell>
          <table:table-cell office:value-type="float" office:value="37.7026">
            <text:p>37.7026</text:p>
          </table:table-cell>
          <table:table-cell office:value-type="float" office:value="0.00211">
            <text:p>0.00211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1">
            <text:p>0.1</text:p>
          </table:table-cell>
          <table:table-cell office:value-type="float" office:value="21.5232">
            <text:p>21.5232</text:p>
          </table:table-cell>
          <table:table-cell office:value-type="float" office:value="0.102633">
            <text:p>0.10263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1">
            <text:p>0.1</text:p>
          </table:table-cell>
          <table:table-cell office:value-type="float" office:value="43.9863">
            <text:p>43.9863</text:p>
          </table:table-cell>
          <table:table-cell office:value-type="float" office:value="0.002461">
            <text:p>0.002461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1">
            <text:p>0.1</text:p>
          </table:table-cell>
          <table:table-cell office:value-type="float" office:value="23.547">
            <text:p>23.547</text:p>
          </table:table-cell>
          <table:table-cell office:value-type="float" office:value="0.142702">
            <text:p>0.14270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2">
            <text:p>0.2</text:p>
          </table:table-cell>
          <table:table-cell office:value-type="float" office:value="31.4186">
            <text:p>31.4186</text:p>
          </table:table-cell>
          <table:table-cell office:value-type="float" office:value="0.001682">
            <text:p>0.00168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2">
            <text:p>0.2</text:p>
          </table:table-cell>
          <table:table-cell office:value-type="float" office:value="19.7478">
            <text:p>19.7478</text:p>
          </table:table-cell>
          <table:table-cell office:value-type="float" office:value="0.052866">
            <text:p>0.05286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2">
            <text:p>0.2</text:p>
          </table:table-cell>
          <table:table-cell office:value-type="float" office:value="37.7023">
            <text:p>37.7023</text:p>
          </table:table-cell>
          <table:table-cell office:value-type="float" office:value="0.002019">
            <text:p>0.002019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2">
            <text:p>0.2</text:p>
          </table:table-cell>
          <table:table-cell office:value-type="float" office:value="22.017">
            <text:p>22.017</text:p>
          </table:table-cell>
          <table:table-cell office:value-type="float" office:value="0.0876">
            <text:p>0.087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2">
            <text:p>0.2</text:p>
          </table:table-cell>
          <table:table-cell office:value-type="float" office:value="43.986">
            <text:p>43.986</text:p>
          </table:table-cell>
          <table:table-cell office:value-type="float" office:value="0.002356">
            <text:p>0.00235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2">
            <text:p>0.2</text:p>
          </table:table-cell>
          <table:table-cell office:value-type="float" office:value="24.1232">
            <text:p>24.1232</text:p>
          </table:table-cell>
          <table:table-cell office:value-type="float" office:value="0.123778">
            <text:p>0.123778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3">
            <text:p>0.3</text:p>
          </table:table-cell>
          <table:table-cell office:value-type="float" office:value="31.4182">
            <text:p>31.4182</text:p>
          </table:table-cell>
          <table:table-cell office:value-type="float" office:value="0.001555">
            <text:p>0.001555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3">
            <text:p>0.3</text:p>
          </table:table-cell>
          <table:table-cell office:value-type="float" office:value="20.3507">
            <text:p>20.3507</text:p>
          </table:table-cell>
          <table:table-cell office:value-type="float" office:value="0.043273">
            <text:p>0.04327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3">
            <text:p>0.3</text:p>
          </table:table-cell>
          <table:table-cell office:value-type="float" office:value="37.7018">
            <text:p>37.7018</text:p>
          </table:table-cell>
          <table:table-cell office:value-type="float" office:value="0.001866">
            <text:p>0.00186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3">
            <text:p>0.3</text:p>
          </table:table-cell>
          <table:table-cell office:value-type="float" office:value="22.7695">
            <text:p>22.7695</text:p>
          </table:table-cell>
          <table:table-cell office:value-type="float" office:value="0.073365">
            <text:p>0.073365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3">
            <text:p>0.3</text:p>
          </table:table-cell>
          <table:table-cell office:value-type="float" office:value="43.9855">
            <text:p>43.9855</text:p>
          </table:table-cell>
          <table:table-cell office:value-type="float" office:value="0.002177">
            <text:p>0.00217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3">
            <text:p>0.3</text:p>
          </table:table-cell>
          <table:table-cell office:value-type="float" office:value="25.0188">
            <text:p>25.0188</text:p>
          </table:table-cell>
          <table:table-cell office:value-type="float" office:value="0.105817">
            <text:p>0.10581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4">
            <text:p>0.4</text:p>
          </table:table-cell>
          <table:table-cell office:value-type="float" office:value="31.4179">
            <text:p>31.4179</text:p>
          </table:table-cell>
          <table:table-cell office:value-type="float" office:value="0.001424">
            <text:p>0.00142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4">
            <text:p>0.4</text:p>
          </table:table-cell>
          <table:table-cell office:value-type="float" office:value="21.0799">
            <text:p>21.0799</text:p>
          </table:table-cell>
          <table:table-cell office:value-type="float" office:value="0.039997">
            <text:p>0.03999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37.7014">
            <text:p>37.7014</text:p>
          </table:table-cell>
          <table:table-cell office:value-type="float" office:value="0.001709">
            <text:p>0.001709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23.6846">
            <text:p>23.6846</text:p>
          </table:table-cell>
          <table:table-cell office:value-type="float" office:value="0.06852">
            <text:p>0.0685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4">
            <text:p>0.4</text:p>
          </table:table-cell>
          <table:table-cell office:value-type="float" office:value="43.985">
            <text:p>43.985</text:p>
          </table:table-cell>
          <table:table-cell office:value-type="float" office:value="0.001992">
            <text:p>0.00199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4">
            <text:p>0.4</text:p>
          </table:table-cell>
          <table:table-cell office:value-type="float" office:value="26.1137">
            <text:p>26.1137</text:p>
          </table:table-cell>
          <table:table-cell office:value-type="float" office:value="0.099675">
            <text:p>0.099675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5">
            <text:p>0.5</text:p>
          </table:table-cell>
          <table:table-cell office:value-type="float" office:value="31.4177">
            <text:p>31.4177</text:p>
          </table:table-cell>
          <table:table-cell office:value-type="float" office:value="0.001305">
            <text:p>0.001305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5">
            <text:p>0.5</text:p>
          </table:table-cell>
          <table:table-cell office:value-type="float" office:value="21.8455">
            <text:p>21.8455</text:p>
          </table:table-cell>
          <table:table-cell office:value-type="float" office:value="0.0457">
            <text:p>0.045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5">
            <text:p>0.5</text:p>
          </table:table-cell>
          <table:table-cell office:value-type="float" office:value="37.7013">
            <text:p>37.7013</text:p>
          </table:table-cell>
          <table:table-cell office:value-type="float" office:value="0.001566">
            <text:p>0.00156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5">
            <text:p>0.5</text:p>
          </table:table-cell>
          <table:table-cell office:value-type="float" office:value="24.6415">
            <text:p>24.6415</text:p>
          </table:table-cell>
          <table:table-cell office:value-type="float" office:value="0.07902">
            <text:p>0.0790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5">
            <text:p>0.5</text:p>
          </table:table-cell>
          <table:table-cell office:value-type="float" office:value="43.9848">
            <text:p>43.9848</text:p>
          </table:table-cell>
          <table:table-cell office:value-type="float" office:value="0.001827">
            <text:p>0.00182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5">
            <text:p>0.5</text:p>
          </table:table-cell>
          <table:table-cell office:value-type="float" office:value="27.2547">
            <text:p>27.2547</text:p>
          </table:table-cell>
          <table:table-cell office:value-type="float" office:value="0.11439">
            <text:p>0.11439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6">
            <text:p>0.6</text:p>
          </table:table-cell>
          <table:table-cell office:value-type="float" office:value="31.4178">
            <text:p>31.4178</text:p>
          </table:table-cell>
          <table:table-cell office:value-type="float" office:value="0.001159">
            <text:p>0.001159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6">
            <text:p>0.6</text:p>
          </table:table-cell>
          <table:table-cell office:value-type="float" office:value="22.5759">
            <text:p>22.5759</text:p>
          </table:table-cell>
          <table:table-cell office:value-type="float" office:value="0.054383">
            <text:p>0.05438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6">
            <text:p>0.6</text:p>
          </table:table-cell>
          <table:table-cell office:value-type="float" office:value="37.7014">
            <text:p>37.7014</text:p>
          </table:table-cell>
          <table:table-cell office:value-type="float" office:value="0.001391">
            <text:p>0.001391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6">
            <text:p>0.6</text:p>
          </table:table-cell>
          <table:table-cell office:value-type="float" office:value="25.5547">
            <text:p>25.5547</text:p>
          </table:table-cell>
          <table:table-cell office:value-type="float" office:value="0.094913">
            <text:p>0.09491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6">
            <text:p>0.6</text:p>
          </table:table-cell>
          <table:table-cell office:value-type="float" office:value="43.9849">
            <text:p>43.9849</text:p>
          </table:table-cell>
          <table:table-cell office:value-type="float" office:value="0.001622">
            <text:p>0.00162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6">
            <text:p>0.6</text:p>
          </table:table-cell>
          <table:table-cell office:value-type="float" office:value="28.343">
            <text:p>28.343</text:p>
          </table:table-cell>
          <table:table-cell office:value-type="float" office:value="0.136508">
            <text:p>0.136508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7">
            <text:p>0.7</text:p>
          </table:table-cell>
          <table:table-cell office:value-type="float" office:value="31.4178">
            <text:p>31.4178</text:p>
          </table:table-cell>
          <table:table-cell office:value-type="float" office:value="0.00101">
            <text:p>0.00101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7">
            <text:p>0.7</text:p>
          </table:table-cell>
          <table:table-cell office:value-type="float" office:value="23.2185">
            <text:p>23.2185</text:p>
          </table:table-cell>
          <table:table-cell office:value-type="float" office:value="0.052396">
            <text:p>0.05239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7">
            <text:p>0.7</text:p>
          </table:table-cell>
          <table:table-cell office:value-type="float" office:value="37.7014">
            <text:p>37.7014</text:p>
          </table:table-cell>
          <table:table-cell office:value-type="float" office:value="0.001213">
            <text:p>0.00121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7">
            <text:p>0.7</text:p>
          </table:table-cell>
          <table:table-cell office:value-type="float" office:value="26.3621">
            <text:p>26.3621</text:p>
          </table:table-cell>
          <table:table-cell office:value-type="float" office:value="0.095774">
            <text:p>0.09577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7">
            <text:p>0.7</text:p>
          </table:table-cell>
          <table:table-cell office:value-type="float" office:value="43.9849">
            <text:p>43.9849</text:p>
          </table:table-cell>
          <table:table-cell office:value-type="float" office:value="0.001416">
            <text:p>0.00141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7">
            <text:p>0.7</text:p>
          </table:table-cell>
          <table:table-cell office:value-type="float" office:value="29.3051">
            <text:p>29.3051</text:p>
          </table:table-cell>
          <table:table-cell office:value-type="float" office:value="0.141018">
            <text:p>0.141018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8">
            <text:p>0.8</text:p>
          </table:table-cell>
          <table:table-cell office:value-type="float" office:value="31.4177">
            <text:p>31.4177</text:p>
          </table:table-cell>
          <table:table-cell office:value-type="float" office:value="0.000895">
            <text:p>0.000895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8">
            <text:p>0.8</text:p>
          </table:table-cell>
          <table:table-cell office:value-type="float" office:value="23.7309">
            <text:p>23.7309</text:p>
          </table:table-cell>
          <table:table-cell office:value-type="float" office:value="0.041604">
            <text:p>0.04160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8">
            <text:p>0.8</text:p>
          </table:table-cell>
          <table:table-cell office:value-type="float" office:value="37.7012">
            <text:p>37.7012</text:p>
          </table:table-cell>
          <table:table-cell office:value-type="float" office:value="0.001074">
            <text:p>0.00107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8">
            <text:p>0.8</text:p>
          </table:table-cell>
          <table:table-cell office:value-type="float" office:value="27.0225">
            <text:p>27.0225</text:p>
          </table:table-cell>
          <table:table-cell office:value-type="float" office:value="0.081064">
            <text:p>0.08106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8">
            <text:p>0.8</text:p>
          </table:table-cell>
          <table:table-cell office:value-type="float" office:value="43.9847">
            <text:p>43.9847</text:p>
          </table:table-cell>
          <table:table-cell office:value-type="float" office:value="0.001253">
            <text:p>0.00125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8">
            <text:p>0.8</text:p>
          </table:table-cell>
          <table:table-cell office:value-type="float" office:value="30.1024">
            <text:p>30.1024</text:p>
          </table:table-cell>
          <table:table-cell office:value-type="float" office:value="0.123972">
            <text:p>0.12397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9">
            <text:p>0.9</text:p>
          </table:table-cell>
          <table:table-cell office:value-type="float" office:value="31.4175">
            <text:p>31.4175</text:p>
          </table:table-cell>
          <table:table-cell office:value-type="float" office:value="0.000806">
            <text:p>0.00080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9">
            <text:p>0.9</text:p>
          </table:table-cell>
          <table:table-cell office:value-type="float" office:value="24.0873">
            <text:p>24.0873</text:p>
          </table:table-cell>
          <table:table-cell office:value-type="float" office:value="0.031387">
            <text:p>0.03138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9">
            <text:p>0.9</text:p>
          </table:table-cell>
          <table:table-cell office:value-type="float" office:value="37.701">
            <text:p>37.701</text:p>
          </table:table-cell>
          <table:table-cell office:value-type="float" office:value="0.000968">
            <text:p>0.000968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9">
            <text:p>0.9</text:p>
          </table:table-cell>
          <table:table-cell office:value-type="float" office:value="27.5032">
            <text:p>27.5032</text:p>
          </table:table-cell>
          <table:table-cell office:value-type="float" office:value="0.063672">
            <text:p>0.06367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9">
            <text:p>0.9</text:p>
          </table:table-cell>
          <table:table-cell office:value-type="float" office:value="43.9845">
            <text:p>43.9845</text:p>
          </table:table-cell>
          <table:table-cell office:value-type="float" office:value="0.00113">
            <text:p>0.0011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9">
            <text:p>0.9</text:p>
          </table:table-cell>
          <table:table-cell office:value-type="float" office:value="30.7018">
            <text:p>30.7018</text:p>
          </table:table-cell>
          <table:table-cell office:value-type="float" office:value="0.100718">
            <text:p>0.100718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31.4172">
            <text:p>31.4172</text:p>
          </table:table-cell>
          <table:table-cell office:value-type="float" office:value="0.000751">
            <text:p>0.000751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24.2973">
            <text:p>24.2973</text:p>
          </table:table-cell>
          <table:table-cell office:value-type="float" office:value="0.026169">
            <text:p>0.026169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37.7007">
            <text:p>37.7007</text:p>
          </table:table-cell>
          <table:table-cell office:value-type="float" office:value="0.000902">
            <text:p>0.00090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27.8">
            <text:p>27.8</text:p>
          </table:table-cell>
          <table:table-cell office:value-type="float" office:value="0.052828">
            <text:p>0.052828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0">
            <text:p>1.0</text:p>
          </table:table-cell>
          <table:table-cell office:value-type="float" office:value="43.9841">
            <text:p>43.9841</text:p>
          </table:table-cell>
          <table:table-cell office:value-type="float" office:value="0.001053">
            <text:p>0.00105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0">
            <text:p>1.0</text:p>
          </table:table-cell>
          <table:table-cell office:value-type="float" office:value="31.0838">
            <text:p>31.0838</text:p>
          </table:table-cell>
          <table:table-cell office:value-type="float" office:value="0.084584">
            <text:p>0.08458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1">
            <text:p>1.1</text:p>
          </table:table-cell>
          <table:table-cell office:value-type="float" office:value="31.417">
            <text:p>31.417</text:p>
          </table:table-cell>
          <table:table-cell office:value-type="float" office:value="0.000746">
            <text:p>0.00074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1">
            <text:p>1.1</text:p>
          </table:table-cell>
          <table:table-cell office:value-type="float" office:value="24.3889">
            <text:p>24.3889</text:p>
          </table:table-cell>
          <table:table-cell office:value-type="float" office:value="0.026985">
            <text:p>0.026985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1">
            <text:p>1.1</text:p>
          </table:table-cell>
          <table:table-cell office:value-type="float" office:value="37.7004">
            <text:p>37.7004</text:p>
          </table:table-cell>
          <table:table-cell office:value-type="float" office:value="0.000896">
            <text:p>0.00089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1">
            <text:p>1.1</text:p>
          </table:table-cell>
          <table:table-cell office:value-type="float" office:value="27.9309">
            <text:p>27.9309</text:p>
          </table:table-cell>
          <table:table-cell office:value-type="float" office:value="0.052657">
            <text:p>0.05265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1">
            <text:p>1.1</text:p>
          </table:table-cell>
          <table:table-cell office:value-type="float" office:value="43.9838">
            <text:p>43.9838</text:p>
          </table:table-cell>
          <table:table-cell office:value-type="float" office:value="0.001045">
            <text:p>0.001045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1">
            <text:p>1.1</text:p>
          </table:table-cell>
          <table:table-cell office:value-type="float" office:value="31.2495">
            <text:p>31.2495</text:p>
          </table:table-cell>
          <table:table-cell office:value-type="float" office:value="0.082463">
            <text:p>0.08246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2">
            <text:p>1.2</text:p>
          </table:table-cell>
          <table:table-cell office:value-type="float" office:value="31.4168">
            <text:p>31.4168</text:p>
          </table:table-cell>
          <table:table-cell office:value-type="float" office:value="0.000798">
            <text:p>0.000798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2">
            <text:p>1.2</text:p>
          </table:table-cell>
          <table:table-cell office:value-type="float" office:value="24.4067">
            <text:p>24.4067</text:p>
          </table:table-cell>
          <table:table-cell office:value-type="float" office:value="0.026089">
            <text:p>0.026089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2">
            <text:p>1.2</text:p>
          </table:table-cell>
          <table:table-cell office:value-type="float" office:value="37.7001">
            <text:p>37.7001</text:p>
          </table:table-cell>
          <table:table-cell office:value-type="float" office:value="0.000956">
            <text:p>0.00095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2">
            <text:p>1.2</text:p>
          </table:table-cell>
          <table:table-cell office:value-type="float" office:value="27.9542">
            <text:p>27.9542</text:p>
          </table:table-cell>
          <table:table-cell office:value-type="float" office:value="0.052502">
            <text:p>0.05250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2">
            <text:p>1.2</text:p>
          </table:table-cell>
          <table:table-cell office:value-type="float" office:value="43.9835">
            <text:p>43.9835</text:p>
          </table:table-cell>
          <table:table-cell office:value-type="float" office:value="0.001116">
            <text:p>0.00111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2">
            <text:p>1.2</text:p>
          </table:table-cell>
          <table:table-cell office:value-type="float" office:value="31.2726">
            <text:p>31.2726</text:p>
          </table:table-cell>
          <table:table-cell office:value-type="float" office:value="0.084164">
            <text:p>0.08416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3">
            <text:p>1.3</text:p>
          </table:table-cell>
          <table:table-cell office:value-type="float" office:value="31.4168">
            <text:p>31.4168</text:p>
          </table:table-cell>
          <table:table-cell office:value-type="float" office:value="0.00088">
            <text:p>0.00088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3">
            <text:p>1.3</text:p>
          </table:table-cell>
          <table:table-cell office:value-type="float" office:value="24.4034">
            <text:p>24.4034</text:p>
          </table:table-cell>
          <table:table-cell office:value-type="float" office:value="0.022433">
            <text:p>0.02243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3">
            <text:p>1.3</text:p>
          </table:table-cell>
          <table:table-cell office:value-type="float" office:value="37.7002">
            <text:p>37.7002</text:p>
          </table:table-cell>
          <table:table-cell office:value-type="float" office:value="0.001056">
            <text:p>0.00105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3">
            <text:p>1.3</text:p>
          </table:table-cell>
          <table:table-cell office:value-type="float" office:value="27.9621">
            <text:p>27.9621</text:p>
          </table:table-cell>
          <table:table-cell office:value-type="float" office:value="0.04678">
            <text:p>0.04678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3">
            <text:p>1.3</text:p>
          </table:table-cell>
          <table:table-cell office:value-type="float" office:value="43.9835">
            <text:p>43.9835</text:p>
          </table:table-cell>
          <table:table-cell office:value-type="float" office:value="0.001232">
            <text:p>0.00123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3">
            <text:p>1.3</text:p>
          </table:table-cell>
          <table:table-cell office:value-type="float" office:value="31.2949">
            <text:p>31.2949</text:p>
          </table:table-cell>
          <table:table-cell office:value-type="float" office:value="0.078096">
            <text:p>0.07809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31.417">
            <text:p>31.417</text:p>
          </table:table-cell>
          <table:table-cell office:value-type="float" office:value="0.000976">
            <text:p>0.00097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24.3915">
            <text:p>24.3915</text:p>
          </table:table-cell>
          <table:table-cell office:value-type="float" office:value="0.022702">
            <text:p>0.02270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4">
            <text:p>1.4</text:p>
          </table:table-cell>
          <table:table-cell office:value-type="float" office:value="37.7004">
            <text:p>37.7004</text:p>
          </table:table-cell>
          <table:table-cell office:value-type="float" office:value="0.001172">
            <text:p>0.00117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4">
            <text:p>1.4</text:p>
          </table:table-cell>
          <table:table-cell office:value-type="float" office:value="27.9629">
            <text:p>27.9629</text:p>
          </table:table-cell>
          <table:table-cell office:value-type="float" office:value="0.047354">
            <text:p>0.04735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4">
            <text:p>1.4</text:p>
          </table:table-cell>
          <table:table-cell office:value-type="float" office:value="43.9838">
            <text:p>43.9838</text:p>
          </table:table-cell>
          <table:table-cell office:value-type="float" office:value="0.001367">
            <text:p>0.00136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4">
            <text:p>1.4</text:p>
          </table:table-cell>
          <table:table-cell office:value-type="float" office:value="31.3179">
            <text:p>31.3179</text:p>
          </table:table-cell>
          <table:table-cell office:value-type="float" office:value="0.077638">
            <text:p>0.077638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5">
            <text:p>1.5</text:p>
          </table:table-cell>
          <table:table-cell office:value-type="float" office:value="31.4174">
            <text:p>31.4174</text:p>
          </table:table-cell>
          <table:table-cell office:value-type="float" office:value="0.001061">
            <text:p>0.001061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5">
            <text:p>1.5</text:p>
          </table:table-cell>
          <table:table-cell office:value-type="float" office:value="24.371">
            <text:p>24.371</text:p>
          </table:table-cell>
          <table:table-cell office:value-type="float" office:value="0.024264">
            <text:p>0.02426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37.7009">
            <text:p>37.7009</text:p>
          </table:table-cell>
          <table:table-cell office:value-type="float" office:value="0.001272">
            <text:p>0.00127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27.9355">
            <text:p>27.9355</text:p>
          </table:table-cell>
          <table:table-cell office:value-type="float" office:value="0.050311">
            <text:p>0.050311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5">
            <text:p>1.5</text:p>
          </table:table-cell>
          <table:table-cell office:value-type="float" office:value="43.9844">
            <text:p>43.9844</text:p>
          </table:table-cell>
          <table:table-cell office:value-type="float" office:value="0.001483">
            <text:p>0.00148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5">
            <text:p>1.5</text:p>
          </table:table-cell>
          <table:table-cell office:value-type="float" office:value="31.2879">
            <text:p>31.2879</text:p>
          </table:table-cell>
          <table:table-cell office:value-type="float" office:value="0.081693">
            <text:p>0.08169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6">
            <text:p>1.6</text:p>
          </table:table-cell>
          <table:table-cell office:value-type="float" office:value="31.4179">
            <text:p>31.4179</text:p>
          </table:table-cell>
          <table:table-cell office:value-type="float" office:value="0.001159">
            <text:p>0.001159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6">
            <text:p>1.6</text:p>
          </table:table-cell>
          <table:table-cell office:value-type="float" office:value="24.3475">
            <text:p>24.3475</text:p>
          </table:table-cell>
          <table:table-cell office:value-type="float" office:value="0.026428">
            <text:p>0.026428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6">
            <text:p>1.6</text:p>
          </table:table-cell>
          <table:table-cell office:value-type="float" office:value="37.7014">
            <text:p>37.7014</text:p>
          </table:table-cell>
          <table:table-cell office:value-type="float" office:value="0.001391">
            <text:p>0.001391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6">
            <text:p>1.6</text:p>
          </table:table-cell>
          <table:table-cell office:value-type="float" office:value="27.8865">
            <text:p>27.8865</text:p>
          </table:table-cell>
          <table:table-cell office:value-type="float" office:value="0.053037">
            <text:p>0.05303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6">
            <text:p>1.6</text:p>
          </table:table-cell>
          <table:table-cell office:value-type="float" office:value="43.985">
            <text:p>43.985</text:p>
          </table:table-cell>
          <table:table-cell office:value-type="float" office:value="0.001623">
            <text:p>0.001623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6">
            <text:p>1.6</text:p>
          </table:table-cell>
          <table:table-cell office:value-type="float" office:value="31.2052">
            <text:p>31.2052</text:p>
          </table:table-cell>
          <table:table-cell office:value-type="float" office:value="0.084884">
            <text:p>0.08488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7">
            <text:p>1.7</text:p>
          </table:table-cell>
          <table:table-cell office:value-type="float" office:value="31.4183">
            <text:p>31.4183</text:p>
          </table:table-cell>
          <table:table-cell office:value-type="float" office:value="0.001315">
            <text:p>0.001315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7">
            <text:p>1.7</text:p>
          </table:table-cell>
          <table:table-cell office:value-type="float" office:value="24.341">
            <text:p>24.341</text:p>
          </table:table-cell>
          <table:table-cell office:value-type="float" office:value="0.029049">
            <text:p>0.029049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7">
            <text:p>1.7</text:p>
          </table:table-cell>
          <table:table-cell office:value-type="float" office:value="37.702">
            <text:p>37.702</text:p>
          </table:table-cell>
          <table:table-cell office:value-type="float" office:value="0.001575">
            <text:p>0.001575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7">
            <text:p>1.7</text:p>
          </table:table-cell>
          <table:table-cell office:value-type="float" office:value="27.8664">
            <text:p>27.8664</text:p>
          </table:table-cell>
          <table:table-cell office:value-type="float" office:value="0.05734">
            <text:p>0.0573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7">
            <text:p>1.7</text:p>
          </table:table-cell>
          <table:table-cell office:value-type="float" office:value="43.9857">
            <text:p>43.9857</text:p>
          </table:table-cell>
          <table:table-cell office:value-type="float" office:value="0.001839">
            <text:p>0.001839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7">
            <text:p>1.7</text:p>
          </table:table-cell>
          <table:table-cell office:value-type="float" office:value="31.1672">
            <text:p>31.1672</text:p>
          </table:table-cell>
          <table:table-cell office:value-type="float" office:value="0.090647">
            <text:p>0.09064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8">
            <text:p>1.8</text:p>
          </table:table-cell>
          <table:table-cell office:value-type="float" office:value="31.4188">
            <text:p>31.4188</text:p>
          </table:table-cell>
          <table:table-cell office:value-type="float" office:value="0.001504">
            <text:p>0.00150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8">
            <text:p>1.8</text:p>
          </table:table-cell>
          <table:table-cell office:value-type="float" office:value="24.3617">
            <text:p>24.3617</text:p>
          </table:table-cell>
          <table:table-cell office:value-type="float" office:value="0.029637">
            <text:p>0.02963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8">
            <text:p>1.8</text:p>
          </table:table-cell>
          <table:table-cell office:value-type="float" office:value="37.7025">
            <text:p>37.7025</text:p>
          </table:table-cell>
          <table:table-cell office:value-type="float" office:value="0.001805">
            <text:p>0.001805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8">
            <text:p>1.8</text:p>
          </table:table-cell>
          <table:table-cell office:value-type="float" office:value="27.9031">
            <text:p>27.9031</text:p>
          </table:table-cell>
          <table:table-cell office:value-type="float" office:value="0.05804">
            <text:p>0.0580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8">
            <text:p>1.8</text:p>
          </table:table-cell>
          <table:table-cell office:value-type="float" office:value="43.9863">
            <text:p>43.9863</text:p>
          </table:table-cell>
          <table:table-cell office:value-type="float" office:value="0.002104">
            <text:p>0.00210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8">
            <text:p>1.8</text:p>
          </table:table-cell>
          <table:table-cell office:value-type="float" office:value="31.2227">
            <text:p>31.2227</text:p>
          </table:table-cell>
          <table:table-cell office:value-type="float" office:value="0.09087">
            <text:p>0.0908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9">
            <text:p>1.9</text:p>
          </table:table-cell>
          <table:table-cell office:value-type="float" office:value="31.419">
            <text:p>31.419</text:p>
          </table:table-cell>
          <table:table-cell office:value-type="float" office:value="0.00167">
            <text:p>0.0016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9">
            <text:p>1.9</text:p>
          </table:table-cell>
          <table:table-cell office:value-type="float" office:value="24.3852">
            <text:p>24.3852</text:p>
          </table:table-cell>
          <table:table-cell office:value-type="float" office:value="0.030536">
            <text:p>0.03053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9">
            <text:p>1.9</text:p>
          </table:table-cell>
          <table:table-cell office:value-type="float" office:value="37.7028">
            <text:p>37.7028</text:p>
          </table:table-cell>
          <table:table-cell office:value-type="float" office:value="0.002005">
            <text:p>0.002005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9">
            <text:p>1.9</text:p>
          </table:table-cell>
          <table:table-cell office:value-type="float" office:value="27.9464">
            <text:p>27.9464</text:p>
          </table:table-cell>
          <table:table-cell office:value-type="float" office:value="0.060432">
            <text:p>0.060432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9">
            <text:p>1.9</text:p>
          </table:table-cell>
          <table:table-cell office:value-type="float" office:value="43.9866">
            <text:p>43.9866</text:p>
          </table:table-cell>
          <table:table-cell office:value-type="float" office:value="0.002337">
            <text:p>0.002337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9">
            <text:p>1.9</text:p>
          </table:table-cell>
          <table:table-cell office:value-type="float" office:value="31.2905">
            <text:p>31.2905</text:p>
          </table:table-cell>
          <table:table-cell office:value-type="float" office:value="0.095418">
            <text:p>0.095418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31.419">
            <text:p>31.419</text:p>
          </table:table-cell>
          <table:table-cell office:value-type="float" office:value="0.001764">
            <text:p>0.001764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24.4">
            <text:p>24.4</text:p>
          </table:table-cell>
          <table:table-cell office:value-type="float" office:value="0.028821">
            <text:p>0.028821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37.7028">
            <text:p>37.7028</text:p>
          </table:table-cell>
          <table:table-cell office:value-type="float" office:value="0.002116">
            <text:p>0.00211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27.9757">
            <text:p>27.9757</text:p>
          </table:table-cell>
          <table:table-cell office:value-type="float" office:value="0.059106">
            <text:p>0.05910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2.0">
            <text:p>2.0</text:p>
          </table:table-cell>
          <table:table-cell office:value-type="float" office:value="43.9866">
            <text:p>43.9866</text:p>
          </table:table-cell>
          <table:table-cell office:value-type="float" office:value="0.002466">
            <text:p>0.002466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2.0">
            <text:p>2.0</text:p>
          </table:table-cell>
          <table:table-cell office:value-type="float" office:value="31.3401">
            <text:p>31.3401</text:p>
          </table:table-cell>
          <table:table-cell office:value-type="float" office:value="0.095535">
            <text:p>0.095535</text:p>
          </table:table-cell>
          <table:table-cell office:value-type="float" office:value="40">
            <text:p>40</text:p>
          </table:table-cell>
          <table:table-cell office:value-type="string" office:value="dimersa0_mu.dat">
            <text:p>dimersa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31.4129">
            <text:p>31.4129</text:p>
          </table:table-cell>
          <table:table-cell office:value-type="float" office:value="0.001526">
            <text:p>0.001526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19.1896">
            <text:p>19.1896</text:p>
          </table:table-cell>
          <table:table-cell office:value-type="float" office:value="0.086364">
            <text:p>0.086364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37.6955">
            <text:p>37.6955</text:p>
          </table:table-cell>
          <table:table-cell office:value-type="float" office:value="0.001833">
            <text:p>0.00183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21.3094">
            <text:p>21.3094</text:p>
          </table:table-cell>
          <table:table-cell office:value-type="float" office:value="0.140508">
            <text:p>0.14050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0">
            <text:p/>
          </table:table-cell>
          <table:table-cell office:value-type="float" office:value="43.978">
            <text:p>43.978</text:p>
          </table:table-cell>
          <table:table-cell office:value-type="float" office:value="0.002139">
            <text:p>0.00213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0">
            <text:p/>
          </table:table-cell>
          <table:table-cell office:value-type="float" office:value="23.2804">
            <text:p>23.2804</text:p>
          </table:table-cell>
          <table:table-cell office:value-type="float" office:value="0.194732">
            <text:p>0.19473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1">
            <text:p>0.1</text:p>
          </table:table-cell>
          <table:table-cell office:value-type="float" office:value="31.4125">
            <text:p>31.4125</text:p>
          </table:table-cell>
          <table:table-cell office:value-type="float" office:value="0.001495">
            <text:p>0.00149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1">
            <text:p>0.1</text:p>
          </table:table-cell>
          <table:table-cell office:value-type="float" office:value="19.3928">
            <text:p>19.3928</text:p>
          </table:table-cell>
          <table:table-cell office:value-type="float" office:value="0.073181">
            <text:p>0.07318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1">
            <text:p>0.1</text:p>
          </table:table-cell>
          <table:table-cell office:value-type="float" office:value="37.695">
            <text:p>37.695</text:p>
          </table:table-cell>
          <table:table-cell office:value-type="float" office:value="0.001794">
            <text:p>0.001794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1">
            <text:p>0.1</text:p>
          </table:table-cell>
          <table:table-cell office:value-type="float" office:value="21.593">
            <text:p>21.593</text:p>
          </table:table-cell>
          <table:table-cell office:value-type="float" office:value="0.119626">
            <text:p>0.119626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1">
            <text:p>0.1</text:p>
          </table:table-cell>
          <table:table-cell office:value-type="float" office:value="43.9775">
            <text:p>43.9775</text:p>
          </table:table-cell>
          <table:table-cell office:value-type="float" office:value="0.00209">
            <text:p>0.0020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1">
            <text:p>0.1</text:p>
          </table:table-cell>
          <table:table-cell office:value-type="float" office:value="23.6405">
            <text:p>23.6405</text:p>
          </table:table-cell>
          <table:table-cell office:value-type="float" office:value="0.167363">
            <text:p>0.16736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2">
            <text:p>0.2</text:p>
          </table:table-cell>
          <table:table-cell office:value-type="float" office:value="31.4123">
            <text:p>31.4123</text:p>
          </table:table-cell>
          <table:table-cell office:value-type="float" office:value="0.001407">
            <text:p>0.001407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2">
            <text:p>0.2</text:p>
          </table:table-cell>
          <table:table-cell office:value-type="float" office:value="19.8211">
            <text:p>19.8211</text:p>
          </table:table-cell>
          <table:table-cell office:value-type="float" office:value="0.062344">
            <text:p>0.062344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2">
            <text:p>0.2</text:p>
          </table:table-cell>
          <table:table-cell office:value-type="float" office:value="37.6948">
            <text:p>37.6948</text:p>
          </table:table-cell>
          <table:table-cell office:value-type="float" office:value="0.001688">
            <text:p>0.00168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2">
            <text:p>0.2</text:p>
          </table:table-cell>
          <table:table-cell office:value-type="float" office:value="22.1526">
            <text:p>22.1526</text:p>
          </table:table-cell>
          <table:table-cell office:value-type="float" office:value="0.100811">
            <text:p>0.10081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2">
            <text:p>0.2</text:p>
          </table:table-cell>
          <table:table-cell office:value-type="float" office:value="43.9772">
            <text:p>43.9772</text:p>
          </table:table-cell>
          <table:table-cell office:value-type="float" office:value="0.00197">
            <text:p>0.00197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2">
            <text:p>0.2</text:p>
          </table:table-cell>
          <table:table-cell office:value-type="float" office:value="24.3283">
            <text:p>24.3283</text:p>
          </table:table-cell>
          <table:table-cell office:value-type="float" office:value="0.141028">
            <text:p>0.14102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3">
            <text:p>0.3</text:p>
          </table:table-cell>
          <table:table-cell office:value-type="float" office:value="31.4123">
            <text:p>31.4123</text:p>
          </table:table-cell>
          <table:table-cell office:value-type="float" office:value="0.001282">
            <text:p>0.00128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3">
            <text:p>0.3</text:p>
          </table:table-cell>
          <table:table-cell office:value-type="float" office:value="20.4035">
            <text:p>20.4035</text:p>
          </table:table-cell>
          <table:table-cell office:value-type="float" office:value="0.057566">
            <text:p>0.057566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3">
            <text:p>0.3</text:p>
          </table:table-cell>
          <table:table-cell office:value-type="float" office:value="37.6947">
            <text:p>37.6947</text:p>
          </table:table-cell>
          <table:table-cell office:value-type="float" office:value="0.001538">
            <text:p>0.00153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3">
            <text:p>0.3</text:p>
          </table:table-cell>
          <table:table-cell office:value-type="float" office:value="22.8849">
            <text:p>22.8849</text:p>
          </table:table-cell>
          <table:table-cell office:value-type="float" office:value="0.094391">
            <text:p>0.09439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3">
            <text:p>0.3</text:p>
          </table:table-cell>
          <table:table-cell office:value-type="float" office:value="43.9772">
            <text:p>43.9772</text:p>
          </table:table-cell>
          <table:table-cell office:value-type="float" office:value="0.001795">
            <text:p>0.00179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3">
            <text:p>0.3</text:p>
          </table:table-cell>
          <table:table-cell office:value-type="float" office:value="25.2113">
            <text:p>25.2113</text:p>
          </table:table-cell>
          <table:table-cell office:value-type="float" office:value="0.132827">
            <text:p>0.132827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4">
            <text:p>0.4</text:p>
          </table:table-cell>
          <table:table-cell office:value-type="float" office:value="31.4124">
            <text:p>31.4124</text:p>
          </table:table-cell>
          <table:table-cell office:value-type="float" office:value="0.001154">
            <text:p>0.001154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4">
            <text:p>0.4</text:p>
          </table:table-cell>
          <table:table-cell office:value-type="float" office:value="21.0884">
            <text:p>21.0884</text:p>
          </table:table-cell>
          <table:table-cell office:value-type="float" office:value="0.05418">
            <text:p>0.0541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37.6949">
            <text:p>37.6949</text:p>
          </table:table-cell>
          <table:table-cell office:value-type="float" office:value="0.001385">
            <text:p>0.00138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23.7212">
            <text:p>23.7212</text:p>
          </table:table-cell>
          <table:table-cell office:value-type="float" office:value="0.090931">
            <text:p>0.09093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4">
            <text:p>0.4</text:p>
          </table:table-cell>
          <table:table-cell office:value-type="float" office:value="43.9774">
            <text:p>43.9774</text:p>
          </table:table-cell>
          <table:table-cell office:value-type="float" office:value="0.001613">
            <text:p>0.00161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4">
            <text:p>0.4</text:p>
          </table:table-cell>
          <table:table-cell office:value-type="float" office:value="26.1892">
            <text:p>26.1892</text:p>
          </table:table-cell>
          <table:table-cell office:value-type="float" office:value="0.128895">
            <text:p>0.12889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5">
            <text:p>0.5</text:p>
          </table:table-cell>
          <table:table-cell office:value-type="float" office:value="31.4127">
            <text:p>31.4127</text:p>
          </table:table-cell>
          <table:table-cell office:value-type="float" office:value="0.001018">
            <text:p>0.00101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5">
            <text:p>0.5</text:p>
          </table:table-cell>
          <table:table-cell office:value-type="float" office:value="21.8321">
            <text:p>21.8321</text:p>
          </table:table-cell>
          <table:table-cell office:value-type="float" office:value="0.049103">
            <text:p>0.04910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5">
            <text:p>0.5</text:p>
          </table:table-cell>
          <table:table-cell office:value-type="float" office:value="37.6952">
            <text:p>37.6952</text:p>
          </table:table-cell>
          <table:table-cell office:value-type="float" office:value="0.001223">
            <text:p>0.00122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5">
            <text:p>0.5</text:p>
          </table:table-cell>
          <table:table-cell office:value-type="float" office:value="24.633">
            <text:p>24.633</text:p>
          </table:table-cell>
          <table:table-cell office:value-type="float" office:value="0.083679">
            <text:p>0.08367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5">
            <text:p>0.5</text:p>
          </table:table-cell>
          <table:table-cell office:value-type="float" office:value="43.9777">
            <text:p>43.9777</text:p>
          </table:table-cell>
          <table:table-cell office:value-type="float" office:value="0.001427">
            <text:p>0.001427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5">
            <text:p>0.5</text:p>
          </table:table-cell>
          <table:table-cell office:value-type="float" office:value="27.2549">
            <text:p>27.2549</text:p>
          </table:table-cell>
          <table:table-cell office:value-type="float" office:value="0.119049">
            <text:p>0.11904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6">
            <text:p>0.6</text:p>
          </table:table-cell>
          <table:table-cell office:value-type="float" office:value="31.4131">
            <text:p>31.4131</text:p>
          </table:table-cell>
          <table:table-cell office:value-type="float" office:value="0.000894">
            <text:p>0.000894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6">
            <text:p>0.6</text:p>
          </table:table-cell>
          <table:table-cell office:value-type="float" office:value="22.5732">
            <text:p>22.5732</text:p>
          </table:table-cell>
          <table:table-cell office:value-type="float" office:value="0.045059">
            <text:p>0.04505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6">
            <text:p>0.6</text:p>
          </table:table-cell>
          <table:table-cell office:value-type="float" office:value="37.6957">
            <text:p>37.6957</text:p>
          </table:table-cell>
          <table:table-cell office:value-type="float" office:value="0.001072">
            <text:p>0.00107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6">
            <text:p>0.6</text:p>
          </table:table-cell>
          <table:table-cell office:value-type="float" office:value="25.5629">
            <text:p>25.5629</text:p>
          </table:table-cell>
          <table:table-cell office:value-type="float" office:value="0.07912">
            <text:p>0.0791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6">
            <text:p>0.6</text:p>
          </table:table-cell>
          <table:table-cell office:value-type="float" office:value="43.9783">
            <text:p>43.9783</text:p>
          </table:table-cell>
          <table:table-cell office:value-type="float" office:value="0.001252">
            <text:p>0.00125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6">
            <text:p>0.6</text:p>
          </table:table-cell>
          <table:table-cell office:value-type="float" office:value="28.3641">
            <text:p>28.3641</text:p>
          </table:table-cell>
          <table:table-cell office:value-type="float" office:value="0.114943">
            <text:p>0.11494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7">
            <text:p>0.7</text:p>
          </table:table-cell>
          <table:table-cell office:value-type="float" office:value="31.4135">
            <text:p>31.4135</text:p>
          </table:table-cell>
          <table:table-cell office:value-type="float" office:value="0.000788">
            <text:p>0.00078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7">
            <text:p>0.7</text:p>
          </table:table-cell>
          <table:table-cell office:value-type="float" office:value="23.2416">
            <text:p>23.2416</text:p>
          </table:table-cell>
          <table:table-cell office:value-type="float" office:value="0.041628">
            <text:p>0.04162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7">
            <text:p>0.7</text:p>
          </table:table-cell>
          <table:table-cell office:value-type="float" office:value="37.6962">
            <text:p>37.6962</text:p>
          </table:table-cell>
          <table:table-cell office:value-type="float" office:value="0.000946">
            <text:p>0.000946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7">
            <text:p>0.7</text:p>
          </table:table-cell>
          <table:table-cell office:value-type="float" office:value="26.4211">
            <text:p>26.4211</text:p>
          </table:table-cell>
          <table:table-cell office:value-type="float" office:value="0.07582">
            <text:p>0.0758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7">
            <text:p>0.7</text:p>
          </table:table-cell>
          <table:table-cell office:value-type="float" office:value="43.9789">
            <text:p>43.9789</text:p>
          </table:table-cell>
          <table:table-cell office:value-type="float" office:value="0.001105">
            <text:p>0.00110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7">
            <text:p>0.7</text:p>
          </table:table-cell>
          <table:table-cell office:value-type="float" office:value="29.4031">
            <text:p>29.4031</text:p>
          </table:table-cell>
          <table:table-cell office:value-type="float" office:value="0.112716">
            <text:p>0.112716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8">
            <text:p>0.8</text:p>
          </table:table-cell>
          <table:table-cell office:value-type="float" office:value="31.4137">
            <text:p>31.4137</text:p>
          </table:table-cell>
          <table:table-cell office:value-type="float" office:value="0.000751">
            <text:p>0.00075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8">
            <text:p>0.8</text:p>
          </table:table-cell>
          <table:table-cell office:value-type="float" office:value="23.7764">
            <text:p>23.7764</text:p>
          </table:table-cell>
          <table:table-cell office:value-type="float" office:value="0.035361">
            <text:p>0.03536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8">
            <text:p>0.8</text:p>
          </table:table-cell>
          <table:table-cell office:value-type="float" office:value="37.6964">
            <text:p>37.6964</text:p>
          </table:table-cell>
          <table:table-cell office:value-type="float" office:value="0.000901">
            <text:p>0.00090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8">
            <text:p>0.8</text:p>
          </table:table-cell>
          <table:table-cell office:value-type="float" office:value="27.125">
            <text:p>27.125</text:p>
          </table:table-cell>
          <table:table-cell office:value-type="float" office:value="0.066946">
            <text:p>0.066946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8">
            <text:p>0.8</text:p>
          </table:table-cell>
          <table:table-cell office:value-type="float" office:value="43.9792">
            <text:p>43.9792</text:p>
          </table:table-cell>
          <table:table-cell office:value-type="float" office:value="0.001051">
            <text:p>0.00105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8">
            <text:p>0.8</text:p>
          </table:table-cell>
          <table:table-cell office:value-type="float" office:value="30.2672">
            <text:p>30.2672</text:p>
          </table:table-cell>
          <table:table-cell office:value-type="float" office:value="0.10151">
            <text:p>0.1015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9">
            <text:p>0.9</text:p>
          </table:table-cell>
          <table:table-cell office:value-type="float" office:value="31.4138">
            <text:p>31.4138</text:p>
          </table:table-cell>
          <table:table-cell office:value-type="float" office:value="0.00076">
            <text:p>0.00076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9">
            <text:p>0.9</text:p>
          </table:table-cell>
          <table:table-cell office:value-type="float" office:value="24.1439">
            <text:p>24.1439</text:p>
          </table:table-cell>
          <table:table-cell office:value-type="float" office:value="0.028103">
            <text:p>0.02810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9">
            <text:p>0.9</text:p>
          </table:table-cell>
          <table:table-cell office:value-type="float" office:value="37.6966">
            <text:p>37.6966</text:p>
          </table:table-cell>
          <table:table-cell office:value-type="float" office:value="0.000913">
            <text:p>0.00091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9">
            <text:p>0.9</text:p>
          </table:table-cell>
          <table:table-cell office:value-type="float" office:value="27.6196">
            <text:p>27.6196</text:p>
          </table:table-cell>
          <table:table-cell office:value-type="float" office:value="0.056446">
            <text:p>0.056446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0.9">
            <text:p>0.9</text:p>
          </table:table-cell>
          <table:table-cell office:value-type="float" office:value="43.9794">
            <text:p>43.9794</text:p>
          </table:table-cell>
          <table:table-cell office:value-type="float" office:value="0.001065">
            <text:p>0.00106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0.9">
            <text:p>0.9</text:p>
          </table:table-cell>
          <table:table-cell office:value-type="float" office:value="30.8829">
            <text:p>30.8829</text:p>
          </table:table-cell>
          <table:table-cell office:value-type="float" office:value="0.089353">
            <text:p>0.08935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31.414">
            <text:p>31.414</text:p>
          </table:table-cell>
          <table:table-cell office:value-type="float" office:value="0.000815">
            <text:p>0.00081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24.347">
            <text:p>24.347</text:p>
          </table:table-cell>
          <table:table-cell office:value-type="float" office:value="0.026814">
            <text:p>0.026814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37.6968">
            <text:p>37.6968</text:p>
          </table:table-cell>
          <table:table-cell office:value-type="float" office:value="0.000979">
            <text:p>0.00097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27.9007">
            <text:p>27.9007</text:p>
          </table:table-cell>
          <table:table-cell office:value-type="float" office:value="0.054701">
            <text:p>0.05470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0">
            <text:p>1.0</text:p>
          </table:table-cell>
          <table:table-cell office:value-type="float" office:value="43.9796">
            <text:p>43.9796</text:p>
          </table:table-cell>
          <table:table-cell office:value-type="float" office:value="0.001142">
            <text:p>0.00114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0">
            <text:p>1.0</text:p>
          </table:table-cell>
          <table:table-cell office:value-type="float" office:value="31.2409">
            <text:p>31.2409</text:p>
          </table:table-cell>
          <table:table-cell office:value-type="float" office:value="0.08775">
            <text:p>0.0877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1">
            <text:p>1.1</text:p>
          </table:table-cell>
          <table:table-cell office:value-type="float" office:value="31.4141">
            <text:p>31.4141</text:p>
          </table:table-cell>
          <table:table-cell office:value-type="float" office:value="0.000892">
            <text:p>0.00089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1">
            <text:p>1.1</text:p>
          </table:table-cell>
          <table:table-cell office:value-type="float" office:value="24.4234">
            <text:p>24.4234</text:p>
          </table:table-cell>
          <table:table-cell office:value-type="float" office:value="0.030855">
            <text:p>0.03085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1">
            <text:p>1.1</text:p>
          </table:table-cell>
          <table:table-cell office:value-type="float" office:value="37.697">
            <text:p>37.697</text:p>
          </table:table-cell>
          <table:table-cell office:value-type="float" office:value="0.001071">
            <text:p>0.00107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1">
            <text:p>1.1</text:p>
          </table:table-cell>
          <table:table-cell office:value-type="float" office:value="28.0098">
            <text:p>28.0098</text:p>
          </table:table-cell>
          <table:table-cell office:value-type="float" office:value="0.062632">
            <text:p>0.06263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1">
            <text:p>1.1</text:p>
          </table:table-cell>
          <table:table-cell office:value-type="float" office:value="43.9798">
            <text:p>43.9798</text:p>
          </table:table-cell>
          <table:table-cell office:value-type="float" office:value="0.001248">
            <text:p>0.00124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1">
            <text:p>1.1</text:p>
          </table:table-cell>
          <table:table-cell office:value-type="float" office:value="31.3882">
            <text:p>31.3882</text:p>
          </table:table-cell>
          <table:table-cell office:value-type="float" office:value="0.099169">
            <text:p>0.09916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2">
            <text:p>1.2</text:p>
          </table:table-cell>
          <table:table-cell office:value-type="float" office:value="31.4143">
            <text:p>31.4143</text:p>
          </table:table-cell>
          <table:table-cell office:value-type="float" office:value="0.000936">
            <text:p>0.000936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2">
            <text:p>1.2</text:p>
          </table:table-cell>
          <table:table-cell office:value-type="float" office:value="24.4261">
            <text:p>24.4261</text:p>
          </table:table-cell>
          <table:table-cell office:value-type="float" office:value="0.032103">
            <text:p>0.03210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2">
            <text:p>1.2</text:p>
          </table:table-cell>
          <table:table-cell office:value-type="float" office:value="37.6971">
            <text:p>37.6971</text:p>
          </table:table-cell>
          <table:table-cell office:value-type="float" office:value="0.001125">
            <text:p>0.00112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2">
            <text:p>1.2</text:p>
          </table:table-cell>
          <table:table-cell office:value-type="float" office:value="28.0122">
            <text:p>28.0122</text:p>
          </table:table-cell>
          <table:table-cell office:value-type="float" office:value="0.063798">
            <text:p>0.06379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2">
            <text:p>1.2</text:p>
          </table:table-cell>
          <table:table-cell office:value-type="float" office:value="43.98">
            <text:p>43.98</text:p>
          </table:table-cell>
          <table:table-cell office:value-type="float" office:value="0.001312">
            <text:p>0.00131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2">
            <text:p>1.2</text:p>
          </table:table-cell>
          <table:table-cell office:value-type="float" office:value="31.3899">
            <text:p>31.3899</text:p>
          </table:table-cell>
          <table:table-cell office:value-type="float" office:value="0.099875">
            <text:p>0.09987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3">
            <text:p>1.3</text:p>
          </table:table-cell>
          <table:table-cell office:value-type="float" office:value="31.4145">
            <text:p>31.4145</text:p>
          </table:table-cell>
          <table:table-cell office:value-type="float" office:value="0.000987">
            <text:p>0.000987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3">
            <text:p>1.3</text:p>
          </table:table-cell>
          <table:table-cell office:value-type="float" office:value="24.392">
            <text:p>24.392</text:p>
          </table:table-cell>
          <table:table-cell office:value-type="float" office:value="0.035787">
            <text:p>0.035787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3">
            <text:p>1.3</text:p>
          </table:table-cell>
          <table:table-cell office:value-type="float" office:value="37.6974">
            <text:p>37.6974</text:p>
          </table:table-cell>
          <table:table-cell office:value-type="float" office:value="0.001183">
            <text:p>0.00118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3">
            <text:p>1.3</text:p>
          </table:table-cell>
          <table:table-cell office:value-type="float" office:value="27.9562">
            <text:p>27.9562</text:p>
          </table:table-cell>
          <table:table-cell office:value-type="float" office:value="0.069045">
            <text:p>0.06904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3">
            <text:p>1.3</text:p>
          </table:table-cell>
          <table:table-cell office:value-type="float" office:value="43.9803">
            <text:p>43.9803</text:p>
          </table:table-cell>
          <table:table-cell office:value-type="float" office:value="0.001382">
            <text:p>0.00138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3">
            <text:p>1.3</text:p>
          </table:table-cell>
          <table:table-cell office:value-type="float" office:value="31.3072">
            <text:p>31.3072</text:p>
          </table:table-cell>
          <table:table-cell office:value-type="float" office:value="0.105856">
            <text:p>0.105856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31.4148">
            <text:p>31.4148</text:p>
          </table:table-cell>
          <table:table-cell office:value-type="float" office:value="0.001079">
            <text:p>0.00107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24.3447">
            <text:p>24.3447</text:p>
          </table:table-cell>
          <table:table-cell office:value-type="float" office:value="0.050439">
            <text:p>0.05043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4">
            <text:p>1.4</text:p>
          </table:table-cell>
          <table:table-cell office:value-type="float" office:value="37.6977">
            <text:p>37.6977</text:p>
          </table:table-cell>
          <table:table-cell office:value-type="float" office:value="0.001292">
            <text:p>0.00129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4">
            <text:p>1.4</text:p>
          </table:table-cell>
          <table:table-cell office:value-type="float" office:value="27.882">
            <text:p>27.882</text:p>
          </table:table-cell>
          <table:table-cell office:value-type="float" office:value="0.092281">
            <text:p>0.09228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4">
            <text:p>1.4</text:p>
          </table:table-cell>
          <table:table-cell office:value-type="float" office:value="43.9807">
            <text:p>43.9807</text:p>
          </table:table-cell>
          <table:table-cell office:value-type="float" office:value="0.001508">
            <text:p>0.00150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4">
            <text:p>1.4</text:p>
          </table:table-cell>
          <table:table-cell office:value-type="float" office:value="31.2063">
            <text:p>31.2063</text:p>
          </table:table-cell>
          <table:table-cell office:value-type="float" office:value="0.134978">
            <text:p>0.13497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5">
            <text:p>1.5</text:p>
          </table:table-cell>
          <table:table-cell office:value-type="float" office:value="31.4149">
            <text:p>31.4149</text:p>
          </table:table-cell>
          <table:table-cell office:value-type="float" office:value="0.001172">
            <text:p>0.00117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5">
            <text:p>1.5</text:p>
          </table:table-cell>
          <table:table-cell office:value-type="float" office:value="24.3078">
            <text:p>24.3078</text:p>
          </table:table-cell>
          <table:table-cell office:value-type="float" office:value="0.059213">
            <text:p>0.05921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37.6978">
            <text:p>37.6978</text:p>
          </table:table-cell>
          <table:table-cell office:value-type="float" office:value="0.001405">
            <text:p>0.00140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27.8203">
            <text:p>27.8203</text:p>
          </table:table-cell>
          <table:table-cell office:value-type="float" office:value="0.105996">
            <text:p>0.105996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5">
            <text:p>1.5</text:p>
          </table:table-cell>
          <table:table-cell office:value-type="float" office:value="43.9808">
            <text:p>43.9808</text:p>
          </table:table-cell>
          <table:table-cell office:value-type="float" office:value="0.001641">
            <text:p>0.00164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5">
            <text:p>1.5</text:p>
          </table:table-cell>
          <table:table-cell office:value-type="float" office:value="31.12">
            <text:p>31.12</text:p>
          </table:table-cell>
          <table:table-cell office:value-type="float" office:value="0.15218">
            <text:p>0.1521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6">
            <text:p>1.6</text:p>
          </table:table-cell>
          <table:table-cell office:value-type="float" office:value="31.4147">
            <text:p>31.4147</text:p>
          </table:table-cell>
          <table:table-cell office:value-type="float" office:value="0.001259">
            <text:p>0.00125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6">
            <text:p>1.6</text:p>
          </table:table-cell>
          <table:table-cell office:value-type="float" office:value="24.307">
            <text:p>24.307</text:p>
          </table:table-cell>
          <table:table-cell office:value-type="float" office:value="0.055932">
            <text:p>0.05593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6">
            <text:p>1.6</text:p>
          </table:table-cell>
          <table:table-cell office:value-type="float" office:value="37.6977">
            <text:p>37.6977</text:p>
          </table:table-cell>
          <table:table-cell office:value-type="float" office:value="0.001511">
            <text:p>0.00151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6">
            <text:p>1.6</text:p>
          </table:table-cell>
          <table:table-cell office:value-type="float" office:value="27.8131">
            <text:p>27.8131</text:p>
          </table:table-cell>
          <table:table-cell office:value-type="float" office:value="0.100743">
            <text:p>0.10074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6">
            <text:p>1.6</text:p>
          </table:table-cell>
          <table:table-cell office:value-type="float" office:value="43.9806">
            <text:p>43.9806</text:p>
          </table:table-cell>
          <table:table-cell office:value-type="float" office:value="0.001761">
            <text:p>0.00176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6">
            <text:p>1.6</text:p>
          </table:table-cell>
          <table:table-cell office:value-type="float" office:value="31.1013">
            <text:p>31.1013</text:p>
          </table:table-cell>
          <table:table-cell office:value-type="float" office:value="0.144429">
            <text:p>0.14442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7">
            <text:p>1.7</text:p>
          </table:table-cell>
          <table:table-cell office:value-type="float" office:value="31.4145">
            <text:p>31.4145</text:p>
          </table:table-cell>
          <table:table-cell office:value-type="float" office:value="0.001368">
            <text:p>0.00136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7">
            <text:p>1.7</text:p>
          </table:table-cell>
          <table:table-cell office:value-type="float" office:value="24.3426">
            <text:p>24.3426</text:p>
          </table:table-cell>
          <table:table-cell office:value-type="float" office:value="0.048072">
            <text:p>0.04807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7">
            <text:p>1.7</text:p>
          </table:table-cell>
          <table:table-cell office:value-type="float" office:value="37.6973">
            <text:p>37.6973</text:p>
          </table:table-cell>
          <table:table-cell office:value-type="float" office:value="0.001642">
            <text:p>0.00164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7">
            <text:p>1.7</text:p>
          </table:table-cell>
          <table:table-cell office:value-type="float" office:value="27.8676">
            <text:p>27.8676</text:p>
          </table:table-cell>
          <table:table-cell office:value-type="float" office:value="0.086555">
            <text:p>0.08655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7">
            <text:p>1.7</text:p>
          </table:table-cell>
          <table:table-cell office:value-type="float" office:value="43.9802">
            <text:p>43.9802</text:p>
          </table:table-cell>
          <table:table-cell office:value-type="float" office:value="0.001914">
            <text:p>0.001914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7">
            <text:p>1.7</text:p>
          </table:table-cell>
          <table:table-cell office:value-type="float" office:value="31.1674">
            <text:p>31.1674</text:p>
          </table:table-cell>
          <table:table-cell office:value-type="float" office:value="0.125469">
            <text:p>0.12546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8">
            <text:p>1.8</text:p>
          </table:table-cell>
          <table:table-cell office:value-type="float" office:value="31.414">
            <text:p>31.414</text:p>
          </table:table-cell>
          <table:table-cell office:value-type="float" office:value="0.001464">
            <text:p>0.001464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8">
            <text:p>1.8</text:p>
          </table:table-cell>
          <table:table-cell office:value-type="float" office:value="24.3881">
            <text:p>24.3881</text:p>
          </table:table-cell>
          <table:table-cell office:value-type="float" office:value="0.040027">
            <text:p>0.040027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8">
            <text:p>1.8</text:p>
          </table:table-cell>
          <table:table-cell office:value-type="float" office:value="37.6968">
            <text:p>37.6968</text:p>
          </table:table-cell>
          <table:table-cell office:value-type="float" office:value="0.001757">
            <text:p>0.001757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8">
            <text:p>1.8</text:p>
          </table:table-cell>
          <table:table-cell office:value-type="float" office:value="27.9495">
            <text:p>27.9495</text:p>
          </table:table-cell>
          <table:table-cell office:value-type="float" office:value="0.073889">
            <text:p>0.07388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8">
            <text:p>1.8</text:p>
          </table:table-cell>
          <table:table-cell office:value-type="float" office:value="43.9796">
            <text:p>43.9796</text:p>
          </table:table-cell>
          <table:table-cell office:value-type="float" office:value="0.002048">
            <text:p>0.00204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8">
            <text:p>1.8</text:p>
          </table:table-cell>
          <table:table-cell office:value-type="float" office:value="31.2888">
            <text:p>31.2888</text:p>
          </table:table-cell>
          <table:table-cell office:value-type="float" office:value="0.109561">
            <text:p>0.10956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9">
            <text:p>1.9</text:p>
          </table:table-cell>
          <table:table-cell office:value-type="float" office:value="31.4134">
            <text:p>31.4134</text:p>
          </table:table-cell>
          <table:table-cell office:value-type="float" office:value="0.001517">
            <text:p>0.001517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9">
            <text:p>1.9</text:p>
          </table:table-cell>
          <table:table-cell office:value-type="float" office:value="24.4181">
            <text:p>24.4181</text:p>
          </table:table-cell>
          <table:table-cell office:value-type="float" office:value="0.032262">
            <text:p>0.03226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9">
            <text:p>1.9</text:p>
          </table:table-cell>
          <table:table-cell office:value-type="float" office:value="37.6961">
            <text:p>37.6961</text:p>
          </table:table-cell>
          <table:table-cell office:value-type="float" office:value="0.00182">
            <text:p>0.0018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9">
            <text:p>1.9</text:p>
          </table:table-cell>
          <table:table-cell office:value-type="float" office:value="28.007">
            <text:p>28.007</text:p>
          </table:table-cell>
          <table:table-cell office:value-type="float" office:value="0.061658">
            <text:p>0.061658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1.9">
            <text:p>1.9</text:p>
          </table:table-cell>
          <table:table-cell office:value-type="float" office:value="43.9788">
            <text:p>43.9788</text:p>
          </table:table-cell>
          <table:table-cell office:value-type="float" office:value="0.002125">
            <text:p>0.00212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.9">
            <text:p>1.9</text:p>
          </table:table-cell>
          <table:table-cell office:value-type="float" office:value="31.3793">
            <text:p>31.3793</text:p>
          </table:table-cell>
          <table:table-cell office:value-type="float" office:value="0.095781">
            <text:p>0.095781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31.4129">
            <text:p>31.4129</text:p>
          </table:table-cell>
          <table:table-cell office:value-type="float" office:value="0.001526">
            <text:p>0.001526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24.428">
            <text:p>24.428</text:p>
          </table:table-cell>
          <table:table-cell office:value-type="float" office:value="0.029255">
            <text:p>0.029255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37.6955">
            <text:p>37.6955</text:p>
          </table:table-cell>
          <table:table-cell office:value-type="float" office:value="0.001833">
            <text:p>0.001833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28.0312">
            <text:p>28.0312</text:p>
          </table:table-cell>
          <table:table-cell office:value-type="float" office:value="0.053947">
            <text:p>0.053947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2.0">
            <text:p>2.0</text:p>
          </table:table-cell>
          <table:table-cell office:value-type="float" office:value="43.978">
            <text:p>43.978</text:p>
          </table:table-cell>
          <table:table-cell office:value-type="float" office:value="0.002139">
            <text:p>0.002139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2.0">
            <text:p>2.0</text:p>
          </table:table-cell>
          <table:table-cell office:value-type="float" office:value="31.4204">
            <text:p>31.4204</text:p>
          </table:table-cell>
          <table:table-cell office:value-type="float" office:value="0.083322">
            <text:p>0.083322</text:p>
          </table:table-cell>
          <table:table-cell office:value-type="float" office:value="40">
            <text:p>40</text:p>
          </table:table-cell>
          <table:table-cell office:value-type="string" office:value="dimersa1_mu.dat">
            <text:p>dimersa1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6.28272">
            <text:p>6.28272</text:p>
          </table:table-cell>
          <table:table-cell office:value-type="float" office:value="0.000698">
            <text:p>0.00069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5.67306">
            <text:p>5.67306</text:p>
          </table:table-cell>
          <table:table-cell office:value-type="float" office:value="0.000932">
            <text:p>0.00093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2.5702">
            <text:p>12.5702</text:p>
          </table:table-cell>
          <table:table-cell office:value-type="float" office:value="0.001287">
            <text:p>0.00128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0.2502">
            <text:p>10.2502</text:p>
          </table:table-cell>
          <table:table-cell office:value-type="float" office:value="0.00553">
            <text:p>0.0055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8.8536">
            <text:p>18.8536</text:p>
          </table:table-cell>
          <table:table-cell office:value-type="float" office:value="0.002179">
            <text:p>0.00217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3.884">
            <text:p>13.884</text:p>
          </table:table-cell>
          <table:table-cell office:value-type="float" office:value="0.02353">
            <text:p>0.0235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float" office:value="25.1328">
            <text:p>25.1328</text:p>
          </table:table-cell>
          <table:table-cell office:value-type="float" office:value="0.002425">
            <text:p>0.00242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float" office:value="16.8221">
            <text:p>16.8221</text:p>
          </table:table-cell>
          <table:table-cell office:value-type="float" office:value="0.065757">
            <text:p>0.06575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31.4173">
            <text:p>31.4173</text:p>
          </table:table-cell>
          <table:table-cell office:value-type="float" office:value="0.00372">
            <text:p>0.0037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19.5784">
            <text:p>19.5784</text:p>
          </table:table-cell>
          <table:table-cell office:value-type="float" office:value="0.099757">
            <text:p>0.09975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37.7012">
            <text:p>37.7012</text:p>
          </table:table-cell>
          <table:table-cell office:value-type="float" office:value="0.00364">
            <text:p>0.0036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21.5381">
            <text:p>21.5381</text:p>
          </table:table-cell>
          <table:table-cell office:value-type="float" office:value="0.168813">
            <text:p>0.16881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1">
            <text:p>0.1</text:p>
          </table:table-cell>
          <table:table-cell office:value-type="float" office:value="6.28381">
            <text:p>6.28381</text:p>
          </table:table-cell>
          <table:table-cell office:value-type="float" office:value="0.000713">
            <text:p>0.00071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1">
            <text:p>0.1</text:p>
          </table:table-cell>
          <table:table-cell office:value-type="float" office:value="5.68425">
            <text:p>5.68425</text:p>
          </table:table-cell>
          <table:table-cell office:value-type="float" office:value="0.000905">
            <text:p>0.00090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1">
            <text:p>0.1</text:p>
          </table:table-cell>
          <table:table-cell office:value-type="float" office:value="12.5658">
            <text:p>12.5658</text:p>
          </table:table-cell>
          <table:table-cell office:value-type="float" office:value="0.001567">
            <text:p>0.00156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1">
            <text:p>0.1</text:p>
          </table:table-cell>
          <table:table-cell office:value-type="float" office:value="10.2799">
            <text:p>10.2799</text:p>
          </table:table-cell>
          <table:table-cell office:value-type="float" office:value="0.004869">
            <text:p>0.00486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1">
            <text:p>0.1</text:p>
          </table:table-cell>
          <table:table-cell office:value-type="float" office:value="18.8514">
            <text:p>18.8514</text:p>
          </table:table-cell>
          <table:table-cell office:value-type="float" office:value="0.002207">
            <text:p>0.00220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1">
            <text:p>0.1</text:p>
          </table:table-cell>
          <table:table-cell office:value-type="float" office:value="13.9344">
            <text:p>13.9344</text:p>
          </table:table-cell>
          <table:table-cell office:value-type="float" office:value="0.023484">
            <text:p>0.02348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1">
            <text:p>0.1</text:p>
          </table:table-cell>
          <table:table-cell office:value-type="float" office:value="25.1287">
            <text:p>25.1287</text:p>
          </table:table-cell>
          <table:table-cell office:value-type="float" office:value="0.003124">
            <text:p>0.00312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1">
            <text:p>0.1</text:p>
          </table:table-cell>
          <table:table-cell office:value-type="float" office:value="16.9958">
            <text:p>16.9958</text:p>
          </table:table-cell>
          <table:table-cell office:value-type="float" office:value="0.047402">
            <text:p>0.04740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1">
            <text:p>0.1</text:p>
          </table:table-cell>
          <table:table-cell office:value-type="float" office:value="31.4124">
            <text:p>31.4124</text:p>
          </table:table-cell>
          <table:table-cell office:value-type="float" office:value="0.003688">
            <text:p>0.00368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1">
            <text:p>0.1</text:p>
          </table:table-cell>
          <table:table-cell office:value-type="float" office:value="19.6043">
            <text:p>19.6043</text:p>
          </table:table-cell>
          <table:table-cell office:value-type="float" office:value="0.079084">
            <text:p>0.07908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1">
            <text:p>0.1</text:p>
          </table:table-cell>
          <table:table-cell office:value-type="float" office:value="37.697">
            <text:p>37.697</text:p>
          </table:table-cell>
          <table:table-cell office:value-type="float" office:value="0.00451">
            <text:p>0.0045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1">
            <text:p>0.1</text:p>
          </table:table-cell>
          <table:table-cell office:value-type="float" office:value="21.9304">
            <text:p>21.9304</text:p>
          </table:table-cell>
          <table:table-cell office:value-type="float" office:value="0.156789">
            <text:p>0.15678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2">
            <text:p>0.2</text:p>
          </table:table-cell>
          <table:table-cell office:value-type="float" office:value="6.28323">
            <text:p>6.28323</text:p>
          </table:table-cell>
          <table:table-cell office:value-type="float" office:value="0.000714">
            <text:p>0.00071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2">
            <text:p>0.2</text:p>
          </table:table-cell>
          <table:table-cell office:value-type="float" office:value="5.7112">
            <text:p>5.7112</text:p>
          </table:table-cell>
          <table:table-cell office:value-type="float" office:value="0.00096">
            <text:p>0.0009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2">
            <text:p>0.2</text:p>
          </table:table-cell>
          <table:table-cell office:value-type="float" office:value="12.5686">
            <text:p>12.5686</text:p>
          </table:table-cell>
          <table:table-cell office:value-type="float" office:value="0.001507">
            <text:p>0.00150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2">
            <text:p>0.2</text:p>
          </table:table-cell>
          <table:table-cell office:value-type="float" office:value="10.3758">
            <text:p>10.3758</text:p>
          </table:table-cell>
          <table:table-cell office:value-type="float" office:value="0.004606">
            <text:p>0.00460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2">
            <text:p>0.2</text:p>
          </table:table-cell>
          <table:table-cell office:value-type="float" office:value="18.8496">
            <text:p>18.8496</text:p>
          </table:table-cell>
          <table:table-cell office:value-type="float" office:value="0.002132">
            <text:p>0.00213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2">
            <text:p>0.2</text:p>
          </table:table-cell>
          <table:table-cell office:value-type="float" office:value="14.1544">
            <text:p>14.1544</text:p>
          </table:table-cell>
          <table:table-cell office:value-type="float" office:value="0.019503">
            <text:p>0.01950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2">
            <text:p>0.2</text:p>
          </table:table-cell>
          <table:table-cell office:value-type="float" office:value="25.1282">
            <text:p>25.1282</text:p>
          </table:table-cell>
          <table:table-cell office:value-type="float" office:value="0.002563">
            <text:p>0.00256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2">
            <text:p>0.2</text:p>
          </table:table-cell>
          <table:table-cell office:value-type="float" office:value="17.2944">
            <text:p>17.2944</text:p>
          </table:table-cell>
          <table:table-cell office:value-type="float" office:value="0.039827">
            <text:p>0.03982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2">
            <text:p>0.2</text:p>
          </table:table-cell>
          <table:table-cell office:value-type="float" office:value="31.4156">
            <text:p>31.4156</text:p>
          </table:table-cell>
          <table:table-cell office:value-type="float" office:value="0.003185">
            <text:p>0.00318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2">
            <text:p>0.2</text:p>
          </table:table-cell>
          <table:table-cell office:value-type="float" office:value="19.841">
            <text:p>19.841</text:p>
          </table:table-cell>
          <table:table-cell office:value-type="float" office:value="0.116641">
            <text:p>0.11664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2">
            <text:p>0.2</text:p>
          </table:table-cell>
          <table:table-cell office:value-type="float" office:value="37.7057">
            <text:p>37.7057</text:p>
          </table:table-cell>
          <table:table-cell office:value-type="float" office:value="0.004109">
            <text:p>0.00410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2">
            <text:p>0.2</text:p>
          </table:table-cell>
          <table:table-cell office:value-type="float" office:value="22.5511">
            <text:p>22.5511</text:p>
          </table:table-cell>
          <table:table-cell office:value-type="float" office:value="0.114249">
            <text:p>0.11424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3">
            <text:p>0.3</text:p>
          </table:table-cell>
          <table:table-cell office:value-type="float" office:value="6.28374">
            <text:p>6.28374</text:p>
          </table:table-cell>
          <table:table-cell office:value-type="float" office:value="0.000601">
            <text:p>0.00060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3">
            <text:p>0.3</text:p>
          </table:table-cell>
          <table:table-cell office:value-type="float" office:value="5.75343">
            <text:p>5.75343</text:p>
          </table:table-cell>
          <table:table-cell office:value-type="float" office:value="0.000849">
            <text:p>0.00084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3">
            <text:p>0.3</text:p>
          </table:table-cell>
          <table:table-cell office:value-type="float" office:value="12.5672">
            <text:p>12.5672</text:p>
          </table:table-cell>
          <table:table-cell office:value-type="float" office:value="0.001136">
            <text:p>0.00113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3">
            <text:p>0.3</text:p>
          </table:table-cell>
          <table:table-cell office:value-type="float" office:value="10.5195">
            <text:p>10.5195</text:p>
          </table:table-cell>
          <table:table-cell office:value-type="float" office:value="0.003794">
            <text:p>0.00379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3">
            <text:p>0.3</text:p>
          </table:table-cell>
          <table:table-cell office:value-type="float" office:value="18.851">
            <text:p>18.851</text:p>
          </table:table-cell>
          <table:table-cell office:value-type="float" office:value="0.001879">
            <text:p>0.00187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3">
            <text:p>0.3</text:p>
          </table:table-cell>
          <table:table-cell office:value-type="float" office:value="14.4351">
            <text:p>14.4351</text:p>
          </table:table-cell>
          <table:table-cell office:value-type="float" office:value="0.01662">
            <text:p>0.0166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3">
            <text:p>0.3</text:p>
          </table:table-cell>
          <table:table-cell office:value-type="float" office:value="25.1359">
            <text:p>25.1359</text:p>
          </table:table-cell>
          <table:table-cell office:value-type="float" office:value="0.002301">
            <text:p>0.00230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3">
            <text:p>0.3</text:p>
          </table:table-cell>
          <table:table-cell office:value-type="float" office:value="17.7264">
            <text:p>17.7264</text:p>
          </table:table-cell>
          <table:table-cell office:value-type="float" office:value="0.037893">
            <text:p>0.03789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3">
            <text:p>0.3</text:p>
          </table:table-cell>
          <table:table-cell office:value-type="float" office:value="31.4149">
            <text:p>31.4149</text:p>
          </table:table-cell>
          <table:table-cell office:value-type="float" office:value="0.003255">
            <text:p>0.00325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3">
            <text:p>0.3</text:p>
          </table:table-cell>
          <table:table-cell office:value-type="float" office:value="20.3339">
            <text:p>20.3339</text:p>
          </table:table-cell>
          <table:table-cell office:value-type="float" office:value="0.147583">
            <text:p>0.14758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3">
            <text:p>0.3</text:p>
          </table:table-cell>
          <table:table-cell office:value-type="float" office:value="37.7004">
            <text:p>37.7004</text:p>
          </table:table-cell>
          <table:table-cell office:value-type="float" office:value="0.004668">
            <text:p>0.00466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3">
            <text:p>0.3</text:p>
          </table:table-cell>
          <table:table-cell office:value-type="float" office:value="23.0465">
            <text:p>23.0465</text:p>
          </table:table-cell>
          <table:table-cell office:value-type="float" office:value="0.136654">
            <text:p>0.13665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4">
            <text:p>0.4</text:p>
          </table:table-cell>
          <table:table-cell office:value-type="float" office:value="6.28327">
            <text:p>6.28327</text:p>
          </table:table-cell>
          <table:table-cell office:value-type="float" office:value="0.000462">
            <text:p>0.00046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4">
            <text:p>0.4</text:p>
          </table:table-cell>
          <table:table-cell office:value-type="float" office:value="5.80061">
            <text:p>5.80061</text:p>
          </table:table-cell>
          <table:table-cell office:value-type="float" office:value="0.000667">
            <text:p>0.00066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4">
            <text:p>0.4</text:p>
          </table:table-cell>
          <table:table-cell office:value-type="float" office:value="12.5671">
            <text:p>12.5671</text:p>
          </table:table-cell>
          <table:table-cell office:value-type="float" office:value="0.001239">
            <text:p>0.00123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4">
            <text:p>0.4</text:p>
          </table:table-cell>
          <table:table-cell office:value-type="float" office:value="10.6912">
            <text:p>10.6912</text:p>
          </table:table-cell>
          <table:table-cell office:value-type="float" office:value="0.003744">
            <text:p>0.00374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4">
            <text:p>0.4</text:p>
          </table:table-cell>
          <table:table-cell office:value-type="float" office:value="18.8497">
            <text:p>18.8497</text:p>
          </table:table-cell>
          <table:table-cell office:value-type="float" office:value="0.001464">
            <text:p>0.00146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4">
            <text:p>0.4</text:p>
          </table:table-cell>
          <table:table-cell office:value-type="float" office:value="14.7586">
            <text:p>14.7586</text:p>
          </table:table-cell>
          <table:table-cell office:value-type="float" office:value="0.019515">
            <text:p>0.01951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4">
            <text:p>0.4</text:p>
          </table:table-cell>
          <table:table-cell office:value-type="float" office:value="25.1309">
            <text:p>25.1309</text:p>
          </table:table-cell>
          <table:table-cell office:value-type="float" office:value="0.00256">
            <text:p>0.0025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4">
            <text:p>0.4</text:p>
          </table:table-cell>
          <table:table-cell office:value-type="float" office:value="18.19">
            <text:p>18.19</text:p>
          </table:table-cell>
          <table:table-cell office:value-type="float" office:value="0.053271">
            <text:p>0.05327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4">
            <text:p>0.4</text:p>
          </table:table-cell>
          <table:table-cell office:value-type="float" office:value="31.4207">
            <text:p>31.4207</text:p>
          </table:table-cell>
          <table:table-cell office:value-type="float" office:value="0.003009">
            <text:p>0.00300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4">
            <text:p>0.4</text:p>
          </table:table-cell>
          <table:table-cell office:value-type="float" office:value="21.0146">
            <text:p>21.0146</text:p>
          </table:table-cell>
          <table:table-cell office:value-type="float" office:value="0.120922">
            <text:p>0.12092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37.6989">
            <text:p>37.6989</text:p>
          </table:table-cell>
          <table:table-cell office:value-type="float" office:value="0.003432">
            <text:p>0.00343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23.9826">
            <text:p>23.9826</text:p>
          </table:table-cell>
          <table:table-cell office:value-type="float" office:value="0.134702">
            <text:p>0.13470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5">
            <text:p>0.5</text:p>
          </table:table-cell>
          <table:table-cell office:value-type="float" office:value="6.28428">
            <text:p>6.28428</text:p>
          </table:table-cell>
          <table:table-cell office:value-type="float" office:value="0.000505">
            <text:p>0.00050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5">
            <text:p>0.5</text:p>
          </table:table-cell>
          <table:table-cell office:value-type="float" office:value="5.84903">
            <text:p>5.84903</text:p>
          </table:table-cell>
          <table:table-cell office:value-type="float" office:value="0.000661">
            <text:p>0.00066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5">
            <text:p>0.5</text:p>
          </table:table-cell>
          <table:table-cell office:value-type="float" office:value="12.5664">
            <text:p>12.5664</text:p>
          </table:table-cell>
          <table:table-cell office:value-type="float" office:value="0.001105">
            <text:p>0.00110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5">
            <text:p>0.5</text:p>
          </table:table-cell>
          <table:table-cell office:value-type="float" office:value="10.867">
            <text:p>10.867</text:p>
          </table:table-cell>
          <table:table-cell office:value-type="float" office:value="0.003032">
            <text:p>0.00303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5">
            <text:p>0.5</text:p>
          </table:table-cell>
          <table:table-cell office:value-type="float" office:value="18.851">
            <text:p>18.851</text:p>
          </table:table-cell>
          <table:table-cell office:value-type="float" office:value="0.001211">
            <text:p>0.00121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5">
            <text:p>0.5</text:p>
          </table:table-cell>
          <table:table-cell office:value-type="float" office:value="15.125">
            <text:p>15.125</text:p>
          </table:table-cell>
          <table:table-cell office:value-type="float" office:value="0.012755">
            <text:p>0.01275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5">
            <text:p>0.5</text:p>
          </table:table-cell>
          <table:table-cell office:value-type="float" office:value="25.135">
            <text:p>25.135</text:p>
          </table:table-cell>
          <table:table-cell office:value-type="float" office:value="0.002101">
            <text:p>0.00210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5">
            <text:p>0.5</text:p>
          </table:table-cell>
          <table:table-cell office:value-type="float" office:value="18.7494">
            <text:p>18.7494</text:p>
          </table:table-cell>
          <table:table-cell office:value-type="float" office:value="0.041413">
            <text:p>0.04141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5">
            <text:p>0.5</text:p>
          </table:table-cell>
          <table:table-cell office:value-type="float" office:value="31.4152">
            <text:p>31.4152</text:p>
          </table:table-cell>
          <table:table-cell office:value-type="float" office:value="0.002745">
            <text:p>0.00274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5">
            <text:p>0.5</text:p>
          </table:table-cell>
          <table:table-cell office:value-type="float" office:value="21.9376">
            <text:p>21.9376</text:p>
          </table:table-cell>
          <table:table-cell office:value-type="float" office:value="0.104999">
            <text:p>0.10499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5">
            <text:p>0.5</text:p>
          </table:table-cell>
          <table:table-cell office:value-type="float" office:value="37.6962">
            <text:p>37.6962</text:p>
          </table:table-cell>
          <table:table-cell office:value-type="float" office:value="0.003306">
            <text:p>0.00330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5">
            <text:p>0.5</text:p>
          </table:table-cell>
          <table:table-cell office:value-type="float" office:value="24.8631">
            <text:p>24.8631</text:p>
          </table:table-cell>
          <table:table-cell office:value-type="float" office:value="0.153282">
            <text:p>0.15328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6">
            <text:p>0.6</text:p>
          </table:table-cell>
          <table:table-cell office:value-type="float" office:value="6.28279">
            <text:p>6.28279</text:p>
          </table:table-cell>
          <table:table-cell office:value-type="float" office:value="0.0005">
            <text:p>0.000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6">
            <text:p>0.6</text:p>
          </table:table-cell>
          <table:table-cell office:value-type="float" office:value="5.89061">
            <text:p>5.89061</text:p>
          </table:table-cell>
          <table:table-cell office:value-type="float" office:value="0.000715">
            <text:p>0.00071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6">
            <text:p>0.6</text:p>
          </table:table-cell>
          <table:table-cell office:value-type="float" office:value="12.5658">
            <text:p>12.5658</text:p>
          </table:table-cell>
          <table:table-cell office:value-type="float" office:value="0.001007">
            <text:p>0.00100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6">
            <text:p>0.6</text:p>
          </table:table-cell>
          <table:table-cell office:value-type="float" office:value="11.028">
            <text:p>11.028</text:p>
          </table:table-cell>
          <table:table-cell office:value-type="float" office:value="0.003087">
            <text:p>0.00308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6">
            <text:p>0.6</text:p>
          </table:table-cell>
          <table:table-cell office:value-type="float" office:value="18.8492">
            <text:p>18.8492</text:p>
          </table:table-cell>
          <table:table-cell office:value-type="float" office:value="0.00147">
            <text:p>0.0014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6">
            <text:p>0.6</text:p>
          </table:table-cell>
          <table:table-cell office:value-type="float" office:value="15.4667">
            <text:p>15.4667</text:p>
          </table:table-cell>
          <table:table-cell office:value-type="float" office:value="0.012057">
            <text:p>0.01205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6">
            <text:p>0.6</text:p>
          </table:table-cell>
          <table:table-cell office:value-type="float" office:value="25.1338">
            <text:p>25.1338</text:p>
          </table:table-cell>
          <table:table-cell office:value-type="float" office:value="0.00223">
            <text:p>0.0022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6">
            <text:p>0.6</text:p>
          </table:table-cell>
          <table:table-cell office:value-type="float" office:value="19.3394">
            <text:p>19.3394</text:p>
          </table:table-cell>
          <table:table-cell office:value-type="float" office:value="0.031256">
            <text:p>0.03125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6">
            <text:p>0.6</text:p>
          </table:table-cell>
          <table:table-cell office:value-type="float" office:value="31.4152">
            <text:p>31.4152</text:p>
          </table:table-cell>
          <table:table-cell office:value-type="float" office:value="0.002376">
            <text:p>0.00237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6">
            <text:p>0.6</text:p>
          </table:table-cell>
          <table:table-cell office:value-type="float" office:value="22.7166">
            <text:p>22.7166</text:p>
          </table:table-cell>
          <table:table-cell office:value-type="float" office:value="0.084127">
            <text:p>0.08412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6">
            <text:p>0.6</text:p>
          </table:table-cell>
          <table:table-cell office:value-type="float" office:value="37.6991">
            <text:p>37.6991</text:p>
          </table:table-cell>
          <table:table-cell office:value-type="float" office:value="0.003496">
            <text:p>0.00349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6">
            <text:p>0.6</text:p>
          </table:table-cell>
          <table:table-cell office:value-type="float" office:value="25.8691">
            <text:p>25.8691</text:p>
          </table:table-cell>
          <table:table-cell office:value-type="float" office:value="0.10216">
            <text:p>0.1021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7">
            <text:p>0.7</text:p>
          </table:table-cell>
          <table:table-cell office:value-type="float" office:value="6.28299">
            <text:p>6.28299</text:p>
          </table:table-cell>
          <table:table-cell office:value-type="float" office:value="0.000415">
            <text:p>0.00041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7">
            <text:p>0.7</text:p>
          </table:table-cell>
          <table:table-cell office:value-type="float" office:value="5.92488">
            <text:p>5.92488</text:p>
          </table:table-cell>
          <table:table-cell office:value-type="float" office:value="0.000617">
            <text:p>0.00061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12.5658">
            <text:p>12.5658</text:p>
          </table:table-cell>
          <table:table-cell office:value-type="float" office:value="0.000828">
            <text:p>0.00082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11.1594">
            <text:p>11.1594</text:p>
          </table:table-cell>
          <table:table-cell office:value-type="float" office:value="0.002409">
            <text:p>0.00240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7">
            <text:p>0.7</text:p>
          </table:table-cell>
          <table:table-cell office:value-type="float" office:value="18.8513">
            <text:p>18.8513</text:p>
          </table:table-cell>
          <table:table-cell office:value-type="float" office:value="0.001659">
            <text:p>0.00165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7">
            <text:p>0.7</text:p>
          </table:table-cell>
          <table:table-cell office:value-type="float" office:value="15.7524">
            <text:p>15.7524</text:p>
          </table:table-cell>
          <table:table-cell office:value-type="float" office:value="0.010998">
            <text:p>0.01099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7">
            <text:p>0.7</text:p>
          </table:table-cell>
          <table:table-cell office:value-type="float" office:value="25.1341">
            <text:p>25.1341</text:p>
          </table:table-cell>
          <table:table-cell office:value-type="float" office:value="0.001765">
            <text:p>0.00176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7">
            <text:p>0.7</text:p>
          </table:table-cell>
          <table:table-cell office:value-type="float" office:value="19.7667">
            <text:p>19.7667</text:p>
          </table:table-cell>
          <table:table-cell office:value-type="float" office:value="0.02404">
            <text:p>0.0240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7">
            <text:p>0.7</text:p>
          </table:table-cell>
          <table:table-cell office:value-type="float" office:value="31.4156">
            <text:p>31.4156</text:p>
          </table:table-cell>
          <table:table-cell office:value-type="float" office:value="0.002254">
            <text:p>0.00225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7">
            <text:p>0.7</text:p>
          </table:table-cell>
          <table:table-cell office:value-type="float" office:value="23.403">
            <text:p>23.403</text:p>
          </table:table-cell>
          <table:table-cell office:value-type="float" office:value="0.054756">
            <text:p>0.05475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7">
            <text:p>0.7</text:p>
          </table:table-cell>
          <table:table-cell office:value-type="float" office:value="37.7027">
            <text:p>37.7027</text:p>
          </table:table-cell>
          <table:table-cell office:value-type="float" office:value="0.00254">
            <text:p>0.0025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7">
            <text:p>0.7</text:p>
          </table:table-cell>
          <table:table-cell office:value-type="float" office:value="26.54">
            <text:p>26.54</text:p>
          </table:table-cell>
          <table:table-cell office:value-type="float" office:value="0.091495">
            <text:p>0.09149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8">
            <text:p>0.8</text:p>
          </table:table-cell>
          <table:table-cell office:value-type="float" office:value="6.28328">
            <text:p>6.28328</text:p>
          </table:table-cell>
          <table:table-cell office:value-type="float" office:value="0.000436">
            <text:p>0.00043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8">
            <text:p>0.8</text:p>
          </table:table-cell>
          <table:table-cell office:value-type="float" office:value="5.94877">
            <text:p>5.94877</text:p>
          </table:table-cell>
          <table:table-cell office:value-type="float" office:value="0.000438">
            <text:p>0.00043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8">
            <text:p>0.8</text:p>
          </table:table-cell>
          <table:table-cell office:value-type="float" office:value="12.5661">
            <text:p>12.5661</text:p>
          </table:table-cell>
          <table:table-cell office:value-type="float" office:value="0.000761">
            <text:p>0.00076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8">
            <text:p>0.8</text:p>
          </table:table-cell>
          <table:table-cell office:value-type="float" office:value="11.2563">
            <text:p>11.2563</text:p>
          </table:table-cell>
          <table:table-cell office:value-type="float" office:value="0.002228">
            <text:p>0.00222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8">
            <text:p>0.8</text:p>
          </table:table-cell>
          <table:table-cell office:value-type="float" office:value="18.8496">
            <text:p>18.8496</text:p>
          </table:table-cell>
          <table:table-cell office:value-type="float" office:value="0.001108">
            <text:p>0.00110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8">
            <text:p>0.8</text:p>
          </table:table-cell>
          <table:table-cell office:value-type="float" office:value="15.9614">
            <text:p>15.9614</text:p>
          </table:table-cell>
          <table:table-cell office:value-type="float" office:value="0.011428">
            <text:p>0.01142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8">
            <text:p>0.8</text:p>
          </table:table-cell>
          <table:table-cell office:value-type="float" office:value="25.1337">
            <text:p>25.1337</text:p>
          </table:table-cell>
          <table:table-cell office:value-type="float" office:value="0.001619">
            <text:p>0.00161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8">
            <text:p>0.8</text:p>
          </table:table-cell>
          <table:table-cell office:value-type="float" office:value="20.1235">
            <text:p>20.1235</text:p>
          </table:table-cell>
          <table:table-cell office:value-type="float" office:value="0.034718">
            <text:p>0.03471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8">
            <text:p>0.8</text:p>
          </table:table-cell>
          <table:table-cell office:value-type="float" office:value="31.4123">
            <text:p>31.4123</text:p>
          </table:table-cell>
          <table:table-cell office:value-type="float" office:value="0.002128">
            <text:p>0.00212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8">
            <text:p>0.8</text:p>
          </table:table-cell>
          <table:table-cell office:value-type="float" office:value="23.8634">
            <text:p>23.8634</text:p>
          </table:table-cell>
          <table:table-cell office:value-type="float" office:value="0.059993">
            <text:p>0.05999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8">
            <text:p>0.8</text:p>
          </table:table-cell>
          <table:table-cell office:value-type="float" office:value="37.6994">
            <text:p>37.6994</text:p>
          </table:table-cell>
          <table:table-cell office:value-type="float" office:value="0.002711">
            <text:p>0.00271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8">
            <text:p>0.8</text:p>
          </table:table-cell>
          <table:table-cell office:value-type="float" office:value="27.2673">
            <text:p>27.2673</text:p>
          </table:table-cell>
          <table:table-cell office:value-type="float" office:value="0.104581">
            <text:p>0.10458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0.9">
            <text:p>0.9</text:p>
          </table:table-cell>
          <table:table-cell office:value-type="float" office:value="6.28335">
            <text:p>6.28335</text:p>
          </table:table-cell>
          <table:table-cell office:value-type="float" office:value="0.000379">
            <text:p>0.00037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0.9">
            <text:p>0.9</text:p>
          </table:table-cell>
          <table:table-cell office:value-type="float" office:value="5.96333">
            <text:p>5.96333</text:p>
          </table:table-cell>
          <table:table-cell office:value-type="float" office:value="0.000543">
            <text:p>0.00054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9">
            <text:p>0.9</text:p>
          </table:table-cell>
          <table:table-cell office:value-type="float" office:value="12.5671">
            <text:p>12.5671</text:p>
          </table:table-cell>
          <table:table-cell office:value-type="float" office:value="0.000797">
            <text:p>0.00079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9">
            <text:p>0.9</text:p>
          </table:table-cell>
          <table:table-cell office:value-type="float" office:value="11.3145">
            <text:p>11.3145</text:p>
          </table:table-cell>
          <table:table-cell office:value-type="float" office:value="0.002256">
            <text:p>0.00225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0.9">
            <text:p>0.9</text:p>
          </table:table-cell>
          <table:table-cell office:value-type="float" office:value="18.8506">
            <text:p>18.8506</text:p>
          </table:table-cell>
          <table:table-cell office:value-type="float" office:value="0.001157">
            <text:p>0.00115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0.9">
            <text:p>0.9</text:p>
          </table:table-cell>
          <table:table-cell office:value-type="float" office:value="16.0946">
            <text:p>16.0946</text:p>
          </table:table-cell>
          <table:table-cell office:value-type="float" office:value="0.007283">
            <text:p>0.00728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9">
            <text:p>0.9</text:p>
          </table:table-cell>
          <table:table-cell office:value-type="float" office:value="25.1308">
            <text:p>25.1308</text:p>
          </table:table-cell>
          <table:table-cell office:value-type="float" office:value="0.001119">
            <text:p>0.00111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9">
            <text:p>0.9</text:p>
          </table:table-cell>
          <table:table-cell office:value-type="float" office:value="20.3544">
            <text:p>20.3544</text:p>
          </table:table-cell>
          <table:table-cell office:value-type="float" office:value="0.018791">
            <text:p>0.01879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0.9">
            <text:p>0.9</text:p>
          </table:table-cell>
          <table:table-cell office:value-type="float" office:value="31.4128">
            <text:p>31.4128</text:p>
          </table:table-cell>
          <table:table-cell office:value-type="float" office:value="0.001816">
            <text:p>0.00181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0.9">
            <text:p>0.9</text:p>
          </table:table-cell>
          <table:table-cell office:value-type="float" office:value="24.232">
            <text:p>24.232</text:p>
          </table:table-cell>
          <table:table-cell office:value-type="float" office:value="0.051862">
            <text:p>0.05186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9">
            <text:p>0.9</text:p>
          </table:table-cell>
          <table:table-cell office:value-type="float" office:value="37.6992">
            <text:p>37.6992</text:p>
          </table:table-cell>
          <table:table-cell office:value-type="float" office:value="0.002348">
            <text:p>0.00234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9">
            <text:p>0.9</text:p>
          </table:table-cell>
          <table:table-cell office:value-type="float" office:value="27.6439">
            <text:p>27.6439</text:p>
          </table:table-cell>
          <table:table-cell office:value-type="float" office:value="0.126056">
            <text:p>0.12605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6.28247">
            <text:p>6.28247</text:p>
          </table:table-cell>
          <table:table-cell office:value-type="float" office:value="0.000352">
            <text:p>0.00035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5.9692">
            <text:p>5.9692</text:p>
          </table:table-cell>
          <table:table-cell office:value-type="float" office:value="0.000546">
            <text:p>0.00054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2.5659">
            <text:p>12.5659</text:p>
          </table:table-cell>
          <table:table-cell office:value-type="float" office:value="0.000667">
            <text:p>0.00066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3426">
            <text:p>11.3426</text:p>
          </table:table-cell>
          <table:table-cell office:value-type="float" office:value="0.001832">
            <text:p>0.00183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8.8517">
            <text:p>18.8517</text:p>
          </table:table-cell>
          <table:table-cell office:value-type="float" office:value="0.001185">
            <text:p>0.00118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6.1677">
            <text:p>16.1677</text:p>
          </table:table-cell>
          <table:table-cell office:value-type="float" office:value="0.007433">
            <text:p>0.00743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5.1315">
            <text:p>25.1315</text:p>
          </table:table-cell>
          <table:table-cell office:value-type="float" office:value="0.001302">
            <text:p>0.00130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4898">
            <text:p>20.4898</text:p>
          </table:table-cell>
          <table:table-cell office:value-type="float" office:value="0.021459">
            <text:p>0.02145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31.418">
            <text:p>31.418</text:p>
          </table:table-cell>
          <table:table-cell office:value-type="float" office:value="0.001954">
            <text:p>0.00195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24.3214">
            <text:p>24.3214</text:p>
          </table:table-cell>
          <table:table-cell office:value-type="float" office:value="0.063877">
            <text:p>0.06387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37.699">
            <text:p>37.699</text:p>
          </table:table-cell>
          <table:table-cell office:value-type="float" office:value="0.002015">
            <text:p>0.00201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27.973">
            <text:p>27.973</text:p>
          </table:table-cell>
          <table:table-cell office:value-type="float" office:value="0.090088">
            <text:p>0.09008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1">
            <text:p>1.1</text:p>
          </table:table-cell>
          <table:table-cell office:value-type="float" office:value="6.28305">
            <text:p>6.28305</text:p>
          </table:table-cell>
          <table:table-cell office:value-type="float" office:value="0.000423">
            <text:p>0.00042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1">
            <text:p>1.1</text:p>
          </table:table-cell>
          <table:table-cell office:value-type="float" office:value="5.97215">
            <text:p>5.97215</text:p>
          </table:table-cell>
          <table:table-cell office:value-type="float" office:value="0.000581">
            <text:p>0.00058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1">
            <text:p>1.1</text:p>
          </table:table-cell>
          <table:table-cell office:value-type="float" office:value="12.5671">
            <text:p>12.5671</text:p>
          </table:table-cell>
          <table:table-cell office:value-type="float" office:value="0.000744">
            <text:p>0.00074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1">
            <text:p>1.1</text:p>
          </table:table-cell>
          <table:table-cell office:value-type="float" office:value="11.3554">
            <text:p>11.3554</text:p>
          </table:table-cell>
          <table:table-cell office:value-type="float" office:value="0.002048">
            <text:p>0.00204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1">
            <text:p>1.1</text:p>
          </table:table-cell>
          <table:table-cell office:value-type="float" office:value="18.8497">
            <text:p>18.8497</text:p>
          </table:table-cell>
          <table:table-cell office:value-type="float" office:value="0.001018">
            <text:p>0.00101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1">
            <text:p>1.1</text:p>
          </table:table-cell>
          <table:table-cell office:value-type="float" office:value="16.2003">
            <text:p>16.2003</text:p>
          </table:table-cell>
          <table:table-cell office:value-type="float" office:value="0.007287">
            <text:p>0.00728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25.1342">
            <text:p>25.1342</text:p>
          </table:table-cell>
          <table:table-cell office:value-type="float" office:value="0.001486">
            <text:p>0.00148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20.5058">
            <text:p>20.5058</text:p>
          </table:table-cell>
          <table:table-cell office:value-type="float" office:value="0.023144">
            <text:p>0.02314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1">
            <text:p>1.1</text:p>
          </table:table-cell>
          <table:table-cell office:value-type="float" office:value="31.4139">
            <text:p>31.4139</text:p>
          </table:table-cell>
          <table:table-cell office:value-type="float" office:value="0.002018">
            <text:p>0.00201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1">
            <text:p>1.1</text:p>
          </table:table-cell>
          <table:table-cell office:value-type="float" office:value="24.4703">
            <text:p>24.4703</text:p>
          </table:table-cell>
          <table:table-cell office:value-type="float" office:value="0.043691">
            <text:p>0.04369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1">
            <text:p>1.1</text:p>
          </table:table-cell>
          <table:table-cell office:value-type="float" office:value="37.6993">
            <text:p>37.6993</text:p>
          </table:table-cell>
          <table:table-cell office:value-type="float" office:value="0.002234">
            <text:p>0.00223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1">
            <text:p>1.1</text:p>
          </table:table-cell>
          <table:table-cell office:value-type="float" office:value="28.1555">
            <text:p>28.1555</text:p>
          </table:table-cell>
          <table:table-cell office:value-type="float" office:value="0.090286">
            <text:p>0.09028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2">
            <text:p>1.2</text:p>
          </table:table-cell>
          <table:table-cell office:value-type="float" office:value="6.28366">
            <text:p>6.28366</text:p>
          </table:table-cell>
          <table:table-cell office:value-type="float" office:value="0.000397">
            <text:p>0.00039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2">
            <text:p>1.2</text:p>
          </table:table-cell>
          <table:table-cell office:value-type="float" office:value="5.97289">
            <text:p>5.97289</text:p>
          </table:table-cell>
          <table:table-cell office:value-type="float" office:value="0.000465">
            <text:p>0.00046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2">
            <text:p>1.2</text:p>
          </table:table-cell>
          <table:table-cell office:value-type="float" office:value="12.5676">
            <text:p>12.5676</text:p>
          </table:table-cell>
          <table:table-cell office:value-type="float" office:value="0.000906">
            <text:p>0.00090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2">
            <text:p>1.2</text:p>
          </table:table-cell>
          <table:table-cell office:value-type="float" office:value="11.3545">
            <text:p>11.3545</text:p>
          </table:table-cell>
          <table:table-cell office:value-type="float" office:value="0.001885">
            <text:p>0.00188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2">
            <text:p>1.2</text:p>
          </table:table-cell>
          <table:table-cell office:value-type="float" office:value="18.8495">
            <text:p>18.8495</text:p>
          </table:table-cell>
          <table:table-cell office:value-type="float" office:value="0.001163">
            <text:p>0.00116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2">
            <text:p>1.2</text:p>
          </table:table-cell>
          <table:table-cell office:value-type="float" office:value="16.1861">
            <text:p>16.1861</text:p>
          </table:table-cell>
          <table:table-cell office:value-type="float" office:value="0.007529">
            <text:p>0.00752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2">
            <text:p>1.2</text:p>
          </table:table-cell>
          <table:table-cell office:value-type="float" office:value="25.1365">
            <text:p>25.1365</text:p>
          </table:table-cell>
          <table:table-cell office:value-type="float" office:value="0.001416">
            <text:p>0.00141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2">
            <text:p>1.2</text:p>
          </table:table-cell>
          <table:table-cell office:value-type="float" office:value="20.5185">
            <text:p>20.5185</text:p>
          </table:table-cell>
          <table:table-cell office:value-type="float" office:value="0.024539">
            <text:p>0.02453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2">
            <text:p>1.2</text:p>
          </table:table-cell>
          <table:table-cell office:value-type="float" office:value="31.4159">
            <text:p>31.4159</text:p>
          </table:table-cell>
          <table:table-cell office:value-type="float" office:value="0.002091">
            <text:p>0.00209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2">
            <text:p>1.2</text:p>
          </table:table-cell>
          <table:table-cell office:value-type="float" office:value="24.5202">
            <text:p>24.5202</text:p>
          </table:table-cell>
          <table:table-cell office:value-type="float" office:value="0.043856">
            <text:p>0.04385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2">
            <text:p>1.2</text:p>
          </table:table-cell>
          <table:table-cell office:value-type="float" office:value="37.7026">
            <text:p>37.7026</text:p>
          </table:table-cell>
          <table:table-cell office:value-type="float" office:value="0.002354">
            <text:p>0.00235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2">
            <text:p>1.2</text:p>
          </table:table-cell>
          <table:table-cell office:value-type="float" office:value="28.1082">
            <text:p>28.1082</text:p>
          </table:table-cell>
          <table:table-cell office:value-type="float" office:value="0.085083">
            <text:p>0.08508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3">
            <text:p>1.3</text:p>
          </table:table-cell>
          <table:table-cell office:value-type="float" office:value="6.28321">
            <text:p>6.28321</text:p>
          </table:table-cell>
          <table:table-cell office:value-type="float" office:value="0.000425">
            <text:p>0.00042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3">
            <text:p>1.3</text:p>
          </table:table-cell>
          <table:table-cell office:value-type="float" office:value="5.97224">
            <text:p>5.97224</text:p>
          </table:table-cell>
          <table:table-cell office:value-type="float" office:value="0.000469">
            <text:p>0.00046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3">
            <text:p>1.3</text:p>
          </table:table-cell>
          <table:table-cell office:value-type="float" office:value="12.5667">
            <text:p>12.5667</text:p>
          </table:table-cell>
          <table:table-cell office:value-type="float" office:value="0.000953">
            <text:p>0.00095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3">
            <text:p>1.3</text:p>
          </table:table-cell>
          <table:table-cell office:value-type="float" office:value="11.3528">
            <text:p>11.3528</text:p>
          </table:table-cell>
          <table:table-cell office:value-type="float" office:value="0.002124">
            <text:p>0.00212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3">
            <text:p>1.3</text:p>
          </table:table-cell>
          <table:table-cell office:value-type="float" office:value="18.8493">
            <text:p>18.8493</text:p>
          </table:table-cell>
          <table:table-cell office:value-type="float" office:value="0.001202">
            <text:p>0.00120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3">
            <text:p>1.3</text:p>
          </table:table-cell>
          <table:table-cell office:value-type="float" office:value="16.187">
            <text:p>16.187</text:p>
          </table:table-cell>
          <table:table-cell office:value-type="float" office:value="0.006111">
            <text:p>0.00611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3">
            <text:p>1.3</text:p>
          </table:table-cell>
          <table:table-cell office:value-type="float" office:value="25.1338">
            <text:p>25.1338</text:p>
          </table:table-cell>
          <table:table-cell office:value-type="float" office:value="0.001692">
            <text:p>0.00169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3">
            <text:p>1.3</text:p>
          </table:table-cell>
          <table:table-cell office:value-type="float" office:value="20.5166">
            <text:p>20.5166</text:p>
          </table:table-cell>
          <table:table-cell office:value-type="float" office:value="0.023879">
            <text:p>0.02387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3">
            <text:p>1.3</text:p>
          </table:table-cell>
          <table:table-cell office:value-type="float" office:value="31.4133">
            <text:p>31.4133</text:p>
          </table:table-cell>
          <table:table-cell office:value-type="float" office:value="0.002124">
            <text:p>0.00212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3">
            <text:p>1.3</text:p>
          </table:table-cell>
          <table:table-cell office:value-type="float" office:value="24.498">
            <text:p>24.498</text:p>
          </table:table-cell>
          <table:table-cell office:value-type="float" office:value="0.049351">
            <text:p>0.04935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3">
            <text:p>1.3</text:p>
          </table:table-cell>
          <table:table-cell office:value-type="float" office:value="37.7016">
            <text:p>37.7016</text:p>
          </table:table-cell>
          <table:table-cell office:value-type="float" office:value="0.003008">
            <text:p>0.00300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3">
            <text:p>1.3</text:p>
          </table:table-cell>
          <table:table-cell office:value-type="float" office:value="28.0073">
            <text:p>28.0073</text:p>
          </table:table-cell>
          <table:table-cell office:value-type="float" office:value="0.106789">
            <text:p>0.10678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4">
            <text:p>1.4</text:p>
          </table:table-cell>
          <table:table-cell office:value-type="float" office:value="6.28301">
            <text:p>6.28301</text:p>
          </table:table-cell>
          <table:table-cell office:value-type="float" office:value="0.000486">
            <text:p>0.00048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4">
            <text:p>1.4</text:p>
          </table:table-cell>
          <table:table-cell office:value-type="float" office:value="5.97101">
            <text:p>5.97101</text:p>
          </table:table-cell>
          <table:table-cell office:value-type="float" office:value="0.00055">
            <text:p>0.0005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4">
            <text:p>1.4</text:p>
          </table:table-cell>
          <table:table-cell office:value-type="float" office:value="12.5664">
            <text:p>12.5664</text:p>
          </table:table-cell>
          <table:table-cell office:value-type="float" office:value="0.001044">
            <text:p>0.00104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4">
            <text:p>1.4</text:p>
          </table:table-cell>
          <table:table-cell office:value-type="float" office:value="11.3465">
            <text:p>11.3465</text:p>
          </table:table-cell>
          <table:table-cell office:value-type="float" office:value="0.002284">
            <text:p>0.00228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4">
            <text:p>1.4</text:p>
          </table:table-cell>
          <table:table-cell office:value-type="float" office:value="18.8497">
            <text:p>18.8497</text:p>
          </table:table-cell>
          <table:table-cell office:value-type="float" office:value="0.001102">
            <text:p>0.00110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4">
            <text:p>1.4</text:p>
          </table:table-cell>
          <table:table-cell office:value-type="float" office:value="16.1754">
            <text:p>16.1754</text:p>
          </table:table-cell>
          <table:table-cell office:value-type="float" office:value="0.009128">
            <text:p>0.00912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4">
            <text:p>1.4</text:p>
          </table:table-cell>
          <table:table-cell office:value-type="float" office:value="25.1331">
            <text:p>25.1331</text:p>
          </table:table-cell>
          <table:table-cell office:value-type="float" office:value="0.00187">
            <text:p>0.0018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4">
            <text:p>1.4</text:p>
          </table:table-cell>
          <table:table-cell office:value-type="float" office:value="20.4862">
            <text:p>20.4862</text:p>
          </table:table-cell>
          <table:table-cell office:value-type="float" office:value="0.025651">
            <text:p>0.02565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31.4203">
            <text:p>31.4203</text:p>
          </table:table-cell>
          <table:table-cell office:value-type="float" office:value="0.00252">
            <text:p>0.0025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24.4672">
            <text:p>24.4672</text:p>
          </table:table-cell>
          <table:table-cell office:value-type="float" office:value="0.047085">
            <text:p>0.04708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4">
            <text:p>1.4</text:p>
          </table:table-cell>
          <table:table-cell office:value-type="float" office:value="37.6996">
            <text:p>37.6996</text:p>
          </table:table-cell>
          <table:table-cell office:value-type="float" office:value="0.002769">
            <text:p>0.00276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4">
            <text:p>1.4</text:p>
          </table:table-cell>
          <table:table-cell office:value-type="float" office:value="28.0835">
            <text:p>28.0835</text:p>
          </table:table-cell>
          <table:table-cell office:value-type="float" office:value="0.111286">
            <text:p>0.11128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5">
            <text:p>1.5</text:p>
          </table:table-cell>
          <table:table-cell office:value-type="float" office:value="6.284">
            <text:p>6.284</text:p>
          </table:table-cell>
          <table:table-cell office:value-type="float" office:value="0.000496">
            <text:p>0.00049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5">
            <text:p>1.5</text:p>
          </table:table-cell>
          <table:table-cell office:value-type="float" office:value="5.97211">
            <text:p>5.97211</text:p>
          </table:table-cell>
          <table:table-cell office:value-type="float" office:value="0.000527">
            <text:p>0.00052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5">
            <text:p>1.5</text:p>
          </table:table-cell>
          <table:table-cell office:value-type="float" office:value="12.565">
            <text:p>12.565</text:p>
          </table:table-cell>
          <table:table-cell office:value-type="float" office:value="0.001217">
            <text:p>0.00121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5">
            <text:p>1.5</text:p>
          </table:table-cell>
          <table:table-cell office:value-type="float" office:value="11.3455">
            <text:p>11.3455</text:p>
          </table:table-cell>
          <table:table-cell office:value-type="float" office:value="0.001713">
            <text:p>0.00171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5">
            <text:p>1.5</text:p>
          </table:table-cell>
          <table:table-cell office:value-type="float" office:value="18.8493">
            <text:p>18.8493</text:p>
          </table:table-cell>
          <table:table-cell office:value-type="float" office:value="0.00179">
            <text:p>0.0017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5">
            <text:p>1.5</text:p>
          </table:table-cell>
          <table:table-cell office:value-type="float" office:value="16.1693">
            <text:p>16.1693</text:p>
          </table:table-cell>
          <table:table-cell office:value-type="float" office:value="0.006242">
            <text:p>0.00624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5">
            <text:p>1.5</text:p>
          </table:table-cell>
          <table:table-cell office:value-type="float" office:value="25.1349">
            <text:p>25.1349</text:p>
          </table:table-cell>
          <table:table-cell office:value-type="float" office:value="0.002173">
            <text:p>0.00217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5">
            <text:p>1.5</text:p>
          </table:table-cell>
          <table:table-cell office:value-type="float" office:value="20.5007">
            <text:p>20.5007</text:p>
          </table:table-cell>
          <table:table-cell office:value-type="float" office:value="0.018709">
            <text:p>0.01870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5">
            <text:p>1.5</text:p>
          </table:table-cell>
          <table:table-cell office:value-type="float" office:value="31.4192">
            <text:p>31.4192</text:p>
          </table:table-cell>
          <table:table-cell office:value-type="float" office:value="0.002517">
            <text:p>0.00251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5">
            <text:p>1.5</text:p>
          </table:table-cell>
          <table:table-cell office:value-type="float" office:value="24.3233">
            <text:p>24.3233</text:p>
          </table:table-cell>
          <table:table-cell office:value-type="float" office:value="0.059132">
            <text:p>0.05913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37.7003">
            <text:p>37.7003</text:p>
          </table:table-cell>
          <table:table-cell office:value-type="float" office:value="0.003276">
            <text:p>0.00327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28.0406">
            <text:p>28.0406</text:p>
          </table:table-cell>
          <table:table-cell office:value-type="float" office:value="0.07975">
            <text:p>0.0797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6">
            <text:p>1.6</text:p>
          </table:table-cell>
          <table:table-cell office:value-type="float" office:value="6.28374">
            <text:p>6.28374</text:p>
          </table:table-cell>
          <table:table-cell office:value-type="float" office:value="0.000589">
            <text:p>0.00058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6">
            <text:p>1.6</text:p>
          </table:table-cell>
          <table:table-cell office:value-type="float" office:value="5.9709">
            <text:p>5.9709</text:p>
          </table:table-cell>
          <table:table-cell office:value-type="float" office:value="0.000745">
            <text:p>0.00074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6">
            <text:p>1.6</text:p>
          </table:table-cell>
          <table:table-cell office:value-type="float" office:value="12.5687">
            <text:p>12.5687</text:p>
          </table:table-cell>
          <table:table-cell office:value-type="float" office:value="0.001107">
            <text:p>0.00110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6">
            <text:p>1.6</text:p>
          </table:table-cell>
          <table:table-cell office:value-type="float" office:value="11.349">
            <text:p>11.349</text:p>
          </table:table-cell>
          <table:table-cell office:value-type="float" office:value="0.002269">
            <text:p>0.00226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6">
            <text:p>1.6</text:p>
          </table:table-cell>
          <table:table-cell office:value-type="float" office:value="18.853">
            <text:p>18.853</text:p>
          </table:table-cell>
          <table:table-cell office:value-type="float" office:value="0.001677">
            <text:p>0.00167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6">
            <text:p>1.6</text:p>
          </table:table-cell>
          <table:table-cell office:value-type="float" office:value="16.1649">
            <text:p>16.1649</text:p>
          </table:table-cell>
          <table:table-cell office:value-type="float" office:value="0.008283">
            <text:p>0.00828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6">
            <text:p>1.6</text:p>
          </table:table-cell>
          <table:table-cell office:value-type="float" office:value="25.1332">
            <text:p>25.1332</text:p>
          </table:table-cell>
          <table:table-cell office:value-type="float" office:value="0.002692">
            <text:p>0.00269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6">
            <text:p>1.6</text:p>
          </table:table-cell>
          <table:table-cell office:value-type="float" office:value="20.5048">
            <text:p>20.5048</text:p>
          </table:table-cell>
          <table:table-cell office:value-type="float" office:value="0.025474">
            <text:p>0.02547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6">
            <text:p>1.6</text:p>
          </table:table-cell>
          <table:table-cell office:value-type="float" office:value="31.4124">
            <text:p>31.4124</text:p>
          </table:table-cell>
          <table:table-cell office:value-type="float" office:value="0.00284">
            <text:p>0.0028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6">
            <text:p>1.6</text:p>
          </table:table-cell>
          <table:table-cell office:value-type="float" office:value="24.4872">
            <text:p>24.4872</text:p>
          </table:table-cell>
          <table:table-cell office:value-type="float" office:value="0.036817">
            <text:p>0.03681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6">
            <text:p>1.6</text:p>
          </table:table-cell>
          <table:table-cell office:value-type="float" office:value="37.6983">
            <text:p>37.6983</text:p>
          </table:table-cell>
          <table:table-cell office:value-type="float" office:value="0.003377">
            <text:p>0.00337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6">
            <text:p>1.6</text:p>
          </table:table-cell>
          <table:table-cell office:value-type="float" office:value="27.9938">
            <text:p>27.9938</text:p>
          </table:table-cell>
          <table:table-cell office:value-type="float" office:value="0.076731">
            <text:p>0.07673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7">
            <text:p>1.7</text:p>
          </table:table-cell>
          <table:table-cell office:value-type="float" office:value="6.28346">
            <text:p>6.28346</text:p>
          </table:table-cell>
          <table:table-cell office:value-type="float" office:value="0.00055">
            <text:p>0.0005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7">
            <text:p>1.7</text:p>
          </table:table-cell>
          <table:table-cell office:value-type="float" office:value="5.97193">
            <text:p>5.97193</text:p>
          </table:table-cell>
          <table:table-cell office:value-type="float" office:value="0.000683">
            <text:p>0.00068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7">
            <text:p>1.7</text:p>
          </table:table-cell>
          <table:table-cell office:value-type="float" office:value="12.568">
            <text:p>12.568</text:p>
          </table:table-cell>
          <table:table-cell office:value-type="float" office:value="0.001283">
            <text:p>0.00128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7">
            <text:p>1.7</text:p>
          </table:table-cell>
          <table:table-cell office:value-type="float" office:value="11.3504">
            <text:p>11.3504</text:p>
          </table:table-cell>
          <table:table-cell office:value-type="float" office:value="0.002223">
            <text:p>0.00222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7">
            <text:p>1.7</text:p>
          </table:table-cell>
          <table:table-cell office:value-type="float" office:value="18.8504">
            <text:p>18.8504</text:p>
          </table:table-cell>
          <table:table-cell office:value-type="float" office:value="0.002177">
            <text:p>0.00217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7">
            <text:p>1.7</text:p>
          </table:table-cell>
          <table:table-cell office:value-type="float" office:value="16.1765">
            <text:p>16.1765</text:p>
          </table:table-cell>
          <table:table-cell office:value-type="float" office:value="0.008312">
            <text:p>0.00831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7">
            <text:p>1.7</text:p>
          </table:table-cell>
          <table:table-cell office:value-type="float" office:value="25.1288">
            <text:p>25.1288</text:p>
          </table:table-cell>
          <table:table-cell office:value-type="float" office:value="0.002526">
            <text:p>0.00252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7">
            <text:p>1.7</text:p>
          </table:table-cell>
          <table:table-cell office:value-type="float" office:value="20.4441">
            <text:p>20.4441</text:p>
          </table:table-cell>
          <table:table-cell office:value-type="float" office:value="0.026358">
            <text:p>0.02635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7">
            <text:p>1.7</text:p>
          </table:table-cell>
          <table:table-cell office:value-type="float" office:value="31.4155">
            <text:p>31.4155</text:p>
          </table:table-cell>
          <table:table-cell office:value-type="float" office:value="0.003094">
            <text:p>0.00309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7">
            <text:p>1.7</text:p>
          </table:table-cell>
          <table:table-cell office:value-type="float" office:value="24.4233">
            <text:p>24.4233</text:p>
          </table:table-cell>
          <table:table-cell office:value-type="float" office:value="0.063529">
            <text:p>0.06352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7">
            <text:p>1.7</text:p>
          </table:table-cell>
          <table:table-cell office:value-type="float" office:value="37.7022">
            <text:p>37.7022</text:p>
          </table:table-cell>
          <table:table-cell office:value-type="float" office:value="0.003414">
            <text:p>0.00341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7">
            <text:p>1.7</text:p>
          </table:table-cell>
          <table:table-cell office:value-type="float" office:value="28.1349">
            <text:p>28.1349</text:p>
          </table:table-cell>
          <table:table-cell office:value-type="float" office:value="0.085939">
            <text:p>0.08593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8">
            <text:p>1.8</text:p>
          </table:table-cell>
          <table:table-cell office:value-type="float" office:value="6.28357">
            <text:p>6.28357</text:p>
          </table:table-cell>
          <table:table-cell office:value-type="float" office:value="0.000651">
            <text:p>0.00065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8">
            <text:p>1.8</text:p>
          </table:table-cell>
          <table:table-cell office:value-type="float" office:value="5.97125">
            <text:p>5.97125</text:p>
          </table:table-cell>
          <table:table-cell office:value-type="float" office:value="0.000793">
            <text:p>0.00079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8">
            <text:p>1.8</text:p>
          </table:table-cell>
          <table:table-cell office:value-type="float" office:value="12.5653">
            <text:p>12.5653</text:p>
          </table:table-cell>
          <table:table-cell office:value-type="float" office:value="0.00127">
            <text:p>0.0012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8">
            <text:p>1.8</text:p>
          </table:table-cell>
          <table:table-cell office:value-type="float" office:value="11.3454">
            <text:p>11.3454</text:p>
          </table:table-cell>
          <table:table-cell office:value-type="float" office:value="0.002515">
            <text:p>0.00251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8">
            <text:p>1.8</text:p>
          </table:table-cell>
          <table:table-cell office:value-type="float" office:value="18.8503">
            <text:p>18.8503</text:p>
          </table:table-cell>
          <table:table-cell office:value-type="float" office:value="0.002052">
            <text:p>0.00205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8">
            <text:p>1.8</text:p>
          </table:table-cell>
          <table:table-cell office:value-type="float" office:value="16.1689">
            <text:p>16.1689</text:p>
          </table:table-cell>
          <table:table-cell office:value-type="float" office:value="0.007731">
            <text:p>0.00773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8">
            <text:p>1.8</text:p>
          </table:table-cell>
          <table:table-cell office:value-type="float" office:value="25.1373">
            <text:p>25.1373</text:p>
          </table:table-cell>
          <table:table-cell office:value-type="float" office:value="0.002309">
            <text:p>0.00230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8">
            <text:p>1.8</text:p>
          </table:table-cell>
          <table:table-cell office:value-type="float" office:value="20.5078">
            <text:p>20.5078</text:p>
          </table:table-cell>
          <table:table-cell office:value-type="float" office:value="0.024296">
            <text:p>0.024296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8">
            <text:p>1.8</text:p>
          </table:table-cell>
          <table:table-cell office:value-type="float" office:value="31.4135">
            <text:p>31.4135</text:p>
          </table:table-cell>
          <table:table-cell office:value-type="float" office:value="0.003845">
            <text:p>0.00384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8">
            <text:p>1.8</text:p>
          </table:table-cell>
          <table:table-cell office:value-type="float" office:value="24.4261">
            <text:p>24.4261</text:p>
          </table:table-cell>
          <table:table-cell office:value-type="float" office:value="0.062193">
            <text:p>0.06219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8">
            <text:p>1.8</text:p>
          </table:table-cell>
          <table:table-cell office:value-type="float" office:value="37.7006">
            <text:p>37.7006</text:p>
          </table:table-cell>
          <table:table-cell office:value-type="float" office:value="0.003679">
            <text:p>0.00367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8">
            <text:p>1.8</text:p>
          </table:table-cell>
          <table:table-cell office:value-type="float" office:value="28.2123">
            <text:p>28.2123</text:p>
          </table:table-cell>
          <table:table-cell office:value-type="float" office:value="0.085841">
            <text:p>0.08584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1.9">
            <text:p>1.9</text:p>
          </table:table-cell>
          <table:table-cell office:value-type="float" office:value="6.28452">
            <text:p>6.28452</text:p>
          </table:table-cell>
          <table:table-cell office:value-type="float" office:value="0.000731">
            <text:p>0.000731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1.9">
            <text:p>1.9</text:p>
          </table:table-cell>
          <table:table-cell office:value-type="float" office:value="5.97277">
            <text:p>5.97277</text:p>
          </table:table-cell>
          <table:table-cell office:value-type="float" office:value="0.000883">
            <text:p>0.00088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9">
            <text:p>1.9</text:p>
          </table:table-cell>
          <table:table-cell office:value-type="float" office:value="12.5673">
            <text:p>12.5673</text:p>
          </table:table-cell>
          <table:table-cell office:value-type="float" office:value="0.00139">
            <text:p>0.0013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9">
            <text:p>1.9</text:p>
          </table:table-cell>
          <table:table-cell office:value-type="float" office:value="11.3506">
            <text:p>11.3506</text:p>
          </table:table-cell>
          <table:table-cell office:value-type="float" office:value="0.00228">
            <text:p>0.0022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.9">
            <text:p>1.9</text:p>
          </table:table-cell>
          <table:table-cell office:value-type="float" office:value="18.8472">
            <text:p>18.8472</text:p>
          </table:table-cell>
          <table:table-cell office:value-type="float" office:value="0.001968">
            <text:p>0.00196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.9">
            <text:p>1.9</text:p>
          </table:table-cell>
          <table:table-cell office:value-type="float" office:value="16.1721">
            <text:p>16.1721</text:p>
          </table:table-cell>
          <table:table-cell office:value-type="float" office:value="0.0069">
            <text:p>0.006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9">
            <text:p>1.9</text:p>
          </table:table-cell>
          <table:table-cell office:value-type="float" office:value="25.1381">
            <text:p>25.1381</text:p>
          </table:table-cell>
          <table:table-cell office:value-type="float" office:value="0.003017">
            <text:p>0.00301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9">
            <text:p>1.9</text:p>
          </table:table-cell>
          <table:table-cell office:value-type="float" office:value="20.4982">
            <text:p>20.4982</text:p>
          </table:table-cell>
          <table:table-cell office:value-type="float" office:value="0.029753">
            <text:p>0.02975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.9">
            <text:p>1.9</text:p>
          </table:table-cell>
          <table:table-cell office:value-type="float" office:value="31.4166">
            <text:p>31.4166</text:p>
          </table:table-cell>
          <table:table-cell office:value-type="float" office:value="0.003242">
            <text:p>0.00324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.9">
            <text:p>1.9</text:p>
          </table:table-cell>
          <table:table-cell office:value-type="float" office:value="24.4163">
            <text:p>24.4163</text:p>
          </table:table-cell>
          <table:table-cell office:value-type="float" office:value="0.050707">
            <text:p>0.05070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9">
            <text:p>1.9</text:p>
          </table:table-cell>
          <table:table-cell office:value-type="float" office:value="37.7039">
            <text:p>37.7039</text:p>
          </table:table-cell>
          <table:table-cell office:value-type="float" office:value="0.003878">
            <text:p>0.003878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9">
            <text:p>1.9</text:p>
          </table:table-cell>
          <table:table-cell office:value-type="float" office:value="28.0514">
            <text:p>28.0514</text:p>
          </table:table-cell>
          <table:table-cell office:value-type="float" office:value="0.094932">
            <text:p>0.09493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6.28402">
            <text:p>6.28402</text:p>
          </table:table-cell>
          <table:table-cell office:value-type="float" office:value="0.00067">
            <text:p>0.0006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5.9721">
            <text:p>5.9721</text:p>
          </table:table-cell>
          <table:table-cell office:value-type="float" office:value="0.000774">
            <text:p>0.00077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2.5661">
            <text:p>12.5661</text:p>
          </table:table-cell>
          <table:table-cell office:value-type="float" office:value="0.001604">
            <text:p>0.00160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1.3417">
            <text:p>11.3417</text:p>
          </table:table-cell>
          <table:table-cell office:value-type="float" office:value="0.002703">
            <text:p>0.00270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2.0">
            <text:p>2.0</text:p>
          </table:table-cell>
          <table:table-cell office:value-type="float" office:value="18.8496">
            <text:p>18.8496</text:p>
          </table:table-cell>
          <table:table-cell office:value-type="float" office:value="0.001967">
            <text:p>0.00196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2.0">
            <text:p>2.0</text:p>
          </table:table-cell>
          <table:table-cell office:value-type="float" office:value="16.18">
            <text:p>16.18</text:p>
          </table:table-cell>
          <table:table-cell office:value-type="float" office:value="0.007414">
            <text:p>0.007414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5.1296">
            <text:p>25.1296</text:p>
          </table:table-cell>
          <table:table-cell office:value-type="float" office:value="0.002835">
            <text:p>0.00283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0.5179">
            <text:p>20.5179</text:p>
          </table:table-cell>
          <table:table-cell office:value-type="float" office:value="0.02377">
            <text:p>0.02377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31.4167">
            <text:p>31.4167</text:p>
          </table:table-cell>
          <table:table-cell office:value-type="float" office:value="0.003422">
            <text:p>0.003422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24.4291">
            <text:p>24.4291</text:p>
          </table:table-cell>
          <table:table-cell office:value-type="float" office:value="0.058475">
            <text:p>0.058475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37.7121">
            <text:p>37.7121</text:p>
          </table:table-cell>
          <table:table-cell office:value-type="float" office:value="0.004453">
            <text:p>0.004453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27.9792">
            <text:p>27.9792</text:p>
          </table:table-cell>
          <table:table-cell office:value-type="float" office:value="0.105429">
            <text:p>0.105429</text:p>
          </table:table-cell>
          <table:table-cell office:value-type="float" office:value="40">
            <text:p>40</text:p>
          </table:table-cell>
          <table:table-cell office:value-type="string" office:value="dimersa2_mu.dat">
            <text:p>dimersa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2.5737">
            <text:p>12.5737</text:p>
          </table:table-cell>
          <table:table-cell office:value-type="float" office:value="0.005327">
            <text:p>0.00532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0.2287">
            <text:p>10.2287</text:p>
          </table:table-cell>
          <table:table-cell office:value-type="float" office:value="0.021493">
            <text:p>0.02149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float" office:value="25.133">
            <text:p>25.133</text:p>
          </table:table-cell>
          <table:table-cell office:value-type="float" office:value="0.014868">
            <text:p>0.01486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float" office:value="16.911">
            <text:p>16.911</text:p>
          </table:table-cell>
          <table:table-cell office:value-type="float" office:value="0.145646">
            <text:p>0.14564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37.6792">
            <text:p>37.6792</text:p>
          </table:table-cell>
          <table:table-cell office:value-type="float" office:value="0.010001">
            <text:p>0.01000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21.8702">
            <text:p>21.8702</text:p>
          </table:table-cell>
          <table:table-cell office:value-type="float" office:value="0.454295">
            <text:p>0.45429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0.0">
            <text:p/>
          </table:table-cell>
          <table:table-cell office:value-type="float" office:value="50.2514">
            <text:p>50.2514</text:p>
          </table:table-cell>
          <table:table-cell office:value-type="float" office:value="0.020711">
            <text:p>0.02071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0.0">
            <text:p/>
          </table:table-cell>
          <table:table-cell office:value-type="float" office:value="25.7386">
            <text:p>25.7386</text:p>
          </table:table-cell>
          <table:table-cell office:value-type="float" office:value="0.760849">
            <text:p>0.76084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0.0">
            <text:p/>
          </table:table-cell>
          <table:table-cell office:value-type="float" office:value="62.8539">
            <text:p>62.8539</text:p>
          </table:table-cell>
          <table:table-cell office:value-type="float" office:value="0.018354">
            <text:p>0.01835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0.0">
            <text:p/>
          </table:table-cell>
          <table:table-cell office:value-type="float" office:value="30.725">
            <text:p>30.725</text:p>
          </table:table-cell>
          <table:table-cell office:value-type="float" office:value="1.18143">
            <text:p>1.1814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1">
            <text:p>0.1</text:p>
          </table:table-cell>
          <table:table-cell office:value-type="float" office:value="12.5703">
            <text:p>12.5703</text:p>
          </table:table-cell>
          <table:table-cell office:value-type="float" office:value="0.006067">
            <text:p>0.00606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1">
            <text:p>0.1</text:p>
          </table:table-cell>
          <table:table-cell office:value-type="float" office:value="10.2569">
            <text:p>10.2569</text:p>
          </table:table-cell>
          <table:table-cell office:value-type="float" office:value="0.023554">
            <text:p>0.02355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1">
            <text:p>0.1</text:p>
          </table:table-cell>
          <table:table-cell office:value-type="float" office:value="25.1291">
            <text:p>25.1291</text:p>
          </table:table-cell>
          <table:table-cell office:value-type="float" office:value="0.011126">
            <text:p>0.01112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1">
            <text:p>0.1</text:p>
          </table:table-cell>
          <table:table-cell office:value-type="float" office:value="16.8997">
            <text:p>16.8997</text:p>
          </table:table-cell>
          <table:table-cell office:value-type="float" office:value="0.319529">
            <text:p>0.31952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1">
            <text:p>0.1</text:p>
          </table:table-cell>
          <table:table-cell office:value-type="float" office:value="37.7164">
            <text:p>37.7164</text:p>
          </table:table-cell>
          <table:table-cell office:value-type="float" office:value="0.013137">
            <text:p>0.01313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1">
            <text:p>0.1</text:p>
          </table:table-cell>
          <table:table-cell office:value-type="float" office:value="20.1527">
            <text:p>20.1527</text:p>
          </table:table-cell>
          <table:table-cell office:value-type="float" office:value="0.814656">
            <text:p>0.81465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0.1">
            <text:p>0.1</text:p>
          </table:table-cell>
          <table:table-cell office:value-type="float" office:value="50.2253">
            <text:p>50.2253</text:p>
          </table:table-cell>
          <table:table-cell office:value-type="float" office:value="0.015919">
            <text:p>0.01591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0.1">
            <text:p>0.1</text:p>
          </table:table-cell>
          <table:table-cell office:value-type="float" office:value="26.3589">
            <text:p>26.3589</text:p>
          </table:table-cell>
          <table:table-cell office:value-type="float" office:value="0.546353">
            <text:p>0.54635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0.1">
            <text:p>0.1</text:p>
          </table:table-cell>
          <table:table-cell office:value-type="float" office:value="62.8295">
            <text:p>62.8295</text:p>
          </table:table-cell>
          <table:table-cell office:value-type="float" office:value="0.023235">
            <text:p>0.02323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0.1">
            <text:p>0.1</text:p>
          </table:table-cell>
          <table:table-cell office:value-type="float" office:value="31.8289">
            <text:p>31.8289</text:p>
          </table:table-cell>
          <table:table-cell office:value-type="float" office:value="0.283073">
            <text:p>0.28307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2">
            <text:p>0.2</text:p>
          </table:table-cell>
          <table:table-cell office:value-type="float" office:value="12.5677">
            <text:p>12.5677</text:p>
          </table:table-cell>
          <table:table-cell office:value-type="float" office:value="0.005452">
            <text:p>0.00545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2">
            <text:p>0.2</text:p>
          </table:table-cell>
          <table:table-cell office:value-type="float" office:value="10.3789">
            <text:p>10.3789</text:p>
          </table:table-cell>
          <table:table-cell office:value-type="float" office:value="0.016728">
            <text:p>0.01672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2">
            <text:p>0.2</text:p>
          </table:table-cell>
          <table:table-cell office:value-type="float" office:value="25.1186">
            <text:p>25.1186</text:p>
          </table:table-cell>
          <table:table-cell office:value-type="float" office:value="0.00635">
            <text:p>0.0063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2">
            <text:p>0.2</text:p>
          </table:table-cell>
          <table:table-cell office:value-type="float" office:value="17.1665">
            <text:p>17.1665</text:p>
          </table:table-cell>
          <table:table-cell office:value-type="float" office:value="0.083812">
            <text:p>0.08381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2">
            <text:p>0.2</text:p>
          </table:table-cell>
          <table:table-cell office:value-type="float" office:value="37.7188">
            <text:p>37.7188</text:p>
          </table:table-cell>
          <table:table-cell office:value-type="float" office:value="0.005105">
            <text:p>0.00510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2">
            <text:p>0.2</text:p>
          </table:table-cell>
          <table:table-cell office:value-type="float" office:value="22.1878">
            <text:p>22.1878</text:p>
          </table:table-cell>
          <table:table-cell office:value-type="float" office:value="0.467868">
            <text:p>0.46786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0.2">
            <text:p>0.2</text:p>
          </table:table-cell>
          <table:table-cell office:value-type="float" office:value="50.2396">
            <text:p>50.2396</text:p>
          </table:table-cell>
          <table:table-cell office:value-type="float" office:value="0.030583">
            <text:p>0.03058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0.2">
            <text:p>0.2</text:p>
          </table:table-cell>
          <table:table-cell office:value-type="float" office:value="27.214">
            <text:p>27.214</text:p>
          </table:table-cell>
          <table:table-cell office:value-type="float" office:value="0.616481">
            <text:p>0.61648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0.2">
            <text:p>0.2</text:p>
          </table:table-cell>
          <table:table-cell office:value-type="float" office:value="62.88">
            <text:p>62.88</text:p>
          </table:table-cell>
          <table:table-cell office:value-type="float" office:value="0.008455">
            <text:p>0.00845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0.2">
            <text:p>0.2</text:p>
          </table:table-cell>
          <table:table-cell office:value-type="float" office:value="30.9543">
            <text:p>30.9543</text:p>
          </table:table-cell>
          <table:table-cell office:value-type="float" office:value="0.844229">
            <text:p>0.84422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3">
            <text:p>0.3</text:p>
          </table:table-cell>
          <table:table-cell office:value-type="float" office:value="12.5558">
            <text:p>12.5558</text:p>
          </table:table-cell>
          <table:table-cell office:value-type="float" office:value="0.00399">
            <text:p>0.0039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3">
            <text:p>0.3</text:p>
          </table:table-cell>
          <table:table-cell office:value-type="float" office:value="10.515">
            <text:p>10.515</text:p>
          </table:table-cell>
          <table:table-cell office:value-type="float" office:value="0.014158">
            <text:p>0.01415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3">
            <text:p>0.3</text:p>
          </table:table-cell>
          <table:table-cell office:value-type="float" office:value="25.1341">
            <text:p>25.1341</text:p>
          </table:table-cell>
          <table:table-cell office:value-type="float" office:value="0.011582">
            <text:p>0.01158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3">
            <text:p>0.3</text:p>
          </table:table-cell>
          <table:table-cell office:value-type="float" office:value="17.751">
            <text:p>17.751</text:p>
          </table:table-cell>
          <table:table-cell office:value-type="float" office:value="0.039447">
            <text:p>0.03944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3">
            <text:p>0.3</text:p>
          </table:table-cell>
          <table:table-cell office:value-type="float" office:value="37.6924">
            <text:p>37.6924</text:p>
          </table:table-cell>
          <table:table-cell office:value-type="float" office:value="0.012251">
            <text:p>0.01225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3">
            <text:p>0.3</text:p>
          </table:table-cell>
          <table:table-cell office:value-type="float" office:value="23.0784">
            <text:p>23.0784</text:p>
          </table:table-cell>
          <table:table-cell office:value-type="float" office:value="0.521983">
            <text:p>0.52198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0.3">
            <text:p>0.3</text:p>
          </table:table-cell>
          <table:table-cell office:value-type="float" office:value="50.2972">
            <text:p>50.2972</text:p>
          </table:table-cell>
          <table:table-cell office:value-type="float" office:value="0.006858">
            <text:p>0.00685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0.3">
            <text:p>0.3</text:p>
          </table:table-cell>
          <table:table-cell office:value-type="float" office:value="27.6417">
            <text:p>27.6417</text:p>
          </table:table-cell>
          <table:table-cell office:value-type="float" office:value="0.896454">
            <text:p>0.89645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0.3">
            <text:p>0.3</text:p>
          </table:table-cell>
          <table:table-cell office:value-type="float" office:value="62.8345">
            <text:p>62.8345</text:p>
          </table:table-cell>
          <table:table-cell office:value-type="float" office:value="0.021185">
            <text:p>0.02118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0.3">
            <text:p>0.3</text:p>
          </table:table-cell>
          <table:table-cell office:value-type="float" office:value="33.7563">
            <text:p>33.7563</text:p>
          </table:table-cell>
          <table:table-cell office:value-type="float" office:value="1.367">
            <text:p>1.36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4">
            <text:p>0.4</text:p>
          </table:table-cell>
          <table:table-cell office:value-type="float" office:value="12.5656">
            <text:p>12.5656</text:p>
          </table:table-cell>
          <table:table-cell office:value-type="float" office:value="0.006913">
            <text:p>0.00691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4">
            <text:p>0.4</text:p>
          </table:table-cell>
          <table:table-cell office:value-type="float" office:value="10.6822">
            <text:p>10.6822</text:p>
          </table:table-cell>
          <table:table-cell office:value-type="float" office:value="0.001749">
            <text:p>0.00174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4">
            <text:p>0.4</text:p>
          </table:table-cell>
          <table:table-cell office:value-type="float" office:value="25.1482">
            <text:p>25.1482</text:p>
          </table:table-cell>
          <table:table-cell office:value-type="float" office:value="0.00863">
            <text:p>0.0086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4">
            <text:p>0.4</text:p>
          </table:table-cell>
          <table:table-cell office:value-type="float" office:value="18.2432">
            <text:p>18.2432</text:p>
          </table:table-cell>
          <table:table-cell office:value-type="float" office:value="0.096348">
            <text:p>0.09634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37.6824">
            <text:p>37.6824</text:p>
          </table:table-cell>
          <table:table-cell office:value-type="float" office:value="0.005375">
            <text:p>0.00537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23.8625">
            <text:p>23.8625</text:p>
          </table:table-cell>
          <table:table-cell office:value-type="float" office:value="0.28697">
            <text:p>0.2869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0.4">
            <text:p>0.4</text:p>
          </table:table-cell>
          <table:table-cell office:value-type="float" office:value="50.268">
            <text:p>50.268</text:p>
          </table:table-cell>
          <table:table-cell office:value-type="float" office:value="0.013428">
            <text:p>0.01342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0.4">
            <text:p>0.4</text:p>
          </table:table-cell>
          <table:table-cell office:value-type="float" office:value="27.6085">
            <text:p>27.6085</text:p>
          </table:table-cell>
          <table:table-cell office:value-type="float" office:value="2.07397">
            <text:p>2.0739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0.4">
            <text:p>0.4</text:p>
          </table:table-cell>
          <table:table-cell office:value-type="float" office:value="62.8162">
            <text:p>62.8162</text:p>
          </table:table-cell>
          <table:table-cell office:value-type="float" office:value="0.017528">
            <text:p>0.01752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0.4">
            <text:p>0.4</text:p>
          </table:table-cell>
          <table:table-cell office:value-type="float" office:value="33.571">
            <text:p>33.571</text:p>
          </table:table-cell>
          <table:table-cell office:value-type="float" office:value="1.35788">
            <text:p>1.3578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5">
            <text:p>0.5</text:p>
          </table:table-cell>
          <table:table-cell office:value-type="float" office:value="12.5597">
            <text:p>12.5597</text:p>
          </table:table-cell>
          <table:table-cell office:value-type="float" office:value="0.003325">
            <text:p>0.00332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5">
            <text:p>0.5</text:p>
          </table:table-cell>
          <table:table-cell office:value-type="float" office:value="10.8493">
            <text:p>10.8493</text:p>
          </table:table-cell>
          <table:table-cell office:value-type="float" office:value="0.008388">
            <text:p>0.00838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5">
            <text:p>0.5</text:p>
          </table:table-cell>
          <table:table-cell office:value-type="float" office:value="25.1383">
            <text:p>25.1383</text:p>
          </table:table-cell>
          <table:table-cell office:value-type="float" office:value="0.008312">
            <text:p>0.00831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5">
            <text:p>0.5</text:p>
          </table:table-cell>
          <table:table-cell office:value-type="float" office:value="18.7346">
            <text:p>18.7346</text:p>
          </table:table-cell>
          <table:table-cell office:value-type="float" office:value="0.061489">
            <text:p>0.06148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5">
            <text:p>0.5</text:p>
          </table:table-cell>
          <table:table-cell office:value-type="float" office:value="37.7124">
            <text:p>37.7124</text:p>
          </table:table-cell>
          <table:table-cell office:value-type="float" office:value="0.007518">
            <text:p>0.00751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5">
            <text:p>0.5</text:p>
          </table:table-cell>
          <table:table-cell office:value-type="float" office:value="24.9738">
            <text:p>24.9738</text:p>
          </table:table-cell>
          <table:table-cell office:value-type="float" office:value="0.387683">
            <text:p>0.38768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0.5">
            <text:p>0.5</text:p>
          </table:table-cell>
          <table:table-cell office:value-type="float" office:value="50.2678">
            <text:p>50.2678</text:p>
          </table:table-cell>
          <table:table-cell office:value-type="float" office:value="0.019976">
            <text:p>0.01997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0.5">
            <text:p>0.5</text:p>
          </table:table-cell>
          <table:table-cell office:value-type="float" office:value="28.4989">
            <text:p>28.4989</text:p>
          </table:table-cell>
          <table:table-cell office:value-type="float" office:value="0.95332">
            <text:p>0.9533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0.5">
            <text:p>0.5</text:p>
          </table:table-cell>
          <table:table-cell office:value-type="float" office:value="62.8777">
            <text:p>62.8777</text:p>
          </table:table-cell>
          <table:table-cell office:value-type="float" office:value="0.006766">
            <text:p>0.00676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0.5">
            <text:p>0.5</text:p>
          </table:table-cell>
          <table:table-cell office:value-type="float" office:value="37.7888">
            <text:p>37.7888</text:p>
          </table:table-cell>
          <table:table-cell office:value-type="float" office:value="0.891665">
            <text:p>0.89166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6">
            <text:p>0.6</text:p>
          </table:table-cell>
          <table:table-cell office:value-type="float" office:value="12.5703">
            <text:p>12.5703</text:p>
          </table:table-cell>
          <table:table-cell office:value-type="float" office:value="0.001769">
            <text:p>0.00176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6">
            <text:p>0.6</text:p>
          </table:table-cell>
          <table:table-cell office:value-type="float" office:value="11.0192">
            <text:p>11.0192</text:p>
          </table:table-cell>
          <table:table-cell office:value-type="float" office:value="0.007602">
            <text:p>0.00760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6">
            <text:p>0.6</text:p>
          </table:table-cell>
          <table:table-cell office:value-type="float" office:value="25.1202">
            <text:p>25.1202</text:p>
          </table:table-cell>
          <table:table-cell office:value-type="float" office:value="0.008219">
            <text:p>0.00821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6">
            <text:p>0.6</text:p>
          </table:table-cell>
          <table:table-cell office:value-type="float" office:value="19.2641">
            <text:p>19.2641</text:p>
          </table:table-cell>
          <table:table-cell office:value-type="float" office:value="0.057823">
            <text:p>0.05782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6">
            <text:p>0.6</text:p>
          </table:table-cell>
          <table:table-cell office:value-type="float" office:value="37.7077">
            <text:p>37.7077</text:p>
          </table:table-cell>
          <table:table-cell office:value-type="float" office:value="0.010854">
            <text:p>0.01085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6">
            <text:p>0.6</text:p>
          </table:table-cell>
          <table:table-cell office:value-type="float" office:value="26.1815">
            <text:p>26.1815</text:p>
          </table:table-cell>
          <table:table-cell office:value-type="float" office:value="0.056544">
            <text:p>0.05654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0.6">
            <text:p>0.6</text:p>
          </table:table-cell>
          <table:table-cell office:value-type="float" office:value="50.2646">
            <text:p>50.2646</text:p>
          </table:table-cell>
          <table:table-cell office:value-type="float" office:value="0.006519">
            <text:p>0.00651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0.6">
            <text:p>0.6</text:p>
          </table:table-cell>
          <table:table-cell office:value-type="float" office:value="30.6523">
            <text:p>30.6523</text:p>
          </table:table-cell>
          <table:table-cell office:value-type="float" office:value="0.689475">
            <text:p>0.68947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0.6">
            <text:p>0.6</text:p>
          </table:table-cell>
          <table:table-cell office:value-type="float" office:value="62.8243">
            <text:p>62.8243</text:p>
          </table:table-cell>
          <table:table-cell office:value-type="float" office:value="0.012804">
            <text:p>0.01280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0.6">
            <text:p>0.6</text:p>
          </table:table-cell>
          <table:table-cell office:value-type="float" office:value="38.5744">
            <text:p>38.5744</text:p>
          </table:table-cell>
          <table:table-cell office:value-type="float" office:value="0.21644">
            <text:p>0.2164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12.5659">
            <text:p>12.5659</text:p>
          </table:table-cell>
          <table:table-cell office:value-type="float" office:value="0.003546">
            <text:p>0.00354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11.1445">
            <text:p>11.1445</text:p>
          </table:table-cell>
          <table:table-cell office:value-type="float" office:value="0.006569">
            <text:p>0.00656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7">
            <text:p>0.7</text:p>
          </table:table-cell>
          <table:table-cell office:value-type="float" office:value="25.1253">
            <text:p>25.1253</text:p>
          </table:table-cell>
          <table:table-cell office:value-type="float" office:value="0.007901">
            <text:p>0.00790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7">
            <text:p>0.7</text:p>
          </table:table-cell>
          <table:table-cell office:value-type="float" office:value="19.6125">
            <text:p>19.6125</text:p>
          </table:table-cell>
          <table:table-cell office:value-type="float" office:value="0.148002">
            <text:p>0.14800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7">
            <text:p>0.7</text:p>
          </table:table-cell>
          <table:table-cell office:value-type="float" office:value="37.6997">
            <text:p>37.6997</text:p>
          </table:table-cell>
          <table:table-cell office:value-type="float" office:value="0.007086">
            <text:p>0.00708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7">
            <text:p>0.7</text:p>
          </table:table-cell>
          <table:table-cell office:value-type="float" office:value="26.6224">
            <text:p>26.6224</text:p>
          </table:table-cell>
          <table:table-cell office:value-type="float" office:value="0.222121">
            <text:p>0.22212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0.7">
            <text:p>0.7</text:p>
          </table:table-cell>
          <table:table-cell office:value-type="float" office:value="50.2725">
            <text:p>50.2725</text:p>
          </table:table-cell>
          <table:table-cell office:value-type="float" office:value="0.008793">
            <text:p>0.00879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0.7">
            <text:p>0.7</text:p>
          </table:table-cell>
          <table:table-cell office:value-type="float" office:value="32.6505">
            <text:p>32.6505</text:p>
          </table:table-cell>
          <table:table-cell office:value-type="float" office:value="0.305846">
            <text:p>0.30584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0.7">
            <text:p>0.7</text:p>
          </table:table-cell>
          <table:table-cell office:value-type="float" office:value="62.8507">
            <text:p>62.8507</text:p>
          </table:table-cell>
          <table:table-cell office:value-type="float" office:value="0.007396">
            <text:p>0.00739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0.7">
            <text:p>0.7</text:p>
          </table:table-cell>
          <table:table-cell office:value-type="float" office:value="38.485">
            <text:p>38.485</text:p>
          </table:table-cell>
          <table:table-cell office:value-type="float" office:value="1.87046">
            <text:p>1.8704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8">
            <text:p>0.8</text:p>
          </table:table-cell>
          <table:table-cell office:value-type="float" office:value="12.5649">
            <text:p>12.5649</text:p>
          </table:table-cell>
          <table:table-cell office:value-type="float" office:value="0.004373">
            <text:p>0.00437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8">
            <text:p>0.8</text:p>
          </table:table-cell>
          <table:table-cell office:value-type="float" office:value="11.2451">
            <text:p>11.2451</text:p>
          </table:table-cell>
          <table:table-cell office:value-type="float" office:value="0.006166">
            <text:p>0.00616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8">
            <text:p>0.8</text:p>
          </table:table-cell>
          <table:table-cell office:value-type="float" office:value="25.1323">
            <text:p>25.1323</text:p>
          </table:table-cell>
          <table:table-cell office:value-type="float" office:value="0.00629">
            <text:p>0.0062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8">
            <text:p>0.8</text:p>
          </table:table-cell>
          <table:table-cell office:value-type="float" office:value="19.994">
            <text:p>19.994</text:p>
          </table:table-cell>
          <table:table-cell office:value-type="float" office:value="0.065958">
            <text:p>0.06595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8">
            <text:p>0.8</text:p>
          </table:table-cell>
          <table:table-cell office:value-type="float" office:value="37.6928">
            <text:p>37.6928</text:p>
          </table:table-cell>
          <table:table-cell office:value-type="float" office:value="0.011369">
            <text:p>0.01136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8">
            <text:p>0.8</text:p>
          </table:table-cell>
          <table:table-cell office:value-type="float" office:value="27.0038">
            <text:p>27.0038</text:p>
          </table:table-cell>
          <table:table-cell office:value-type="float" office:value="0.50082">
            <text:p>0.5008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0.8">
            <text:p>0.8</text:p>
          </table:table-cell>
          <table:table-cell office:value-type="float" office:value="50.2848">
            <text:p>50.2848</text:p>
          </table:table-cell>
          <table:table-cell office:value-type="float" office:value="0.007856">
            <text:p>0.00785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0.8">
            <text:p>0.8</text:p>
          </table:table-cell>
          <table:table-cell office:value-type="float" office:value="34.1072">
            <text:p>34.1072</text:p>
          </table:table-cell>
          <table:table-cell office:value-type="float" office:value="0.337502">
            <text:p>0.33750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0.8">
            <text:p>0.8</text:p>
          </table:table-cell>
          <table:table-cell office:value-type="float" office:value="62.8242">
            <text:p>62.8242</text:p>
          </table:table-cell>
          <table:table-cell office:value-type="float" office:value="0.01877">
            <text:p>0.0187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0.8">
            <text:p>0.8</text:p>
          </table:table-cell>
          <table:table-cell office:value-type="float" office:value="40.8567">
            <text:p>40.8567</text:p>
          </table:table-cell>
          <table:table-cell office:value-type="float" office:value="0.46105">
            <text:p>0.4610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9">
            <text:p>0.9</text:p>
          </table:table-cell>
          <table:table-cell office:value-type="float" office:value="12.5635">
            <text:p>12.5635</text:p>
          </table:table-cell>
          <table:table-cell office:value-type="float" office:value="0.003013">
            <text:p>0.00301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9">
            <text:p>0.9</text:p>
          </table:table-cell>
          <table:table-cell office:value-type="float" office:value="11.288">
            <text:p>11.288</text:p>
          </table:table-cell>
          <table:table-cell office:value-type="float" office:value="0.012449">
            <text:p>0.01244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0.9">
            <text:p>0.9</text:p>
          </table:table-cell>
          <table:table-cell office:value-type="float" office:value="25.1366">
            <text:p>25.1366</text:p>
          </table:table-cell>
          <table:table-cell office:value-type="float" office:value="0.003398">
            <text:p>0.00339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0.9">
            <text:p>0.9</text:p>
          </table:table-cell>
          <table:table-cell office:value-type="float" office:value="20.1585">
            <text:p>20.1585</text:p>
          </table:table-cell>
          <table:table-cell office:value-type="float" office:value="0.076109">
            <text:p>0.07610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0.9">
            <text:p>0.9</text:p>
          </table:table-cell>
          <table:table-cell office:value-type="float" office:value="37.6955">
            <text:p>37.6955</text:p>
          </table:table-cell>
          <table:table-cell office:value-type="float" office:value="0.011787">
            <text:p>0.01178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0.9">
            <text:p>0.9</text:p>
          </table:table-cell>
          <table:table-cell office:value-type="float" office:value="26.7457">
            <text:p>26.7457</text:p>
          </table:table-cell>
          <table:table-cell office:value-type="float" office:value="0.374419">
            <text:p>0.37441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0.9">
            <text:p>0.9</text:p>
          </table:table-cell>
          <table:table-cell office:value-type="float" office:value="50.2473">
            <text:p>50.2473</text:p>
          </table:table-cell>
          <table:table-cell office:value-type="float" office:value="0.01647">
            <text:p>0.0164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0.9">
            <text:p>0.9</text:p>
          </table:table-cell>
          <table:table-cell office:value-type="float" office:value="32.3857">
            <text:p>32.3857</text:p>
          </table:table-cell>
          <table:table-cell office:value-type="float" office:value="1.07878">
            <text:p>1.0787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0.9">
            <text:p>0.9</text:p>
          </table:table-cell>
          <table:table-cell office:value-type="float" office:value="62.8347">
            <text:p>62.8347</text:p>
          </table:table-cell>
          <table:table-cell office:value-type="float" office:value="0.008185">
            <text:p>0.00818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0.9">
            <text:p>0.9</text:p>
          </table:table-cell>
          <table:table-cell office:value-type="float" office:value="41.7271">
            <text:p>41.7271</text:p>
          </table:table-cell>
          <table:table-cell office:value-type="float" office:value="0.391599">
            <text:p>0.39159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2.566">
            <text:p>12.566</text:p>
          </table:table-cell>
          <table:table-cell office:value-type="float" office:value="0.004113">
            <text:p>0.00411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3283">
            <text:p>11.3283</text:p>
          </table:table-cell>
          <table:table-cell office:value-type="float" office:value="0.009584">
            <text:p>0.00958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5.133">
            <text:p>25.133</text:p>
          </table:table-cell>
          <table:table-cell office:value-type="float" office:value="0.010695">
            <text:p>0.01069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3189">
            <text:p>20.3189</text:p>
          </table:table-cell>
          <table:table-cell office:value-type="float" office:value="0.064465">
            <text:p>0.06446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37.7035">
            <text:p>37.7035</text:p>
          </table:table-cell>
          <table:table-cell office:value-type="float" office:value="0.002734">
            <text:p>0.00273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28.2126">
            <text:p>28.2126</text:p>
          </table:table-cell>
          <table:table-cell office:value-type="float" office:value="0.290737">
            <text:p>0.29073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50.2622">
            <text:p>50.2622</text:p>
          </table:table-cell>
          <table:table-cell office:value-type="float" office:value="0.016241">
            <text:p>0.01624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35.0902">
            <text:p>35.0902</text:p>
          </table:table-cell>
          <table:table-cell office:value-type="float" office:value="0.45022">
            <text:p>0.4502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62.8225">
            <text:p>62.8225</text:p>
          </table:table-cell>
          <table:table-cell office:value-type="float" office:value="0.027311">
            <text:p>0.02731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41.2912">
            <text:p>41.2912</text:p>
          </table:table-cell>
          <table:table-cell office:value-type="float" office:value="0.629633">
            <text:p>0.62963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1">
            <text:p>1.1</text:p>
          </table:table-cell>
          <table:table-cell office:value-type="float" office:value="12.5667">
            <text:p>12.5667</text:p>
          </table:table-cell>
          <table:table-cell office:value-type="float" office:value="0.004918">
            <text:p>0.00491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1">
            <text:p>1.1</text:p>
          </table:table-cell>
          <table:table-cell office:value-type="float" office:value="11.3485">
            <text:p>11.3485</text:p>
          </table:table-cell>
          <table:table-cell office:value-type="float" office:value="0.005631">
            <text:p>0.00563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25.1187">
            <text:p>25.1187</text:p>
          </table:table-cell>
          <table:table-cell office:value-type="float" office:value="0.00364">
            <text:p>0.0036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20.3632">
            <text:p>20.3632</text:p>
          </table:table-cell>
          <table:table-cell office:value-type="float" office:value="0.127138">
            <text:p>0.12713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1">
            <text:p>1.1</text:p>
          </table:table-cell>
          <table:table-cell office:value-type="float" office:value="37.7118">
            <text:p>37.7118</text:p>
          </table:table-cell>
          <table:table-cell office:value-type="float" office:value="0.005647">
            <text:p>0.00564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1">
            <text:p>1.1</text:p>
          </table:table-cell>
          <table:table-cell office:value-type="float" office:value="28.0192">
            <text:p>28.0192</text:p>
          </table:table-cell>
          <table:table-cell office:value-type="float" office:value="0.383174">
            <text:p>0.38317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1.1">
            <text:p>1.1</text:p>
          </table:table-cell>
          <table:table-cell office:value-type="float" office:value="50.2497">
            <text:p>50.2497</text:p>
          </table:table-cell>
          <table:table-cell office:value-type="float" office:value="0.012439">
            <text:p>0.01243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.1">
            <text:p>1.1</text:p>
          </table:table-cell>
          <table:table-cell office:value-type="float" office:value="35.938">
            <text:p>35.938</text:p>
          </table:table-cell>
          <table:table-cell office:value-type="float" office:value="0.160723">
            <text:p>0.16072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1.1">
            <text:p>1.1</text:p>
          </table:table-cell>
          <table:table-cell office:value-type="float" office:value="62.8247">
            <text:p>62.8247</text:p>
          </table:table-cell>
          <table:table-cell office:value-type="float" office:value="0.026472">
            <text:p>0.02647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.1">
            <text:p>1.1</text:p>
          </table:table-cell>
          <table:table-cell office:value-type="float" office:value="42.173">
            <text:p>42.173</text:p>
          </table:table-cell>
          <table:table-cell office:value-type="float" office:value="0.79067">
            <text:p>0.7906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2">
            <text:p>1.2</text:p>
          </table:table-cell>
          <table:table-cell office:value-type="float" office:value="12.5583">
            <text:p>12.5583</text:p>
          </table:table-cell>
          <table:table-cell office:value-type="float" office:value="0.002743">
            <text:p>0.00274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2">
            <text:p>1.2</text:p>
          </table:table-cell>
          <table:table-cell office:value-type="float" office:value="11.3463">
            <text:p>11.3463</text:p>
          </table:table-cell>
          <table:table-cell office:value-type="float" office:value="0.004228">
            <text:p>0.00422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2">
            <text:p>1.2</text:p>
          </table:table-cell>
          <table:table-cell office:value-type="float" office:value="25.1397">
            <text:p>25.1397</text:p>
          </table:table-cell>
          <table:table-cell office:value-type="float" office:value="0.010321">
            <text:p>0.01032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2">
            <text:p>1.2</text:p>
          </table:table-cell>
          <table:table-cell office:value-type="float" office:value="20.5689">
            <text:p>20.5689</text:p>
          </table:table-cell>
          <table:table-cell office:value-type="float" office:value="0.052065">
            <text:p>0.05206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2">
            <text:p>1.2</text:p>
          </table:table-cell>
          <table:table-cell office:value-type="float" office:value="37.6952">
            <text:p>37.6952</text:p>
          </table:table-cell>
          <table:table-cell office:value-type="float" office:value="0.002674">
            <text:p>0.00267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2">
            <text:p>1.2</text:p>
          </table:table-cell>
          <table:table-cell office:value-type="float" office:value="27.6026">
            <text:p>27.6026</text:p>
          </table:table-cell>
          <table:table-cell office:value-type="float" office:value="0.309883">
            <text:p>0.30988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1.2">
            <text:p>1.2</text:p>
          </table:table-cell>
          <table:table-cell office:value-type="float" office:value="50.2665">
            <text:p>50.2665</text:p>
          </table:table-cell>
          <table:table-cell office:value-type="float" office:value="0.012813">
            <text:p>0.01281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.2">
            <text:p>1.2</text:p>
          </table:table-cell>
          <table:table-cell office:value-type="float" office:value="34.8479">
            <text:p>34.8479</text:p>
          </table:table-cell>
          <table:table-cell office:value-type="float" office:value="0.54581">
            <text:p>0.5458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1.2">
            <text:p>1.2</text:p>
          </table:table-cell>
          <table:table-cell office:value-type="float" office:value="62.8527">
            <text:p>62.8527</text:p>
          </table:table-cell>
          <table:table-cell office:value-type="float" office:value="0.011809">
            <text:p>0.01180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.2">
            <text:p>1.2</text:p>
          </table:table-cell>
          <table:table-cell office:value-type="float" office:value="41.041">
            <text:p>41.041</text:p>
          </table:table-cell>
          <table:table-cell office:value-type="float" office:value="0.874614">
            <text:p>0.87461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3">
            <text:p>1.3</text:p>
          </table:table-cell>
          <table:table-cell office:value-type="float" office:value="12.5665">
            <text:p>12.5665</text:p>
          </table:table-cell>
          <table:table-cell office:value-type="float" office:value="0.00119">
            <text:p>0.0011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3">
            <text:p>1.3</text:p>
          </table:table-cell>
          <table:table-cell office:value-type="float" office:value="11.3401">
            <text:p>11.3401</text:p>
          </table:table-cell>
          <table:table-cell office:value-type="float" office:value="0.002707">
            <text:p>0.00270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3">
            <text:p>1.3</text:p>
          </table:table-cell>
          <table:table-cell office:value-type="float" office:value="25.1309">
            <text:p>25.1309</text:p>
          </table:table-cell>
          <table:table-cell office:value-type="float" office:value="0.003912">
            <text:p>0.00391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3">
            <text:p>1.3</text:p>
          </table:table-cell>
          <table:table-cell office:value-type="float" office:value="20.5062">
            <text:p>20.5062</text:p>
          </table:table-cell>
          <table:table-cell office:value-type="float" office:value="0.041068">
            <text:p>0.04106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3">
            <text:p>1.3</text:p>
          </table:table-cell>
          <table:table-cell office:value-type="float" office:value="37.6967">
            <text:p>37.6967</text:p>
          </table:table-cell>
          <table:table-cell office:value-type="float" office:value="0.009201">
            <text:p>0.00920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3">
            <text:p>1.3</text:p>
          </table:table-cell>
          <table:table-cell office:value-type="float" office:value="28.1619">
            <text:p>28.1619</text:p>
          </table:table-cell>
          <table:table-cell office:value-type="float" office:value="0.227888">
            <text:p>0.22788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1.3">
            <text:p>1.3</text:p>
          </table:table-cell>
          <table:table-cell office:value-type="float" office:value="50.2632">
            <text:p>50.2632</text:p>
          </table:table-cell>
          <table:table-cell office:value-type="float" office:value="0.019184">
            <text:p>0.01918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.3">
            <text:p>1.3</text:p>
          </table:table-cell>
          <table:table-cell office:value-type="float" office:value="35.6919">
            <text:p>35.6919</text:p>
          </table:table-cell>
          <table:table-cell office:value-type="float" office:value="0.477078">
            <text:p>0.47707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1.3">
            <text:p>1.3</text:p>
          </table:table-cell>
          <table:table-cell office:value-type="float" office:value="62.8184">
            <text:p>62.8184</text:p>
          </table:table-cell>
          <table:table-cell office:value-type="float" office:value="0.020807">
            <text:p>0.02080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.3">
            <text:p>1.3</text:p>
          </table:table-cell>
          <table:table-cell office:value-type="float" office:value="41.812">
            <text:p>41.812</text:p>
          </table:table-cell>
          <table:table-cell office:value-type="float" office:value="0.377774">
            <text:p>0.37777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4">
            <text:p>1.4</text:p>
          </table:table-cell>
          <table:table-cell office:value-type="float" office:value="12.5638">
            <text:p>12.5638</text:p>
          </table:table-cell>
          <table:table-cell office:value-type="float" office:value="0.005384">
            <text:p>0.00538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4">
            <text:p>1.4</text:p>
          </table:table-cell>
          <table:table-cell office:value-type="float" office:value="11.3418">
            <text:p>11.3418</text:p>
          </table:table-cell>
          <table:table-cell office:value-type="float" office:value="0.009497">
            <text:p>0.00949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4">
            <text:p>1.4</text:p>
          </table:table-cell>
          <table:table-cell office:value-type="float" office:value="25.1329">
            <text:p>25.1329</text:p>
          </table:table-cell>
          <table:table-cell office:value-type="float" office:value="0.001449">
            <text:p>0.00144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4">
            <text:p>1.4</text:p>
          </table:table-cell>
          <table:table-cell office:value-type="float" office:value="20.4689">
            <text:p>20.4689</text:p>
          </table:table-cell>
          <table:table-cell office:value-type="float" office:value="0.061095">
            <text:p>0.06109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4">
            <text:p>1.4</text:p>
          </table:table-cell>
          <table:table-cell office:value-type="float" office:value="37.6838">
            <text:p>37.6838</text:p>
          </table:table-cell>
          <table:table-cell office:value-type="float" office:value="0.012097">
            <text:p>0.01209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4">
            <text:p>1.4</text:p>
          </table:table-cell>
          <table:table-cell office:value-type="float" office:value="27.9527">
            <text:p>27.9527</text:p>
          </table:table-cell>
          <table:table-cell office:value-type="float" office:value="0.163612">
            <text:p>0.16361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1.4">
            <text:p>1.4</text:p>
          </table:table-cell>
          <table:table-cell office:value-type="float" office:value="50.2639">
            <text:p>50.2639</text:p>
          </table:table-cell>
          <table:table-cell office:value-type="float" office:value="0.015324">
            <text:p>0.01532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.4">
            <text:p>1.4</text:p>
          </table:table-cell>
          <table:table-cell office:value-type="float" office:value="34.3171">
            <text:p>34.3171</text:p>
          </table:table-cell>
          <table:table-cell office:value-type="float" office:value="0.76425">
            <text:p>0.7642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1.4">
            <text:p>1.4</text:p>
          </table:table-cell>
          <table:table-cell office:value-type="float" office:value="62.8312">
            <text:p>62.8312</text:p>
          </table:table-cell>
          <table:table-cell office:value-type="float" office:value="0.00918">
            <text:p>0.0091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.4">
            <text:p>1.4</text:p>
          </table:table-cell>
          <table:table-cell office:value-type="float" office:value="40.9036">
            <text:p>40.9036</text:p>
          </table:table-cell>
          <table:table-cell office:value-type="float" office:value="1.23173">
            <text:p>1.2317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5">
            <text:p>1.5</text:p>
          </table:table-cell>
          <table:table-cell office:value-type="float" office:value="12.5635">
            <text:p>12.5635</text:p>
          </table:table-cell>
          <table:table-cell office:value-type="float" office:value="0.001621">
            <text:p>0.00162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5">
            <text:p>1.5</text:p>
          </table:table-cell>
          <table:table-cell office:value-type="float" office:value="11.3445">
            <text:p>11.3445</text:p>
          </table:table-cell>
          <table:table-cell office:value-type="float" office:value="0.004015">
            <text:p>0.00401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5">
            <text:p>1.5</text:p>
          </table:table-cell>
          <table:table-cell office:value-type="float" office:value="25.1328">
            <text:p>25.1328</text:p>
          </table:table-cell>
          <table:table-cell office:value-type="float" office:value="0.002879">
            <text:p>0.00287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5">
            <text:p>1.5</text:p>
          </table:table-cell>
          <table:table-cell office:value-type="float" office:value="20.3624">
            <text:p>20.3624</text:p>
          </table:table-cell>
          <table:table-cell office:value-type="float" office:value="0.167033">
            <text:p>0.16703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37.6928">
            <text:p>37.6928</text:p>
          </table:table-cell>
          <table:table-cell office:value-type="float" office:value="0.011303">
            <text:p>0.01130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28.2891">
            <text:p>28.2891</text:p>
          </table:table-cell>
          <table:table-cell office:value-type="float" office:value="0.110721">
            <text:p>0.11072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1.5">
            <text:p>1.5</text:p>
          </table:table-cell>
          <table:table-cell office:value-type="float" office:value="50.2608">
            <text:p>50.2608</text:p>
          </table:table-cell>
          <table:table-cell office:value-type="float" office:value="0.010826">
            <text:p>0.01082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.5">
            <text:p>1.5</text:p>
          </table:table-cell>
          <table:table-cell office:value-type="float" office:value="34.7079">
            <text:p>34.7079</text:p>
          </table:table-cell>
          <table:table-cell office:value-type="float" office:value="0.248665">
            <text:p>0.24866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1.5">
            <text:p>1.5</text:p>
          </table:table-cell>
          <table:table-cell office:value-type="float" office:value="62.8507">
            <text:p>62.8507</text:p>
          </table:table-cell>
          <table:table-cell office:value-type="float" office:value="0.013081">
            <text:p>0.01308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.5">
            <text:p>1.5</text:p>
          </table:table-cell>
          <table:table-cell office:value-type="float" office:value="42.4097">
            <text:p>42.4097</text:p>
          </table:table-cell>
          <table:table-cell office:value-type="float" office:value="0.330719">
            <text:p>0.33071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6">
            <text:p>1.6</text:p>
          </table:table-cell>
          <table:table-cell office:value-type="float" office:value="12.5691">
            <text:p>12.5691</text:p>
          </table:table-cell>
          <table:table-cell office:value-type="float" office:value="0.004636">
            <text:p>0.00463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6">
            <text:p>1.6</text:p>
          </table:table-cell>
          <table:table-cell office:value-type="float" office:value="11.3348">
            <text:p>11.3348</text:p>
          </table:table-cell>
          <table:table-cell office:value-type="float" office:value="0.010373">
            <text:p>0.01037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6">
            <text:p>1.6</text:p>
          </table:table-cell>
          <table:table-cell office:value-type="float" office:value="25.1333">
            <text:p>25.1333</text:p>
          </table:table-cell>
          <table:table-cell office:value-type="float" office:value="0.012843">
            <text:p>0.01284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6">
            <text:p>1.6</text:p>
          </table:table-cell>
          <table:table-cell office:value-type="float" office:value="20.6013">
            <text:p>20.6013</text:p>
          </table:table-cell>
          <table:table-cell office:value-type="float" office:value="0.030257">
            <text:p>0.03025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6">
            <text:p>1.6</text:p>
          </table:table-cell>
          <table:table-cell office:value-type="float" office:value="37.6871">
            <text:p>37.6871</text:p>
          </table:table-cell>
          <table:table-cell office:value-type="float" office:value="0.010627">
            <text:p>0.01062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6">
            <text:p>1.6</text:p>
          </table:table-cell>
          <table:table-cell office:value-type="float" office:value="27.6437">
            <text:p>27.6437</text:p>
          </table:table-cell>
          <table:table-cell office:value-type="float" office:value="0.248079">
            <text:p>0.24807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1.6">
            <text:p>1.6</text:p>
          </table:table-cell>
          <table:table-cell office:value-type="float" office:value="50.2729">
            <text:p>50.2729</text:p>
          </table:table-cell>
          <table:table-cell office:value-type="float" office:value="0.00534">
            <text:p>0.0053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.6">
            <text:p>1.6</text:p>
          </table:table-cell>
          <table:table-cell office:value-type="float" office:value="34.9911">
            <text:p>34.9911</text:p>
          </table:table-cell>
          <table:table-cell office:value-type="float" office:value="0.60025">
            <text:p>0.6002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1.6">
            <text:p>1.6</text:p>
          </table:table-cell>
          <table:table-cell office:value-type="float" office:value="62.822">
            <text:p>62.822</text:p>
          </table:table-cell>
          <table:table-cell office:value-type="float" office:value="0.014999">
            <text:p>0.01499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.6">
            <text:p>1.6</text:p>
          </table:table-cell>
          <table:table-cell office:value-type="float" office:value="41.8491">
            <text:p>41.8491</text:p>
          </table:table-cell>
          <table:table-cell office:value-type="float" office:value="0.212459">
            <text:p>0.21245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7">
            <text:p>1.7</text:p>
          </table:table-cell>
          <table:table-cell office:value-type="float" office:value="12.5627">
            <text:p>12.5627</text:p>
          </table:table-cell>
          <table:table-cell office:value-type="float" office:value="0.006526">
            <text:p>0.00652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7">
            <text:p>1.7</text:p>
          </table:table-cell>
          <table:table-cell office:value-type="float" office:value="11.3486">
            <text:p>11.3486</text:p>
          </table:table-cell>
          <table:table-cell office:value-type="float" office:value="0.006469">
            <text:p>0.00646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7">
            <text:p>1.7</text:p>
          </table:table-cell>
          <table:table-cell office:value-type="float" office:value="25.1375">
            <text:p>25.1375</text:p>
          </table:table-cell>
          <table:table-cell office:value-type="float" office:value="0.0065">
            <text:p>0.006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7">
            <text:p>1.7</text:p>
          </table:table-cell>
          <table:table-cell office:value-type="float" office:value="20.4836">
            <text:p>20.4836</text:p>
          </table:table-cell>
          <table:table-cell office:value-type="float" office:value="0.067817">
            <text:p>0.06781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7">
            <text:p>1.7</text:p>
          </table:table-cell>
          <table:table-cell office:value-type="float" office:value="37.7011">
            <text:p>37.7011</text:p>
          </table:table-cell>
          <table:table-cell office:value-type="float" office:value="0.007538">
            <text:p>0.00753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7">
            <text:p>1.7</text:p>
          </table:table-cell>
          <table:table-cell office:value-type="float" office:value="28.0417">
            <text:p>28.0417</text:p>
          </table:table-cell>
          <table:table-cell office:value-type="float" office:value="0.214637">
            <text:p>0.21463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1.7">
            <text:p>1.7</text:p>
          </table:table-cell>
          <table:table-cell office:value-type="float" office:value="50.2549">
            <text:p>50.2549</text:p>
          </table:table-cell>
          <table:table-cell office:value-type="float" office:value="0.014463">
            <text:p>0.01446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.7">
            <text:p>1.7</text:p>
          </table:table-cell>
          <table:table-cell office:value-type="float" office:value="35.5424">
            <text:p>35.5424</text:p>
          </table:table-cell>
          <table:table-cell office:value-type="float" office:value="0.522821">
            <text:p>0.52282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1.7">
            <text:p>1.7</text:p>
          </table:table-cell>
          <table:table-cell office:value-type="float" office:value="62.8425">
            <text:p>62.8425</text:p>
          </table:table-cell>
          <table:table-cell office:value-type="float" office:value="0.005485">
            <text:p>0.00548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.7">
            <text:p>1.7</text:p>
          </table:table-cell>
          <table:table-cell office:value-type="float" office:value="42.4169">
            <text:p>42.4169</text:p>
          </table:table-cell>
          <table:table-cell office:value-type="float" office:value="0.370016">
            <text:p>0.37001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8">
            <text:p>1.8</text:p>
          </table:table-cell>
          <table:table-cell office:value-type="float" office:value="12.5624">
            <text:p>12.5624</text:p>
          </table:table-cell>
          <table:table-cell office:value-type="float" office:value="0.002732">
            <text:p>0.00273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8">
            <text:p>1.8</text:p>
          </table:table-cell>
          <table:table-cell office:value-type="float" office:value="11.3402">
            <text:p>11.3402</text:p>
          </table:table-cell>
          <table:table-cell office:value-type="float" office:value="0.00168">
            <text:p>0.0016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8">
            <text:p>1.8</text:p>
          </table:table-cell>
          <table:table-cell office:value-type="float" office:value="25.139">
            <text:p>25.139</text:p>
          </table:table-cell>
          <table:table-cell office:value-type="float" office:value="0.009016">
            <text:p>0.00901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8">
            <text:p>1.8</text:p>
          </table:table-cell>
          <table:table-cell office:value-type="float" office:value="20.5329">
            <text:p>20.5329</text:p>
          </table:table-cell>
          <table:table-cell office:value-type="float" office:value="0.019581">
            <text:p>0.01958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8">
            <text:p>1.8</text:p>
          </table:table-cell>
          <table:table-cell office:value-type="float" office:value="37.7007">
            <text:p>37.7007</text:p>
          </table:table-cell>
          <table:table-cell office:value-type="float" office:value="0.01323">
            <text:p>0.01323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8">
            <text:p>1.8</text:p>
          </table:table-cell>
          <table:table-cell office:value-type="float" office:value="27.9592">
            <text:p>27.9592</text:p>
          </table:table-cell>
          <table:table-cell office:value-type="float" office:value="0.30149">
            <text:p>0.3014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1.8">
            <text:p>1.8</text:p>
          </table:table-cell>
          <table:table-cell office:value-type="float" office:value="50.2415">
            <text:p>50.2415</text:p>
          </table:table-cell>
          <table:table-cell office:value-type="float" office:value="0.016358">
            <text:p>0.01635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.8">
            <text:p>1.8</text:p>
          </table:table-cell>
          <table:table-cell office:value-type="float" office:value="33.8182">
            <text:p>33.8182</text:p>
          </table:table-cell>
          <table:table-cell office:value-type="float" office:value="0.693898">
            <text:p>0.69389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1.8">
            <text:p>1.8</text:p>
          </table:table-cell>
          <table:table-cell office:value-type="float" office:value="62.8242">
            <text:p>62.8242</text:p>
          </table:table-cell>
          <table:table-cell office:value-type="float" office:value="0.019361">
            <text:p>0.01936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.8">
            <text:p>1.8</text:p>
          </table:table-cell>
          <table:table-cell office:value-type="float" office:value="41.1615">
            <text:p>41.1615</text:p>
          </table:table-cell>
          <table:table-cell office:value-type="float" office:value="1.00951">
            <text:p>1.00951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.9">
            <text:p>1.9</text:p>
          </table:table-cell>
          <table:table-cell office:value-type="float" office:value="12.5727">
            <text:p>12.5727</text:p>
          </table:table-cell>
          <table:table-cell office:value-type="float" office:value="0.003135">
            <text:p>0.00313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.9">
            <text:p>1.9</text:p>
          </table:table-cell>
          <table:table-cell office:value-type="float" office:value="11.3395">
            <text:p>11.3395</text:p>
          </table:table-cell>
          <table:table-cell office:value-type="float" office:value="0.009797">
            <text:p>0.00979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.9">
            <text:p>1.9</text:p>
          </table:table-cell>
          <table:table-cell office:value-type="float" office:value="25.1197">
            <text:p>25.1197</text:p>
          </table:table-cell>
          <table:table-cell office:value-type="float" office:value="0.004189">
            <text:p>0.00418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.9">
            <text:p>1.9</text:p>
          </table:table-cell>
          <table:table-cell office:value-type="float" office:value="20.4308">
            <text:p>20.4308</text:p>
          </table:table-cell>
          <table:table-cell office:value-type="float" office:value="0.032994">
            <text:p>0.03299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.9">
            <text:p>1.9</text:p>
          </table:table-cell>
          <table:table-cell office:value-type="float" office:value="37.6889">
            <text:p>37.6889</text:p>
          </table:table-cell>
          <table:table-cell office:value-type="float" office:value="0.008488">
            <text:p>0.00848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.9">
            <text:p>1.9</text:p>
          </table:table-cell>
          <table:table-cell office:value-type="float" office:value="27.6958">
            <text:p>27.6958</text:p>
          </table:table-cell>
          <table:table-cell office:value-type="float" office:value="0.418116">
            <text:p>0.41811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1.9">
            <text:p>1.9</text:p>
          </table:table-cell>
          <table:table-cell office:value-type="float" office:value="50.2833">
            <text:p>50.2833</text:p>
          </table:table-cell>
          <table:table-cell office:value-type="float" office:value="0.009002">
            <text:p>0.00900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.9">
            <text:p>1.9</text:p>
          </table:table-cell>
          <table:table-cell office:value-type="float" office:value="34.6463">
            <text:p>34.6463</text:p>
          </table:table-cell>
          <table:table-cell office:value-type="float" office:value="0.147109">
            <text:p>0.14710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1.9">
            <text:p>1.9</text:p>
          </table:table-cell>
          <table:table-cell office:value-type="float" office:value="62.8118">
            <text:p>62.8118</text:p>
          </table:table-cell>
          <table:table-cell office:value-type="float" office:value="0.019528">
            <text:p>0.01952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.9">
            <text:p>1.9</text:p>
          </table:table-cell>
          <table:table-cell office:value-type="float" office:value="38.8882">
            <text:p>38.8882</text:p>
          </table:table-cell>
          <table:table-cell office:value-type="float" office:value="0.372298">
            <text:p>0.372298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2.5618">
            <text:p>12.5618</text:p>
          </table:table-cell>
          <table:table-cell office:value-type="float" office:value="0.005127">
            <text:p>0.00512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1.3501">
            <text:p>11.3501</text:p>
          </table:table-cell>
          <table:table-cell office:value-type="float" office:value="0.006786">
            <text:p>0.00678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5.13">
            <text:p>25.13</text:p>
          </table:table-cell>
          <table:table-cell office:value-type="float" office:value="0.011305">
            <text:p>0.011305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0.4096">
            <text:p>20.4096</text:p>
          </table:table-cell>
          <table:table-cell office:value-type="float" office:value="0.098517">
            <text:p>0.098517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37.6989">
            <text:p>37.6989</text:p>
          </table:table-cell>
          <table:table-cell office:value-type="float" office:value="0.014442">
            <text:p>0.014442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28.0236">
            <text:p>28.0236</text:p>
          </table:table-cell>
          <table:table-cell office:value-type="float" office:value="0.306296">
            <text:p>0.30629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50.2668">
            <text:p>50.2668</text:p>
          </table:table-cell>
          <table:table-cell office:value-type="float" office:value="0.020119">
            <text:p>0.020119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35.1007">
            <text:p>35.1007</text:p>
          </table:table-cell>
          <table:table-cell office:value-type="float" office:value="0.336554">
            <text:p>0.33655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62.8723">
            <text:p>62.8723</text:p>
          </table:table-cell>
          <table:table-cell office:value-type="float" office:value="0.028126">
            <text:p>0.028126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40.8825">
            <text:p>40.8825</text:p>
          </table:table-cell>
          <table:table-cell office:value-type="float" office:value="1.14564">
            <text:p>1.14564</text:p>
          </table:table-cell>
          <table:table-cell office:value-type="float" office:value="4">
            <text:p>4</text:p>
          </table:table-cell>
          <table:table-cell office:value-type="string" office:value="dimersc0_mu.dat">
            <text:p>dimersc0_mu.dat</text:p>
          </table:table-cell>
        </table:table-row>
      </table:table>
      <table:table table:name="dimerl_all.dat">
        <table:table-row>
          <table:table-cell table:style-name="pd1" office:value-type="string" office:value="quantity">
            <text:p>quantity</text:p>
          </table:table-cell>
          <table:table-cell table:style-name="pd1" office:value-type="string" office:value="L">
            <text:p>L</text:p>
          </table:table-cell>
          <table:table-cell table:style-name="pd1" office:value-type="string" office:value="A01">
            <text:p>A01</text:p>
          </table:table-cell>
          <table:table-cell table:style-name="pd1" office:value-type="string" office:value="dlength">
            <text:p>dlength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njobs">
            <text:p>njobs</text:p>
          </table:table-cell>
          <table:table-cell table:style-name="pd1" office:value-type="string" office:value="file">
            <text:p>file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2.5652">
            <text:p>12.5652</text:p>
          </table:table-cell>
          <table:table-cell office:value-type="float" office:value="0.000407">
            <text:p>0.000407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343">
            <text:p>11.343</text:p>
          </table:table-cell>
          <table:table-cell office:value-type="float" office:value="0.001296">
            <text:p>0.001296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5.1303">
            <text:p>25.1303</text:p>
          </table:table-cell>
          <table:table-cell office:value-type="float" office:value="0.000815">
            <text:p>0.000815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4795">
            <text:p>20.4795</text:p>
          </table:table-cell>
          <table:table-cell office:value-type="float" office:value="0.013119">
            <text:p>0.013119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37.6954">
            <text:p>37.6954</text:p>
          </table:table-cell>
          <table:table-cell office:value-type="float" office:value="0.001221">
            <text:p>0.001221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27.9843">
            <text:p>27.9843</text:p>
          </table:table-cell>
          <table:table-cell office:value-type="float" office:value="0.0539">
            <text:p>0.0539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50.2606">
            <text:p>50.2606</text:p>
          </table:table-cell>
          <table:table-cell office:value-type="float" office:value="0.001627">
            <text:p>0.001627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34.6832">
            <text:p>34.6832</text:p>
          </table:table-cell>
          <table:table-cell office:value-type="float" office:value="0.111063">
            <text:p>0.111063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62.8258">
            <text:p>62.8258</text:p>
          </table:table-cell>
          <table:table-cell office:value-type="float" office:value="0.002034">
            <text:p>0.002034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41.0735">
            <text:p>41.0735</text:p>
          </table:table-cell>
          <table:table-cell office:value-type="float" office:value="0.168677">
            <text:p>0.168677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2.5642">
            <text:p>12.5642</text:p>
          </table:table-cell>
          <table:table-cell office:value-type="float" office:value="0.000876">
            <text:p>0.000876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1.3477">
            <text:p>11.3477</text:p>
          </table:table-cell>
          <table:table-cell office:value-type="float" office:value="0.001549">
            <text:p>0.001549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5.1285">
            <text:p>25.1285</text:p>
          </table:table-cell>
          <table:table-cell office:value-type="float" office:value="0.00175">
            <text:p>0.00175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0.4997">
            <text:p>20.4997</text:p>
          </table:table-cell>
          <table:table-cell office:value-type="float" office:value="0.015072">
            <text:p>0.015072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37.6928">
            <text:p>37.6928</text:p>
          </table:table-cell>
          <table:table-cell office:value-type="float" office:value="0.002628">
            <text:p>0.002628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27.9678">
            <text:p>27.9678</text:p>
          </table:table-cell>
          <table:table-cell office:value-type="float" office:value="0.070829">
            <text:p>0.070829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50.257">
            <text:p>50.257</text:p>
          </table:table-cell>
          <table:table-cell office:value-type="float" office:value="0.003502">
            <text:p>0.003502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34.5913">
            <text:p>34.5913</text:p>
          </table:table-cell>
          <table:table-cell office:value-type="float" office:value="0.142561">
            <text:p>0.142561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62.8213">
            <text:p>62.8213</text:p>
          </table:table-cell>
          <table:table-cell office:value-type="float" office:value="0.004379">
            <text:p>0.004379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40.9031">
            <text:p>40.9031</text:p>
          </table:table-cell>
          <table:table-cell office:value-type="float" office:value="0.209396">
            <text:p>0.209396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2.5652">
            <text:p>12.5652</text:p>
          </table:table-cell>
          <table:table-cell office:value-type="float" office:value="0.000407">
            <text:p>0.000407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1.3478">
            <text:p>11.3478</text:p>
          </table:table-cell>
          <table:table-cell office:value-type="float" office:value="0.001285">
            <text:p>0.001285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5.1303">
            <text:p>25.1303</text:p>
          </table:table-cell>
          <table:table-cell office:value-type="float" office:value="0.000815">
            <text:p>0.000815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0.491">
            <text:p>20.491</text:p>
          </table:table-cell>
          <table:table-cell office:value-type="float" office:value="0.014432">
            <text:p>0.014432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37.6954">
            <text:p>37.6954</text:p>
          </table:table-cell>
          <table:table-cell office:value-type="float" office:value="0.001221">
            <text:p>0.001221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27.9135">
            <text:p>27.9135</text:p>
          </table:table-cell>
          <table:table-cell office:value-type="float" office:value="0.07293">
            <text:p>0.07293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50.2606">
            <text:p>50.2606</text:p>
          </table:table-cell>
          <table:table-cell office:value-type="float" office:value="0.001627">
            <text:p>0.001627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34.4662">
            <text:p>34.4662</text:p>
          </table:table-cell>
          <table:table-cell office:value-type="float" office:value="0.153307">
            <text:p>0.153307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62.8258">
            <text:p>62.8258</text:p>
          </table:table-cell>
          <table:table-cell office:value-type="float" office:value="0.002034">
            <text:p>0.002034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40.7098">
            <text:p>40.7098</text:p>
          </table:table-cell>
          <table:table-cell office:value-type="float" office:value="0.230595">
            <text:p>0.230595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2.5642">
            <text:p>12.5642</text:p>
          </table:table-cell>
          <table:table-cell office:value-type="float" office:value="0.000876">
            <text:p>0.000876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1.3474">
            <text:p>11.3474</text:p>
          </table:table-cell>
          <table:table-cell office:value-type="float" office:value="0.001826">
            <text:p>0.001826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5.1285">
            <text:p>25.1285</text:p>
          </table:table-cell>
          <table:table-cell office:value-type="float" office:value="0.00175">
            <text:p>0.00175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0.4902">
            <text:p>20.4902</text:p>
          </table:table-cell>
          <table:table-cell office:value-type="float" office:value="0.02859">
            <text:p>0.02859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37.6928">
            <text:p>37.6928</text:p>
          </table:table-cell>
          <table:table-cell office:value-type="float" office:value="0.002628">
            <text:p>0.002628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28.0131">
            <text:p>28.0131</text:p>
          </table:table-cell>
          <table:table-cell office:value-type="float" office:value="0.110617">
            <text:p>0.110617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50.257">
            <text:p>50.257</text:p>
          </table:table-cell>
          <table:table-cell office:value-type="float" office:value="0.003502">
            <text:p>0.003502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34.8067">
            <text:p>34.8067</text:p>
          </table:table-cell>
          <table:table-cell office:value-type="float" office:value="0.194525">
            <text:p>0.194525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62.8213">
            <text:p>62.8213</text:p>
          </table:table-cell>
          <table:table-cell office:value-type="float" office:value="0.004379">
            <text:p>0.004379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41.3263">
            <text:p>41.3263</text:p>
          </table:table-cell>
          <table:table-cell office:value-type="float" office:value="0.270938">
            <text:p>0.270938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2.5652">
            <text:p>12.5652</text:p>
          </table:table-cell>
          <table:table-cell office:value-type="float" office:value="0.000407">
            <text:p>0.000407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1.3473">
            <text:p>11.3473</text:p>
          </table:table-cell>
          <table:table-cell office:value-type="float" office:value="0.001304">
            <text:p>0.001304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5.1303">
            <text:p>25.1303</text:p>
          </table:table-cell>
          <table:table-cell office:value-type="float" office:value="0.000815">
            <text:p>0.000815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0.4838">
            <text:p>20.4838</text:p>
          </table:table-cell>
          <table:table-cell office:value-type="float" office:value="0.019572">
            <text:p>0.019572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37.6954">
            <text:p>37.6954</text:p>
          </table:table-cell>
          <table:table-cell office:value-type="float" office:value="0.001221">
            <text:p>0.001221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27.8968">
            <text:p>27.8968</text:p>
          </table:table-cell>
          <table:table-cell office:value-type="float" office:value="0.096465">
            <text:p>0.096465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50.2606">
            <text:p>50.2606</text:p>
          </table:table-cell>
          <table:table-cell office:value-type="float" office:value="0.001627">
            <text:p>0.001627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34.4828">
            <text:p>34.4828</text:p>
          </table:table-cell>
          <table:table-cell office:value-type="float" office:value="0.191138">
            <text:p>0.191138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62.8258">
            <text:p>62.8258</text:p>
          </table:table-cell>
          <table:table-cell office:value-type="float" office:value="0.002034">
            <text:p>0.002034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40.7819">
            <text:p>40.7819</text:p>
          </table:table-cell>
          <table:table-cell office:value-type="float" office:value="0.280714">
            <text:p>0.280714</text:p>
          </table:table-cell>
          <table:table-cell office:value-type="float" office:value="40">
            <text:p>40</text:p>
          </table:table-cell>
          <table:table-cell office:value-type="string" office:value="dimerl08a_mu.dat">
            <text:p>dimerl08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2.5666">
            <text:p>12.5666</text:p>
          </table:table-cell>
          <table:table-cell office:value-type="float" office:value="0.000476">
            <text:p>0.000476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3446">
            <text:p>11.3446</text:p>
          </table:table-cell>
          <table:table-cell office:value-type="float" office:value="0.001249">
            <text:p>0.00124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5.1333">
            <text:p>25.1333</text:p>
          </table:table-cell>
          <table:table-cell office:value-type="float" office:value="0.000949">
            <text:p>0.00094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4813">
            <text:p>20.4813</text:p>
          </table:table-cell>
          <table:table-cell office:value-type="float" office:value="0.013813">
            <text:p>0.013813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37.6999">
            <text:p>37.6999</text:p>
          </table:table-cell>
          <table:table-cell office:value-type="float" office:value="0.001425">
            <text:p>0.001425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27.9437">
            <text:p>27.9437</text:p>
          </table:table-cell>
          <table:table-cell office:value-type="float" office:value="0.060075">
            <text:p>0.060075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50.2665">
            <text:p>50.2665</text:p>
          </table:table-cell>
          <table:table-cell office:value-type="float" office:value="0.0019">
            <text:p>0.001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34.5534">
            <text:p>34.5534</text:p>
          </table:table-cell>
          <table:table-cell office:value-type="float" office:value="0.118187">
            <text:p>0.118187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62.8332">
            <text:p>62.8332</text:p>
          </table:table-cell>
          <table:table-cell office:value-type="float" office:value="0.002375">
            <text:p>0.002375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40.8375">
            <text:p>40.8375</text:p>
          </table:table-cell>
          <table:table-cell office:value-type="float" office:value="0.173339">
            <text:p>0.17333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2.5662">
            <text:p>12.5662</text:p>
          </table:table-cell>
          <table:table-cell office:value-type="float" office:value="0.00091">
            <text:p>0.00091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1.3479">
            <text:p>11.3479</text:p>
          </table:table-cell>
          <table:table-cell office:value-type="float" office:value="0.0016">
            <text:p>0.0016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5.1324">
            <text:p>25.1324</text:p>
          </table:table-cell>
          <table:table-cell office:value-type="float" office:value="0.00182">
            <text:p>0.00182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0.4918">
            <text:p>20.4918</text:p>
          </table:table-cell>
          <table:table-cell office:value-type="float" office:value="0.017896">
            <text:p>0.017896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37.6986">
            <text:p>37.6986</text:p>
          </table:table-cell>
          <table:table-cell office:value-type="float" office:value="0.002729">
            <text:p>0.00272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27.9653">
            <text:p>27.9653</text:p>
          </table:table-cell>
          <table:table-cell office:value-type="float" office:value="0.082716">
            <text:p>0.082716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50.2648">
            <text:p>50.2648</text:p>
          </table:table-cell>
          <table:table-cell office:value-type="float" office:value="0.00364">
            <text:p>0.00364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34.6141">
            <text:p>34.6141</text:p>
          </table:table-cell>
          <table:table-cell office:value-type="float" office:value="0.163534">
            <text:p>0.163534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62.831">
            <text:p>62.831</text:p>
          </table:table-cell>
          <table:table-cell office:value-type="float" office:value="0.004549">
            <text:p>0.00454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40.9505">
            <text:p>40.9505</text:p>
          </table:table-cell>
          <table:table-cell office:value-type="float" office:value="0.24179">
            <text:p>0.2417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2.5666">
            <text:p>12.5666</text:p>
          </table:table-cell>
          <table:table-cell office:value-type="float" office:value="0.000476">
            <text:p>0.000476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1.3466">
            <text:p>11.3466</text:p>
          </table:table-cell>
          <table:table-cell office:value-type="float" office:value="0.001467">
            <text:p>0.001467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5.1333">
            <text:p>25.1333</text:p>
          </table:table-cell>
          <table:table-cell office:value-type="float" office:value="0.000949">
            <text:p>0.00094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0.474">
            <text:p>20.474</text:p>
          </table:table-cell>
          <table:table-cell office:value-type="float" office:value="0.013978">
            <text:p>0.013978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37.6999">
            <text:p>37.6999</text:p>
          </table:table-cell>
          <table:table-cell office:value-type="float" office:value="0.001425">
            <text:p>0.001425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27.8803">
            <text:p>27.8803</text:p>
          </table:table-cell>
          <table:table-cell office:value-type="float" office:value="0.065818">
            <text:p>0.065818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50.2665">
            <text:p>50.2665</text:p>
          </table:table-cell>
          <table:table-cell office:value-type="float" office:value="0.0019">
            <text:p>0.001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34.4313">
            <text:p>34.4313</text:p>
          </table:table-cell>
          <table:table-cell office:value-type="float" office:value="0.134661">
            <text:p>0.134661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62.8332">
            <text:p>62.8332</text:p>
          </table:table-cell>
          <table:table-cell office:value-type="float" office:value="0.002375">
            <text:p>0.002375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40.6757">
            <text:p>40.6757</text:p>
          </table:table-cell>
          <table:table-cell office:value-type="float" office:value="0.200403">
            <text:p>0.200403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2.5662">
            <text:p>12.5662</text:p>
          </table:table-cell>
          <table:table-cell office:value-type="float" office:value="0.00091">
            <text:p>0.00091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1.346">
            <text:p>11.346</text:p>
          </table:table-cell>
          <table:table-cell office:value-type="float" office:value="0.001592">
            <text:p>0.001592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5.1324">
            <text:p>25.1324</text:p>
          </table:table-cell>
          <table:table-cell office:value-type="float" office:value="0.00182">
            <text:p>0.00182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0.4794">
            <text:p>20.4794</text:p>
          </table:table-cell>
          <table:table-cell office:value-type="float" office:value="0.023047">
            <text:p>0.023047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37.6986">
            <text:p>37.6986</text:p>
          </table:table-cell>
          <table:table-cell office:value-type="float" office:value="0.002729">
            <text:p>0.00272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27.9647">
            <text:p>27.9647</text:p>
          </table:table-cell>
          <table:table-cell office:value-type="float" office:value="0.096095">
            <text:p>0.096095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50.2648">
            <text:p>50.2648</text:p>
          </table:table-cell>
          <table:table-cell office:value-type="float" office:value="0.00364">
            <text:p>0.00364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34.6892">
            <text:p>34.6892</text:p>
          </table:table-cell>
          <table:table-cell office:value-type="float" office:value="0.179088">
            <text:p>0.179088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62.831">
            <text:p>62.831</text:p>
          </table:table-cell>
          <table:table-cell office:value-type="float" office:value="0.004549">
            <text:p>0.00454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41.1434">
            <text:p>41.1434</text:p>
          </table:table-cell>
          <table:table-cell office:value-type="float" office:value="0.258342">
            <text:p>0.258342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2.5666">
            <text:p>12.5666</text:p>
          </table:table-cell>
          <table:table-cell office:value-type="float" office:value="0.000476">
            <text:p>0.000476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1.3476">
            <text:p>11.3476</text:p>
          </table:table-cell>
          <table:table-cell office:value-type="float" office:value="0.001233">
            <text:p>0.001233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5.1333">
            <text:p>25.1333</text:p>
          </table:table-cell>
          <table:table-cell office:value-type="float" office:value="0.000949">
            <text:p>0.00094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0.4885">
            <text:p>20.4885</text:p>
          </table:table-cell>
          <table:table-cell office:value-type="float" office:value="0.013939">
            <text:p>0.01393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37.6999">
            <text:p>37.6999</text:p>
          </table:table-cell>
          <table:table-cell office:value-type="float" office:value="0.001425">
            <text:p>0.001425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27.9469">
            <text:p>27.9469</text:p>
          </table:table-cell>
          <table:table-cell office:value-type="float" office:value="0.073146">
            <text:p>0.073146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50.2665">
            <text:p>50.2665</text:p>
          </table:table-cell>
          <table:table-cell office:value-type="float" office:value="0.0019">
            <text:p>0.0019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34.5797">
            <text:p>34.5797</text:p>
          </table:table-cell>
          <table:table-cell office:value-type="float" office:value="0.15232">
            <text:p>0.15232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62.8332">
            <text:p>62.8332</text:p>
          </table:table-cell>
          <table:table-cell office:value-type="float" office:value="0.002375">
            <text:p>0.002375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8.0">
            <text:p>8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40.9146">
            <text:p>40.9146</text:p>
          </table:table-cell>
          <table:table-cell office:value-type="float" office:value="0.229078">
            <text:p>0.229078</text:p>
          </table:table-cell>
          <table:table-cell office:value-type="float" office:value="40">
            <text:p>40</text:p>
          </table:table-cell>
          <table:table-cell office:value-type="string" office:value="dimerl08b_mu.dat">
            <text:p>dimerl08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2.5665">
            <text:p>12.5665</text:p>
          </table:table-cell>
          <table:table-cell office:value-type="float" office:value="0.000562">
            <text:p>0.000562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3432">
            <text:p>11.3432</text:p>
          </table:table-cell>
          <table:table-cell office:value-type="float" office:value="0.001432">
            <text:p>0.001432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5.1331">
            <text:p>25.1331</text:p>
          </table:table-cell>
          <table:table-cell office:value-type="float" office:value="0.001123">
            <text:p>0.001123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4439">
            <text:p>20.4439</text:p>
          </table:table-cell>
          <table:table-cell office:value-type="float" office:value="0.024934">
            <text:p>0.024934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37.6996">
            <text:p>37.6996</text:p>
          </table:table-cell>
          <table:table-cell office:value-type="float" office:value="0.001684">
            <text:p>0.001684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27.7518">
            <text:p>27.7518</text:p>
          </table:table-cell>
          <table:table-cell office:value-type="float" office:value="0.116839">
            <text:p>0.116839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50.2661">
            <text:p>50.2661</text:p>
          </table:table-cell>
          <table:table-cell office:value-type="float" office:value="0.002244">
            <text:p>0.002244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34.2227">
            <text:p>34.2227</text:p>
          </table:table-cell>
          <table:table-cell office:value-type="float" office:value="0.219762">
            <text:p>0.219762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62.8326">
            <text:p>62.8326</text:p>
          </table:table-cell>
          <table:table-cell office:value-type="float" office:value="0.002808">
            <text:p>0.002808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40.4112">
            <text:p>40.4112</text:p>
          </table:table-cell>
          <table:table-cell office:value-type="float" office:value="0.315015">
            <text:p>0.315015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2.5661">
            <text:p>12.5661</text:p>
          </table:table-cell>
          <table:table-cell office:value-type="float" office:value="0.001022">
            <text:p>0.001022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1.344">
            <text:p>11.344</text:p>
          </table:table-cell>
          <table:table-cell office:value-type="float" office:value="0.001438">
            <text:p>0.001438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5.1322">
            <text:p>25.1322</text:p>
          </table:table-cell>
          <table:table-cell office:value-type="float" office:value="0.002042">
            <text:p>0.002042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0.4851">
            <text:p>20.4851</text:p>
          </table:table-cell>
          <table:table-cell office:value-type="float" office:value="0.014597">
            <text:p>0.014597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37.6983">
            <text:p>37.6983</text:p>
          </table:table-cell>
          <table:table-cell office:value-type="float" office:value="0.003064">
            <text:p>0.003064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27.9502">
            <text:p>27.9502</text:p>
          </table:table-cell>
          <table:table-cell office:value-type="float" office:value="0.074446">
            <text:p>0.074446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50.2645">
            <text:p>50.2645</text:p>
          </table:table-cell>
          <table:table-cell office:value-type="float" office:value="0.004083">
            <text:p>0.004083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34.5849">
            <text:p>34.5849</text:p>
          </table:table-cell>
          <table:table-cell office:value-type="float" office:value="0.153074">
            <text:p>0.153074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62.8306">
            <text:p>62.8306</text:p>
          </table:table-cell>
          <table:table-cell office:value-type="float" office:value="0.005105">
            <text:p>0.005105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40.9145">
            <text:p>40.9145</text:p>
          </table:table-cell>
          <table:table-cell office:value-type="float" office:value="0.226538">
            <text:p>0.226538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2.5665">
            <text:p>12.5665</text:p>
          </table:table-cell>
          <table:table-cell office:value-type="float" office:value="0.000562">
            <text:p>0.000562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1.3464">
            <text:p>11.3464</text:p>
          </table:table-cell>
          <table:table-cell office:value-type="float" office:value="0.001365">
            <text:p>0.001365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5.1331">
            <text:p>25.1331</text:p>
          </table:table-cell>
          <table:table-cell office:value-type="float" office:value="0.001123">
            <text:p>0.001123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0.4963">
            <text:p>20.4963</text:p>
          </table:table-cell>
          <table:table-cell office:value-type="float" office:value="0.013969">
            <text:p>0.013969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37.6996">
            <text:p>37.6996</text:p>
          </table:table-cell>
          <table:table-cell office:value-type="float" office:value="0.001684">
            <text:p>0.001684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28.0068">
            <text:p>28.0068</text:p>
          </table:table-cell>
          <table:table-cell office:value-type="float" office:value="0.067502">
            <text:p>0.067502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50.2661">
            <text:p>50.2661</text:p>
          </table:table-cell>
          <table:table-cell office:value-type="float" office:value="0.002244">
            <text:p>0.002244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34.7144">
            <text:p>34.7144</text:p>
          </table:table-cell>
          <table:table-cell office:value-type="float" office:value="0.13795">
            <text:p>0.13795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62.8326">
            <text:p>62.8326</text:p>
          </table:table-cell>
          <table:table-cell office:value-type="float" office:value="0.002808">
            <text:p>0.002808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41.1164">
            <text:p>41.1164</text:p>
          </table:table-cell>
          <table:table-cell office:value-type="float" office:value="0.205049">
            <text:p>0.205049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2.5661">
            <text:p>12.5661</text:p>
          </table:table-cell>
          <table:table-cell office:value-type="float" office:value="0.001022">
            <text:p>0.001022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1.3468">
            <text:p>11.3468</text:p>
          </table:table-cell>
          <table:table-cell office:value-type="float" office:value="0.001569">
            <text:p>0.001569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5.1322">
            <text:p>25.1322</text:p>
          </table:table-cell>
          <table:table-cell office:value-type="float" office:value="0.002042">
            <text:p>0.002042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0.4957">
            <text:p>20.4957</text:p>
          </table:table-cell>
          <table:table-cell office:value-type="float" office:value="0.014334">
            <text:p>0.014334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37.6983">
            <text:p>37.6983</text:p>
          </table:table-cell>
          <table:table-cell office:value-type="float" office:value="0.003064">
            <text:p>0.003064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27.978">
            <text:p>27.978</text:p>
          </table:table-cell>
          <table:table-cell office:value-type="float" office:value="0.065782">
            <text:p>0.065782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50.2645">
            <text:p>50.2645</text:p>
          </table:table-cell>
          <table:table-cell office:value-type="float" office:value="0.004083">
            <text:p>0.004083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34.6269">
            <text:p>34.6269</text:p>
          </table:table-cell>
          <table:table-cell office:value-type="float" office:value="0.139159">
            <text:p>0.139159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62.8306">
            <text:p>62.8306</text:p>
          </table:table-cell>
          <table:table-cell office:value-type="float" office:value="0.005105">
            <text:p>0.005105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40.9691">
            <text:p>40.9691</text:p>
          </table:table-cell>
          <table:table-cell office:value-type="float" office:value="0.210639">
            <text:p>0.210639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2.5665">
            <text:p>12.5665</text:p>
          </table:table-cell>
          <table:table-cell office:value-type="float" office:value="0.000562">
            <text:p>0.000562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1.3482">
            <text:p>11.3482</text:p>
          </table:table-cell>
          <table:table-cell office:value-type="float" office:value="0.001186">
            <text:p>0.001186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5.1331">
            <text:p>25.1331</text:p>
          </table:table-cell>
          <table:table-cell office:value-type="float" office:value="0.001123">
            <text:p>0.001123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0.4992">
            <text:p>20.4992</text:p>
          </table:table-cell>
          <table:table-cell office:value-type="float" office:value="0.013683">
            <text:p>0.013683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37.6996">
            <text:p>37.6996</text:p>
          </table:table-cell>
          <table:table-cell office:value-type="float" office:value="0.001684">
            <text:p>0.001684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27.9674">
            <text:p>27.9674</text:p>
          </table:table-cell>
          <table:table-cell office:value-type="float" office:value="0.068378">
            <text:p>0.068378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50.2661">
            <text:p>50.2661</text:p>
          </table:table-cell>
          <table:table-cell office:value-type="float" office:value="0.002244">
            <text:p>0.002244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34.5879">
            <text:p>34.5879</text:p>
          </table:table-cell>
          <table:table-cell office:value-type="float" office:value="0.143378">
            <text:p>0.143378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62.8326">
            <text:p>62.8326</text:p>
          </table:table-cell>
          <table:table-cell office:value-type="float" office:value="0.002808">
            <text:p>0.002808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40.8985">
            <text:p>40.8985</text:p>
          </table:table-cell>
          <table:table-cell office:value-type="float" office:value="0.216613">
            <text:p>0.216613</text:p>
          </table:table-cell>
          <table:table-cell office:value-type="float" office:value="40">
            <text:p>40</text:p>
          </table:table-cell>
          <table:table-cell office:value-type="string" office:value="dimerl10a_mu.dat">
            <text:p>dimerl10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2.5659">
            <text:p>12.5659</text:p>
          </table:table-cell>
          <table:table-cell office:value-type="float" office:value="0.000501">
            <text:p>0.000501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3424">
            <text:p>11.3424</text:p>
          </table:table-cell>
          <table:table-cell office:value-type="float" office:value="0.001611">
            <text:p>0.001611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5.1318">
            <text:p>25.1318</text:p>
          </table:table-cell>
          <table:table-cell office:value-type="float" office:value="0.001001">
            <text:p>0.001001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4757">
            <text:p>20.4757</text:p>
          </table:table-cell>
          <table:table-cell office:value-type="float" office:value="0.01664">
            <text:p>0.01664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37.6977">
            <text:p>37.6977</text:p>
          </table:table-cell>
          <table:table-cell office:value-type="float" office:value="0.001502">
            <text:p>0.001502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27.9406">
            <text:p>27.9406</text:p>
          </table:table-cell>
          <table:table-cell office:value-type="float" office:value="0.074442">
            <text:p>0.074442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50.2636">
            <text:p>50.2636</text:p>
          </table:table-cell>
          <table:table-cell office:value-type="float" office:value="0.002002">
            <text:p>0.002002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34.5742">
            <text:p>34.5742</text:p>
          </table:table-cell>
          <table:table-cell office:value-type="float" office:value="0.150944">
            <text:p>0.150944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62.8295">
            <text:p>62.8295</text:p>
          </table:table-cell>
          <table:table-cell office:value-type="float" office:value="0.002502">
            <text:p>0.002502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40.8981">
            <text:p>40.8981</text:p>
          </table:table-cell>
          <table:table-cell office:value-type="float" office:value="0.225516">
            <text:p>0.225516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2.5648">
            <text:p>12.5648</text:p>
          </table:table-cell>
          <table:table-cell office:value-type="float" office:value="0.00089">
            <text:p>0.00089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1.347">
            <text:p>11.347</text:p>
          </table:table-cell>
          <table:table-cell office:value-type="float" office:value="0.001357">
            <text:p>0.001357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5.1295">
            <text:p>25.1295</text:p>
          </table:table-cell>
          <table:table-cell office:value-type="float" office:value="0.001779">
            <text:p>0.001779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0.5262">
            <text:p>20.5262</text:p>
          </table:table-cell>
          <table:table-cell office:value-type="float" office:value="0.015325">
            <text:p>0.015325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37.6943">
            <text:p>37.6943</text:p>
          </table:table-cell>
          <table:table-cell office:value-type="float" office:value="0.002669">
            <text:p>0.002669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28.1415">
            <text:p>28.1415</text:p>
          </table:table-cell>
          <table:table-cell office:value-type="float" office:value="0.066363">
            <text:p>0.066363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50.2591">
            <text:p>50.2591</text:p>
          </table:table-cell>
          <table:table-cell office:value-type="float" office:value="0.003559">
            <text:p>0.003559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34.9847">
            <text:p>34.9847</text:p>
          </table:table-cell>
          <table:table-cell office:value-type="float" office:value="0.133336">
            <text:p>0.133336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62.8239">
            <text:p>62.8239</text:p>
          </table:table-cell>
          <table:table-cell office:value-type="float" office:value="0.004448">
            <text:p>0.004448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41.5252">
            <text:p>41.5252</text:p>
          </table:table-cell>
          <table:table-cell office:value-type="float" office:value="0.199395">
            <text:p>0.199395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2.5659">
            <text:p>12.5659</text:p>
          </table:table-cell>
          <table:table-cell office:value-type="float" office:value="0.000501">
            <text:p>0.000501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1.3457">
            <text:p>11.3457</text:p>
          </table:table-cell>
          <table:table-cell office:value-type="float" office:value="0.001422">
            <text:p>0.001422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5.1318">
            <text:p>25.1318</text:p>
          </table:table-cell>
          <table:table-cell office:value-type="float" office:value="0.001001">
            <text:p>0.001001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0.4737">
            <text:p>20.4737</text:p>
          </table:table-cell>
          <table:table-cell office:value-type="float" office:value="0.01866">
            <text:p>0.01866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37.6977">
            <text:p>37.6977</text:p>
          </table:table-cell>
          <table:table-cell office:value-type="float" office:value="0.001502">
            <text:p>0.001502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27.8827">
            <text:p>27.8827</text:p>
          </table:table-cell>
          <table:table-cell office:value-type="float" office:value="0.08326">
            <text:p>0.08326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50.2636">
            <text:p>50.2636</text:p>
          </table:table-cell>
          <table:table-cell office:value-type="float" office:value="0.002002">
            <text:p>0.002002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34.4391">
            <text:p>34.4391</text:p>
          </table:table-cell>
          <table:table-cell office:value-type="float" office:value="0.160133">
            <text:p>0.160133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62.8295">
            <text:p>62.8295</text:p>
          </table:table-cell>
          <table:table-cell office:value-type="float" office:value="0.002502">
            <text:p>0.002502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40.685">
            <text:p>40.685</text:p>
          </table:table-cell>
          <table:table-cell office:value-type="float" office:value="0.232585">
            <text:p>0.232585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2.5648">
            <text:p>12.5648</text:p>
          </table:table-cell>
          <table:table-cell office:value-type="float" office:value="0.00089">
            <text:p>0.00089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1.3452">
            <text:p>11.3452</text:p>
          </table:table-cell>
          <table:table-cell office:value-type="float" office:value="0.001507">
            <text:p>0.001507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5.1295">
            <text:p>25.1295</text:p>
          </table:table-cell>
          <table:table-cell office:value-type="float" office:value="0.001779">
            <text:p>0.001779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0.4911">
            <text:p>20.4911</text:p>
          </table:table-cell>
          <table:table-cell office:value-type="float" office:value="0.013978">
            <text:p>0.013978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37.6943">
            <text:p>37.6943</text:p>
          </table:table-cell>
          <table:table-cell office:value-type="float" office:value="0.002669">
            <text:p>0.002669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27.9512">
            <text:p>27.9512</text:p>
          </table:table-cell>
          <table:table-cell office:value-type="float" office:value="0.067624">
            <text:p>0.067624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50.2591">
            <text:p>50.2591</text:p>
          </table:table-cell>
          <table:table-cell office:value-type="float" office:value="0.003559">
            <text:p>0.003559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34.5519">
            <text:p>34.5519</text:p>
          </table:table-cell>
          <table:table-cell office:value-type="float" office:value="0.138929">
            <text:p>0.138929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62.8239">
            <text:p>62.8239</text:p>
          </table:table-cell>
          <table:table-cell office:value-type="float" office:value="0.004448">
            <text:p>0.004448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40.8371">
            <text:p>40.8371</text:p>
          </table:table-cell>
          <table:table-cell office:value-type="float" office:value="0.209483">
            <text:p>0.209483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2.5659">
            <text:p>12.5659</text:p>
          </table:table-cell>
          <table:table-cell office:value-type="float" office:value="0.000501">
            <text:p>0.000501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1.3469">
            <text:p>11.3469</text:p>
          </table:table-cell>
          <table:table-cell office:value-type="float" office:value="0.001141">
            <text:p>0.001141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5.1318">
            <text:p>25.1318</text:p>
          </table:table-cell>
          <table:table-cell office:value-type="float" office:value="0.001001">
            <text:p>0.001001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0.5001">
            <text:p>20.5001</text:p>
          </table:table-cell>
          <table:table-cell office:value-type="float" office:value="0.012502">
            <text:p>0.012502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37.6977">
            <text:p>37.6977</text:p>
          </table:table-cell>
          <table:table-cell office:value-type="float" office:value="0.001502">
            <text:p>0.001502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28.011">
            <text:p>28.011</text:p>
          </table:table-cell>
          <table:table-cell office:value-type="float" office:value="0.054767">
            <text:p>0.054767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50.2636">
            <text:p>50.2636</text:p>
          </table:table-cell>
          <table:table-cell office:value-type="float" office:value="0.002002">
            <text:p>0.002002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34.6922">
            <text:p>34.6922</text:p>
          </table:table-cell>
          <table:table-cell office:value-type="float" office:value="0.115655">
            <text:p>0.115655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62.8295">
            <text:p>62.8295</text:p>
          </table:table-cell>
          <table:table-cell office:value-type="float" office:value="0.002502">
            <text:p>0.002502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41.0573">
            <text:p>41.0573</text:p>
          </table:table-cell>
          <table:table-cell office:value-type="float" office:value="0.176027">
            <text:p>0.176027</text:p>
          </table:table-cell>
          <table:table-cell office:value-type="float" office:value="40">
            <text:p>40</text:p>
          </table:table-cell>
          <table:table-cell office:value-type="string" office:value="dimerl10b_mu.dat">
            <text:p>dimerl10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6.28345">
            <text:p>6.28345</text:p>
          </table:table-cell>
          <table:table-cell office:value-type="float" office:value="0.00015">
            <text:p>0.0001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5.97038">
            <text:p>5.97038</text:p>
          </table:table-cell>
          <table:table-cell office:value-type="float" office:value="0.000167">
            <text:p>0.000167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2.5669">
            <text:p>12.5669</text:p>
          </table:table-cell>
          <table:table-cell office:value-type="float" office:value="0.000301">
            <text:p>0.00030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3425">
            <text:p>11.3425</text:p>
          </table:table-cell>
          <table:table-cell office:value-type="float" office:value="0.000597">
            <text:p>0.000597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8.8503">
            <text:p>18.8503</text:p>
          </table:table-cell>
          <table:table-cell office:value-type="float" office:value="0.000452">
            <text:p>0.00045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6.1561">
            <text:p>16.1561</text:p>
          </table:table-cell>
          <table:table-cell office:value-type="float" office:value="0.002591">
            <text:p>0.00259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5.1338">
            <text:p>25.1338</text:p>
          </table:table-cell>
          <table:table-cell office:value-type="float" office:value="0.000602">
            <text:p>0.00060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4526">
            <text:p>20.4526</text:p>
          </table:table-cell>
          <table:table-cell office:value-type="float" office:value="0.009528">
            <text:p>0.009528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31.4172">
            <text:p>31.4172</text:p>
          </table:table-cell>
          <table:table-cell office:value-type="float" office:value="0.000751">
            <text:p>0.00075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24.2973">
            <text:p>24.2973</text:p>
          </table:table-cell>
          <table:table-cell office:value-type="float" office:value="0.026169">
            <text:p>0.026169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37.7007">
            <text:p>37.7007</text:p>
          </table:table-cell>
          <table:table-cell office:value-type="float" office:value="0.000902">
            <text:p>0.00090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27.8">
            <text:p>27.8</text:p>
          </table:table-cell>
          <table:table-cell office:value-type="float" office:value="0.052828">
            <text:p>0.052828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5.0">
            <text:p>35.0</text:p>
          </table:table-cell>
          <table:table-cell office:value-type="float" office:value="1.0">
            <text:p>1.0</text:p>
          </table:table-cell>
          <table:table-cell office:value-type="float" office:value="43.9841">
            <text:p>43.9841</text:p>
          </table:table-cell>
          <table:table-cell office:value-type="float" office:value="0.001053">
            <text:p>0.00105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5.0">
            <text:p>35.0</text:p>
          </table:table-cell>
          <table:table-cell office:value-type="float" office:value="1.0">
            <text:p>1.0</text:p>
          </table:table-cell>
          <table:table-cell office:value-type="float" office:value="31.0838">
            <text:p>31.0838</text:p>
          </table:table-cell>
          <table:table-cell office:value-type="float" office:value="0.084584">
            <text:p>0.084584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50.2676">
            <text:p>50.2676</text:p>
          </table:table-cell>
          <table:table-cell office:value-type="float" office:value="0.001201">
            <text:p>0.00120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34.2389">
            <text:p>34.2389</text:p>
          </table:table-cell>
          <table:table-cell office:value-type="float" office:value="0.117357">
            <text:p>0.117357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5.0">
            <text:p>45.0</text:p>
          </table:table-cell>
          <table:table-cell office:value-type="float" office:value="1.0">
            <text:p>1.0</text:p>
          </table:table-cell>
          <table:table-cell office:value-type="float" office:value="56.551">
            <text:p>56.551</text:p>
          </table:table-cell>
          <table:table-cell office:value-type="float" office:value="0.001354">
            <text:p>0.001354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5.0">
            <text:p>45.0</text:p>
          </table:table-cell>
          <table:table-cell office:value-type="float" office:value="1.0">
            <text:p>1.0</text:p>
          </table:table-cell>
          <table:table-cell office:value-type="float" office:value="37.3181">
            <text:p>37.3181</text:p>
          </table:table-cell>
          <table:table-cell office:value-type="float" office:value="0.149547">
            <text:p>0.149547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62.8345">
            <text:p>62.8345</text:p>
          </table:table-cell>
          <table:table-cell office:value-type="float" office:value="0.001503">
            <text:p>0.00150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40.3504">
            <text:p>40.3504</text:p>
          </table:table-cell>
          <table:table-cell office:value-type="float" office:value="0.180784">
            <text:p>0.180784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6.2838">
            <text:p>6.2838</text:p>
          </table:table-cell>
          <table:table-cell office:value-type="float" office:value="0.000352">
            <text:p>0.00035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5.97171">
            <text:p>5.97171</text:p>
          </table:table-cell>
          <table:table-cell office:value-type="float" office:value="0.000401">
            <text:p>0.00040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2.5676">
            <text:p>12.5676</text:p>
          </table:table-cell>
          <table:table-cell office:value-type="float" office:value="0.000704">
            <text:p>0.000704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1.3483">
            <text:p>11.3483</text:p>
          </table:table-cell>
          <table:table-cell office:value-type="float" office:value="0.001169">
            <text:p>0.001169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2.0">
            <text:p>2.0</text:p>
          </table:table-cell>
          <table:table-cell office:value-type="float" office:value="18.8514">
            <text:p>18.8514</text:p>
          </table:table-cell>
          <table:table-cell office:value-type="float" office:value="0.001057">
            <text:p>0.001057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2.0">
            <text:p>2.0</text:p>
          </table:table-cell>
          <table:table-cell office:value-type="float" office:value="16.1742">
            <text:p>16.1742</text:p>
          </table:table-cell>
          <table:table-cell office:value-type="float" office:value="0.003372">
            <text:p>0.00337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5.1352">
            <text:p>25.1352</text:p>
          </table:table-cell>
          <table:table-cell office:value-type="float" office:value="0.001411">
            <text:p>0.00141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0.5008">
            <text:p>20.5008</text:p>
          </table:table-cell>
          <table:table-cell office:value-type="float" office:value="0.010541">
            <text:p>0.01054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31.419">
            <text:p>31.419</text:p>
          </table:table-cell>
          <table:table-cell office:value-type="float" office:value="0.001764">
            <text:p>0.001764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24.4">
            <text:p>24.4</text:p>
          </table:table-cell>
          <table:table-cell office:value-type="float" office:value="0.028821">
            <text:p>0.02882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37.7028">
            <text:p>37.7028</text:p>
          </table:table-cell>
          <table:table-cell office:value-type="float" office:value="0.002116">
            <text:p>0.002116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27.9757">
            <text:p>27.9757</text:p>
          </table:table-cell>
          <table:table-cell office:value-type="float" office:value="0.059106">
            <text:p>0.059106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5.0">
            <text:p>35.0</text:p>
          </table:table-cell>
          <table:table-cell office:value-type="float" office:value="2.0">
            <text:p>2.0</text:p>
          </table:table-cell>
          <table:table-cell office:value-type="float" office:value="43.9866">
            <text:p>43.9866</text:p>
          </table:table-cell>
          <table:table-cell office:value-type="float" office:value="0.002466">
            <text:p>0.002466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5.0">
            <text:p>35.0</text:p>
          </table:table-cell>
          <table:table-cell office:value-type="float" office:value="2.0">
            <text:p>2.0</text:p>
          </table:table-cell>
          <table:table-cell office:value-type="float" office:value="31.3401">
            <text:p>31.3401</text:p>
          </table:table-cell>
          <table:table-cell office:value-type="float" office:value="0.095535">
            <text:p>0.09553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50.2704">
            <text:p>50.2704</text:p>
          </table:table-cell>
          <table:table-cell office:value-type="float" office:value="0.00282">
            <text:p>0.0028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34.5767">
            <text:p>34.5767</text:p>
          </table:table-cell>
          <table:table-cell office:value-type="float" office:value="0.133311">
            <text:p>0.13331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5.0">
            <text:p>45.0</text:p>
          </table:table-cell>
          <table:table-cell office:value-type="float" office:value="2.0">
            <text:p>2.0</text:p>
          </table:table-cell>
          <table:table-cell office:value-type="float" office:value="56.5542">
            <text:p>56.5542</text:p>
          </table:table-cell>
          <table:table-cell office:value-type="float" office:value="0.003173">
            <text:p>0.00317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5.0">
            <text:p>45.0</text:p>
          </table:table-cell>
          <table:table-cell office:value-type="float" office:value="2.0">
            <text:p>2.0</text:p>
          </table:table-cell>
          <table:table-cell office:value-type="float" office:value="37.7352">
            <text:p>37.7352</text:p>
          </table:table-cell>
          <table:table-cell office:value-type="float" office:value="0.170495">
            <text:p>0.17049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62.838">
            <text:p>62.838</text:p>
          </table:table-cell>
          <table:table-cell office:value-type="float" office:value="0.003525">
            <text:p>0.00352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40.8441">
            <text:p>40.8441</text:p>
          </table:table-cell>
          <table:table-cell office:value-type="float" office:value="0.206602">
            <text:p>0.20660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6.28345">
            <text:p>6.28345</text:p>
          </table:table-cell>
          <table:table-cell office:value-type="float" office:value="0.00015">
            <text:p>0.0001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97152">
            <text:p>5.97152</text:p>
          </table:table-cell>
          <table:table-cell office:value-type="float" office:value="0.000221">
            <text:p>0.00022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2.5669">
            <text:p>12.5669</text:p>
          </table:table-cell>
          <table:table-cell office:value-type="float" office:value="0.000301">
            <text:p>0.00030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1.3478">
            <text:p>11.3478</text:p>
          </table:table-cell>
          <table:table-cell office:value-type="float" office:value="0.000949">
            <text:p>0.000949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3.0">
            <text:p>3.0</text:p>
          </table:table-cell>
          <table:table-cell office:value-type="float" office:value="18.8503">
            <text:p>18.8503</text:p>
          </table:table-cell>
          <table:table-cell office:value-type="float" office:value="0.000452">
            <text:p>0.00045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3.0">
            <text:p>3.0</text:p>
          </table:table-cell>
          <table:table-cell office:value-type="float" office:value="16.1701">
            <text:p>16.1701</text:p>
          </table:table-cell>
          <table:table-cell office:value-type="float" office:value="0.003584">
            <text:p>0.003584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5.1338">
            <text:p>25.1338</text:p>
          </table:table-cell>
          <table:table-cell office:value-type="float" office:value="0.000602">
            <text:p>0.00060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0.4797">
            <text:p>20.4797</text:p>
          </table:table-cell>
          <table:table-cell office:value-type="float" office:value="0.011728">
            <text:p>0.011728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3.0">
            <text:p>3.0</text:p>
          </table:table-cell>
          <table:table-cell office:value-type="float" office:value="31.4172">
            <text:p>31.4172</text:p>
          </table:table-cell>
          <table:table-cell office:value-type="float" office:value="0.000751">
            <text:p>0.00075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3.0">
            <text:p>3.0</text:p>
          </table:table-cell>
          <table:table-cell office:value-type="float" office:value="24.3366">
            <text:p>24.3366</text:p>
          </table:table-cell>
          <table:table-cell office:value-type="float" office:value="0.02978">
            <text:p>0.02978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37.7007">
            <text:p>37.7007</text:p>
          </table:table-cell>
          <table:table-cell office:value-type="float" office:value="0.000902">
            <text:p>0.00090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27.8429">
            <text:p>27.8429</text:p>
          </table:table-cell>
          <table:table-cell office:value-type="float" office:value="0.057144">
            <text:p>0.057144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5.0">
            <text:p>35.0</text:p>
          </table:table-cell>
          <table:table-cell office:value-type="float" office:value="3.0">
            <text:p>3.0</text:p>
          </table:table-cell>
          <table:table-cell office:value-type="float" office:value="43.9841">
            <text:p>43.9841</text:p>
          </table:table-cell>
          <table:table-cell office:value-type="float" office:value="0.001053">
            <text:p>0.00105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5.0">
            <text:p>35.0</text:p>
          </table:table-cell>
          <table:table-cell office:value-type="float" office:value="3.0">
            <text:p>3.0</text:p>
          </table:table-cell>
          <table:table-cell office:value-type="float" office:value="31.1181">
            <text:p>31.1181</text:p>
          </table:table-cell>
          <table:table-cell office:value-type="float" office:value="0.088477">
            <text:p>0.088477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50.2676">
            <text:p>50.2676</text:p>
          </table:table-cell>
          <table:table-cell office:value-type="float" office:value="0.001201">
            <text:p>0.00120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34.254">
            <text:p>34.254</text:p>
          </table:table-cell>
          <table:table-cell office:value-type="float" office:value="0.119834">
            <text:p>0.119834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5.0">
            <text:p>45.0</text:p>
          </table:table-cell>
          <table:table-cell office:value-type="float" office:value="3.0">
            <text:p>3.0</text:p>
          </table:table-cell>
          <table:table-cell office:value-type="float" office:value="56.551">
            <text:p>56.551</text:p>
          </table:table-cell>
          <table:table-cell office:value-type="float" office:value="0.001354">
            <text:p>0.001354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5.0">
            <text:p>45.0</text:p>
          </table:table-cell>
          <table:table-cell office:value-type="float" office:value="3.0">
            <text:p>3.0</text:p>
          </table:table-cell>
          <table:table-cell office:value-type="float" office:value="37.3071">
            <text:p>37.3071</text:p>
          </table:table-cell>
          <table:table-cell office:value-type="float" office:value="0.149955">
            <text:p>0.14995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62.8345">
            <text:p>62.8345</text:p>
          </table:table-cell>
          <table:table-cell office:value-type="float" office:value="0.001503">
            <text:p>0.00150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40.3095">
            <text:p>40.3095</text:p>
          </table:table-cell>
          <table:table-cell office:value-type="float" office:value="0.178782">
            <text:p>0.17878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6.2838">
            <text:p>6.2838</text:p>
          </table:table-cell>
          <table:table-cell office:value-type="float" office:value="0.000352">
            <text:p>0.00035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97177">
            <text:p>5.97177</text:p>
          </table:table-cell>
          <table:table-cell office:value-type="float" office:value="0.000392">
            <text:p>0.00039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2.5676">
            <text:p>12.5676</text:p>
          </table:table-cell>
          <table:table-cell office:value-type="float" office:value="0.000704">
            <text:p>0.000704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1.349">
            <text:p>11.349</text:p>
          </table:table-cell>
          <table:table-cell office:value-type="float" office:value="0.001143">
            <text:p>0.00114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4.0">
            <text:p>4.0</text:p>
          </table:table-cell>
          <table:table-cell office:value-type="float" office:value="18.8514">
            <text:p>18.8514</text:p>
          </table:table-cell>
          <table:table-cell office:value-type="float" office:value="0.001057">
            <text:p>0.001057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4.0">
            <text:p>4.0</text:p>
          </table:table-cell>
          <table:table-cell office:value-type="float" office:value="16.1769">
            <text:p>16.1769</text:p>
          </table:table-cell>
          <table:table-cell office:value-type="float" office:value="0.003203">
            <text:p>0.00320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5.1352">
            <text:p>25.1352</text:p>
          </table:table-cell>
          <table:table-cell office:value-type="float" office:value="0.001411">
            <text:p>0.00141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0.5052">
            <text:p>20.5052</text:p>
          </table:table-cell>
          <table:table-cell office:value-type="float" office:value="0.009505">
            <text:p>0.00950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4.0">
            <text:p>4.0</text:p>
          </table:table-cell>
          <table:table-cell office:value-type="float" office:value="31.419">
            <text:p>31.419</text:p>
          </table:table-cell>
          <table:table-cell office:value-type="float" office:value="0.001764">
            <text:p>0.001764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4.0">
            <text:p>4.0</text:p>
          </table:table-cell>
          <table:table-cell office:value-type="float" office:value="24.4008">
            <text:p>24.4008</text:p>
          </table:table-cell>
          <table:table-cell office:value-type="float" office:value="0.025273">
            <text:p>0.02527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37.7028">
            <text:p>37.7028</text:p>
          </table:table-cell>
          <table:table-cell office:value-type="float" office:value="0.002116">
            <text:p>0.002116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27.9629">
            <text:p>27.9629</text:p>
          </table:table-cell>
          <table:table-cell office:value-type="float" office:value="0.051153">
            <text:p>0.05115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5.0">
            <text:p>35.0</text:p>
          </table:table-cell>
          <table:table-cell office:value-type="float" office:value="4.0">
            <text:p>4.0</text:p>
          </table:table-cell>
          <table:table-cell office:value-type="float" office:value="43.9866">
            <text:p>43.9866</text:p>
          </table:table-cell>
          <table:table-cell office:value-type="float" office:value="0.002466">
            <text:p>0.002466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5.0">
            <text:p>35.0</text:p>
          </table:table-cell>
          <table:table-cell office:value-type="float" office:value="4.0">
            <text:p>4.0</text:p>
          </table:table-cell>
          <table:table-cell office:value-type="float" office:value="31.3027">
            <text:p>31.3027</text:p>
          </table:table-cell>
          <table:table-cell office:value-type="float" office:value="0.081791">
            <text:p>0.08179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50.2704">
            <text:p>50.2704</text:p>
          </table:table-cell>
          <table:table-cell office:value-type="float" office:value="0.00282">
            <text:p>0.0028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34.5065">
            <text:p>34.5065</text:p>
          </table:table-cell>
          <table:table-cell office:value-type="float" office:value="0.113333">
            <text:p>0.11333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5.0">
            <text:p>45.0</text:p>
          </table:table-cell>
          <table:table-cell office:value-type="float" office:value="4.0">
            <text:p>4.0</text:p>
          </table:table-cell>
          <table:table-cell office:value-type="float" office:value="56.5542">
            <text:p>56.5542</text:p>
          </table:table-cell>
          <table:table-cell office:value-type="float" office:value="0.003173">
            <text:p>0.00317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5.0">
            <text:p>45.0</text:p>
          </table:table-cell>
          <table:table-cell office:value-type="float" office:value="4.0">
            <text:p>4.0</text:p>
          </table:table-cell>
          <table:table-cell office:value-type="float" office:value="37.6283">
            <text:p>37.6283</text:p>
          </table:table-cell>
          <table:table-cell office:value-type="float" office:value="0.144391">
            <text:p>0.14439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62.838">
            <text:p>62.838</text:p>
          </table:table-cell>
          <table:table-cell office:value-type="float" office:value="0.003525">
            <text:p>0.00352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40.6991">
            <text:p>40.6991</text:p>
          </table:table-cell>
          <table:table-cell office:value-type="float" office:value="0.174646">
            <text:p>0.174646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6.28345">
            <text:p>6.28345</text:p>
          </table:table-cell>
          <table:table-cell office:value-type="float" office:value="0.00015">
            <text:p>0.0001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97156">
            <text:p>5.97156</text:p>
          </table:table-cell>
          <table:table-cell office:value-type="float" office:value="0.000165">
            <text:p>0.00016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2.5669">
            <text:p>12.5669</text:p>
          </table:table-cell>
          <table:table-cell office:value-type="float" office:value="0.000301">
            <text:p>0.00030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1.3487">
            <text:p>11.3487</text:p>
          </table:table-cell>
          <table:table-cell office:value-type="float" office:value="0.000715">
            <text:p>0.00071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5.0">
            <text:p>5.0</text:p>
          </table:table-cell>
          <table:table-cell office:value-type="float" office:value="18.8503">
            <text:p>18.8503</text:p>
          </table:table-cell>
          <table:table-cell office:value-type="float" office:value="0.000452">
            <text:p>0.00045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5.0">
            <text:p>5.0</text:p>
          </table:table-cell>
          <table:table-cell office:value-type="float" office:value="16.176">
            <text:p>16.176</text:p>
          </table:table-cell>
          <table:table-cell office:value-type="float" office:value="0.002616">
            <text:p>0.002616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5.1338">
            <text:p>25.1338</text:p>
          </table:table-cell>
          <table:table-cell office:value-type="float" office:value="0.000602">
            <text:p>0.00060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0.5071">
            <text:p>20.5071</text:p>
          </table:table-cell>
          <table:table-cell office:value-type="float" office:value="0.007648">
            <text:p>0.007648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31.4172">
            <text:p>31.4172</text:p>
          </table:table-cell>
          <table:table-cell office:value-type="float" office:value="0.000751">
            <text:p>0.00075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24.4191">
            <text:p>24.4191</text:p>
          </table:table-cell>
          <table:table-cell office:value-type="float" office:value="0.018085">
            <text:p>0.01808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37.7007">
            <text:p>37.7007</text:p>
          </table:table-cell>
          <table:table-cell office:value-type="float" office:value="0.000902">
            <text:p>0.000902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28.0136">
            <text:p>28.0136</text:p>
          </table:table-cell>
          <table:table-cell office:value-type="float" office:value="0.034347">
            <text:p>0.034347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35.0">
            <text:p>35.0</text:p>
          </table:table-cell>
          <table:table-cell office:value-type="float" office:value="5.0">
            <text:p>5.0</text:p>
          </table:table-cell>
          <table:table-cell office:value-type="float" office:value="43.9841">
            <text:p>43.9841</text:p>
          </table:table-cell>
          <table:table-cell office:value-type="float" office:value="0.001053">
            <text:p>0.00105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35.0">
            <text:p>35.0</text:p>
          </table:table-cell>
          <table:table-cell office:value-type="float" office:value="5.0">
            <text:p>5.0</text:p>
          </table:table-cell>
          <table:table-cell office:value-type="float" office:value="31.3936">
            <text:p>31.3936</text:p>
          </table:table-cell>
          <table:table-cell office:value-type="float" office:value="0.054243">
            <text:p>0.05424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50.2676">
            <text:p>50.2676</text:p>
          </table:table-cell>
          <table:table-cell office:value-type="float" office:value="0.001201">
            <text:p>0.001201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34.6382">
            <text:p>34.6382</text:p>
          </table:table-cell>
          <table:table-cell office:value-type="float" office:value="0.075445">
            <text:p>0.07544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45.0">
            <text:p>45.0</text:p>
          </table:table-cell>
          <table:table-cell office:value-type="float" office:value="5.0">
            <text:p>5.0</text:p>
          </table:table-cell>
          <table:table-cell office:value-type="float" office:value="56.551">
            <text:p>56.551</text:p>
          </table:table-cell>
          <table:table-cell office:value-type="float" office:value="0.001354">
            <text:p>0.001354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45.0">
            <text:p>45.0</text:p>
          </table:table-cell>
          <table:table-cell office:value-type="float" office:value="5.0">
            <text:p>5.0</text:p>
          </table:table-cell>
          <table:table-cell office:value-type="float" office:value="37.7985">
            <text:p>37.7985</text:p>
          </table:table-cell>
          <table:table-cell office:value-type="float" office:value="0.096775">
            <text:p>0.096775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62.8345">
            <text:p>62.8345</text:p>
          </table:table-cell>
          <table:table-cell office:value-type="float" office:value="0.001503">
            <text:p>0.001503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40.9053">
            <text:p>40.9053</text:p>
          </table:table-cell>
          <table:table-cell office:value-type="float" office:value="0.117799">
            <text:p>0.117799</text:p>
          </table:table-cell>
          <table:table-cell office:value-type="float" office:value="40">
            <text:p>40</text:p>
          </table:table-cell>
          <table:table-cell office:value-type="string" office:value="dimerl10c_mu.dat">
            <text:p>dimerl10c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2.5663">
            <text:p>12.5663</text:p>
          </table:table-cell>
          <table:table-cell office:value-type="float" office:value="0.000323">
            <text:p>0.000323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3418">
            <text:p>11.3418</text:p>
          </table:table-cell>
          <table:table-cell office:value-type="float" office:value="0.001015">
            <text:p>0.001015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5.1326">
            <text:p>25.1326</text:p>
          </table:table-cell>
          <table:table-cell office:value-type="float" office:value="0.000648">
            <text:p>0.000648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4638">
            <text:p>20.4638</text:p>
          </table:table-cell>
          <table:table-cell office:value-type="float" office:value="0.013287">
            <text:p>0.013287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37.6989">
            <text:p>37.6989</text:p>
          </table:table-cell>
          <table:table-cell office:value-type="float" office:value="0.000972">
            <text:p>0.000972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27.856">
            <text:p>27.856</text:p>
          </table:table-cell>
          <table:table-cell office:value-type="float" office:value="0.069601">
            <text:p>0.069601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50.2652">
            <text:p>50.2652</text:p>
          </table:table-cell>
          <table:table-cell office:value-type="float" office:value="0.001299">
            <text:p>0.001299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34.3558">
            <text:p>34.3558</text:p>
          </table:table-cell>
          <table:table-cell office:value-type="float" office:value="0.143713">
            <text:p>0.143713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62.8314">
            <text:p>62.8314</text:p>
          </table:table-cell>
          <table:table-cell office:value-type="float" office:value="0.001621">
            <text:p>0.001621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40.5199">
            <text:p>40.5199</text:p>
          </table:table-cell>
          <table:table-cell office:value-type="float" office:value="0.213995">
            <text:p>0.213995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2.5659">
            <text:p>12.5659</text:p>
          </table:table-cell>
          <table:table-cell office:value-type="float" office:value="0.000745">
            <text:p>0.000745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1.3472">
            <text:p>11.3472</text:p>
          </table:table-cell>
          <table:table-cell office:value-type="float" office:value="0.001269">
            <text:p>0.001269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5.1319">
            <text:p>25.1319</text:p>
          </table:table-cell>
          <table:table-cell office:value-type="float" office:value="0.001492">
            <text:p>0.001492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0.503">
            <text:p>20.503</text:p>
          </table:table-cell>
          <table:table-cell office:value-type="float" office:value="0.010493">
            <text:p>0.010493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37.6978">
            <text:p>37.6978</text:p>
          </table:table-cell>
          <table:table-cell office:value-type="float" office:value="0.002236">
            <text:p>0.002236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27.9593">
            <text:p>27.9593</text:p>
          </table:table-cell>
          <table:table-cell office:value-type="float" office:value="0.055351">
            <text:p>0.055351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50.2638">
            <text:p>50.2638</text:p>
          </table:table-cell>
          <table:table-cell office:value-type="float" office:value="0.002982">
            <text:p>0.002982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34.494">
            <text:p>34.494</text:p>
          </table:table-cell>
          <table:table-cell office:value-type="float" office:value="0.12352">
            <text:p>0.12352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62.8297">
            <text:p>62.8297</text:p>
          </table:table-cell>
          <table:table-cell office:value-type="float" office:value="0.003729">
            <text:p>0.003729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40.6746">
            <text:p>40.6746</text:p>
          </table:table-cell>
          <table:table-cell office:value-type="float" office:value="0.190291">
            <text:p>0.190291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2.5663">
            <text:p>12.5663</text:p>
          </table:table-cell>
          <table:table-cell office:value-type="float" office:value="0.000323">
            <text:p>0.000323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1.3466">
            <text:p>11.3466</text:p>
          </table:table-cell>
          <table:table-cell office:value-type="float" office:value="0.000674">
            <text:p>0.000674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5.1326">
            <text:p>25.1326</text:p>
          </table:table-cell>
          <table:table-cell office:value-type="float" office:value="0.000648">
            <text:p>0.000648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0.4768">
            <text:p>20.4768</text:p>
          </table:table-cell>
          <table:table-cell office:value-type="float" office:value="0.011121">
            <text:p>0.011121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37.6989">
            <text:p>37.6989</text:p>
          </table:table-cell>
          <table:table-cell office:value-type="float" office:value="0.000972">
            <text:p>0.000972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27.8263">
            <text:p>27.8263</text:p>
          </table:table-cell>
          <table:table-cell office:value-type="float" office:value="0.07013">
            <text:p>0.07013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50.2652">
            <text:p>50.2652</text:p>
          </table:table-cell>
          <table:table-cell office:value-type="float" office:value="0.001299">
            <text:p>0.001299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34.2447">
            <text:p>34.2447</text:p>
          </table:table-cell>
          <table:table-cell office:value-type="float" office:value="0.149491">
            <text:p>0.149491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62.8314">
            <text:p>62.8314</text:p>
          </table:table-cell>
          <table:table-cell office:value-type="float" office:value="0.001621">
            <text:p>0.001621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40.3308">
            <text:p>40.3308</text:p>
          </table:table-cell>
          <table:table-cell office:value-type="float" office:value="0.224728">
            <text:p>0.224728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2.5659">
            <text:p>12.5659</text:p>
          </table:table-cell>
          <table:table-cell office:value-type="float" office:value="0.000745">
            <text:p>0.000745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1.3462">
            <text:p>11.3462</text:p>
          </table:table-cell>
          <table:table-cell office:value-type="float" office:value="0.001174">
            <text:p>0.001174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5.1319">
            <text:p>25.1319</text:p>
          </table:table-cell>
          <table:table-cell office:value-type="float" office:value="0.001492">
            <text:p>0.001492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0.4971">
            <text:p>20.4971</text:p>
          </table:table-cell>
          <table:table-cell office:value-type="float" office:value="0.012144">
            <text:p>0.012144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37.6978">
            <text:p>37.6978</text:p>
          </table:table-cell>
          <table:table-cell office:value-type="float" office:value="0.002236">
            <text:p>0.002236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27.9563">
            <text:p>27.9563</text:p>
          </table:table-cell>
          <table:table-cell office:value-type="float" office:value="0.056235">
            <text:p>0.056235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50.2638">
            <text:p>50.2638</text:p>
          </table:table-cell>
          <table:table-cell office:value-type="float" office:value="0.002982">
            <text:p>0.002982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34.5004">
            <text:p>34.5004</text:p>
          </table:table-cell>
          <table:table-cell office:value-type="float" office:value="0.118316">
            <text:p>0.118316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62.8297">
            <text:p>62.8297</text:p>
          </table:table-cell>
          <table:table-cell office:value-type="float" office:value="0.003729">
            <text:p>0.003729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40.6833">
            <text:p>40.6833</text:p>
          </table:table-cell>
          <table:table-cell office:value-type="float" office:value="0.179814">
            <text:p>0.179814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2.5663">
            <text:p>12.5663</text:p>
          </table:table-cell>
          <table:table-cell office:value-type="float" office:value="0.000323">
            <text:p>0.000323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1.3475">
            <text:p>11.3475</text:p>
          </table:table-cell>
          <table:table-cell office:value-type="float" office:value="0.000708">
            <text:p>0.000708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5.1326">
            <text:p>25.1326</text:p>
          </table:table-cell>
          <table:table-cell office:value-type="float" office:value="0.000648">
            <text:p>0.000648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0.4779">
            <text:p>20.4779</text:p>
          </table:table-cell>
          <table:table-cell office:value-type="float" office:value="0.014235">
            <text:p>0.014235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37.6989">
            <text:p>37.6989</text:p>
          </table:table-cell>
          <table:table-cell office:value-type="float" office:value="0.000972">
            <text:p>0.000972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27.8004">
            <text:p>27.8004</text:p>
          </table:table-cell>
          <table:table-cell office:value-type="float" office:value="0.087999">
            <text:p>0.087999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50.2652">
            <text:p>50.2652</text:p>
          </table:table-cell>
          <table:table-cell office:value-type="float" office:value="0.001299">
            <text:p>0.001299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34.1898">
            <text:p>34.1898</text:p>
          </table:table-cell>
          <table:table-cell office:value-type="float" office:value="0.18325">
            <text:p>0.18325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62.8314">
            <text:p>62.8314</text:p>
          </table:table-cell>
          <table:table-cell office:value-type="float" office:value="0.001621">
            <text:p>0.001621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40.2544">
            <text:p>40.2544</text:p>
          </table:table-cell>
          <table:table-cell office:value-type="float" office:value="0.271443">
            <text:p>0.271443</text:p>
          </table:table-cell>
          <table:table-cell office:value-type="float" office:value="40">
            <text:p>40</text:p>
          </table:table-cell>
          <table:table-cell office:value-type="string" office:value="dimerl12a_mu.dat">
            <text:p>dimerl1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2.5664">
            <text:p>12.5664</text:p>
          </table:table-cell>
          <table:table-cell office:value-type="float" office:value="0.000372">
            <text:p>0.000372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3412">
            <text:p>11.3412</text:p>
          </table:table-cell>
          <table:table-cell office:value-type="float" office:value="0.001117">
            <text:p>0.001117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5.1327">
            <text:p>25.1327</text:p>
          </table:table-cell>
          <table:table-cell office:value-type="float" office:value="0.000741">
            <text:p>0.000741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454">
            <text:p>20.454</text:p>
          </table:table-cell>
          <table:table-cell office:value-type="float" office:value="0.015148">
            <text:p>0.015148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37.6991">
            <text:p>37.6991</text:p>
          </table:table-cell>
          <table:table-cell office:value-type="float" office:value="0.001114">
            <text:p>0.001114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27.8231">
            <text:p>27.8231</text:p>
          </table:table-cell>
          <table:table-cell office:value-type="float" office:value="0.076941">
            <text:p>0.076941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50.2655">
            <text:p>50.2655</text:p>
          </table:table-cell>
          <table:table-cell office:value-type="float" office:value="0.001485">
            <text:p>0.001485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34.3004">
            <text:p>34.3004</text:p>
          </table:table-cell>
          <table:table-cell office:value-type="float" office:value="0.154458">
            <text:p>0.154458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62.8319">
            <text:p>62.8319</text:p>
          </table:table-cell>
          <table:table-cell office:value-type="float" office:value="0.001856">
            <text:p>0.001856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40.4421">
            <text:p>40.4421</text:p>
          </table:table-cell>
          <table:table-cell office:value-type="float" office:value="0.226043">
            <text:p>0.226043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2.5663">
            <text:p>12.5663</text:p>
          </table:table-cell>
          <table:table-cell office:value-type="float" office:value="0.000633">
            <text:p>0.000633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1.3462">
            <text:p>11.3462</text:p>
          </table:table-cell>
          <table:table-cell office:value-type="float" office:value="0.00132">
            <text:p>0.00132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5.1325">
            <text:p>25.1325</text:p>
          </table:table-cell>
          <table:table-cell office:value-type="float" office:value="0.001265">
            <text:p>0.001265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0.4876">
            <text:p>20.4876</text:p>
          </table:table-cell>
          <table:table-cell office:value-type="float" office:value="0.012193">
            <text:p>0.012193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37.6988">
            <text:p>37.6988</text:p>
          </table:table-cell>
          <table:table-cell office:value-type="float" office:value="0.001898">
            <text:p>0.001898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27.9363">
            <text:p>27.9363</text:p>
          </table:table-cell>
          <table:table-cell office:value-type="float" office:value="0.058749">
            <text:p>0.058749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50.265">
            <text:p>50.265</text:p>
          </table:table-cell>
          <table:table-cell office:value-type="float" office:value="0.002531">
            <text:p>0.002531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34.4902">
            <text:p>34.4902</text:p>
          </table:table-cell>
          <table:table-cell office:value-type="float" office:value="0.122622">
            <text:p>0.122622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62.8313">
            <text:p>62.8313</text:p>
          </table:table-cell>
          <table:table-cell office:value-type="float" office:value="0.003165">
            <text:p>0.003165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40.695">
            <text:p>40.695</text:p>
          </table:table-cell>
          <table:table-cell office:value-type="float" office:value="0.18487">
            <text:p>0.18487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2.5664">
            <text:p>12.5664</text:p>
          </table:table-cell>
          <table:table-cell office:value-type="float" office:value="0.000372">
            <text:p>0.000372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1.3466">
            <text:p>11.3466</text:p>
          </table:table-cell>
          <table:table-cell office:value-type="float" office:value="0.001052">
            <text:p>0.001052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5.1327">
            <text:p>25.1327</text:p>
          </table:table-cell>
          <table:table-cell office:value-type="float" office:value="0.000741">
            <text:p>0.000741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0.5044">
            <text:p>20.5044</text:p>
          </table:table-cell>
          <table:table-cell office:value-type="float" office:value="0.009935">
            <text:p>0.009935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37.6991">
            <text:p>37.6991</text:p>
          </table:table-cell>
          <table:table-cell office:value-type="float" office:value="0.001114">
            <text:p>0.001114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28.0044">
            <text:p>28.0044</text:p>
          </table:table-cell>
          <table:table-cell office:value-type="float" office:value="0.049147">
            <text:p>0.049147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50.2655">
            <text:p>50.2655</text:p>
          </table:table-cell>
          <table:table-cell office:value-type="float" office:value="0.001485">
            <text:p>0.001485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34.6058">
            <text:p>34.6058</text:p>
          </table:table-cell>
          <table:table-cell office:value-type="float" office:value="0.111643">
            <text:p>0.111643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62.8319">
            <text:p>62.8319</text:p>
          </table:table-cell>
          <table:table-cell office:value-type="float" office:value="0.001856">
            <text:p>0.001856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40.8471">
            <text:p>40.8471</text:p>
          </table:table-cell>
          <table:table-cell office:value-type="float" office:value="0.175517">
            <text:p>0.175517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2.5663">
            <text:p>12.5663</text:p>
          </table:table-cell>
          <table:table-cell office:value-type="float" office:value="0.000633">
            <text:p>0.000633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1.3451">
            <text:p>11.3451</text:p>
          </table:table-cell>
          <table:table-cell office:value-type="float" office:value="0.001313">
            <text:p>0.001313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5.1325">
            <text:p>25.1325</text:p>
          </table:table-cell>
          <table:table-cell office:value-type="float" office:value="0.001265">
            <text:p>0.001265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0.4666">
            <text:p>20.4666</text:p>
          </table:table-cell>
          <table:table-cell office:value-type="float" office:value="0.012279">
            <text:p>0.012279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37.6988">
            <text:p>37.6988</text:p>
          </table:table-cell>
          <table:table-cell office:value-type="float" office:value="0.001898">
            <text:p>0.001898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27.8298">
            <text:p>27.8298</text:p>
          </table:table-cell>
          <table:table-cell office:value-type="float" office:value="0.064405">
            <text:p>0.064405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50.265">
            <text:p>50.265</text:p>
          </table:table-cell>
          <table:table-cell office:value-type="float" office:value="0.002531">
            <text:p>0.002531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34.2771">
            <text:p>34.2771</text:p>
          </table:table-cell>
          <table:table-cell office:value-type="float" office:value="0.133955">
            <text:p>0.133955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62.8313">
            <text:p>62.8313</text:p>
          </table:table-cell>
          <table:table-cell office:value-type="float" office:value="0.003165">
            <text:p>0.003165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40.3875">
            <text:p>40.3875</text:p>
          </table:table-cell>
          <table:table-cell office:value-type="float" office:value="0.197864">
            <text:p>0.197864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2.5664">
            <text:p>12.5664</text:p>
          </table:table-cell>
          <table:table-cell office:value-type="float" office:value="0.000372">
            <text:p>0.000372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1.3457">
            <text:p>11.3457</text:p>
          </table:table-cell>
          <table:table-cell office:value-type="float" office:value="0.001036">
            <text:p>0.001036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5.1327">
            <text:p>25.1327</text:p>
          </table:table-cell>
          <table:table-cell office:value-type="float" office:value="0.000741">
            <text:p>0.000741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0.4764">
            <text:p>20.4764</text:p>
          </table:table-cell>
          <table:table-cell office:value-type="float" office:value="0.019068">
            <text:p>0.019068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37.6991">
            <text:p>37.6991</text:p>
          </table:table-cell>
          <table:table-cell office:value-type="float" office:value="0.001114">
            <text:p>0.001114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27.8865">
            <text:p>27.8865</text:p>
          </table:table-cell>
          <table:table-cell office:value-type="float" office:value="0.092843">
            <text:p>0.092843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50.2655">
            <text:p>50.2655</text:p>
          </table:table-cell>
          <table:table-cell office:value-type="float" office:value="0.001485">
            <text:p>0.001485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34.4214">
            <text:p>34.4214</text:p>
          </table:table-cell>
          <table:table-cell office:value-type="float" office:value="0.170624">
            <text:p>0.170624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62.8319">
            <text:p>62.8319</text:p>
          </table:table-cell>
          <table:table-cell office:value-type="float" office:value="0.001856">
            <text:p>0.001856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2.0">
            <text:p>12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40.6135">
            <text:p>40.6135</text:p>
          </table:table-cell>
          <table:table-cell office:value-type="float" office:value="0.241282">
            <text:p>0.241282</text:p>
          </table:table-cell>
          <table:table-cell office:value-type="float" office:value="40">
            <text:p>40</text:p>
          </table:table-cell>
          <table:table-cell office:value-type="string" office:value="dimerl12b_mu.dat">
            <text:p>dimerl12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2.5665">
            <text:p>12.5665</text:p>
          </table:table-cell>
          <table:table-cell office:value-type="float" office:value="0.000287">
            <text:p>0.000287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3414">
            <text:p>11.3414</text:p>
          </table:table-cell>
          <table:table-cell office:value-type="float" office:value="0.00073">
            <text:p>0.00073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5.1329">
            <text:p>25.1329</text:p>
          </table:table-cell>
          <table:table-cell office:value-type="float" office:value="0.000576">
            <text:p>0.000576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4657">
            <text:p>20.4657</text:p>
          </table:table-cell>
          <table:table-cell office:value-type="float" office:value="0.010541">
            <text:p>0.010541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37.6994">
            <text:p>37.6994</text:p>
          </table:table-cell>
          <table:table-cell office:value-type="float" office:value="0.000862">
            <text:p>0.000862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27.8674">
            <text:p>27.8674</text:p>
          </table:table-cell>
          <table:table-cell office:value-type="float" office:value="0.061153">
            <text:p>0.061153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50.2658">
            <text:p>50.2658</text:p>
          </table:table-cell>
          <table:table-cell office:value-type="float" office:value="0.001149">
            <text:p>0.001149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34.3346">
            <text:p>34.3346</text:p>
          </table:table-cell>
          <table:table-cell office:value-type="float" office:value="0.125743">
            <text:p>0.125743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62.8323">
            <text:p>62.8323</text:p>
          </table:table-cell>
          <table:table-cell office:value-type="float" office:value="0.001436">
            <text:p>0.001436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40.418">
            <text:p>40.418</text:p>
          </table:table-cell>
          <table:table-cell office:value-type="float" office:value="0.188146">
            <text:p>0.188146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2.566">
            <text:p>12.566</text:p>
          </table:table-cell>
          <table:table-cell office:value-type="float" office:value="0.000451">
            <text:p>0.000451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11.3465">
            <text:p>11.3465</text:p>
          </table:table-cell>
          <table:table-cell office:value-type="float" office:value="0.000769">
            <text:p>0.000769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5.132">
            <text:p>25.132</text:p>
          </table:table-cell>
          <table:table-cell office:value-type="float" office:value="0.000903">
            <text:p>0.000903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0.5138">
            <text:p>20.5138</text:p>
          </table:table-cell>
          <table:table-cell office:value-type="float" office:value="0.006494">
            <text:p>0.006494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37.6979">
            <text:p>37.6979</text:p>
          </table:table-cell>
          <table:table-cell office:value-type="float" office:value="0.001353">
            <text:p>0.001353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28.035">
            <text:p>28.035</text:p>
          </table:table-cell>
          <table:table-cell office:value-type="float" office:value="0.03346">
            <text:p>0.03346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50.2639">
            <text:p>50.2639</text:p>
          </table:table-cell>
          <table:table-cell office:value-type="float" office:value="0.001803">
            <text:p>0.001803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34.6315">
            <text:p>34.6315</text:p>
          </table:table-cell>
          <table:table-cell office:value-type="float" office:value="0.078992">
            <text:p>0.078992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62.8299">
            <text:p>62.8299</text:p>
          </table:table-cell>
          <table:table-cell office:value-type="float" office:value="0.002254">
            <text:p>0.002254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40.8265">
            <text:p>40.8265</text:p>
          </table:table-cell>
          <table:table-cell office:value-type="float" office:value="0.127212">
            <text:p>0.127212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2.5664">
            <text:p>12.5664</text:p>
          </table:table-cell>
          <table:table-cell office:value-type="float" office:value="0.000321">
            <text:p>0.000321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11.3451">
            <text:p>11.3451</text:p>
          </table:table-cell>
          <table:table-cell office:value-type="float" office:value="0.000661">
            <text:p>0.000661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5.1328">
            <text:p>25.1328</text:p>
          </table:table-cell>
          <table:table-cell office:value-type="float" office:value="0.00064">
            <text:p>0.00064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  <table:table-cell office:value-type="float" office:value="20.4849">
            <text:p>20.4849</text:p>
          </table:table-cell>
          <table:table-cell office:value-type="float" office:value="0.009317">
            <text:p>0.009317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37.6991">
            <text:p>37.6991</text:p>
          </table:table-cell>
          <table:table-cell office:value-type="float" office:value="0.00096">
            <text:p>0.00096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27.885">
            <text:p>27.885</text:p>
          </table:table-cell>
          <table:table-cell office:value-type="float" office:value="0.06072">
            <text:p>0.06072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50.2655">
            <text:p>50.2655</text:p>
          </table:table-cell>
          <table:table-cell office:value-type="float" office:value="0.00128">
            <text:p>0.00128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34.3167">
            <text:p>34.3167</text:p>
          </table:table-cell>
          <table:table-cell office:value-type="float" office:value="0.125762">
            <text:p>0.125762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62.8319">
            <text:p>62.8319</text:p>
          </table:table-cell>
          <table:table-cell office:value-type="float" office:value="0.0016">
            <text:p>0.0016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50.0">
            <text:p>50.0</text:p>
          </table:table-cell>
          <table:table-cell office:value-type="float" office:value="3.0">
            <text:p>3.0</text:p>
          </table:table-cell>
          <table:table-cell office:value-type="float" office:value="40.3529">
            <text:p>40.3529</text:p>
          </table:table-cell>
          <table:table-cell office:value-type="float" office:value="0.186272">
            <text:p>0.186272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2.566">
            <text:p>12.566</text:p>
          </table:table-cell>
          <table:table-cell office:value-type="float" office:value="0.000435">
            <text:p>0.000435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1.3458">
            <text:p>11.3458</text:p>
          </table:table-cell>
          <table:table-cell office:value-type="float" office:value="0.00102">
            <text:p>0.00102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5.132">
            <text:p>25.132</text:p>
          </table:table-cell>
          <table:table-cell office:value-type="float" office:value="0.000873">
            <text:p>0.000873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20.4777">
            <text:p>20.4777</text:p>
          </table:table-cell>
          <table:table-cell office:value-type="float" office:value="0.011444">
            <text:p>0.011444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37.6981">
            <text:p>37.6981</text:p>
          </table:table-cell>
          <table:table-cell office:value-type="float" office:value="0.001306">
            <text:p>0.001306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float" office:value="27.805">
            <text:p>27.805</text:p>
          </table:table-cell>
          <table:table-cell office:value-type="float" office:value="0.069348">
            <text:p>0.069348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50.2641">
            <text:p>50.2641</text:p>
          </table:table-cell>
          <table:table-cell office:value-type="float" office:value="0.001742">
            <text:p>0.001742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  <table:table-cell office:value-type="float" office:value="34.131">
            <text:p>34.131</text:p>
          </table:table-cell>
          <table:table-cell office:value-type="float" office:value="0.148312">
            <text:p>0.148312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62.8301">
            <text:p>62.8301</text:p>
          </table:table-cell>
          <table:table-cell office:value-type="float" office:value="0.002177">
            <text:p>0.002177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50.0">
            <text:p>50.0</text:p>
          </table:table-cell>
          <table:table-cell office:value-type="float" office:value="4.0">
            <text:p>4.0</text:p>
          </table:table-cell>
          <table:table-cell office:value-type="float" office:value="40.0723">
            <text:p>40.0723</text:p>
          </table:table-cell>
          <table:table-cell office:value-type="float" office:value="0.220215">
            <text:p>0.220215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2.5663">
            <text:p>12.5663</text:p>
          </table:table-cell>
          <table:table-cell office:value-type="float" office:value="0.000349">
            <text:p>0.000349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1.3453">
            <text:p>11.3453</text:p>
          </table:table-cell>
          <table:table-cell office:value-type="float" office:value="0.000907">
            <text:p>0.000907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5.1326">
            <text:p>25.1326</text:p>
          </table:table-cell>
          <table:table-cell office:value-type="float" office:value="0.000702">
            <text:p>0.000702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20.4734">
            <text:p>20.4734</text:p>
          </table:table-cell>
          <table:table-cell office:value-type="float" office:value="0.009328">
            <text:p>0.009328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37.6988">
            <text:p>37.6988</text:p>
          </table:table-cell>
          <table:table-cell office:value-type="float" office:value="0.001052">
            <text:p>0.001052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float" office:value="27.8203">
            <text:p>27.8203</text:p>
          </table:table-cell>
          <table:table-cell office:value-type="float" office:value="0.050847">
            <text:p>0.050847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50.2651">
            <text:p>50.2651</text:p>
          </table:table-cell>
          <table:table-cell office:value-type="float" office:value="0.001403">
            <text:p>0.001403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34.1661">
            <text:p>34.1661</text:p>
          </table:table-cell>
          <table:table-cell office:value-type="float" office:value="0.114877">
            <text:p>0.114877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62.8314">
            <text:p>62.8314</text:p>
          </table:table-cell>
          <table:table-cell office:value-type="float" office:value="0.001753">
            <text:p>0.001753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40.1244">
            <text:p>40.1244</text:p>
          </table:table-cell>
          <table:table-cell office:value-type="float" office:value="0.178713">
            <text:p>0.178713</text:p>
          </table:table-cell>
          <table:table-cell office:value-type="float" office:value="40">
            <text:p>40</text:p>
          </table:table-cell>
          <table:table-cell office:value-type="string" office:value="dimerl15a_mu.dat">
            <text:p>dimerl15a_mu.dat</text:p>
          </table:table-cell>
        </table:table-row>
      </table:table>
      <table:table table:name="muref_all.dat">
        <table:table-row>
          <table:table-cell table:style-name="pd1" office:value-type="string" office:value="quantity">
            <text:p>quantity</text:p>
          </table:table-cell>
          <table:table-cell table:style-name="pd1" office:value-type="string" office:value="A01">
            <text:p>A01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njobs">
            <text:p>njobs</text:p>
          </table:table-cell>
          <table:table-cell table:style-name="pd1" office:value-type="string" office:value="header">
            <text:p>header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3.14129">
            <text:p>3.14129</text:p>
          </table:table-cell>
          <table:table-cell office:value-type="float" office:value="0.000153">
            <text:p>0.000153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2.985">
            <text:p>2.985</text:p>
          </table:table-cell>
          <table:table-cell office:value-type="float" office:value="0.000166">
            <text:p>0.000166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6.28258">
            <text:p>6.28258</text:p>
          </table:table-cell>
          <table:table-cell office:value-type="float" office:value="0.000305">
            <text:p>0.000305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.67216">
            <text:p>5.67216</text:p>
          </table:table-cell>
          <table:table-cell office:value-type="float" office:value="0.000462">
            <text:p>0.000462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9.42387">
            <text:p>9.42387</text:p>
          </table:table-cell>
          <table:table-cell office:value-type="float" office:value="0.000458">
            <text:p>0.000458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8.08329">
            <text:p>8.08329</text:p>
          </table:table-cell>
          <table:table-cell office:value-type="float" office:value="0.00109">
            <text:p>0.00109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2.5652">
            <text:p>12.5652</text:p>
          </table:table-cell>
          <table:table-cell office:value-type="float" office:value="0.000611">
            <text:p>0.000611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0.2401">
            <text:p>10.2401</text:p>
          </table:table-cell>
          <table:table-cell office:value-type="float" office:value="0.002438">
            <text:p>0.002438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5.7064">
            <text:p>15.7064</text:p>
          </table:table-cell>
          <table:table-cell office:value-type="float" office:value="0.000765">
            <text:p>0.000765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2.165">
            <text:p>12.165</text:p>
          </table:table-cell>
          <table:table-cell office:value-type="float" office:value="0.005359">
            <text:p>0.005359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8.8477">
            <text:p>18.8477</text:p>
          </table:table-cell>
          <table:table-cell office:value-type="float" office:value="0.000916">
            <text:p>0.000916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3.8809">
            <text:p>13.8809</text:p>
          </table:table-cell>
          <table:table-cell office:value-type="float" office:value="0.011363">
            <text:p>0.011363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21.989">
            <text:p>21.989</text:p>
          </table:table-cell>
          <table:table-cell office:value-type="float" office:value="0.001071">
            <text:p>0.001071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5.4121">
            <text:p>15.4121</text:p>
          </table:table-cell>
          <table:table-cell office:value-type="float" office:value="0.022324">
            <text:p>0.022324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25.1303">
            <text:p>25.1303</text:p>
          </table:table-cell>
          <table:table-cell office:value-type="float" office:value="0.001223">
            <text:p>0.001223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6.7866">
            <text:p>16.7866</text:p>
          </table:table-cell>
          <table:table-cell office:value-type="float" office:value="0.039207">
            <text:p>0.039207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5.0">
            <text:p>45.0</text:p>
          </table:table-cell>
          <table:table-cell office:value-type="float" office:value="28.2716">
            <text:p>28.2716</text:p>
          </table:table-cell>
          <table:table-cell office:value-type="float" office:value="0.001376">
            <text:p>0.001376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5.0">
            <text:p>45.0</text:p>
          </table:table-cell>
          <table:table-cell office:value-type="float" office:value="18.0356">
            <text:p>18.0356</text:p>
          </table:table-cell>
          <table:table-cell office:value-type="float" office:value="0.061163">
            <text:p>0.061163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31.4129">
            <text:p>31.4129</text:p>
          </table:table-cell>
          <table:table-cell office:value-type="float" office:value="0.001526">
            <text:p>0.001526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9.1896">
            <text:p>19.1896</text:p>
          </table:table-cell>
          <table:table-cell office:value-type="float" office:value="0.086364">
            <text:p>0.086364</text:p>
          </table:table-cell>
          <table:table-cell office:value-type="float" office:value="40">
            <text:p>40</text:p>
          </table:table-cell>
          <table:table-cell office:value-type="string" office:value="muref1a_mu.dat">
            <text:p>muref1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3.1419">
            <text:p>3.1419</text:p>
          </table:table-cell>
          <table:table-cell office:value-type="float" office:value="0.000176">
            <text:p>0.000176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2.98571">
            <text:p>2.98571</text:p>
          </table:table-cell>
          <table:table-cell office:value-type="float" office:value="0.000184">
            <text:p>0.000184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6.2838">
            <text:p>6.2838</text:p>
          </table:table-cell>
          <table:table-cell office:value-type="float" office:value="0.000352">
            <text:p>0.000352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.67347">
            <text:p>5.67347</text:p>
          </table:table-cell>
          <table:table-cell office:value-type="float" office:value="0.000455">
            <text:p>0.000455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9.42569">
            <text:p>9.42569</text:p>
          </table:table-cell>
          <table:table-cell office:value-type="float" office:value="0.000529">
            <text:p>0.000529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8.08445">
            <text:p>8.08445</text:p>
          </table:table-cell>
          <table:table-cell office:value-type="float" office:value="0.000948">
            <text:p>0.000948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2.5676">
            <text:p>12.5676</text:p>
          </table:table-cell>
          <table:table-cell office:value-type="float" office:value="0.000704">
            <text:p>0.000704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0.2397">
            <text:p>10.2397</text:p>
          </table:table-cell>
          <table:table-cell office:value-type="float" office:value="0.001949">
            <text:p>0.001949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5.7095">
            <text:p>15.7095</text:p>
          </table:table-cell>
          <table:table-cell office:value-type="float" office:value="0.00088">
            <text:p>0.00088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2.1608">
            <text:p>12.1608</text:p>
          </table:table-cell>
          <table:table-cell office:value-type="float" office:value="0.004238">
            <text:p>0.004238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8.8514">
            <text:p>18.8514</text:p>
          </table:table-cell>
          <table:table-cell office:value-type="float" office:value="0.001057">
            <text:p>0.001057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3.8712">
            <text:p>13.8712</text:p>
          </table:table-cell>
          <table:table-cell office:value-type="float" office:value="0.00925">
            <text:p>0.00925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21.9933">
            <text:p>21.9933</text:p>
          </table:table-cell>
          <table:table-cell office:value-type="float" office:value="0.001235">
            <text:p>0.001235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5.3976">
            <text:p>15.3976</text:p>
          </table:table-cell>
          <table:table-cell office:value-type="float" office:value="0.018405">
            <text:p>0.018405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25.1352">
            <text:p>25.1352</text:p>
          </table:table-cell>
          <table:table-cell office:value-type="float" office:value="0.001411">
            <text:p>0.001411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6.7704">
            <text:p>16.7704</text:p>
          </table:table-cell>
          <table:table-cell office:value-type="float" office:value="0.032091">
            <text:p>0.032091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5.0">
            <text:p>45.0</text:p>
          </table:table-cell>
          <table:table-cell office:value-type="float" office:value="28.2771">
            <text:p>28.2771</text:p>
          </table:table-cell>
          <table:table-cell office:value-type="float" office:value="0.001585">
            <text:p>0.001585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5.0">
            <text:p>45.0</text:p>
          </table:table-cell>
          <table:table-cell office:value-type="float" office:value="18.0219">
            <text:p>18.0219</text:p>
          </table:table-cell>
          <table:table-cell office:value-type="float" office:value="0.049461">
            <text:p>0.049461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31.419">
            <text:p>31.419</text:p>
          </table:table-cell>
          <table:table-cell office:value-type="float" office:value="0.001764">
            <text:p>0.001764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9.1818">
            <text:p>19.1818</text:p>
          </table:table-cell>
          <table:table-cell office:value-type="float" office:value="0.069135">
            <text:p>0.069135</text:p>
          </table:table-cell>
          <table:table-cell office:value-type="float" office:value="40">
            <text:p>40</text:p>
          </table:table-cell>
          <table:table-cell office:value-type="string" office:value="muref1b_mu.dat">
            <text:p>muref1b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3.14175">
            <text:p>3.14175</text:p>
          </table:table-cell>
          <table:table-cell office:value-type="float" office:value="0.000113">
            <text:p>0.000113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2.98558">
            <text:p>2.98558</text:p>
          </table:table-cell>
          <table:table-cell office:value-type="float" office:value="0.000119">
            <text:p>0.000119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6.28351">
            <text:p>6.28351</text:p>
          </table:table-cell>
          <table:table-cell office:value-type="float" office:value="0.000225">
            <text:p>0.000225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.67325">
            <text:p>5.67325</text:p>
          </table:table-cell>
          <table:table-cell office:value-type="float" office:value="0.000304">
            <text:p>0.000304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9.42526">
            <text:p>9.42526</text:p>
          </table:table-cell>
          <table:table-cell office:value-type="float" office:value="0.000338">
            <text:p>0.000338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8.08434">
            <text:p>8.08434</text:p>
          </table:table-cell>
          <table:table-cell office:value-type="float" office:value="0.000668">
            <text:p>0.000668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2.567">
            <text:p>12.567</text:p>
          </table:table-cell>
          <table:table-cell office:value-type="float" office:value="0.000451">
            <text:p>0.000451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0.2402">
            <text:p>10.2402</text:p>
          </table:table-cell>
          <table:table-cell office:value-type="float" office:value="0.001453">
            <text:p>0.001453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5.7088">
            <text:p>15.7088</text:p>
          </table:table-cell>
          <table:table-cell office:value-type="float" office:value="0.000565">
            <text:p>0.000565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2.1627">
            <text:p>12.1627</text:p>
          </table:table-cell>
          <table:table-cell office:value-type="float" office:value="0.003142">
            <text:p>0.003142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8.8505">
            <text:p>18.8505</text:p>
          </table:table-cell>
          <table:table-cell office:value-type="float" office:value="0.000676">
            <text:p>0.000676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3.8743">
            <text:p>13.8743</text:p>
          </table:table-cell>
          <table:table-cell office:value-type="float" office:value="0.006735">
            <text:p>0.006735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21.9923">
            <text:p>21.9923</text:p>
          </table:table-cell>
          <table:table-cell office:value-type="float" office:value="0.000789">
            <text:p>0.000789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5.398">
            <text:p>15.398</text:p>
          </table:table-cell>
          <table:table-cell office:value-type="float" office:value="0.013808">
            <text:p>0.013808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25.134">
            <text:p>25.134</text:p>
          </table:table-cell>
          <table:table-cell office:value-type="float" office:value="0.000901">
            <text:p>0.000901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6.7594">
            <text:p>16.7594</text:p>
          </table:table-cell>
          <table:table-cell office:value-type="float" office:value="0.025558">
            <text:p>0.025558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5.0">
            <text:p>45.0</text:p>
          </table:table-cell>
          <table:table-cell office:value-type="float" office:value="28.2758">
            <text:p>28.2758</text:p>
          </table:table-cell>
          <table:table-cell office:value-type="float" office:value="0.001012">
            <text:p>0.001012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5.0">
            <text:p>45.0</text:p>
          </table:table-cell>
          <table:table-cell office:value-type="float" office:value="17.9868">
            <text:p>17.9868</text:p>
          </table:table-cell>
          <table:table-cell office:value-type="float" office:value="0.041788">
            <text:p>0.041788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31.4175">
            <text:p>31.4175</text:p>
          </table:table-cell>
          <table:table-cell office:value-type="float" office:value="0.001125">
            <text:p>0.001125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9.1093">
            <text:p>19.1093</text:p>
          </table:table-cell>
          <table:table-cell office:value-type="float" office:value="0.061213">
            <text:p>0.061213</text:p>
          </table:table-cell>
          <table:table-cell office:value-type="float" office:value="40">
            <text:p>40</text:p>
          </table:table-cell>
          <table:table-cell office:value-type="string" office:value="muref2a_mu.dat">
            <text:p>muref2a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.0">
            <text:p>5.0</text:p>
          </table:table-cell>
          <table:table-cell office:value-type="float" office:value="3.14156">
            <text:p>3.14156</text:p>
          </table:table-cell>
          <table:table-cell office:value-type="float" office:value="0.00011">
            <text:p>0.00011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.0">
            <text:p>5.0</text:p>
          </table:table-cell>
          <table:table-cell office:value-type="float" office:value="2.98545">
            <text:p>2.98545</text:p>
          </table:table-cell>
          <table:table-cell office:value-type="float" office:value="0.000116">
            <text:p>0.000116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0.0">
            <text:p>10.0</text:p>
          </table:table-cell>
          <table:table-cell office:value-type="float" office:value="6.28312">
            <text:p>6.28312</text:p>
          </table:table-cell>
          <table:table-cell office:value-type="float" office:value="0.000221">
            <text:p>0.000221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0.0">
            <text:p>10.0</text:p>
          </table:table-cell>
          <table:table-cell office:value-type="float" office:value="5.67323">
            <text:p>5.67323</text:p>
          </table:table-cell>
          <table:table-cell office:value-type="float" office:value="0.000294">
            <text:p>0.000294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15.0">
            <text:p>15.0</text:p>
          </table:table-cell>
          <table:table-cell office:value-type="float" office:value="9.42469">
            <text:p>9.42469</text:p>
          </table:table-cell>
          <table:table-cell office:value-type="float" office:value="0.000331">
            <text:p>0.000331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15.0">
            <text:p>15.0</text:p>
          </table:table-cell>
          <table:table-cell office:value-type="float" office:value="8.08463">
            <text:p>8.08463</text:p>
          </table:table-cell>
          <table:table-cell office:value-type="float" office:value="0.000631">
            <text:p>0.000631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0.0">
            <text:p>20.0</text:p>
          </table:table-cell>
          <table:table-cell office:value-type="float" office:value="12.5662">
            <text:p>12.5662</text:p>
          </table:table-cell>
          <table:table-cell office:value-type="float" office:value="0.000441">
            <text:p>0.000441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0.0">
            <text:p>20.0</text:p>
          </table:table-cell>
          <table:table-cell office:value-type="float" office:value="10.2407">
            <text:p>10.2407</text:p>
          </table:table-cell>
          <table:table-cell office:value-type="float" office:value="0.001395">
            <text:p>0.001395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25.0">
            <text:p>25.0</text:p>
          </table:table-cell>
          <table:table-cell office:value-type="float" office:value="15.7078">
            <text:p>15.7078</text:p>
          </table:table-cell>
          <table:table-cell office:value-type="float" office:value="0.000551">
            <text:p>0.000551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25.0">
            <text:p>25.0</text:p>
          </table:table-cell>
          <table:table-cell office:value-type="float" office:value="12.1628">
            <text:p>12.1628</text:p>
          </table:table-cell>
          <table:table-cell office:value-type="float" office:value="0.003214">
            <text:p>0.003214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0.0">
            <text:p>30.0</text:p>
          </table:table-cell>
          <table:table-cell office:value-type="float" office:value="18.8494">
            <text:p>18.8494</text:p>
          </table:table-cell>
          <table:table-cell office:value-type="float" office:value="0.000662">
            <text:p>0.000662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0.0">
            <text:p>30.0</text:p>
          </table:table-cell>
          <table:table-cell office:value-type="float" office:value="13.8741">
            <text:p>13.8741</text:p>
          </table:table-cell>
          <table:table-cell office:value-type="float" office:value="0.00711">
            <text:p>0.00711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35.0">
            <text:p>35.0</text:p>
          </table:table-cell>
          <table:table-cell office:value-type="float" office:value="21.9909">
            <text:p>21.9909</text:p>
          </table:table-cell>
          <table:table-cell office:value-type="float" office:value="0.000772">
            <text:p>0.000772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35.0">
            <text:p>35.0</text:p>
          </table:table-cell>
          <table:table-cell office:value-type="float" office:value="15.4002">
            <text:p>15.4002</text:p>
          </table:table-cell>
          <table:table-cell office:value-type="float" office:value="0.014103">
            <text:p>0.014103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0.0">
            <text:p>40.0</text:p>
          </table:table-cell>
          <table:table-cell office:value-type="float" office:value="25.1325">
            <text:p>25.1325</text:p>
          </table:table-cell>
          <table:table-cell office:value-type="float" office:value="0.000883">
            <text:p>0.000883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0.0">
            <text:p>40.0</text:p>
          </table:table-cell>
          <table:table-cell office:value-type="float" office:value="16.7716">
            <text:p>16.7716</text:p>
          </table:table-cell>
          <table:table-cell office:value-type="float" office:value="0.02432">
            <text:p>0.02432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45.0">
            <text:p>45.0</text:p>
          </table:table-cell>
          <table:table-cell office:value-type="float" office:value="28.2741">
            <text:p>28.2741</text:p>
          </table:table-cell>
          <table:table-cell office:value-type="float" office:value="0.000992">
            <text:p>0.000992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45.0">
            <text:p>45.0</text:p>
          </table:table-cell>
          <table:table-cell office:value-type="float" office:value="18.0212">
            <text:p>18.0212</text:p>
          </table:table-cell>
          <table:table-cell office:value-type="float" office:value="0.036838">
            <text:p>0.036838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um">
            <text:p>um</text:p>
          </table:table-cell>
          <table:table-cell office:value-type="float" office:value="50.0">
            <text:p>50.0</text:p>
          </table:table-cell>
          <table:table-cell office:value-type="float" office:value="31.4156">
            <text:p>31.4156</text:p>
          </table:table-cell>
          <table:table-cell office:value-type="float" office:value="0.001103">
            <text:p>0.001103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  <table:table-row>
          <table:table-cell office:value-type="string" office:value="mu">
            <text:p>mu</text:p>
          </table:table-cell>
          <table:table-cell office:value-type="float" office:value="50.0">
            <text:p>50.0</text:p>
          </table:table-cell>
          <table:table-cell office:value-type="float" office:value="19.1793">
            <text:p>19.1793</text:p>
          </table:table-cell>
          <table:table-cell office:value-type="float" office:value="0.050521">
            <text:p>0.050521</text:p>
          </table:table-cell>
          <table:table-cell office:value-type="float" office:value="100">
            <text:p>100</text:p>
          </table:table-cell>
          <table:table-cell office:value-type="string" office:value="muref2_mu.dat">
            <text:p>muref2_mu.da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